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6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0.3mm"/>
    </style:style>
    <style:style style:name="co4" style:family="table-column">
      <style:table-column-properties fo:break-before="auto" style:column-width="28.03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17.22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33.32mm"/>
    </style:style>
    <style:style style:name="co9" style:family="table-column">
      <style:table-column-properties fo:break-before="auto" style:column-width="26.04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3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-Tabelle_20_Wert" style:data-style-name="N0"/>
    <style:style style:name="ce16" style:family="table-cell" style:parent-style-name="Pivot-Tabelle_20_Wert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-Tabelle_20_Ergebnis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-Tabelle_20_Kategorie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-Tabelle_20_Wert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-Tabelle_20_Wert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-Tabelle_20_Wert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-Tabelle_20_Ergebnis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max_no_improv</text:p>
          </table:table-cell>
          <table:table-cell office:value-type="string" calcext:value-type="string">
            <text:p>max_no_improv_ls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est_iteration</text:p>
          </table:table-cell>
          <table:table-cell office:value-type="string" calcext:value-type="string">
            <text:p>initial_costs</text:p>
          </table:table-cell>
          <table:table-cell office:value-type="string" calcext:value-type="string">
            <text:p>initial_distance</text:p>
          </table:table-cell>
          <table:table-cell office:value-type="string" calcext:value-type="string">
            <text:p>best_costs</text:p>
          </table:table-cell>
          <table:table-cell office:value-type="string" calcext:value-type="string">
            <text:p>best_distance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4.411838622" calcext:value-type="float">
            <text:p>4,41183862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69.10850650425" calcext:value-type="float">
            <text:p>1769,1085065043</text:p>
          </table:table-cell>
          <table:table-cell office:value-type="float" office:value="96.9904593397293" calcext:value-type="float">
            <text:p>96,9904593397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896221" calcext:value-type="float">
            <text:p>0,0788962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636.5641769556" calcext:value-type="float">
            <text:p>1636,5641769556</text:p>
          </table:table-cell>
          <table:table-cell office:value-type="float" office:value="111.629506307319" calcext:value-type="float">
            <text:p>111,62950630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896221" calcext:value-type="float">
            <text:p>0,0788962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461.99550861993" calcext:value-type="float">
            <text:p>2461,9955086199</text:p>
          </table:table-cell>
          <table:table-cell office:value-type="float" office:value="177.354641831754" calcext:value-type="float">
            <text:p>177,354641831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310493" calcext:value-type="float">
            <text:p>0,0793104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269.62617544519" calcext:value-type="float">
            <text:p>2269,6261754452</text:p>
          </table:table-cell>
          <table:table-cell office:value-type="float" office:value="100.234312861583" calcext:value-type="float">
            <text:p>100,2343128616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310493" calcext:value-type="float">
            <text:p>0,0793104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515.58560997307" calcext:value-type="float">
            <text:p>2515,5856099731</text:p>
          </table:table-cell>
          <table:table-cell office:value-type="float" office:value="114.863424398923" calcext:value-type="float">
            <text:p>114,86342439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277326" calcext:value-type="float">
            <text:p>0,082773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88.70240729659" calcext:value-type="float">
            <text:p>1088,7024072966</text:p>
          </table:table-cell>
          <table:table-cell office:value-type="float" office:value="67.084653243988" calcext:value-type="float">
            <text:p>67,084653244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277326" calcext:value-type="float">
            <text:p>0,082773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0909994" calcext:value-type="float">
            <text:p>0,0909099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447.69726163824" calcext:value-type="float">
            <text:p>1447,6972616383</text:p>
          </table:table-cell>
          <table:table-cell office:value-type="float" office:value="96.0415361521041" calcext:value-type="float">
            <text:p>96,0415361521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0909994" calcext:value-type="float">
            <text:p>0,0909099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135" calcext:value-type="float">
            <text:p>13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1901467" calcext:value-type="float">
            <text:p>0,0819014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22.82895823518" calcext:value-type="float">
            <text:p>1622,8289582352</text:p>
          </table:table-cell>
          <table:table-cell office:value-type="float" office:value="113.961638481988" calcext:value-type="float">
            <text:p>113,96163848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1901467" calcext:value-type="float">
            <text:p>0,0819014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675.22349259061" calcext:value-type="float">
            <text:p>2675,2234925906</text:p>
          </table:table-cell>
          <table:table-cell office:value-type="float" office:value="197.486832980505" calcext:value-type="float">
            <text:p>197,486832980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993784" calcext:value-type="float">
            <text:p>0,0779937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72.23168349959" calcext:value-type="float">
            <text:p>1472,2316834996</text:p>
          </table:table-cell>
          <table:table-cell office:value-type="float" office:value="67.3410440350608" calcext:value-type="float">
            <text:p>67,3410440351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993784" calcext:value-type="float">
            <text:p>0,0779937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2" calcext:value-type="float">
            <text:p>2542</text:p>
          </table:table-cell>
          <table:table-cell office:value-type="float" office:value="130" calcext:value-type="float">
            <text:p>130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45863" calcext:value-type="float">
            <text:p>0,078458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25.15960788571" calcext:value-type="float">
            <text:p>2025,1596078857</text:p>
          </table:table-cell>
          <table:table-cell office:value-type="float" office:value="110.650424516851" calcext:value-type="float">
            <text:p>110,65042451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45863" calcext:value-type="float">
            <text:p>0,078458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41.12613571911" calcext:value-type="float">
            <text:p>2041,1261357191</text:p>
          </table:table-cell>
          <table:table-cell office:value-type="float" office:value="113.84373008353" calcext:value-type="float">
            <text:p>113,843730083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1223499" calcext:value-type="float">
            <text:p>0,0912234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88.70240729659" calcext:value-type="float">
            <text:p>1088,7024072966</text:p>
          </table:table-cell>
          <table:table-cell office:value-type="float" office:value="67.084653243988" calcext:value-type="float">
            <text:p>67,084653244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1223499" calcext:value-type="float">
            <text:p>0,0912234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497071" calcext:value-type="float">
            <text:p>0,0844970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472.23168349959" calcext:value-type="float">
            <text:p>1472,2316834996</text:p>
          </table:table-cell>
          <table:table-cell office:value-type="float" office:value="67.3410440350608" calcext:value-type="float">
            <text:p>67,3410440351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497071" calcext:value-type="float">
            <text:p>0,0844970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486" calcext:value-type="float">
            <text:p>2486</text:p>
          </table:table-cell>
          <table:table-cell office:value-type="float" office:value="130" calcext:value-type="float">
            <text:p>130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632382" calcext:value-type="float">
            <text:p>0,0786323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83.88197624923" calcext:value-type="float">
            <text:p>1683,8819762492</text:p>
          </table:table-cell>
          <table:table-cell office:value-type="float" office:value="85.3531176904112" calcext:value-type="float">
            <text:p>85,3531176904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632382" calcext:value-type="float">
            <text:p>0,0786323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553" calcext:value-type="float">
            <text:p>2553</text:p>
          </table:table-cell>
          <table:table-cell office:value-type="float" office:value="126" calcext:value-type="float">
            <text:p>12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727821" calcext:value-type="float">
            <text:p>0,0807278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80.62064195598" calcext:value-type="float">
            <text:p>2380,620641956</text:p>
          </table:table-cell>
          <table:table-cell office:value-type="float" office:value="127.041949815519" calcext:value-type="float">
            <text:p>127,041949815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727821" calcext:value-type="float">
            <text:p>0,0807278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42.18579334576" calcext:value-type="float">
            <text:p>3042,1857933458</text:p>
          </table:table-cell>
          <table:table-cell office:value-type="float" office:value="167.802172299125" calcext:value-type="float">
            <text:p>167,802172299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347537" calcext:value-type="float">
            <text:p>0,0843475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958.648209575463" calcext:value-type="float">
            <text:p>958,6482095755</text:p>
          </table:table-cell>
          <table:table-cell office:value-type="float" office:value="62.6560729800567" calcext:value-type="float">
            <text:p>62,656072980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347537" calcext:value-type="float">
            <text:p>0,0843475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949.1665510864" calcext:value-type="float">
            <text:p>1949,1665510864</text:p>
          </table:table-cell>
          <table:table-cell office:value-type="float" office:value="141.162277660168" calcext:value-type="float">
            <text:p>141,162277660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142379" calcext:value-type="float">
            <text:p>0,0851423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525.40669566065" calcext:value-type="float">
            <text:p>2525,4066956607</text:p>
          </table:table-cell>
          <table:table-cell office:value-type="float" office:value="138.821819209647" calcext:value-type="float">
            <text:p>138,8218192096</text:p>
          </table:table-cell>
          <table:table-cell office:value-type="float" office:value="875.19996945897" calcext:value-type="float">
            <text:p>875,199969459</text:p>
          </table:table-cell>
          <table:table-cell office:value-type="float" office:value="45.5764179418701" calcext:value-type="float">
            <text:p>45,576417941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142379" calcext:value-type="float">
            <text:p>0,0851423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404.17161423703" calcext:value-type="float">
            <text:p>3404,171614237</text:p>
          </table:table-cell>
          <table:table-cell office:value-type="float" office:value="186.293385708095" calcext:value-type="float">
            <text:p>186,2933857081</text:p>
          </table:table-cell>
          <table:table-cell office:value-type="float" office:value="1429.63626267111" calcext:value-type="float">
            <text:p>1429,6362626711</text:p>
          </table:table-cell>
          <table:table-cell office:value-type="float" office:value="75.3851648071345" calcext:value-type="float">
            <text:p>75,385164807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2854896" calcext:value-type="float">
            <text:p>0,0828548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22.82895823518" calcext:value-type="float">
            <text:p>1622,8289582352</text:p>
          </table:table-cell>
          <table:table-cell office:value-type="float" office:value="113.961638481988" calcext:value-type="float">
            <text:p>113,961638482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2854896" calcext:value-type="float">
            <text:p>0,0828548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539.22349259061" calcext:value-type="float">
            <text:p>2539,2234925906</text:p>
          </table:table-cell>
          <table:table-cell office:value-type="float" office:value="181.486832980505" calcext:value-type="float">
            <text:p>181,486832980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3339617" calcext:value-type="float">
            <text:p>0,0833396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75.93843030675" calcext:value-type="float">
            <text:p>1475,9384303068</text:p>
          </table:table-cell>
          <table:table-cell office:value-type="float" office:value="104.620081437723" calcext:value-type="float">
            <text:p>104,6200814377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3339617" calcext:value-type="float">
            <text:p>0,0833396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999.86886663689" calcext:value-type="float">
            <text:p>1999,8688666369</text:p>
          </table:table-cell>
          <table:table-cell office:value-type="float" office:value="144.911224869585" calcext:value-type="float">
            <text:p>144,9112248696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726679" calcext:value-type="float">
            <text:p>0,0797266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30.64708578794" calcext:value-type="float">
            <text:p>1130,6470857879</text:p>
          </table:table-cell>
          <table:table-cell office:value-type="float" office:value="73.3478739097088" calcext:value-type="float">
            <text:p>73,347873909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726679" calcext:value-type="float">
            <text:p>0,0797266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24.206759793" calcext:value-type="float">
            <text:p>1324,206759793</text:p>
          </table:table-cell>
          <table:table-cell office:value-type="float" office:value="84.5990503696436" calcext:value-type="float">
            <text:p>84,599050369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2526549" calcext:value-type="float">
            <text:p>0,0725265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58.648209575463" calcext:value-type="float">
            <text:p>958,6482095755</text:p>
          </table:table-cell>
          <table:table-cell office:value-type="float" office:value="62.6560729800567" calcext:value-type="float">
            <text:p>62,6560729801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2526549" calcext:value-type="float">
            <text:p>0,0725265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18.31773643892" calcext:value-type="float">
            <text:p>1018,3177364389</text:p>
          </table:table-cell>
          <table:table-cell office:value-type="float" office:value="69.5690450678307" calcext:value-type="float">
            <text:p>69,5690450678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3969764" calcext:value-type="float">
            <text:p>0,083969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2.88747417095" calcext:value-type="float">
            <text:p>1942,887474171</text:p>
          </table:table-cell>
          <table:table-cell office:value-type="float" office:value="101.474951850881" calcext:value-type="float">
            <text:p>101,4749518509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3969764" calcext:value-type="float">
            <text:p>0,083969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55.81873611791" calcext:value-type="float">
            <text:p>2855,8187361179</text:p>
          </table:table-cell>
          <table:table-cell office:value-type="float" office:value="150.409029167518" calcext:value-type="float">
            <text:p>150,409029167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2580801" calcext:value-type="float">
            <text:p>0,0825808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31.83306301479" calcext:value-type="float">
            <text:p>3031,8330630148</text:p>
          </table:table-cell>
          <table:table-cell office:value-type="float" office:value="162.105306862809" calcext:value-type="float">
            <text:p>162,1053068628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2580801" calcext:value-type="float">
            <text:p>0,0825808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340.90817738083" calcext:value-type="float">
            <text:p>3340,9081773808</text:p>
          </table:table-cell>
          <table:table-cell office:value-type="float" office:value="185.733188905094" calcext:value-type="float">
            <text:p>185,7331889051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357967" calcext:value-type="float">
            <text:p>0,0873579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777.17122503069" calcext:value-type="float">
            <text:p>2777,1712250307</text:p>
          </table:table-cell>
          <table:table-cell office:value-type="float" office:value="149.679321355168" calcext:value-type="float">
            <text:p>149,6793213552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357967" calcext:value-type="float">
            <text:p>0,0873579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907.49805512644" calcext:value-type="float">
            <text:p>3907,4980551265</text:p>
          </table:table-cell>
          <table:table-cell office:value-type="float" office:value="218.55517391046" calcext:value-type="float">
            <text:p>218,5551739105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2542778" calcext:value-type="float">
            <text:p>0,0925427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24.76183191051" calcext:value-type="float">
            <text:p>1424,7618319105</text:p>
          </table:table-cell>
          <table:table-cell office:value-type="float" office:value="68.1348558597775" calcext:value-type="float">
            <text:p>68,134855859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2542778" calcext:value-type="float">
            <text:p>0,0925427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446.41210428977" calcext:value-type="float">
            <text:p>2446,4121042898</text:p>
          </table:table-cell>
          <table:table-cell office:value-type="float" office:value="132.324555320337" calcext:value-type="float">
            <text:p>132,324555320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3375025" calcext:value-type="float">
            <text:p>0,0833750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29.39325981796" calcext:value-type="float">
            <text:p>2429,393259818</text:p>
          </table:table-cell>
          <table:table-cell office:value-type="float" office:value="153.830279719863" calcext:value-type="float">
            <text:p>153,830279719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3375025" calcext:value-type="float">
            <text:p>0,0833750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65.88309469667" calcext:value-type="float">
            <text:p>3065,8830946967</text:p>
          </table:table-cell>
          <table:table-cell office:value-type="float" office:value="207.22154055255" calcext:value-type="float">
            <text:p>207,221540552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44443" calcext:value-type="float">
            <text:p>0,079444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112.4270825888" calcext:value-type="float">
            <text:p>3112,4270825888</text:p>
          </table:table-cell>
          <table:table-cell office:value-type="float" office:value="165.904139690938" calcext:value-type="float">
            <text:p>165,904139690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44443" calcext:value-type="float">
            <text:p>0,079444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200.90966257776" calcext:value-type="float">
            <text:p>4200,9096625778</text:p>
          </table:table-cell>
          <table:table-cell office:value-type="float" office:value="237.580769076608" calcext:value-type="float">
            <text:p>237,5807690766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3866559" calcext:value-type="float">
            <text:p>0,0838665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21.24592464722" calcext:value-type="float">
            <text:p>1121,2459246472</text:p>
          </table:table-cell>
          <table:table-cell office:value-type="float" office:value="58.638172798733" calcext:value-type="float">
            <text:p>58,6381727987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3866559" calcext:value-type="float">
            <text:p>0,0838665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49.52786370428" calcext:value-type="float">
            <text:p>1249,5278637043</text:p>
          </table:table-cell>
          <table:table-cell office:value-type="float" office:value="67.6989781182044" calcext:value-type="float">
            <text:p>67,6989781182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298845" calcext:value-type="float">
            <text:p>0,0792988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04.33753079857" calcext:value-type="float">
            <text:p>2904,3375307986</text:p>
          </table:table-cell>
          <table:table-cell office:value-type="float" office:value="126.153526434191" calcext:value-type="float">
            <text:p>126,1535264342</text:p>
          </table:table-cell>
          <table:table-cell office:value-type="float" office:value="875.19996945897" calcext:value-type="float">
            <text:p>875,199969459</text:p>
          </table:table-cell>
          <table:table-cell office:value-type="float" office:value="45.5764179418701" calcext:value-type="float">
            <text:p>45,576417941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298845" calcext:value-type="float">
            <text:p>0,0792988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632.0836044857" calcext:value-type="float">
            <text:p>3632,0836044857</text:p>
          </table:table-cell>
          <table:table-cell office:value-type="float" office:value="172.17003578109" calcext:value-type="float">
            <text:p>172,1700357811</text:p>
          </table:table-cell>
          <table:table-cell office:value-type="float" office:value="1429.63626267111" calcext:value-type="float">
            <text:p>1429,6362626711</text:p>
          </table:table-cell>
          <table:table-cell office:value-type="float" office:value="75.3851648071345" calcext:value-type="float">
            <text:p>75,385164807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484342" calcext:value-type="float">
            <text:p>0,0854843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358.4559289354" calcext:value-type="float">
            <text:p>2358,4559289354</text:p>
          </table:table-cell>
          <table:table-cell office:value-type="float" office:value="107.376547000398" calcext:value-type="float">
            <text:p>107,3765470004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484342" calcext:value-type="float">
            <text:p>0,0854843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514.44958602178" calcext:value-type="float">
            <text:p>3514,4495860218</text:p>
          </table:table-cell>
          <table:table-cell office:value-type="float" office:value="173.651292044156" calcext:value-type="float">
            <text:p>173,6512920442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798479" calcext:value-type="float">
            <text:p>0,0847984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58.7153442335" calcext:value-type="float">
            <text:p>1358,7153442335</text:p>
          </table:table-cell>
          <table:table-cell office:value-type="float" office:value="91.1301936029136" calcext:value-type="float">
            <text:p>91,1301936029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798479" calcext:value-type="float">
            <text:p>0,08479847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28.02003428498" calcext:value-type="float">
            <text:p>1828,020034285</text:p>
          </table:table-cell>
          <table:table-cell office:value-type="float" office:value="129.801414943622" calcext:value-type="float">
            <text:p>129,801414943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5413059" calcext:value-type="float">
            <text:p>0,0754130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5413059" calcext:value-type="float">
            <text:p>0,0754130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142277" calcext:value-type="float">
            <text:p>0,0771422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13.49154242807" calcext:value-type="float">
            <text:p>2213,4915424281</text:p>
          </table:table-cell>
          <table:table-cell office:value-type="float" office:value="124.874201450435" calcext:value-type="float">
            <text:p>124,8742014504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142277" calcext:value-type="float">
            <text:p>0,0771422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84.59118552546" calcext:value-type="float">
            <text:p>2784,5911855255</text:p>
          </table:table-cell>
          <table:table-cell office:value-type="float" office:value="150.118237105092" calcext:value-type="float">
            <text:p>150,1182371051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2469851" calcext:value-type="float">
            <text:p>0,0824698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12.3854051593" calcext:value-type="float">
            <text:p>1812,3854051593</text:p>
          </table:table-cell>
          <table:table-cell office:value-type="float" office:value="85.3355785428163" calcext:value-type="float">
            <text:p>85,3355785428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2469851" calcext:value-type="float">
            <text:p>0,0824698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51" calcext:value-type="float">
            <text:p>2751</text:p>
          </table:table-cell>
          <table:table-cell office:value-type="float" office:value="137" calcext:value-type="float">
            <text:p>137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671985" calcext:value-type="float">
            <text:p>0,0776719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620.00878578876" calcext:value-type="float">
            <text:p>2620,0087857888</text:p>
          </table:table-cell>
          <table:table-cell office:value-type="float" office:value="115.252964150172" calcext:value-type="float">
            <text:p>115,2529641502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671985" calcext:value-type="float">
            <text:p>0,0776719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46.81728789453" calcext:value-type="float">
            <text:p>3046,8172878945</text:p>
          </table:table-cell>
          <table:table-cell office:value-type="float" office:value="138.280607038501" calcext:value-type="float">
            <text:p>138,280607038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9234697" calcext:value-type="float">
            <text:p>0,0892346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967.10787600994" calcext:value-type="float">
            <text:p>1967,10787601</text:p>
          </table:table-cell>
          <table:table-cell office:value-type="float" office:value="93.4462473681149" calcext:value-type="float">
            <text:p>93,446247368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9234697" calcext:value-type="float">
            <text:p>0,0892346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17.86485460381" calcext:value-type="float">
            <text:p>2117,8648546038</text:p>
          </table:table-cell>
          <table:table-cell office:value-type="float" office:value="100.578033358744" calcext:value-type="float">
            <text:p>100,578033358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224991" calcext:value-type="float">
            <text:p>0,0772249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96.55928693423" calcext:value-type="float">
            <text:p>2096,5592869342</text:p>
          </table:table-cell>
          <table:table-cell office:value-type="float" office:value="109.116148355664" calcext:value-type="float">
            <text:p>109,1161483557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224991" calcext:value-type="float">
            <text:p>0,07722499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01.14536824975" calcext:value-type="float">
            <text:p>2301,1453682498</text:p>
          </table:table-cell>
          <table:table-cell office:value-type="float" office:value="123.327130027545" calcext:value-type="float">
            <text:p>123,327130027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849264" calcext:value-type="float">
            <text:p>0,0858492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639.11414190682" calcext:value-type="float">
            <text:p>2639,1141419068</text:p>
          </table:table-cell>
          <table:table-cell office:value-type="float" office:value="149.725955372833" calcext:value-type="float">
            <text:p>149,7259553728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849264" calcext:value-type="float">
            <text:p>0,0858492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77.44932477935" calcext:value-type="float">
            <text:p>3277,4493247794</text:p>
          </table:table-cell>
          <table:table-cell office:value-type="float" office:value="209.681644159312" calcext:value-type="float">
            <text:p>209,6816441593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810226" calcext:value-type="float">
            <text:p>0,085810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72.709594623821" calcext:value-type="float">
            <text:p>972,7095946238</text:p>
          </table:table-cell>
          <table:table-cell office:value-type="float" office:value="44.3376563524261" calcext:value-type="float">
            <text:p>44,337656352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810226" calcext:value-type="float">
            <text:p>0,085810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51.51919228448" calcext:value-type="float">
            <text:p>1051,5191922845</text:p>
          </table:table-cell>
          <table:table-cell office:value-type="float" office:value="52.0914701999132" calcext:value-type="float">
            <text:p>52,091470199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416975" calcext:value-type="float">
            <text:p>0,0774169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3.06719532395" calcext:value-type="float">
            <text:p>2473,067195324</text:p>
          </table:table-cell>
          <table:table-cell office:value-type="float" office:value="146.314838396666" calcext:value-type="float">
            <text:p>146,3148383967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416975" calcext:value-type="float">
            <text:p>0,07741697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31.09055574079" calcext:value-type="float">
            <text:p>2831,0905557408</text:p>
          </table:table-cell>
          <table:table-cell office:value-type="float" office:value="173.568516442715" calcext:value-type="float">
            <text:p>173,5685164427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9509488" calcext:value-type="float">
            <text:p>0,0895094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830.8296218351" calcext:value-type="float">
            <text:p>1830,8296218351</text:p>
          </table:table-cell>
          <table:table-cell office:value-type="float" office:value="85.5450788770266" calcext:value-type="float">
            <text:p>85,545078877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9509488" calcext:value-type="float">
            <text:p>0,0895094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767" calcext:value-type="float">
            <text:p>2767</text:p>
          </table:table-cell>
          <table:table-cell office:value-type="float" office:value="137" calcext:value-type="float">
            <text:p>137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3914914" calcext:value-type="float">
            <text:p>0,0839149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6.65253655649" calcext:value-type="float">
            <text:p>2136,6525365565</text:p>
          </table:table-cell>
          <table:table-cell office:value-type="float" office:value="117.147817630498" calcext:value-type="float">
            <text:p>117,147817630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3914914" calcext:value-type="float">
            <text:p>0,08391491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04" calcext:value-type="float">
            <text:p>3304</text:p>
          </table:table-cell>
          <table:table-cell office:value-type="float" office:value="174" calcext:value-type="float">
            <text:p>17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20988" calcext:value-type="float">
            <text:p>0,078209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11.06443377803" calcext:value-type="float">
            <text:p>2111,064433778</text:p>
          </table:table-cell>
          <table:table-cell office:value-type="float" office:value="99.0117099752272" calcext:value-type="float">
            <text:p>99,011709975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20988" calcext:value-type="float">
            <text:p>0,078209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57.1348732806" calcext:value-type="float">
            <text:p>2857,1348732806</text:p>
          </table:table-cell>
          <table:table-cell office:value-type="float" office:value="158.110625696052" calcext:value-type="float">
            <text:p>158,110625696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3806439" calcext:value-type="float">
            <text:p>0,0838064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89.67331066611" calcext:value-type="float">
            <text:p>2389,6733106661</text:p>
          </table:table-cell>
          <table:table-cell office:value-type="float" office:value="144.999705532934" calcext:value-type="float">
            <text:p>144,999705532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3806439" calcext:value-type="float">
            <text:p>0,08380643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12.70468054293" calcext:value-type="float">
            <text:p>2912,7046805429</text:p>
          </table:table-cell>
          <table:table-cell office:value-type="float" office:value="184.179923887079" calcext:value-type="float">
            <text:p>184,179923887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003958" calcext:value-type="float">
            <text:p>0,0800039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75.99011438571" calcext:value-type="float">
            <text:p>1475,9901143857</text:p>
          </table:table-cell>
          <table:table-cell office:value-type="float" office:value="68.9304717576693" calcext:value-type="float">
            <text:p>68,9304717577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003958" calcext:value-type="float">
            <text:p>0,0800039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74" calcext:value-type="float">
            <text:p>1674</text:p>
          </table:table-cell>
          <table:table-cell office:value-type="float" office:value="80" calcext:value-type="float">
            <text:p>80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408927" calcext:value-type="float">
            <text:p>0,0794089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62.68507469603" calcext:value-type="float">
            <text:p>1562,685074696</text:p>
          </table:table-cell>
          <table:table-cell office:value-type="float" office:value="111.04584567977" calcext:value-type="float">
            <text:p>111,0458456798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408927" calcext:value-type="float">
            <text:p>0,0794089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28.87228258249" calcext:value-type="float">
            <text:p>2428,8722825825</text:p>
          </table:table-cell>
          <table:table-cell office:value-type="float" office:value="174.708203932499" calcext:value-type="float">
            <text:p>174,708203932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478209" calcext:value-type="float">
            <text:p>0,0764782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20.98983332478" calcext:value-type="float">
            <text:p>1720,9898333248</text:p>
          </table:table-cell>
          <table:table-cell office:value-type="float" office:value="128.209492263826" calcext:value-type="float">
            <text:p>128,2094922638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478209" calcext:value-type="float">
            <text:p>0,0764782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15.34293705519" calcext:value-type="float">
            <text:p>2015,3429370552</text:p>
          </table:table-cell>
          <table:table-cell office:value-type="float" office:value="150.554243818477" calcext:value-type="float">
            <text:p>150,554243818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331872" calcext:value-type="float">
            <text:p>0,0873318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340.63617867691" calcext:value-type="float">
            <text:p>2340,6361786769</text:p>
          </table:table-cell>
          <table:table-cell office:value-type="float" office:value="116.229494834964" calcext:value-type="float">
            <text:p>116,229494835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331872" calcext:value-type="float">
            <text:p>0,0873318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525.50875216347" calcext:value-type="float">
            <text:p>2525,5087521635</text:p>
          </table:table-cell>
          <table:table-cell office:value-type="float" office:value="126.799258330612" calcext:value-type="float">
            <text:p>126,7992583306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701213" calcext:value-type="float">
            <text:p>0,0767012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22.82895823518" calcext:value-type="float">
            <text:p>1622,8289582352</text:p>
          </table:table-cell>
          <table:table-cell office:value-type="float" office:value="113.961638481988" calcext:value-type="float">
            <text:p>113,961638482</text:p>
          </table:table-cell>
          <table:table-cell office:value-type="float" office:value="875.19996945897" calcext:value-type="float">
            <text:p>875,199969459</text:p>
          </table:table-cell>
          <table:table-cell office:value-type="float" office:value="45.5764179418701" calcext:value-type="float">
            <text:p>45,576417941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701213" calcext:value-type="float">
            <text:p>0,07670121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39.22349259061" calcext:value-type="float">
            <text:p>2539,2234925906</text:p>
          </table:table-cell>
          <table:table-cell office:value-type="float" office:value="181.486832980505" calcext:value-type="float">
            <text:p>181,4868329805</text:p>
          </table:table-cell>
          <table:table-cell office:value-type="float" office:value="1429.63626267111" calcext:value-type="float">
            <text:p>1429,6362626711</text:p>
          </table:table-cell>
          <table:table-cell office:value-type="float" office:value="75.3851648071345" calcext:value-type="float">
            <text:p>75,385164807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792281" calcext:value-type="float">
            <text:p>0,0777922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83.88197624923" calcext:value-type="float">
            <text:p>1683,8819762492</text:p>
          </table:table-cell>
          <table:table-cell office:value-type="float" office:value="85.3531176904112" calcext:value-type="float">
            <text:p>85,3531176904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792281" calcext:value-type="float">
            <text:p>0,0777922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03" calcext:value-type="float">
            <text:p>2503</text:p>
          </table:table-cell>
          <table:table-cell office:value-type="float" office:value="124" calcext:value-type="float">
            <text:p>12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7941077" calcext:value-type="float">
            <text:p>0,0979410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904.33753079857" calcext:value-type="float">
            <text:p>2904,3375307986</text:p>
          </table:table-cell>
          <table:table-cell office:value-type="float" office:value="126.153526434191" calcext:value-type="float">
            <text:p>126,153526434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7941077" calcext:value-type="float">
            <text:p>0,0979410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632.0836044857" calcext:value-type="float">
            <text:p>3632,0836044857</text:p>
          </table:table-cell>
          <table:table-cell office:value-type="float" office:value="172.17003578109" calcext:value-type="float">
            <text:p>172,170035781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512732" calcext:value-type="float">
            <text:p>0,0795127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08.54064127943" calcext:value-type="float">
            <text:p>1308,5406412794</text:p>
          </table:table-cell>
          <table:table-cell office:value-type="float" office:value="61.9701850697325" calcext:value-type="float">
            <text:p>61,970185069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512732" calcext:value-type="float">
            <text:p>0,0795127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60" calcext:value-type="float">
            <text:p>2060</text:p>
          </table:table-cell>
          <table:table-cell office:value-type="float" office:value="102" calcext:value-type="float">
            <text:p>10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311248" calcext:value-type="float">
            <text:p>0,0803112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311248" calcext:value-type="float">
            <text:p>0,0803112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642633" calcext:value-type="float">
            <text:p>0,0746426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97.14924359641" calcext:value-type="float">
            <text:p>2797,1492435964</text:p>
          </table:table-cell>
          <table:table-cell office:value-type="float" office:value="127.952197380879" calcext:value-type="float">
            <text:p>127,952197380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642633" calcext:value-type="float">
            <text:p>0,07464263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087.4208821244" calcext:value-type="float">
            <text:p>3087,4208821244</text:p>
          </table:table-cell>
          <table:table-cell office:value-type="float" office:value="148.312417962408" calcext:value-type="float">
            <text:p>148,312417962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5878577" calcext:value-type="float">
            <text:p>0,0758785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79.110424780323" calcext:value-type="float">
            <text:p>779,1104247803</text:p>
          </table:table-cell>
          <table:table-cell office:value-type="float" office:value="37.3467385229359" calcext:value-type="float">
            <text:p>37,346738522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5878577" calcext:value-type="float">
            <text:p>0,0758785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29" calcext:value-type="float">
            <text:p>1129</text:p>
          </table:table-cell>
          <table:table-cell office:value-type="float" office:value="61" calcext:value-type="float">
            <text:p>61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8159289" calcext:value-type="float">
            <text:p>0,0781592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82.95215327017" calcext:value-type="float">
            <text:p>1282,9521532702</text:p>
          </table:table-cell>
          <table:table-cell office:value-type="float" office:value="94.4968848235144" calcext:value-type="float">
            <text:p>94,4968848235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8159289" calcext:value-type="float">
            <text:p>0,0781592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48.87228258249" calcext:value-type="float">
            <text:p>1648,8722825825</text:p>
          </table:table-cell>
          <table:table-cell office:value-type="float" office:value="122.708203932499" calcext:value-type="float">
            <text:p>122,708203932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574184" calcext:value-type="float">
            <text:p>0,0795741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31.73917072212" calcext:value-type="float">
            <text:p>1831,7391707221</text:p>
          </table:table-cell>
          <table:table-cell office:value-type="float" office:value="132.605321468491" calcext:value-type="float">
            <text:p>132,6053214685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574184" calcext:value-type="float">
            <text:p>0,0795741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65.74456516497" calcext:value-type="float">
            <text:p>2465,744565165</text:p>
          </table:table-cell>
          <table:table-cell office:value-type="float" office:value="181.416407864999" calcext:value-type="float">
            <text:p>181,41640786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5988705" calcext:value-type="float">
            <text:p>0,0759887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72.23168349959" calcext:value-type="float">
            <text:p>1472,2316834996</text:p>
          </table:table-cell>
          <table:table-cell office:value-type="float" office:value="67.3410440350608" calcext:value-type="float">
            <text:p>67,3410440351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5988705" calcext:value-type="float">
            <text:p>0,0759887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86" calcext:value-type="float">
            <text:p>2486</text:p>
          </table:table-cell>
          <table:table-cell office:value-type="float" office:value="130" calcext:value-type="float">
            <text:p>130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920984" calcext:value-type="float">
            <text:p>0,0879209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62.32100228809" calcext:value-type="float">
            <text:p>1462,3210022881</text:p>
          </table:table-cell>
          <table:table-cell office:value-type="float" office:value="80.1977986806851" calcext:value-type="float">
            <text:p>80,197798680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920984" calcext:value-type="float">
            <text:p>0,0879209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149" calcext:value-type="float">
            <text:p>2149</text:p>
          </table:table-cell>
          <table:table-cell office:value-type="float" office:value="109" calcext:value-type="float">
            <text:p>10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301001" calcext:value-type="float">
            <text:p>0,0793010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17.33398431027" calcext:value-type="float">
            <text:p>717,3339843103</text:p>
          </table:table-cell>
          <table:table-cell office:value-type="float" office:value="45.6143210195556" calcext:value-type="float">
            <text:p>45,614321019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301001" calcext:value-type="float">
            <text:p>0,0793010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781" calcext:value-type="float">
            <text:p>781</text:p>
          </table:table-cell>
          <table:table-cell office:value-type="float" office:value="53" calcext:value-type="float">
            <text:p>5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97508" calcext:value-type="float">
            <text:p>0,076975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03.11162817301" calcext:value-type="float">
            <text:p>1203,111628173</text:p>
          </table:table-cell>
          <table:table-cell office:value-type="float" office:value="62.0249115057346" calcext:value-type="float">
            <text:p>62,0249115057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97508" calcext:value-type="float">
            <text:p>0,076975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32.39043564079" calcext:value-type="float">
            <text:p>1432,3904356408</text:p>
          </table:table-cell>
          <table:table-cell office:value-type="float" office:value="80.5219563440977" calcext:value-type="float">
            <text:p>80,5219563441</text:p>
          </table:table-cell>
          <table:table-cell office:value-type="float" office:value="802.309776430734" calcext:value-type="float">
            <text:p>802,3097764307</text:p>
          </table:table-cell>
          <table:table-cell office:value-type="float" office:value="50.5182759149389" calcext:value-type="float">
            <text:p>50,5182759149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883827" calcext:value-type="float">
            <text:p>0,0768838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67.53929771257" calcext:value-type="float">
            <text:p>1267,5392977126</text:p>
          </table:table-cell>
          <table:table-cell office:value-type="float" office:value="65.1203040472583" calcext:value-type="float">
            <text:p>65,1203040473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883827" calcext:value-type="float">
            <text:p>0,0768838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58" calcext:value-type="float">
            <text:p>58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3279268" calcext:value-type="float">
            <text:p>0,0732792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30.34558345718" calcext:value-type="float">
            <text:p>1730,3455834572</text:p>
          </table:table-cell>
          <table:table-cell office:value-type="float" office:value="93.0298770961965" calcext:value-type="float">
            <text:p>93,0298770962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3279268" calcext:value-type="float">
            <text:p>0,0732792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62.29316685939" calcext:value-type="float">
            <text:p>2262,2931668594</text:p>
          </table:table-cell>
          <table:table-cell office:value-type="float" office:value="131.219544457293" calcext:value-type="float">
            <text:p>131,2195444573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367712" calcext:value-type="float">
            <text:p>0,0793677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75.99011438571" calcext:value-type="float">
            <text:p>1475,9901143857</text:p>
          </table:table-cell>
          <table:table-cell office:value-type="float" office:value="68.9304717576693" calcext:value-type="float">
            <text:p>68,9304717577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367712" calcext:value-type="float">
            <text:p>0,0793677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74" calcext:value-type="float">
            <text:p>1674</text:p>
          </table:table-cell>
          <table:table-cell office:value-type="float" office:value="80" calcext:value-type="float">
            <text:p>80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3516" calcext:value-type="float">
            <text:p>0,08435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77.71916497866" calcext:value-type="float">
            <text:p>2077,7191649787</text:p>
          </table:table-cell>
          <table:table-cell office:value-type="float" office:value="114.451734138297" calcext:value-type="float">
            <text:p>114,4517341383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3516" calcext:value-type="float">
            <text:p>0,08435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211.28021677161" calcext:value-type="float">
            <text:p>2211,2802167716</text:p>
          </table:table-cell>
          <table:table-cell office:value-type="float" office:value="121.816026858886" calcext:value-type="float">
            <text:p>121,8160268589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1123816" calcext:value-type="float">
            <text:p>0,0711238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36.4729039193" calcext:value-type="float">
            <text:p>2236,4729039193</text:p>
          </table:table-cell>
          <table:table-cell office:value-type="float" office:value="102.518045395539" calcext:value-type="float">
            <text:p>102,5180453955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1123816" calcext:value-type="float">
            <text:p>0,0711238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49.97530378194" calcext:value-type="float">
            <text:p>2749,9753037819</text:p>
          </table:table-cell>
          <table:table-cell office:value-type="float" office:value="127.903167572739" calcext:value-type="float">
            <text:p>127,9031675727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528304" calcext:value-type="float">
            <text:p>0,0745283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52.15933675017" calcext:value-type="float">
            <text:p>1452,1593367502</text:p>
          </table:table-cell>
          <table:table-cell office:value-type="float" office:value="73.0419646733066" calcext:value-type="float">
            <text:p>73,0419646733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528304" calcext:value-type="float">
            <text:p>0,0745283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58.46246908936" calcext:value-type="float">
            <text:p>1558,4624690894</text:p>
          </table:table-cell>
          <table:table-cell office:value-type="float" office:value="76.3663809900504" calcext:value-type="float">
            <text:p>76,3663809901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450463" calcext:value-type="float">
            <text:p>0,0854504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312.66727503804" calcext:value-type="float">
            <text:p>1312,667275038</text:p>
          </table:table-cell>
          <table:table-cell office:value-type="float" office:value="91.0102254193616" calcext:value-type="float">
            <text:p>91,0102254194</text:p>
          </table:table-cell>
          <table:table-cell office:value-type="float" office:value="875.19996945897" calcext:value-type="float">
            <text:p>875,199969459</text:p>
          </table:table-cell>
          <table:table-cell office:value-type="float" office:value="45.5764179418701" calcext:value-type="float">
            <text:p>45,5764179419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450463" calcext:value-type="float">
            <text:p>0,0854504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77" calcext:value-type="float">
            <text:p>1677</text:p>
          </table:table-cell>
          <table:table-cell office:value-type="float" office:value="119" calcext:value-type="float">
            <text:p>119</text:p>
          </table:table-cell>
          <table:table-cell office:value-type="float" office:value="1429.63626267111" calcext:value-type="float">
            <text:p>1429,6362626711</text:p>
          </table:table-cell>
          <table:table-cell office:value-type="float" office:value="75.3851648071345" calcext:value-type="float">
            <text:p>75,385164807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591954" calcext:value-type="float">
            <text:p>0,07959195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72.709594623821" calcext:value-type="float">
            <text:p>972,7095946238</text:p>
          </table:table-cell>
          <table:table-cell office:value-type="float" office:value="44.3376563524261" calcext:value-type="float">
            <text:p>44,337656352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591954" calcext:value-type="float">
            <text:p>0,07959195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51.51919228448" calcext:value-type="float">
            <text:p>1051,5191922845</text:p>
          </table:table-cell>
          <table:table-cell office:value-type="float" office:value="52.0914701999132" calcext:value-type="float">
            <text:p>52,091470199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899515" calcext:value-type="float">
            <text:p>0,0858995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034.75060456872" calcext:value-type="float">
            <text:p>1034,7506045687</text:p>
          </table:table-cell>
          <table:table-cell office:value-type="float" office:value="50.9321553643965" calcext:value-type="float">
            <text:p>50,9321553644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899515" calcext:value-type="float">
            <text:p>0,0858995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122.65687744574" calcext:value-type="float">
            <text:p>1122,6568774457</text:p>
          </table:table-cell>
          <table:table-cell office:value-type="float" office:value="55.5290311269636" calcext:value-type="float">
            <text:p>55,52903112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672173" calcext:value-type="float">
            <text:p>0,0766721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04.58953710056" calcext:value-type="float">
            <text:p>2104,5895371006</text:p>
          </table:table-cell>
          <table:table-cell office:value-type="float" office:value="107.092890322176" calcext:value-type="float">
            <text:p>107,0928903222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672173" calcext:value-type="float">
            <text:p>0,0766721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210.77444589401" calcext:value-type="float">
            <text:p>2210,774445894</text:p>
          </table:table-cell>
          <table:table-cell office:value-type="float" office:value="105.991468441849" calcext:value-type="float">
            <text:p>105,9914684418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191661" calcext:value-type="float">
            <text:p>0,0771916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15.61725707804" calcext:value-type="float">
            <text:p>1515,6172570781</text:p>
          </table:table-cell>
          <table:table-cell office:value-type="float" office:value="80.7206106426396" calcext:value-type="float">
            <text:p>80,720610642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191661" calcext:value-type="float">
            <text:p>0,0771916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07.47548783982" calcext:value-type="float">
            <text:p>1807,4754878398</text:p>
          </table:table-cell>
          <table:table-cell office:value-type="float" office:value="93.4950975679639" calcext:value-type="float">
            <text:p>93,49509756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747092" calcext:value-type="float">
            <text:p>0,0877470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088.70240729659" calcext:value-type="float">
            <text:p>1088,7024072966</text:p>
          </table:table-cell>
          <table:table-cell office:value-type="float" office:value="67.084653243988" calcext:value-type="float">
            <text:p>67,08465324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747092" calcext:value-type="float">
            <text:p>0,0877470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10.47212008983" calcext:value-type="float">
            <text:p>1210,4721200898</text:p>
          </table:table-cell>
          <table:table-cell office:value-type="float" office:value="78.8977350998282" calcext:value-type="float">
            <text:p>78,897735099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5817977" calcext:value-type="float">
            <text:p>0,095817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10.39612307299" calcext:value-type="float">
            <text:p>1110,396123073</text:p>
          </table:table-cell>
          <table:table-cell office:value-type="float" office:value="64.0068030428786" calcext:value-type="float">
            <text:p>64,0068030429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5817977" calcext:value-type="float">
            <text:p>0,0958179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115.63621573638" calcext:value-type="float">
            <text:p>2115,6362157364</text:p>
          </table:table-cell>
          <table:table-cell office:value-type="float" office:value="128.571155468592" calcext:value-type="float">
            <text:p>128,5711554686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1941737" calcext:value-type="float">
            <text:p>0,081941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30.8296218351" calcext:value-type="float">
            <text:p>1830,8296218351</text:p>
          </table:table-cell>
          <table:table-cell office:value-type="float" office:value="85.5450788770266" calcext:value-type="float">
            <text:p>85,54507887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1941737" calcext:value-type="float">
            <text:p>0,0819417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67" calcext:value-type="float">
            <text:p>2767</text:p>
          </table:table-cell>
          <table:table-cell office:value-type="float" office:value="137" calcext:value-type="float">
            <text:p>13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1079252" calcext:value-type="float">
            <text:p>0,0810792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361.46324761272" calcext:value-type="float">
            <text:p>2361,4632476127</text:p>
          </table:table-cell>
          <table:table-cell office:value-type="float" office:value="121.149680377455" calcext:value-type="float">
            <text:p>121,1496803775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1079252" calcext:value-type="float">
            <text:p>0,08107925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941.18653131805" calcext:value-type="float">
            <text:p>2941,1865313181</text:p>
          </table:table-cell>
          <table:table-cell office:value-type="float" office:value="168.913693429998" calcext:value-type="float">
            <text:p>168,91369343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2594212" calcext:value-type="float">
            <text:p>0,0825942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28.14023471244" calcext:value-type="float">
            <text:p>1928,1402347125</text:p>
          </table:table-cell>
          <table:table-cell office:value-type="float" office:value="111.122676723844" calcext:value-type="float">
            <text:p>111,1226767238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2594212" calcext:value-type="float">
            <text:p>0,0825942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30.70120834285" calcext:value-type="float">
            <text:p>2130,7012083429</text:p>
          </table:table-cell>
          <table:table-cell office:value-type="float" office:value="126.30240313726" calcext:value-type="float">
            <text:p>126,302403137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878332" calcext:value-type="float">
            <text:p>0,0858783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754.31452367277" calcext:value-type="float">
            <text:p>1754,3145236728</text:p>
          </table:table-cell>
          <table:table-cell office:value-type="float" office:value="130.815847316919" calcext:value-type="float">
            <text:p>130,815847316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878332" calcext:value-type="float">
            <text:p>0,0858783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173.58982836996" calcext:value-type="float">
            <text:p>2173,58982837</text:p>
          </table:table-cell>
          <table:table-cell office:value-type="float" office:value="163.071092069997" calcext:value-type="float">
            <text:p>163,0710920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790899" calcext:value-type="float">
            <text:p>0,0777908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477.73380880977" calcext:value-type="float">
            <text:p>2477,7338088098</text:p>
          </table:table-cell>
          <table:table-cell office:value-type="float" office:value="162.514934343874" calcext:value-type="float">
            <text:p>162,514934343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790899" calcext:value-type="float">
            <text:p>0,0777908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517.16403047409" calcext:value-type="float">
            <text:p>3517,1640304741</text:p>
          </table:table-cell>
          <table:table-cell office:value-type="float" office:value="226.801350743276" calcext:value-type="float">
            <text:p>226,8013507433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05257415" calcext:value-type="float">
            <text:p>0,1052574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844.41829818524" calcext:value-type="float">
            <text:p>1844,4182981852</text:p>
          </table:table-cell>
          <table:table-cell office:value-type="float" office:value="85.6059499651888" calcext:value-type="float">
            <text:p>85,6059499652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05257415" calcext:value-type="float">
            <text:p>0,1052574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723.88781086985" calcext:value-type="float">
            <text:p>2723,8878108699</text:p>
          </table:table-cell>
          <table:table-cell office:value-type="float" office:value="129.199502484484" calcext:value-type="float">
            <text:p>129,199502484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138496" calcext:value-type="float">
            <text:p>0,0841384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23.14443369628" calcext:value-type="float">
            <text:p>1023,1444336963</text:p>
          </table:table-cell>
          <table:table-cell office:value-type="float" office:value="52.4821090250805" calcext:value-type="float">
            <text:p>52,482109025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138496" calcext:value-type="float">
            <text:p>0,0841384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float" office:value="111" calcext:value-type="float">
            <text:p>11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508764" calcext:value-type="float">
            <text:p>0,084508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949.02897040344" calcext:value-type="float">
            <text:p>2949,0289704034</text:p>
          </table:table-cell>
          <table:table-cell office:value-type="float" office:value="155.79867137598" calcext:value-type="float">
            <text:p>155,798671376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508764" calcext:value-type="float">
            <text:p>0,084508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510.39043868298" calcext:value-type="float">
            <text:p>3510,390438683</text:p>
          </table:table-cell>
          <table:table-cell office:value-type="float" office:value="182.333203016545" calcext:value-type="float">
            <text:p>182,3332030165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280882" calcext:value-type="float">
            <text:p>0,0802808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7.17359827927" calcext:value-type="float">
            <text:p>1947,1735982793</text:p>
          </table:table-cell>
          <table:table-cell office:value-type="float" office:value="92.7278296338664" calcext:value-type="float">
            <text:p>92,727829633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280882" calcext:value-type="float">
            <text:p>0,0802808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540.99664335539" calcext:value-type="float">
            <text:p>2540,9966433554</text:p>
          </table:table-cell>
          <table:table-cell office:value-type="float" office:value="125.985586192364" calcext:value-type="float">
            <text:p>125,985586192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7452687" calcext:value-type="float">
            <text:p>0,0974526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11.02808751087" calcext:value-type="float">
            <text:p>1411,0280875109</text:p>
          </table:table-cell>
          <table:table-cell office:value-type="float" office:value="96.8128010932423" calcext:value-type="float">
            <text:p>96,812801093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7452687" calcext:value-type="float">
            <text:p>0,0974526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89.43983728717" calcext:value-type="float">
            <text:p>1489,4398372872</text:p>
          </table:table-cell>
          <table:table-cell office:value-type="float" office:value="103.587418339398" calcext:value-type="float">
            <text:p>103,587418339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101998495" calcext:value-type="float">
            <text:p>0,1019984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88.40598666362" calcext:value-type="float">
            <text:p>1288,4059866636</text:p>
          </table:table-cell>
          <table:table-cell office:value-type="float" office:value="90.4148060593908" calcext:value-type="float">
            <text:p>90,4148060594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101998495" calcext:value-type="float">
            <text:p>0,1019984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44.32173043369" calcext:value-type="float">
            <text:p>1344,3217304337</text:p>
          </table:table-cell>
          <table:table-cell office:value-type="float" office:value="94.888065560996" calcext:value-type="float">
            <text:p>94,88806556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333244" calcext:value-type="float">
            <text:p>0,0873332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30.34558345718" calcext:value-type="float">
            <text:p>1730,3455834572</text:p>
          </table:table-cell>
          <table:table-cell office:value-type="float" office:value="93.0298770961965" calcext:value-type="float">
            <text:p>93,0298770962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333244" calcext:value-type="float">
            <text:p>0,0873332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62.29316685939" calcext:value-type="float">
            <text:p>2262,2931668594</text:p>
          </table:table-cell>
          <table:table-cell office:value-type="float" office:value="131.219544457293" calcext:value-type="float">
            <text:p>131,21954445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2294245" calcext:value-type="float">
            <text:p>0,0922942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731.779156436173" calcext:value-type="float">
            <text:p>731,7791564362</text:p>
          </table:table-cell>
          <table:table-cell office:value-type="float" office:value="51.9317540848158" calcext:value-type="float">
            <text:p>51,931754084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2294245" calcext:value-type="float">
            <text:p>0,0922942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25.644110012" calcext:value-type="float">
            <text:p>1025,644110012</text:p>
          </table:table-cell>
          <table:table-cell office:value-type="float" office:value="74.4341070046854" calcext:value-type="float">
            <text:p>74,434107004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6315618" calcext:value-type="float">
            <text:p>0,0763156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14.01946927462" calcext:value-type="float">
            <text:p>1014,0194692746</text:p>
          </table:table-cell>
          <table:table-cell office:value-type="float" office:value="60.2632991839316" calcext:value-type="float">
            <text:p>60,263299183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6315618" calcext:value-type="float">
            <text:p>0,0763156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33.11776983713" calcext:value-type="float">
            <text:p>1033,1177698371</text:p>
          </table:table-cell>
          <table:table-cell office:value-type="float" office:value="64.0829592964326" calcext:value-type="float">
            <text:p>64,082959296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654115" calcext:value-type="float">
            <text:p>0,0806541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137.40813757016" calcext:value-type="float">
            <text:p>1137,4081375702</text:p>
          </table:table-cell>
          <table:table-cell office:value-type="float" office:value="62.9817122463363" calcext:value-type="float">
            <text:p>62,9817122463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654115" calcext:value-type="float">
            <text:p>0,0806541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09.07322699579" calcext:value-type="float">
            <text:p>1209,0732269958</text:p>
          </table:table-cell>
          <table:table-cell office:value-type="float" office:value="69.3090583260144" calcext:value-type="float">
            <text:p>69,309058326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1712459" calcext:value-type="float">
            <text:p>0,0817124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19.02651327432" calcext:value-type="float">
            <text:p>1219,0265132743</text:p>
          </table:table-cell>
          <table:table-cell office:value-type="float" office:value="67.6884819864047" calcext:value-type="float">
            <text:p>67,6884819864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1712459" calcext:value-type="float">
            <text:p>0,0817124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46.68210048623" calcext:value-type="float">
            <text:p>1246,6821004862</text:p>
          </table:table-cell>
          <table:table-cell office:value-type="float" office:value="71.9336257698829" calcext:value-type="float">
            <text:p>71,9336257699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684003" calcext:value-type="float">
            <text:p>0,0856840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30.65922704959" calcext:value-type="float">
            <text:p>1730,6592270496</text:p>
          </table:table-cell>
          <table:table-cell office:value-type="float" office:value="78.7181876916723" calcext:value-type="float">
            <text:p>78,7181876917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684003" calcext:value-type="float">
            <text:p>0,08568400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49" calcext:value-type="float">
            <text:p>1849</text:p>
          </table:table-cell>
          <table:table-cell office:value-type="float" office:value="89" calcext:value-type="float">
            <text:p>89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401607" calcext:value-type="float">
            <text:p>0,0854016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54.0752840794" calcext:value-type="float">
            <text:p>2754,0752840794</text:p>
          </table:table-cell>
          <table:table-cell office:value-type="float" office:value="150.076053063523" calcext:value-type="float">
            <text:p>150,0760530635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401607" calcext:value-type="float">
            <text:p>0,0854016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828.10803514362" calcext:value-type="float">
            <text:p>3828,1080351436</text:p>
          </table:table-cell>
          <table:table-cell office:value-type="float" office:value="220.072517386668" calcext:value-type="float">
            <text:p>220,0725173867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2402073" calcext:value-type="float">
            <text:p>0,0824020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572.80700340142" calcext:value-type="float">
            <text:p>1572,8070034014</text:p>
          </table:table-cell>
          <table:table-cell office:value-type="float" office:value="71.7263411762885" calcext:value-type="float">
            <text:p>71,726341176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2402073" calcext:value-type="float">
            <text:p>0,0824020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47.25157034361" calcext:value-type="float">
            <text:p>1947,2515703436</text:p>
          </table:table-cell>
          <table:table-cell office:value-type="float" office:value="88.6012661468455" calcext:value-type="float">
            <text:p>88,601266146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4548108" calcext:value-type="float">
            <text:p>0,074548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87.92659579861" calcext:value-type="float">
            <text:p>1787,9265957986</text:p>
          </table:table-cell>
          <table:table-cell office:value-type="float" office:value="130.659002540823" calcext:value-type="float">
            <text:p>130,6590025408</text:p>
          </table:table-cell>
          <table:table-cell office:value-type="float" office:value="948.214040974366" calcext:value-type="float">
            <text:p>948,2140409744</text:p>
          </table:table-cell>
          <table:table-cell office:value-type="float" office:value="63.68222316545" calcext:value-type="float">
            <text:p>63,682223165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4548108" calcext:value-type="float">
            <text:p>0,0745481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40.97058314499" calcext:value-type="float">
            <text:p>2040,970583145</text:p>
          </table:table-cell>
          <table:table-cell office:value-type="float" office:value="150.2360679775" calcext:value-type="float">
            <text:p>150,2360679775</text:p>
          </table:table-cell>
          <table:table-cell office:value-type="float" office:value="1007.90151690834" calcext:value-type="float">
            <text:p>1007,9015169084</text:p>
          </table:table-cell>
          <table:table-cell office:value-type="float" office:value="70.6252152580283" calcext:value-type="float">
            <text:p>70,625215258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2089755" calcext:value-type="float">
            <text:p>0,0820897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170.37599751108" calcext:value-type="float">
            <text:p>2170,3759975111</text:p>
          </table:table-cell>
          <table:table-cell office:value-type="float" office:value="157.341664571945" calcext:value-type="float">
            <text:p>157,3416645719</text:p>
          </table:table-cell>
          <table:table-cell office:value-type="float" office:value="704.350631278043" calcext:value-type="float">
            <text:p>704,350631278</text:p>
          </table:table-cell>
          <table:table-cell office:value-type="float" office:value="33.5765780891347" calcext:value-type="float">
            <text:p>33,576578089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2089755" calcext:value-type="float">
            <text:p>0,0820897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90" calcext:value-type="float">
            <text:p>2890</text:p>
          </table:table-cell>
          <table:table-cell office:value-type="float" office:value="213" calcext:value-type="float">
            <text:p>213</text:p>
          </table:table-cell>
          <table:table-cell office:value-type="float" office:value="766" calcext:value-type="float">
            <text:p>7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7659035" calcext:value-type="float">
            <text:p>0,0776590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472.23168349959" calcext:value-type="float">
            <text:p>1472,2316834996</text:p>
          </table:table-cell>
          <table:table-cell office:value-type="float" office:value="67.3410440350608" calcext:value-type="float">
            <text:p>67,3410440351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7659035" calcext:value-type="float">
            <text:p>0,0776590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542" calcext:value-type="float">
            <text:p>2542</text:p>
          </table:table-cell>
          <table:table-cell office:value-type="float" office:value="130" calcext:value-type="float">
            <text:p>130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756555" calcext:value-type="float">
            <text:p>0,087565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472.23168349959" calcext:value-type="float">
            <text:p>1472,2316834996</text:p>
          </table:table-cell>
          <table:table-cell office:value-type="float" office:value="67.3410440350608" calcext:value-type="float">
            <text:p>67,3410440351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756555" calcext:value-type="float">
            <text:p>0,087565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484" calcext:value-type="float">
            <text:p>2484</text:p>
          </table:table-cell>
          <table:table-cell office:value-type="float" office:value="130" calcext:value-type="float">
            <text:p>130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517667" calcext:value-type="float">
            <text:p>0,085176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636.5641769556" calcext:value-type="float">
            <text:p>1636,5641769556</text:p>
          </table:table-cell>
          <table:table-cell office:value-type="float" office:value="111.629506307319" calcext:value-type="float">
            <text:p>111,6295063073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517667" calcext:value-type="float">
            <text:p>0,085176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705.44165855553" calcext:value-type="float">
            <text:p>1705,4416585555</text:p>
          </table:table-cell>
          <table:table-cell office:value-type="float" office:value="119.495048541896" calcext:value-type="float">
            <text:p>119,4950485419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368934" calcext:value-type="float">
            <text:p>0,083689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777.17122503069" calcext:value-type="float">
            <text:p>2777,1712250307</text:p>
          </table:table-cell>
          <table:table-cell office:value-type="float" office:value="149.679321355168" calcext:value-type="float">
            <text:p>149,6793213552</text:p>
          </table:table-cell>
          <table:table-cell office:value-type="float" office:value="647.085683928235" calcext:value-type="float">
            <text:p>647,0856839282</text:p>
          </table:table-cell>
          <table:table-cell office:value-type="float" office:value="40.973248324634" calcext:value-type="float">
            <text:p>40,973248324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368934" calcext:value-type="float">
            <text:p>0,083689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907.49805512644" calcext:value-type="float">
            <text:p>3907,4980551265</text:p>
          </table:table-cell>
          <table:table-cell office:value-type="float" office:value="218.55517391046" calcext:value-type="float">
            <text:p>218,5551739105</text:p>
          </table:table-cell>
          <table:table-cell office:value-type="float" office:value="1209" calcext:value-type="float">
            <text:p>120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93758132" calcext:value-type="float">
            <text:p>0,0937581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958.648209575463" calcext:value-type="float">
            <text:p>958,6482095755</text:p>
          </table:table-cell>
          <table:table-cell office:value-type="float" office:value="62.6560729800567" calcext:value-type="float">
            <text:p>62,6560729801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93758132" calcext:value-type="float">
            <text:p>0,0937581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018.31773643892" calcext:value-type="float">
            <text:p>1018,3177364389</text:p>
          </table:table-cell>
          <table:table-cell office:value-type="float" office:value="69.5690450678307" calcext:value-type="float">
            <text:p>69,5690450678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0771557" calcext:value-type="float">
            <text:p>0,0807715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75.93843030675" calcext:value-type="float">
            <text:p>1475,9384303068</text:p>
          </table:table-cell>
          <table:table-cell office:value-type="float" office:value="104.620081437723" calcext:value-type="float">
            <text:p>104,6200814377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0771557" calcext:value-type="float">
            <text:p>0,0807715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999.86886663689" calcext:value-type="float">
            <text:p>1999,8688666369</text:p>
          </table:table-cell>
          <table:table-cell office:value-type="float" office:value="144.911224869585" calcext:value-type="float">
            <text:p>144,9112248696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8.3605834740969" calcext:value-type="float">
            <text:p>38,3605834741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635955" calcext:value-type="float">
            <text:p>0,0846359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92.45965114825" calcext:value-type="float">
            <text:p>1892,4596511483</text:p>
          </table:table-cell>
          <table:table-cell office:value-type="float" office:value="102.39894641634" calcext:value-type="float">
            <text:p>102,3989464163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635955" calcext:value-type="float">
            <text:p>0,0846359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821.85694020712" calcext:value-type="float">
            <text:p>1821,8569402071</text:p>
          </table:table-cell>
          <table:table-cell office:value-type="float" office:value="93.9394403174734" calcext:value-type="float">
            <text:p>93,939440317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84677564" calcext:value-type="float">
            <text:p>0,0846775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496.04415109074" calcext:value-type="float">
            <text:p>2496,0441510908</text:p>
          </table:table-cell>
          <table:table-cell office:value-type="float" office:value="181.246805346933" calcext:value-type="float">
            <text:p>181,2468053469</text:p>
          </table:table-cell>
          <table:table-cell office:value-type="float" office:value="763.099092983206" calcext:value-type="float">
            <text:p>763,0990929832</text:p>
          </table:table-cell>
          <table:table-cell office:value-type="float" office:value="40.4229578635874" calcext:value-type="float">
            <text:p>40,4229578636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84677564" calcext:value-type="float">
            <text:p>0,0846775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074.8935798718" calcext:value-type="float">
            <text:p>3074,8935798718</text:p>
          </table:table-cell>
          <table:table-cell office:value-type="float" office:value="225.81248591937" calcext:value-type="float">
            <text:p>225,8124859194</text:p>
          </table:table-cell>
          <table:table-cell office:value-type="float" office:value="1099" calcext:value-type="float">
            <text:p>1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0.079596881" calcext:value-type="float">
            <text:p>0,0795968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19.61899187743" calcext:value-type="float">
            <text:p>1019,6189918774</text:p>
          </table:table-cell>
          <table:table-cell office:value-type="float" office:value="74.1727334526278" calcext:value-type="float">
            <text:p>74,1727334526</text:p>
          </table:table-cell>
          <table:table-cell office:value-type="float" office:value="623.960259674405" calcext:value-type="float">
            <text:p>623,9602596744</text:p>
          </table:table-cell>
          <table:table-cell office:value-type="float" office:value="43.7079412772949" calcext:value-type="float">
            <text:p>43,7079412773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office:value-type="float" office:value="0.079596881" calcext:value-type="float">
            <text:p>0,0795968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284.87228258249" calcext:value-type="float">
            <text:p>1284,8722825825</text:p>
          </table:table-cell>
          <table:table-cell office:value-type="float" office:value="94.7082039324994" calcext:value-type="float">
            <text:p>94,7082039325</text:p>
          </table:table-cell>
          <table:table-cell office:value-type="float" office:value="868.872282582487" calcext:value-type="float">
            <text:p>868,8722825825</text:p>
          </table:table-cell>
          <table:table-cell office:value-type="float" office:value="62.7082039324994" calcext:value-type="float">
            <text:p>62,708203932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65790217" calcext:value-type="float">
            <text:p>0,6657902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3324.1526247625" calcext:value-type="float">
            <text:p>63324,1526247625</text:p>
          </table:table-cell>
          <table:table-cell office:value-type="float" office:value="2353.7825898571" calcext:value-type="float">
            <text:p>2353,7825898571</text:p>
          </table:table-cell>
          <table:table-cell office:value-type="float" office:value="40176.6170423729" calcext:value-type="float">
            <text:p>40176,6170423729</text:p>
          </table:table-cell>
          <table:table-cell office:value-type="float" office:value="1580.24522972386" calcext:value-type="float">
            <text:p>1580,245229723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65790217" calcext:value-type="float">
            <text:p>0,6657902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73921.9225274779" calcext:value-type="float">
            <text:p>73921,9225274779</text:p>
          </table:table-cell>
          <table:table-cell office:value-type="float" office:value="2730.39636684606" calcext:value-type="float">
            <text:p>2730,3963668461</text:p>
          </table:table-cell>
          <table:table-cell office:value-type="float" office:value="50756.6983933173" calcext:value-type="float">
            <text:p>50756,6983933173</text:p>
          </table:table-cell>
          <table:table-cell office:value-type="float" office:value="1997.15854259713" calcext:value-type="float">
            <text:p>1997,158542597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24861087" calcext:value-type="float">
            <text:p>1,224861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65131.2750600083" calcext:value-type="float">
            <text:p>65131,2750600083</text:p>
          </table:table-cell>
          <table:table-cell office:value-type="float" office:value="2384.80956524923" calcext:value-type="float">
            <text:p>2384,8095652492</text:p>
          </table:table-cell>
          <table:table-cell office:value-type="float" office:value="38027.9706388931" calcext:value-type="float">
            <text:p>38027,9706388931</text:p>
          </table:table-cell>
          <table:table-cell office:value-type="float" office:value="1506.55066265423" calcext:value-type="float">
            <text:p>1506,550662654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24861087" calcext:value-type="float">
            <text:p>1,224861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71634.3243983877" calcext:value-type="float">
            <text:p>71634,3243983877</text:p>
          </table:table-cell>
          <table:table-cell office:value-type="float" office:value="2641.15006601121" calcext:value-type="float">
            <text:p>2641,1500660112</text:p>
          </table:table-cell>
          <table:table-cell office:value-type="float" office:value="52992.6354616505" calcext:value-type="float">
            <text:p>52992,6354616505</text:p>
          </table:table-cell>
          <table:table-cell office:value-type="float" office:value="2069.67506516203" calcext:value-type="float">
            <text:p>2069,67506516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57804753" calcext:value-type="float">
            <text:p>0,6578047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6922.15892372" calcext:value-type="float">
            <text:p>96922,15892372</text:p>
          </table:table-cell>
          <table:table-cell office:value-type="float" office:value="3351.77062920018" calcext:value-type="float">
            <text:p>3351,7706292002</text:p>
          </table:table-cell>
          <table:table-cell office:value-type="float" office:value="38331.4522761838" calcext:value-type="float">
            <text:p>38331,4522761838</text:p>
          </table:table-cell>
          <table:table-cell office:value-type="float" office:value="1585.5509000914" calcext:value-type="float">
            <text:p>1585,550900091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57804753" calcext:value-type="float">
            <text:p>0,6578047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04481.367057372" calcext:value-type="float">
            <text:p>104481,367057372</text:p>
          </table:table-cell>
          <table:table-cell office:value-type="float" office:value="3680.38704663389" calcext:value-type="float">
            <text:p>3680,3870466339</text:p>
          </table:table-cell>
          <table:table-cell office:value-type="float" office:value="51408.7253807456" calcext:value-type="float">
            <text:p>51408,7253807456</text:p>
          </table:table-cell>
          <table:table-cell office:value-type="float" office:value="2057.35270334535" calcext:value-type="float">
            <text:p>2057,352703345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495314587" calcext:value-type="float">
            <text:p>0,4953145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55127.3472478537" calcext:value-type="float">
            <text:p>55127,3472478537</text:p>
          </table:table-cell>
          <table:table-cell office:value-type="float" office:value="2038.41639822841" calcext:value-type="float">
            <text:p>2038,4163982284</text:p>
          </table:table-cell>
          <table:table-cell office:value-type="float" office:value="41126.1064592899" calcext:value-type="float">
            <text:p>41126,1064592899</text:p>
          </table:table-cell>
          <table:table-cell office:value-type="float" office:value="1699.31503162714" calcext:value-type="float">
            <text:p>1699,315031627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495314587" calcext:value-type="float">
            <text:p>0,4953145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3818.8081045956" calcext:value-type="float">
            <text:p>63818,8081045956</text:p>
          </table:table-cell>
          <table:table-cell office:value-type="float" office:value="2298.51337032643" calcext:value-type="float">
            <text:p>2298,5133703264</text:p>
          </table:table-cell>
          <table:table-cell office:value-type="float" office:value="51612.3751374168" calcext:value-type="float">
            <text:p>51612,3751374168</text:p>
          </table:table-cell>
          <table:table-cell office:value-type="float" office:value="2138.3147880661" calcext:value-type="float">
            <text:p>2138,314788066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34693786" calcext:value-type="float">
            <text:p>0,5346937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07783.525519169" calcext:value-type="float">
            <text:p>107783,525519169</text:p>
          </table:table-cell>
          <table:table-cell office:value-type="float" office:value="3968.16796718034" calcext:value-type="float">
            <text:p>3968,1679671803</text:p>
          </table:table-cell>
          <table:table-cell office:value-type="float" office:value="39938.5714352445" calcext:value-type="float">
            <text:p>39938,5714352445</text:p>
          </table:table-cell>
          <table:table-cell office:value-type="float" office:value="1599.10667484024" calcext:value-type="float">
            <text:p>1599,106674840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34693786" calcext:value-type="float">
            <text:p>0,5346937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15000.296572512" calcext:value-type="float">
            <text:p>115000,296572512</text:p>
          </table:table-cell>
          <table:table-cell office:value-type="float" office:value="4229.37849753668" calcext:value-type="float">
            <text:p>4229,3784975367</text:p>
          </table:table-cell>
          <table:table-cell office:value-type="float" office:value="51468.6369581236" calcext:value-type="float">
            <text:p>51468,6369581236</text:p>
          </table:table-cell>
          <table:table-cell office:value-type="float" office:value="2086.94731592877" calcext:value-type="float">
            <text:p>2086,947315928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614098993" calcext:value-type="float">
            <text:p>1,6140989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79369.0814902838" calcext:value-type="float">
            <text:p>79369,0814902838</text:p>
          </table:table-cell>
          <table:table-cell office:value-type="float" office:value="3075.54521562006" calcext:value-type="float">
            <text:p>3075,5452156201</text:p>
          </table:table-cell>
          <table:table-cell office:value-type="float" office:value="36648.0904894361" calcext:value-type="float">
            <text:p>36648,0904894361</text:p>
          </table:table-cell>
          <table:table-cell office:value-type="float" office:value="1508.72963670873" calcext:value-type="float">
            <text:p>1508,729636708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614098993" calcext:value-type="float">
            <text:p>1,6140989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85268.1782286679" calcext:value-type="float">
            <text:p>85268,1782286679</text:p>
          </table:table-cell>
          <table:table-cell office:value-type="float" office:value="3248.66704085244" calcext:value-type="float">
            <text:p>3248,6670408525</text:p>
          </table:table-cell>
          <table:table-cell office:value-type="float" office:value="46875.9454724716" calcext:value-type="float">
            <text:p>46875,9454724716</text:p>
          </table:table-cell>
          <table:table-cell office:value-type="float" office:value="1903.96247812217" calcext:value-type="float">
            <text:p>1903,962478122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03821488" calcext:value-type="float">
            <text:p>0,9038214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69432.7606869468" calcext:value-type="float">
            <text:p>69432,7606869468</text:p>
          </table:table-cell>
          <table:table-cell office:value-type="float" office:value="2712.17392761174" calcext:value-type="float">
            <text:p>2712,1739276118</text:p>
          </table:table-cell>
          <table:table-cell office:value-type="float" office:value="39011.6210747637" calcext:value-type="float">
            <text:p>39011,6210747637</text:p>
          </table:table-cell>
          <table:table-cell office:value-type="float" office:value="1641.44052628701" calcext:value-type="float">
            <text:p>1641,44052628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03821488" calcext:value-type="float">
            <text:p>0,90382148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80734.3112336861" calcext:value-type="float">
            <text:p>80734,3112336861</text:p>
          </table:table-cell>
          <table:table-cell office:value-type="float" office:value="3188.56058926253" calcext:value-type="float">
            <text:p>3188,5605892625</text:p>
          </table:table-cell>
          <table:table-cell office:value-type="float" office:value="50576.6402204395" calcext:value-type="float">
            <text:p>50576,6402204395</text:p>
          </table:table-cell>
          <table:table-cell office:value-type="float" office:value="2102.66657437737" calcext:value-type="float">
            <text:p>2102,666574377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33692808" calcext:value-type="float">
            <text:p>0,6336928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9693.7182409129" calcext:value-type="float">
            <text:p>59693,7182409129</text:p>
          </table:table-cell>
          <table:table-cell office:value-type="float" office:value="2332.51051749009" calcext:value-type="float">
            <text:p>2332,5105174901</text:p>
          </table:table-cell>
          <table:table-cell office:value-type="float" office:value="41189.7335898271" calcext:value-type="float">
            <text:p>41189,7335898271</text:p>
          </table:table-cell>
          <table:table-cell office:value-type="float" office:value="1769.08738186898" calcext:value-type="float">
            <text:p>1769,08738186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33692808" calcext:value-type="float">
            <text:p>0,6336928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5184.0531823437" calcext:value-type="float">
            <text:p>65184,0531823437</text:p>
          </table:table-cell>
          <table:table-cell office:value-type="float" office:value="2543.60986061703" calcext:value-type="float">
            <text:p>2543,609860617</text:p>
          </table:table-cell>
          <table:table-cell office:value-type="float" office:value="51359.1548148372" calcext:value-type="float">
            <text:p>51359,1548148372</text:p>
          </table:table-cell>
          <table:table-cell office:value-type="float" office:value="2201.16672516715" calcext:value-type="float">
            <text:p>2201,166725167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346801024" calcext:value-type="float">
            <text:p>1,3468010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90528.8922563668" calcext:value-type="float">
            <text:p>90528,8922563668</text:p>
          </table:table-cell>
          <table:table-cell office:value-type="float" office:value="3391.99494453723" calcext:value-type="float">
            <text:p>3391,9949445372</text:p>
          </table:table-cell>
          <table:table-cell office:value-type="float" office:value="37268.1814625166" calcext:value-type="float">
            <text:p>37268,1814625166</text:p>
          </table:table-cell>
          <table:table-cell office:value-type="float" office:value="1554.28210637384" calcext:value-type="float">
            <text:p>1554,282106373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346801024" calcext:value-type="float">
            <text:p>1,3468010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96759.6220400205" calcext:value-type="float">
            <text:p>96759,6220400205</text:p>
          </table:table-cell>
          <table:table-cell office:value-type="float" office:value="3587.24367266436" calcext:value-type="float">
            <text:p>3587,2436726644</text:p>
          </table:table-cell>
          <table:table-cell office:value-type="float" office:value="52626.9383297125" calcext:value-type="float">
            <text:p>52626,9383297125</text:p>
          </table:table-cell>
          <table:table-cell office:value-type="float" office:value="2114.71567955995" calcext:value-type="float">
            <text:p>2114,7156795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493982916" calcext:value-type="float">
            <text:p>1,4939829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67014.838585843" calcext:value-type="float">
            <text:p>67014,838585843</text:p>
          </table:table-cell>
          <table:table-cell office:value-type="float" office:value="2503.11258840735" calcext:value-type="float">
            <text:p>2503,1125884074</text:p>
          </table:table-cell>
          <table:table-cell office:value-type="float" office:value="37734.0775106256" calcext:value-type="float">
            <text:p>37734,0775106256</text:p>
          </table:table-cell>
          <table:table-cell office:value-type="float" office:value="1636.69769238241" calcext:value-type="float">
            <text:p>1636,697692382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493982916" calcext:value-type="float">
            <text:p>1,4939829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77766.9104999905" calcext:value-type="float">
            <text:p>77766,9104999905</text:p>
          </table:table-cell>
          <table:table-cell office:value-type="float" office:value="2905.16967153691" calcext:value-type="float">
            <text:p>2905,1696715369</text:p>
          </table:table-cell>
          <table:table-cell office:value-type="float" office:value="50600.2843132132" calcext:value-type="float">
            <text:p>50600,2843132132</text:p>
          </table:table-cell>
          <table:table-cell office:value-type="float" office:value="2127.53140847584" calcext:value-type="float">
            <text:p>2127,531408475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83535226" calcext:value-type="float">
            <text:p>1,083535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80929.0554019466" calcext:value-type="float">
            <text:p>80929,0554019466</text:p>
          </table:table-cell>
          <table:table-cell office:value-type="float" office:value="3202.02482926317" calcext:value-type="float">
            <text:p>3202,0248292632</text:p>
          </table:table-cell>
          <table:table-cell office:value-type="float" office:value="37804.2003054525" calcext:value-type="float">
            <text:p>37804,2003054525</text:p>
          </table:table-cell>
          <table:table-cell office:value-type="float" office:value="1488.8863553983" calcext:value-type="float">
            <text:p>1488,886355398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83535226" calcext:value-type="float">
            <text:p>1,0835352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87136.6917944169" calcext:value-type="float">
            <text:p>87136,6917944169</text:p>
          </table:table-cell>
          <table:table-cell office:value-type="float" office:value="3474.61200114491" calcext:value-type="float">
            <text:p>3474,6120011449</text:p>
          </table:table-cell>
          <table:table-cell office:value-type="float" office:value="46852.0420260074" calcext:value-type="float">
            <text:p>46852,0420260074</text:p>
          </table:table-cell>
          <table:table-cell office:value-type="float" office:value="1848.74854338421" calcext:value-type="float">
            <text:p>1848,748543384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80441876" calcext:value-type="float">
            <text:p>0,9804418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63102.3761323326" calcext:value-type="float">
            <text:p>63102,3761323326</text:p>
          </table:table-cell>
          <table:table-cell office:value-type="float" office:value="2344.59229708917" calcext:value-type="float">
            <text:p>2344,5922970892</text:p>
          </table:table-cell>
          <table:table-cell office:value-type="float" office:value="37124.7477411028" calcext:value-type="float">
            <text:p>37124,7477411028</text:p>
          </table:table-cell>
          <table:table-cell office:value-type="float" office:value="1652.26787293383" calcext:value-type="float">
            <text:p>1652,267872933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80441876" calcext:value-type="float">
            <text:p>0,98044187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67801.9301127735" calcext:value-type="float">
            <text:p>67801,9301127735</text:p>
          </table:table-cell>
          <table:table-cell office:value-type="float" office:value="2550.04976997595" calcext:value-type="float">
            <text:p>2550,049769976</text:p>
          </table:table-cell>
          <table:table-cell office:value-type="float" office:value="51347.4325982677" calcext:value-type="float">
            <text:p>51347,4325982677</text:p>
          </table:table-cell>
          <table:table-cell office:value-type="float" office:value="2261.69130302407" calcext:value-type="float">
            <text:p>2261,691303024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47323178" calcext:value-type="float">
            <text:p>0,8473231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4480.9306596374" calcext:value-type="float">
            <text:p>84480,9306596374</text:p>
          </table:table-cell>
          <table:table-cell office:value-type="float" office:value="3062.81684447176" calcext:value-type="float">
            <text:p>3062,8168444718</text:p>
          </table:table-cell>
          <table:table-cell office:value-type="float" office:value="40305.4681948951" calcext:value-type="float">
            <text:p>40305,4681948951</text:p>
          </table:table-cell>
          <table:table-cell office:value-type="float" office:value="1629.99881555358" calcext:value-type="float">
            <text:p>1629,998815553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47323178" calcext:value-type="float">
            <text:p>0,8473231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96222.7257116722" calcext:value-type="float">
            <text:p>96222,7257116722</text:p>
          </table:table-cell>
          <table:table-cell office:value-type="float" office:value="3501.62293126097" calcext:value-type="float">
            <text:p>3501,622931261</text:p>
          </table:table-cell>
          <table:table-cell office:value-type="float" office:value="54863.0222734018" calcext:value-type="float">
            <text:p>54863,0222734018</text:p>
          </table:table-cell>
          <table:table-cell office:value-type="float" office:value="2209.08508961057" calcext:value-type="float">
            <text:p>2209,085089610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95667673" calcext:value-type="float">
            <text:p>1,0956676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3782.2381957236" calcext:value-type="float">
            <text:p>73782,2381957236</text:p>
          </table:table-cell>
          <table:table-cell office:value-type="float" office:value="3096.66985756888" calcext:value-type="float">
            <text:p>3096,6698575689</text:p>
          </table:table-cell>
          <table:table-cell office:value-type="float" office:value="39157.0228373563" calcext:value-type="float">
            <text:p>39157,0228373563</text:p>
          </table:table-cell>
          <table:table-cell office:value-type="float" office:value="1637.95057294319" calcext:value-type="float">
            <text:p>1637,950572943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95667673" calcext:value-type="float">
            <text:p>1,0956676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9338.0334692836" calcext:value-type="float">
            <text:p>79338,0334692836</text:p>
          </table:table-cell>
          <table:table-cell office:value-type="float" office:value="3319.2162804721" calcext:value-type="float">
            <text:p>3319,2162804721</text:p>
          </table:table-cell>
          <table:table-cell office:value-type="float" office:value="55482.7773904723" calcext:value-type="float">
            <text:p>55482,7773904723</text:p>
          </table:table-cell>
          <table:table-cell office:value-type="float" office:value="2278.56366871326" calcext:value-type="float">
            <text:p>2278,563668713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75208453" calcext:value-type="float">
            <text:p>1,0752084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68679.9304395619" calcext:value-type="float">
            <text:p>68679,9304395619</text:p>
          </table:table-cell>
          <table:table-cell office:value-type="float" office:value="2466.67519034249" calcext:value-type="float">
            <text:p>2466,6751903425</text:p>
          </table:table-cell>
          <table:table-cell office:value-type="float" office:value="41325.3134043156" calcext:value-type="float">
            <text:p>41325,3134043156</text:p>
          </table:table-cell>
          <table:table-cell office:value-type="float" office:value="1697.13077905215" calcext:value-type="float">
            <text:p>1697,130779052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75208453" calcext:value-type="float">
            <text:p>1,0752084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75876.8723213986" calcext:value-type="float">
            <text:p>75876,8723213986</text:p>
          </table:table-cell>
          <table:table-cell office:value-type="float" office:value="2744.09602029498" calcext:value-type="float">
            <text:p>2744,096020295</text:p>
          </table:table-cell>
          <table:table-cell office:value-type="float" office:value="49152.1517474618" calcext:value-type="float">
            <text:p>49152,1517474618</text:p>
          </table:table-cell>
          <table:table-cell office:value-type="float" office:value="2038.25870364151" calcext:value-type="float">
            <text:p>2038,258703641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22792448" calcext:value-type="float">
            <text:p>0,5227924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6144.2950880768" calcext:value-type="float">
            <text:p>66144,2950880768</text:p>
          </table:table-cell>
          <table:table-cell office:value-type="float" office:value="2330.96658532059" calcext:value-type="float">
            <text:p>2330,9665853206</text:p>
          </table:table-cell>
          <table:table-cell office:value-type="float" office:value="39127.1394845106" calcext:value-type="float">
            <text:p>39127,1394845106</text:p>
          </table:table-cell>
          <table:table-cell office:value-type="float" office:value="1554.41059205195" calcext:value-type="float">
            <text:p>1554,41059205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22792448" calcext:value-type="float">
            <text:p>0,5227924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7437.6691697" calcext:value-type="float">
            <text:p>77437,6691697</text:p>
          </table:table-cell>
          <table:table-cell office:value-type="float" office:value="2791.21537941864" calcext:value-type="float">
            <text:p>2791,2153794186</text:p>
          </table:table-cell>
          <table:table-cell office:value-type="float" office:value="49277.4013006677" calcext:value-type="float">
            <text:p>49277,4013006677</text:p>
          </table:table-cell>
          <table:table-cell office:value-type="float" office:value="1936.38294506947" calcext:value-type="float">
            <text:p>1936,382945069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08553084" calcext:value-type="float">
            <text:p>0,5085530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1840.2657613331" calcext:value-type="float">
            <text:p>81840,2657613331</text:p>
          </table:table-cell>
          <table:table-cell office:value-type="float" office:value="3327.0429469615" calcext:value-type="float">
            <text:p>3327,0429469615</text:p>
          </table:table-cell>
          <table:table-cell office:value-type="float" office:value="38165.4509492073" calcext:value-type="float">
            <text:p>38165,4509492073</text:p>
          </table:table-cell>
          <table:table-cell office:value-type="float" office:value="1628.34638887928" calcext:value-type="float">
            <text:p>1628,346388879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08553084" calcext:value-type="float">
            <text:p>0,5085530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9435.393364027" calcext:value-type="float">
            <text:p>89435,393364027</text:p>
          </table:table-cell>
          <table:table-cell office:value-type="float" office:value="3608.81962458567" calcext:value-type="float">
            <text:p>3608,8196245857</text:p>
          </table:table-cell>
          <table:table-cell office:value-type="float" office:value="48756.9460486808" calcext:value-type="float">
            <text:p>48756,9460486808</text:p>
          </table:table-cell>
          <table:table-cell office:value-type="float" office:value="2030.4486706189" calcext:value-type="float">
            <text:p>2030,448670618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90951764" calcext:value-type="float">
            <text:p>0,990951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71783.1071592148" calcext:value-type="float">
            <text:p>71783,1071592148</text:p>
          </table:table-cell>
          <table:table-cell office:value-type="float" office:value="2736.74384090189" calcext:value-type="float">
            <text:p>2736,7438409019</text:p>
          </table:table-cell>
          <table:table-cell office:value-type="float" office:value="38920.9298557249" calcext:value-type="float">
            <text:p>38920,9298557249</text:p>
          </table:table-cell>
          <table:table-cell office:value-type="float" office:value="1593.36035977944" calcext:value-type="float">
            <text:p>1593,360359779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90951764" calcext:value-type="float">
            <text:p>0,9909517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85057.9867194446" calcext:value-type="float">
            <text:p>85057,9867194446</text:p>
          </table:table-cell>
          <table:table-cell office:value-type="float" office:value="3227.30572659384" calcext:value-type="float">
            <text:p>3227,3057265938</text:p>
          </table:table-cell>
          <table:table-cell office:value-type="float" office:value="48230.3374543315" calcext:value-type="float">
            <text:p>48230,3374543315</text:p>
          </table:table-cell>
          <table:table-cell office:value-type="float" office:value="1940.65778984088" calcext:value-type="float">
            <text:p>1940,657789840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72368197" calcext:value-type="float">
            <text:p>1,0723681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54600.4029116359" calcext:value-type="float">
            <text:p>54600,4029116359</text:p>
          </table:table-cell>
          <table:table-cell office:value-type="float" office:value="2329.59291931745" calcext:value-type="float">
            <text:p>2329,5929193175</text:p>
          </table:table-cell>
          <table:table-cell office:value-type="float" office:value="37694.3781350845" calcext:value-type="float">
            <text:p>37694,3781350845</text:p>
          </table:table-cell>
          <table:table-cell office:value-type="float" office:value="1534.77707237935" calcext:value-type="float">
            <text:p>1534,777072379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72368197" calcext:value-type="float">
            <text:p>1,0723681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67974.6920848478" calcext:value-type="float">
            <text:p>67974,6920848478</text:p>
          </table:table-cell>
          <table:table-cell office:value-type="float" office:value="2873.74410317345" calcext:value-type="float">
            <text:p>2873,7441031735</text:p>
          </table:table-cell>
          <table:table-cell office:value-type="float" office:value="48016.3699245384" calcext:value-type="float">
            <text:p>48016,3699245384</text:p>
          </table:table-cell>
          <table:table-cell office:value-type="float" office:value="1958.82143623851" calcext:value-type="float">
            <text:p>1958,821436238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76096645" calcext:value-type="float">
            <text:p>0,6760966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59604.761018987" calcext:value-type="float">
            <text:p>59604,761018987</text:p>
          </table:table-cell>
          <table:table-cell office:value-type="float" office:value="2208.60648383585" calcext:value-type="float">
            <text:p>2208,6064838359</text:p>
          </table:table-cell>
          <table:table-cell office:value-type="float" office:value="38701.2264620845" calcext:value-type="float">
            <text:p>38701,2264620845</text:p>
          </table:table-cell>
          <table:table-cell office:value-type="float" office:value="1661.0243669245" calcext:value-type="float">
            <text:p>1661,024366924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76096645" calcext:value-type="float">
            <text:p>0,6760966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64169.9144104367" calcext:value-type="float">
            <text:p>64169,9144104367</text:p>
          </table:table-cell>
          <table:table-cell office:value-type="float" office:value="2367.71455981048" calcext:value-type="float">
            <text:p>2367,7145598105</text:p>
          </table:table-cell>
          <table:table-cell office:value-type="float" office:value="46460.8888408692" calcext:value-type="float">
            <text:p>46460,8888408692</text:p>
          </table:table-cell>
          <table:table-cell office:value-type="float" office:value="1954.54777141258" calcext:value-type="float">
            <text:p>1954,547771412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47305186" calcext:value-type="float">
            <text:p>0,473051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2359.8709240921" calcext:value-type="float">
            <text:p>72359,8709240921</text:p>
          </table:table-cell>
          <table:table-cell office:value-type="float" office:value="2757.03603039345" calcext:value-type="float">
            <text:p>2757,0360303935</text:p>
          </table:table-cell>
          <table:table-cell office:value-type="float" office:value="39136.496336614" calcext:value-type="float">
            <text:p>39136,496336614</text:p>
          </table:table-cell>
          <table:table-cell office:value-type="float" office:value="1652.37190792209" calcext:value-type="float">
            <text:p>1652,371907922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47305186" calcext:value-type="float">
            <text:p>0,473051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6562.1509249702" calcext:value-type="float">
            <text:p>76562,1509249702</text:p>
          </table:table-cell>
          <table:table-cell office:value-type="float" office:value="2976.01067412074" calcext:value-type="float">
            <text:p>2976,0106741207</text:p>
          </table:table-cell>
          <table:table-cell office:value-type="float" office:value="50411.4317931491" calcext:value-type="float">
            <text:p>50411,4317931491</text:p>
          </table:table-cell>
          <table:table-cell office:value-type="float" office:value="2061.35729516813" calcext:value-type="float">
            <text:p>2061,357295168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16817858" calcext:value-type="float">
            <text:p>0,8168178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1841.5710650053" calcext:value-type="float">
            <text:p>71841,5710650053</text:p>
          </table:table-cell>
          <table:table-cell office:value-type="float" office:value="2622.62183151201" calcext:value-type="float">
            <text:p>2622,621831512</text:p>
          </table:table-cell>
          <table:table-cell office:value-type="float" office:value="37967.4795953239" calcext:value-type="float">
            <text:p>37967,4795953239</text:p>
          </table:table-cell>
          <table:table-cell office:value-type="float" office:value="1476.43941006676" calcext:value-type="float">
            <text:p>1476,439410066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16817858" calcext:value-type="float">
            <text:p>0,8168178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7968.6744476218" calcext:value-type="float">
            <text:p>77968,6744476218</text:p>
          </table:table-cell>
          <table:table-cell office:value-type="float" office:value="2832.50175887645" calcext:value-type="float">
            <text:p>2832,5017588765</text:p>
          </table:table-cell>
          <table:table-cell office:value-type="float" office:value="51033.1009935441" calcext:value-type="float">
            <text:p>51033,1009935441</text:p>
          </table:table-cell>
          <table:table-cell office:value-type="float" office:value="2002.5354893871" calcext:value-type="float">
            <text:p>2002,535489387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95364921" calcext:value-type="float">
            <text:p>1,0953649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06296.017130094" calcext:value-type="float">
            <text:p>106296,017130094</text:p>
          </table:table-cell>
          <table:table-cell office:value-type="float" office:value="3633.26810249215" calcext:value-type="float">
            <text:p>3633,2681024922</text:p>
          </table:table-cell>
          <table:table-cell office:value-type="float" office:value="38993.7705813464" calcext:value-type="float">
            <text:p>38993,7705813464</text:p>
          </table:table-cell>
          <table:table-cell office:value-type="float" office:value="1574.52717753306" calcext:value-type="float">
            <text:p>1574,527177533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95364921" calcext:value-type="float">
            <text:p>1,0953649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19224.101023362" calcext:value-type="float">
            <text:p>119224,101023362</text:p>
          </table:table-cell>
          <table:table-cell office:value-type="float" office:value="4137.09773181906" calcext:value-type="float">
            <text:p>4137,0977318191</text:p>
          </table:table-cell>
          <table:table-cell office:value-type="float" office:value="55767.6049700417" calcext:value-type="float">
            <text:p>55767,6049700417</text:p>
          </table:table-cell>
          <table:table-cell office:value-type="float" office:value="2212.82071912665" calcext:value-type="float">
            <text:p>2212,820719126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56451693" calcext:value-type="float">
            <text:p>0,5564516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8889.4667465403" calcext:value-type="float">
            <text:p>58889,4667465403</text:p>
          </table:table-cell>
          <table:table-cell office:value-type="float" office:value="2236.83197411048" calcext:value-type="float">
            <text:p>2236,8319741105</text:p>
          </table:table-cell>
          <table:table-cell office:value-type="float" office:value="39403.0486189854" calcext:value-type="float">
            <text:p>39403,0486189854</text:p>
          </table:table-cell>
          <table:table-cell office:value-type="float" office:value="1627.47617940473" calcext:value-type="float">
            <text:p>1627,476179404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56451693" calcext:value-type="float">
            <text:p>0,5564516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1762.264880061" calcext:value-type="float">
            <text:p>71762,264880061</text:p>
          </table:table-cell>
          <table:table-cell office:value-type="float" office:value="2739.45287579318" calcext:value-type="float">
            <text:p>2739,4528757932</text:p>
          </table:table-cell>
          <table:table-cell office:value-type="float" office:value="50398.2813633115" calcext:value-type="float">
            <text:p>50398,2813633115</text:p>
          </table:table-cell>
          <table:table-cell office:value-type="float" office:value="2073.38339759659" calcext:value-type="float">
            <text:p>2073,383397596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13329136" calcext:value-type="float">
            <text:p>0,5133291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2560.5309084363" calcext:value-type="float">
            <text:p>82560,5309084363</text:p>
          </table:table-cell>
          <table:table-cell office:value-type="float" office:value="3025.93273401902" calcext:value-type="float">
            <text:p>3025,932734019</text:p>
          </table:table-cell>
          <table:table-cell office:value-type="float" office:value="42570.3804430113" calcext:value-type="float">
            <text:p>42570,3804430113</text:p>
          </table:table-cell>
          <table:table-cell office:value-type="float" office:value="1799.74769163469" calcext:value-type="float">
            <text:p>1799,747691634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13329136" calcext:value-type="float">
            <text:p>0,5133291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3104.8914584292" calcext:value-type="float">
            <text:p>93104,8914584292</text:p>
          </table:table-cell>
          <table:table-cell office:value-type="float" office:value="3473.31877359432" calcext:value-type="float">
            <text:p>3473,3187735943</text:p>
          </table:table-cell>
          <table:table-cell office:value-type="float" office:value="55593.0932218998" calcext:value-type="float">
            <text:p>55593,0932218998</text:p>
          </table:table-cell>
          <table:table-cell office:value-type="float" office:value="2234.88392526123" calcext:value-type="float">
            <text:p>2234,883925261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44714434" calcext:value-type="float">
            <text:p>0,9447144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55276.2460568159" calcext:value-type="float">
            <text:p>55276,2460568159</text:p>
          </table:table-cell>
          <table:table-cell office:value-type="float" office:value="2190.99333989378" calcext:value-type="float">
            <text:p>2190,9933398938</text:p>
          </table:table-cell>
          <table:table-cell office:value-type="float" office:value="39360.1208239292" calcext:value-type="float">
            <text:p>39360,1208239292</text:p>
          </table:table-cell>
          <table:table-cell office:value-type="float" office:value="1684.70275551046" calcext:value-type="float">
            <text:p>1684,702755510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44714434" calcext:value-type="float">
            <text:p>0,9447144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68810.1606805953" calcext:value-type="float">
            <text:p>68810,1606805953</text:p>
          </table:table-cell>
          <table:table-cell office:value-type="float" office:value="2701.71443600668" calcext:value-type="float">
            <text:p>2701,7144360067</text:p>
          </table:table-cell>
          <table:table-cell office:value-type="float" office:value="51408.4371340197" calcext:value-type="float">
            <text:p>51408,4371340197</text:p>
          </table:table-cell>
          <table:table-cell office:value-type="float" office:value="2182.80799576592" calcext:value-type="float">
            <text:p>2182,807995765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36905378" calcext:value-type="float">
            <text:p>0,7369053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90018.8100823648" calcext:value-type="float">
            <text:p>90018,8100823648</text:p>
          </table:table-cell>
          <table:table-cell office:value-type="float" office:value="3515.40253988897" calcext:value-type="float">
            <text:p>3515,402539889</text:p>
          </table:table-cell>
          <table:table-cell office:value-type="float" office:value="38591.0605448349" calcext:value-type="float">
            <text:p>38591,0605448349</text:p>
          </table:table-cell>
          <table:table-cell office:value-type="float" office:value="1552.96762301961" calcext:value-type="float">
            <text:p>1552,967623019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36905378" calcext:value-type="float">
            <text:p>0,7369053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97515.8697814624" calcext:value-type="float">
            <text:p>97515,8697814624</text:p>
          </table:table-cell>
          <table:table-cell office:value-type="float" office:value="3823.052969184" calcext:value-type="float">
            <text:p>3823,052969184</text:p>
          </table:table-cell>
          <table:table-cell office:value-type="float" office:value="49477.5158071977" calcext:value-type="float">
            <text:p>49477,5158071977</text:p>
          </table:table-cell>
          <table:table-cell office:value-type="float" office:value="2025.38186673076" calcext:value-type="float">
            <text:p>2025,381866730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84821116" calcext:value-type="float">
            <text:p>0,6848211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4405.2804336425" calcext:value-type="float">
            <text:p>64405,2804336425</text:p>
          </table:table-cell>
          <table:table-cell office:value-type="float" office:value="2303.44998969039" calcext:value-type="float">
            <text:p>2303,4499896904</text:p>
          </table:table-cell>
          <table:table-cell office:value-type="float" office:value="38862.2379162681" calcext:value-type="float">
            <text:p>38862,2379162681</text:p>
          </table:table-cell>
          <table:table-cell office:value-type="float" office:value="1606.86119396076" calcext:value-type="float">
            <text:p>1606,861193960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84821116" calcext:value-type="float">
            <text:p>0,6848211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9399.5640610592" calcext:value-type="float">
            <text:p>69399,5640610592</text:p>
          </table:table-cell>
          <table:table-cell office:value-type="float" office:value="2526.67233628377" calcext:value-type="float">
            <text:p>2526,6723362838</text:p>
          </table:table-cell>
          <table:table-cell office:value-type="float" office:value="47709.8376599066" calcext:value-type="float">
            <text:p>47709,8376599066</text:p>
          </table:table-cell>
          <table:table-cell office:value-type="float" office:value="1932.59841086351" calcext:value-type="float">
            <text:p>1932,598410863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10268501" calcext:value-type="float">
            <text:p>0,7102685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4636.0677046885" calcext:value-type="float">
            <text:p>94636,0677046885</text:p>
          </table:table-cell>
          <table:table-cell office:value-type="float" office:value="3621.51585185367" calcext:value-type="float">
            <text:p>3621,5158518537</text:p>
          </table:table-cell>
          <table:table-cell office:value-type="float" office:value="42331.2499913205" calcext:value-type="float">
            <text:p>42331,2499913205</text:p>
          </table:table-cell>
          <table:table-cell office:value-type="float" office:value="1855.74907584212" calcext:value-type="float">
            <text:p>1855,749075842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10268501" calcext:value-type="float">
            <text:p>0,7102685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058.506580724" calcext:value-type="float">
            <text:p>100058,506580724</text:p>
          </table:table-cell>
          <table:table-cell office:value-type="float" office:value="3776.87586606563" calcext:value-type="float">
            <text:p>3776,8758660656</text:p>
          </table:table-cell>
          <table:table-cell office:value-type="float" office:value="46334.5419536568" calcext:value-type="float">
            <text:p>46334,5419536568</text:p>
          </table:table-cell>
          <table:table-cell office:value-type="float" office:value="1984.75309776364" calcext:value-type="float">
            <text:p>1984,753097763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17225978" calcext:value-type="float">
            <text:p>0,6172259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5591.8473172604" calcext:value-type="float">
            <text:p>85591,8473172604</text:p>
          </table:table-cell>
          <table:table-cell office:value-type="float" office:value="3318.62286049095" calcext:value-type="float">
            <text:p>3318,622860491</text:p>
          </table:table-cell>
          <table:table-cell office:value-type="float" office:value="40966.9286543744" calcext:value-type="float">
            <text:p>40966,9286543744</text:p>
          </table:table-cell>
          <table:table-cell office:value-type="float" office:value="1634.57194949109" calcext:value-type="float">
            <text:p>1634,571949491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17225978" calcext:value-type="float">
            <text:p>0,6172259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3918.0350923452" calcext:value-type="float">
            <text:p>93918,0350923452</text:p>
          </table:table-cell>
          <table:table-cell office:value-type="float" office:value="3642.90554733825" calcext:value-type="float">
            <text:p>3642,9055473383</text:p>
          </table:table-cell>
          <table:table-cell office:value-type="float" office:value="49552.6063211676" calcext:value-type="float">
            <text:p>49552,6063211676</text:p>
          </table:table-cell>
          <table:table-cell office:value-type="float" office:value="1950.06838763166" calcext:value-type="float">
            <text:p>1950,068387631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37112795" calcext:value-type="float">
            <text:p>0,6371127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87252.2945722318" calcext:value-type="float">
            <text:p>87252,2945722318</text:p>
          </table:table-cell>
          <table:table-cell office:value-type="float" office:value="3102.41660093716" calcext:value-type="float">
            <text:p>3102,4166009372</text:p>
          </table:table-cell>
          <table:table-cell office:value-type="float" office:value="41913.5165133174" calcext:value-type="float">
            <text:p>41913,5165133174</text:p>
          </table:table-cell>
          <table:table-cell office:value-type="float" office:value="1620.25212401014" calcext:value-type="float">
            <text:p>1620,252124010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37112795" calcext:value-type="float">
            <text:p>0,6371127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94466.8493724357" calcext:value-type="float">
            <text:p>94466,8493724357</text:p>
          </table:table-cell>
          <table:table-cell office:value-type="float" office:value="3321.58394381908" calcext:value-type="float">
            <text:p>3321,5839438191</text:p>
          </table:table-cell>
          <table:table-cell office:value-type="float" office:value="51839.3244449918" calcext:value-type="float">
            <text:p>51839,3244449918</text:p>
          </table:table-cell>
          <table:table-cell office:value-type="float" office:value="1998.47443944778" calcext:value-type="float">
            <text:p>1998,474439447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13348953" calcext:value-type="float">
            <text:p>0,6133489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4940.9094039939" calcext:value-type="float">
            <text:p>74940,9094039939</text:p>
          </table:table-cell>
          <table:table-cell office:value-type="float" office:value="2860.97124279563" calcext:value-type="float">
            <text:p>2860,9712427956</text:p>
          </table:table-cell>
          <table:table-cell office:value-type="float" office:value="42577.9218598722" calcext:value-type="float">
            <text:p>42577,9218598722</text:p>
          </table:table-cell>
          <table:table-cell office:value-type="float" office:value="1729.70571874093" calcext:value-type="float">
            <text:p>1729,705718740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13348953" calcext:value-type="float">
            <text:p>0,6133489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82040.2953264632" calcext:value-type="float">
            <text:p>82040,2953264632</text:p>
          </table:table-cell>
          <table:table-cell office:value-type="float" office:value="3131.66021948679" calcext:value-type="float">
            <text:p>3131,6602194868</text:p>
          </table:table-cell>
          <table:table-cell office:value-type="float" office:value="51284.1023772989" calcext:value-type="float">
            <text:p>51284,1023772989</text:p>
          </table:table-cell>
          <table:table-cell office:value-type="float" office:value="2116.14334380161" calcext:value-type="float">
            <text:p>2116,143343801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42965862" calcext:value-type="float">
            <text:p>0,8429658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68643.5009155526" calcext:value-type="float">
            <text:p>68643,5009155526</text:p>
          </table:table-cell>
          <table:table-cell office:value-type="float" office:value="2541.86625407174" calcext:value-type="float">
            <text:p>2541,8662540718</text:p>
          </table:table-cell>
          <table:table-cell office:value-type="float" office:value="40552.3150190499" calcext:value-type="float">
            <text:p>40552,3150190499</text:p>
          </table:table-cell>
          <table:table-cell office:value-type="float" office:value="1628.74146621135" calcext:value-type="float">
            <text:p>1628,741466211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42965862" calcext:value-type="float">
            <text:p>0,8429658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7275.2092450441" calcext:value-type="float">
            <text:p>77275,2092450441</text:p>
          </table:table-cell>
          <table:table-cell office:value-type="float" office:value="2860.18117482417" calcext:value-type="float">
            <text:p>2860,1811748242</text:p>
          </table:table-cell>
          <table:table-cell office:value-type="float" office:value="52235.5057366458" calcext:value-type="float">
            <text:p>52235,5057366458</text:p>
          </table:table-cell>
          <table:table-cell office:value-type="float" office:value="2065.23719668553" calcext:value-type="float">
            <text:p>2065,237196685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94007672" calcext:value-type="float">
            <text:p>0,8940076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68810.6988394593" calcext:value-type="float">
            <text:p>68810,6988394593</text:p>
          </table:table-cell>
          <table:table-cell office:value-type="float" office:value="2594.79326708585" calcext:value-type="float">
            <text:p>2594,7932670859</text:p>
          </table:table-cell>
          <table:table-cell office:value-type="float" office:value="38977.6952897544" calcext:value-type="float">
            <text:p>38977,6952897544</text:p>
          </table:table-cell>
          <table:table-cell office:value-type="float" office:value="1646.79158831346" calcext:value-type="float">
            <text:p>1646,791588313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94007672" calcext:value-type="float">
            <text:p>0,8940076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6953.1988927585" calcext:value-type="float">
            <text:p>76953,1988927585</text:p>
          </table:table-cell>
          <table:table-cell office:value-type="float" office:value="2909.56317743761" calcext:value-type="float">
            <text:p>2909,5631774376</text:p>
          </table:table-cell>
          <table:table-cell office:value-type="float" office:value="50245.2041582493" calcext:value-type="float">
            <text:p>50245,2041582493</text:p>
          </table:table-cell>
          <table:table-cell office:value-type="float" office:value="2080.5123004427" calcext:value-type="float">
            <text:p>2080,512300442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4738189" calcext:value-type="float">
            <text:p>0,47381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3714.582305053" calcext:value-type="float">
            <text:p>93714,582305053</text:p>
          </table:table-cell>
          <table:table-cell office:value-type="float" office:value="3663.23515744616" calcext:value-type="float">
            <text:p>3663,2351574462</text:p>
          </table:table-cell>
          <table:table-cell office:value-type="float" office:value="39650.8270117041" calcext:value-type="float">
            <text:p>39650,8270117041</text:p>
          </table:table-cell>
          <table:table-cell office:value-type="float" office:value="1569.42532874543" calcext:value-type="float">
            <text:p>1569,425328745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4738189" calcext:value-type="float">
            <text:p>0,47381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9950.3581262602" calcext:value-type="float">
            <text:p>99950,3581262602</text:p>
          </table:table-cell>
          <table:table-cell office:value-type="float" office:value="3889.79476072867" calcext:value-type="float">
            <text:p>3889,7947607287</text:p>
          </table:table-cell>
          <table:table-cell office:value-type="float" office:value="51386.9679042596" calcext:value-type="float">
            <text:p>51386,9679042596</text:p>
          </table:table-cell>
          <table:table-cell office:value-type="float" office:value="2026.56153319749" calcext:value-type="float">
            <text:p>2026,561533197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489425417" calcext:value-type="float">
            <text:p>0,4894254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7104.9480201429" calcext:value-type="float">
            <text:p>57104,9480201429</text:p>
          </table:table-cell>
          <table:table-cell office:value-type="float" office:value="2293.48724736968" calcext:value-type="float">
            <text:p>2293,4872473697</text:p>
          </table:table-cell>
          <table:table-cell office:value-type="float" office:value="39800.8002667486" calcext:value-type="float">
            <text:p>39800,8002667486</text:p>
          </table:table-cell>
          <table:table-cell office:value-type="float" office:value="1531.10018198684" calcext:value-type="float">
            <text:p>1531,100181986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489425417" calcext:value-type="float">
            <text:p>0,4894254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0935.1516741562" calcext:value-type="float">
            <text:p>70935,1516741562</text:p>
          </table:table-cell>
          <table:table-cell office:value-type="float" office:value="2791.65309632066" calcext:value-type="float">
            <text:p>2791,6530963207</text:p>
          </table:table-cell>
          <table:table-cell office:value-type="float" office:value="49597.0173210468" calcext:value-type="float">
            <text:p>49597,0173210468</text:p>
          </table:table-cell>
          <table:table-cell office:value-type="float" office:value="1898.31721741405" calcext:value-type="float">
            <text:p>1898,317217414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43577851" calcext:value-type="float">
            <text:p>0,6435778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88438.4107695744" calcext:value-type="float">
            <text:p>88438,4107695744</text:p>
          </table:table-cell>
          <table:table-cell office:value-type="float" office:value="3358.97631539682" calcext:value-type="float">
            <text:p>3358,9763153968</text:p>
          </table:table-cell>
          <table:table-cell office:value-type="float" office:value="41486.5391607685" calcext:value-type="float">
            <text:p>41486,5391607685</text:p>
          </table:table-cell>
          <table:table-cell office:value-type="float" office:value="1740.14248656164" calcext:value-type="float">
            <text:p>1740,142486561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43577851" calcext:value-type="float">
            <text:p>0,6435778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99292.1690362515" calcext:value-type="float">
            <text:p>99292,1690362515</text:p>
          </table:table-cell>
          <table:table-cell office:value-type="float" office:value="3749.07386724548" calcext:value-type="float">
            <text:p>3749,0738672455</text:p>
          </table:table-cell>
          <table:table-cell office:value-type="float" office:value="52310.1896021469" calcext:value-type="float">
            <text:p>52310,1896021469</text:p>
          </table:table-cell>
          <table:table-cell office:value-type="float" office:value="2183.29561239009" calcext:value-type="float">
            <text:p>2183,295612390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12068356" calcext:value-type="float">
            <text:p>0,7120683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59532.6301785874" calcext:value-type="float">
            <text:p>59532,6301785874</text:p>
          </table:table-cell>
          <table:table-cell office:value-type="float" office:value="2284.8475256305" calcext:value-type="float">
            <text:p>2284,8475256305</text:p>
          </table:table-cell>
          <table:table-cell office:value-type="float" office:value="40516.9995167773" calcext:value-type="float">
            <text:p>40516,9995167773</text:p>
          </table:table-cell>
          <table:table-cell office:value-type="float" office:value="1666.00573288671" calcext:value-type="float">
            <text:p>1666,005732886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12068356" calcext:value-type="float">
            <text:p>0,7120683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72181.602569285" calcext:value-type="float">
            <text:p>72181,602569285</text:p>
          </table:table-cell>
          <table:table-cell office:value-type="float" office:value="2756.17293532782" calcext:value-type="float">
            <text:p>2756,1729353278</text:p>
          </table:table-cell>
          <table:table-cell office:value-type="float" office:value="48990.4980131829" calcext:value-type="float">
            <text:p>48990,4980131829</text:p>
          </table:table-cell>
          <table:table-cell office:value-type="float" office:value="1988.63424162294" calcext:value-type="float">
            <text:p>1988,63424162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65177269" calcext:value-type="float">
            <text:p>0,6651772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2792.413085892" calcext:value-type="float">
            <text:p>72792,413085892</text:p>
          </table:table-cell>
          <table:table-cell office:value-type="float" office:value="2722.62629073501" calcext:value-type="float">
            <text:p>2722,626290735</text:p>
          </table:table-cell>
          <table:table-cell office:value-type="float" office:value="38994.1360751045" calcext:value-type="float">
            <text:p>38994,1360751045</text:p>
          </table:table-cell>
          <table:table-cell office:value-type="float" office:value="1724.98566978297" calcext:value-type="float">
            <text:p>1724,98566978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65177269" calcext:value-type="float">
            <text:p>0,66517726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9791.8575797079" calcext:value-type="float">
            <text:p>79791,8575797079</text:p>
          </table:table-cell>
          <table:table-cell office:value-type="float" office:value="2971.69311677671" calcext:value-type="float">
            <text:p>2971,6931167767</text:p>
          </table:table-cell>
          <table:table-cell office:value-type="float" office:value="49609.0962646105" calcext:value-type="float">
            <text:p>49609,0962646105</text:p>
          </table:table-cell>
          <table:table-cell office:value-type="float" office:value="2150.3737859925" calcext:value-type="float">
            <text:p>2150,373785992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95949295" calcext:value-type="float">
            <text:p>0,8959492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4830.4033707783" calcext:value-type="float">
            <text:p>64830,4033707783</text:p>
          </table:table-cell>
          <table:table-cell office:value-type="float" office:value="2429.39248970023" calcext:value-type="float">
            <text:p>2429,3924897002</text:p>
          </table:table-cell>
          <table:table-cell office:value-type="float" office:value="40080.3607349887" calcext:value-type="float">
            <text:p>40080,3607349887</text:p>
          </table:table-cell>
          <table:table-cell office:value-type="float" office:value="1619.24765070401" calcext:value-type="float">
            <text:p>1619,24765070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95949295" calcext:value-type="float">
            <text:p>0,8959492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71435.69271626" calcext:value-type="float">
            <text:p>71435,69271626</text:p>
          </table:table-cell>
          <table:table-cell office:value-type="float" office:value="2706.86370549718" calcext:value-type="float">
            <text:p>2706,8637054972</text:p>
          </table:table-cell>
          <table:table-cell office:value-type="float" office:value="50051.0219948825" calcext:value-type="float">
            <text:p>50051,0219948825</text:p>
          </table:table-cell>
          <table:table-cell office:value-type="float" office:value="1986.40403064672" calcext:value-type="float">
            <text:p>1986,404030646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31139868" calcext:value-type="float">
            <text:p>0,8311398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91254.1283370077" calcext:value-type="float">
            <text:p>91254,1283370077</text:p>
          </table:table-cell>
          <table:table-cell office:value-type="float" office:value="3555.01702834349" calcext:value-type="float">
            <text:p>3555,0170283435</text:p>
          </table:table-cell>
          <table:table-cell office:value-type="float" office:value="38189.541164923" calcext:value-type="float">
            <text:p>38189,541164923</text:p>
          </table:table-cell>
          <table:table-cell office:value-type="float" office:value="1550.80046225167" calcext:value-type="float">
            <text:p>1550,800462251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31139868" calcext:value-type="float">
            <text:p>0,83113986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00408.022387445" calcext:value-type="float">
            <text:p>100408,022387445</text:p>
          </table:table-cell>
          <table:table-cell office:value-type="float" office:value="3863.93926085027" calcext:value-type="float">
            <text:p>3863,9392608503</text:p>
          </table:table-cell>
          <table:table-cell office:value-type="float" office:value="51700.157329586" calcext:value-type="float">
            <text:p>51700,157329586</text:p>
          </table:table-cell>
          <table:table-cell office:value-type="float" office:value="2112.41344124095" calcext:value-type="float">
            <text:p>2112,41344124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26891221" calcext:value-type="float">
            <text:p>0,5268912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2160.9122934828" calcext:value-type="float">
            <text:p>72160,9122934828</text:p>
          </table:table-cell>
          <table:table-cell office:value-type="float" office:value="2510.34596162967" calcext:value-type="float">
            <text:p>2510,3459616297</text:p>
          </table:table-cell>
          <table:table-cell office:value-type="float" office:value="42646.46052111" calcext:value-type="float">
            <text:p>42646,46052111</text:p>
          </table:table-cell>
          <table:table-cell office:value-type="float" office:value="1804.66244255736" calcext:value-type="float">
            <text:p>1804,662442557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26891221" calcext:value-type="float">
            <text:p>0,5268912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3571.8456887105" calcext:value-type="float">
            <text:p>83571,8456887105</text:p>
          </table:table-cell>
          <table:table-cell office:value-type="float" office:value="2896.32506857724" calcext:value-type="float">
            <text:p>2896,3250685773</text:p>
          </table:table-cell>
          <table:table-cell office:value-type="float" office:value="50370.888742737" calcext:value-type="float">
            <text:p>50370,888742737</text:p>
          </table:table-cell>
          <table:table-cell office:value-type="float" office:value="2093.47925566146" calcext:value-type="float">
            <text:p>2093,479255661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600339618" calcext:value-type="float">
            <text:p>1,6003396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65769.6403374156" calcext:value-type="float">
            <text:p>65769,6403374156</text:p>
          </table:table-cell>
          <table:table-cell office:value-type="float" office:value="2475.9686710506" calcext:value-type="float">
            <text:p>2475,9686710506</text:p>
          </table:table-cell>
          <table:table-cell office:value-type="float" office:value="39292.2608063201" calcext:value-type="float">
            <text:p>39292,2608063201</text:p>
          </table:table-cell>
          <table:table-cell office:value-type="float" office:value="1617.74597294067" calcext:value-type="float">
            <text:p>1617,745972940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600339618" calcext:value-type="float">
            <text:p>1,60033961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72074.0350944504" calcext:value-type="float">
            <text:p>72074,0350944504</text:p>
          </table:table-cell>
          <table:table-cell office:value-type="float" office:value="2702.40563303277" calcext:value-type="float">
            <text:p>2702,4056330328</text:p>
          </table:table-cell>
          <table:table-cell office:value-type="float" office:value="51267.4378998924" calcext:value-type="float">
            <text:p>51267,4378998924</text:p>
          </table:table-cell>
          <table:table-cell office:value-type="float" office:value="2097.20381663703" calcext:value-type="float">
            <text:p>2097,20381663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60442334" calcext:value-type="float">
            <text:p>0,9604423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6422.4828471461" calcext:value-type="float">
            <text:p>86422,4828471461</text:p>
          </table:table-cell>
          <table:table-cell office:value-type="float" office:value="3150.42819166552" calcext:value-type="float">
            <text:p>3150,4281916655</text:p>
          </table:table-cell>
          <table:table-cell office:value-type="float" office:value="40264.8495384242" calcext:value-type="float">
            <text:p>40264,8495384242</text:p>
          </table:table-cell>
          <table:table-cell office:value-type="float" office:value="1693.00541986995" calcext:value-type="float">
            <text:p>1693,0054198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60442334" calcext:value-type="float">
            <text:p>0,96044233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92590.8470472819" calcext:value-type="float">
            <text:p>92590,8470472819</text:p>
          </table:table-cell>
          <table:table-cell office:value-type="float" office:value="3338.52229744748" calcext:value-type="float">
            <text:p>3338,5222974475</text:p>
          </table:table-cell>
          <table:table-cell office:value-type="float" office:value="54979.2994564372" calcext:value-type="float">
            <text:p>54979,2994564372</text:p>
          </table:table-cell>
          <table:table-cell office:value-type="float" office:value="2225.10388855962" calcext:value-type="float">
            <text:p>2225,103888559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37118372" calcext:value-type="float">
            <text:p>0,6371183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89752.333033109" calcext:value-type="float">
            <text:p>89752,333033109</text:p>
          </table:table-cell>
          <table:table-cell office:value-type="float" office:value="3205.92994907946" calcext:value-type="float">
            <text:p>3205,9299490795</text:p>
          </table:table-cell>
          <table:table-cell office:value-type="float" office:value="41817.7117612725" calcext:value-type="float">
            <text:p>41817,7117612725</text:p>
          </table:table-cell>
          <table:table-cell office:value-type="float" office:value="1779.44778524737" calcext:value-type="float">
            <text:p>1779,447785247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37118372" calcext:value-type="float">
            <text:p>0,6371183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97934.5147159228" calcext:value-type="float">
            <text:p>97934,5147159228</text:p>
          </table:table-cell>
          <table:table-cell office:value-type="float" office:value="3543.81130154457" calcext:value-type="float">
            <text:p>3543,8113015446</text:p>
          </table:table-cell>
          <table:table-cell office:value-type="float" office:value="51509.8436193551" calcext:value-type="float">
            <text:p>51509,8436193551</text:p>
          </table:table-cell>
          <table:table-cell office:value-type="float" office:value="2143.93221289407" calcext:value-type="float">
            <text:p>2143,932212894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19218537" calcext:value-type="float">
            <text:p>0,7192185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65579.5063586575" calcext:value-type="float">
            <text:p>65579,5063586575</text:p>
          </table:table-cell>
          <table:table-cell office:value-type="float" office:value="2430.7138110773" calcext:value-type="float">
            <text:p>2430,7138110773</text:p>
          </table:table-cell>
          <table:table-cell office:value-type="float" office:value="41901.8232597279" calcext:value-type="float">
            <text:p>41901,8232597279</text:p>
          </table:table-cell>
          <table:table-cell office:value-type="float" office:value="1752.51120268235" calcext:value-type="float">
            <text:p>1752,511202682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19218537" calcext:value-type="float">
            <text:p>0,7192185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78723.5229235695" calcext:value-type="float">
            <text:p>78723,5229235695</text:p>
          </table:table-cell>
          <table:table-cell office:value-type="float" office:value="2902.80824675423" calcext:value-type="float">
            <text:p>2902,8082467542</text:p>
          </table:table-cell>
          <table:table-cell office:value-type="float" office:value="51034.2864339123" calcext:value-type="float">
            <text:p>51034,2864339123</text:p>
          </table:table-cell>
          <table:table-cell office:value-type="float" office:value="2079.40643318176" calcext:value-type="float">
            <text:p>2079,406433181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103847" calcext:value-type="float">
            <text:p>1,01038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9801.3314519998" calcext:value-type="float">
            <text:p>59801,3314519998</text:p>
          </table:table-cell>
          <table:table-cell office:value-type="float" office:value="2134.39819565171" calcext:value-type="float">
            <text:p>2134,3981956517</text:p>
          </table:table-cell>
          <table:table-cell office:value-type="float" office:value="40115.1921801045" calcext:value-type="float">
            <text:p>40115,1921801045</text:p>
          </table:table-cell>
          <table:table-cell office:value-type="float" office:value="1595.49121944055" calcext:value-type="float">
            <text:p>1595,491219440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103847" calcext:value-type="float">
            <text:p>1,010384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64967.4456550684" calcext:value-type="float">
            <text:p>64967,4456550684</text:p>
          </table:table-cell>
          <table:table-cell office:value-type="float" office:value="2342.87606703298" calcext:value-type="float">
            <text:p>2342,876067033</text:p>
          </table:table-cell>
          <table:table-cell office:value-type="float" office:value="50240.810856156" calcext:value-type="float">
            <text:p>50240,810856156</text:p>
          </table:table-cell>
          <table:table-cell office:value-type="float" office:value="1972.7750549848" calcext:value-type="float">
            <text:p>1972,775054984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11339135" calcext:value-type="float">
            <text:p>1,0113391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69823.9908657856" calcext:value-type="float">
            <text:p>69823,9908657856</text:p>
          </table:table-cell>
          <table:table-cell office:value-type="float" office:value="2762.2662497744" calcext:value-type="float">
            <text:p>2762,2662497744</text:p>
          </table:table-cell>
          <table:table-cell office:value-type="float" office:value="36430.3142072087" calcext:value-type="float">
            <text:p>36430,3142072087</text:p>
          </table:table-cell>
          <table:table-cell office:value-type="float" office:value="1515.81248899444" calcext:value-type="float">
            <text:p>1515,812488994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11339135" calcext:value-type="float">
            <text:p>1,0113391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0095.4787255573" calcext:value-type="float">
            <text:p>80095,4787255573</text:p>
          </table:table-cell>
          <table:table-cell office:value-type="float" office:value="3142.02893797153" calcext:value-type="float">
            <text:p>3142,0289379715</text:p>
          </table:table-cell>
          <table:table-cell office:value-type="float" office:value="53390.1585146261" calcext:value-type="float">
            <text:p>53390,1585146261</text:p>
          </table:table-cell>
          <table:table-cell office:value-type="float" office:value="2152.99509132022" calcext:value-type="float">
            <text:p>2152,995091320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81821261" calcext:value-type="float">
            <text:p>0,5818212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03075.404752114" calcext:value-type="float">
            <text:p>103075,404752114</text:p>
          </table:table-cell>
          <table:table-cell office:value-type="float" office:value="3861.20952351357" calcext:value-type="float">
            <text:p>3861,2095235136</text:p>
          </table:table-cell>
          <table:table-cell office:value-type="float" office:value="40724.1772172923" calcext:value-type="float">
            <text:p>40724,1772172923</text:p>
          </table:table-cell>
          <table:table-cell office:value-type="float" office:value="1652.52210676586" calcext:value-type="float">
            <text:p>1652,522106765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81821261" calcext:value-type="float">
            <text:p>0,5818212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10115.979570365" calcext:value-type="float">
            <text:p>110115,979570365</text:p>
          </table:table-cell>
          <table:table-cell office:value-type="float" office:value="4135.65249995805" calcext:value-type="float">
            <text:p>4135,6524999581</text:p>
          </table:table-cell>
          <table:table-cell office:value-type="float" office:value="51126.6141455048" calcext:value-type="float">
            <text:p>51126,6141455048</text:p>
          </table:table-cell>
          <table:table-cell office:value-type="float" office:value="2081.58572981181" calcext:value-type="float">
            <text:p>2081,585729811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45716331" calcext:value-type="float">
            <text:p>0,6457163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68255.9276169445" calcext:value-type="float">
            <text:p>68255,9276169445</text:p>
          </table:table-cell>
          <table:table-cell office:value-type="float" office:value="2409.54052112735" calcext:value-type="float">
            <text:p>2409,5405211274</text:p>
          </table:table-cell>
          <table:table-cell office:value-type="float" office:value="40773.4333533029" calcext:value-type="float">
            <text:p>40773,4333533029</text:p>
          </table:table-cell>
          <table:table-cell office:value-type="float" office:value="1637.00541944737" calcext:value-type="float">
            <text:p>1637,005419447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45716331" calcext:value-type="float">
            <text:p>0,6457163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8657.8985266845" calcext:value-type="float">
            <text:p>78657,8985266845</text:p>
          </table:table-cell>
          <table:table-cell office:value-type="float" office:value="2808.80283360164" calcext:value-type="float">
            <text:p>2808,8028336017</text:p>
          </table:table-cell>
          <table:table-cell office:value-type="float" office:value="56822.7684799583" calcext:value-type="float">
            <text:p>56822,7684799583</text:p>
          </table:table-cell>
          <table:table-cell office:value-type="float" office:value="2312.33149788912" calcext:value-type="float">
            <text:p>2312,331497889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17505896" calcext:value-type="float">
            <text:p>0,8175058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8947.3346603125" calcext:value-type="float">
            <text:p>68947,3346603125</text:p>
          </table:table-cell>
          <table:table-cell office:value-type="float" office:value="2501.63885616881" calcext:value-type="float">
            <text:p>2501,6388561688</text:p>
          </table:table-cell>
          <table:table-cell office:value-type="float" office:value="38351.6573302336" calcext:value-type="float">
            <text:p>38351,6573302336</text:p>
          </table:table-cell>
          <table:table-cell office:value-type="float" office:value="1586.99261082796" calcext:value-type="float">
            <text:p>1586,99261082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17505896" calcext:value-type="float">
            <text:p>0,81750589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79828.1130479676" calcext:value-type="float">
            <text:p>79828,1130479676</text:p>
          </table:table-cell>
          <table:table-cell office:value-type="float" office:value="2879.38126822944" calcext:value-type="float">
            <text:p>2879,3812682295</text:p>
          </table:table-cell>
          <table:table-cell office:value-type="float" office:value="51773.894692496" calcext:value-type="float">
            <text:p>51773,894692496</text:p>
          </table:table-cell>
          <table:table-cell office:value-type="float" office:value="2135.83768689001" calcext:value-type="float">
            <text:p>2135,8376868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81434305" calcext:value-type="float">
            <text:p>0,5814343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8315.2159075844" calcext:value-type="float">
            <text:p>68315,2159075844</text:p>
          </table:table-cell>
          <table:table-cell office:value-type="float" office:value="2615.685717457" calcext:value-type="float">
            <text:p>2615,685717457</text:p>
          </table:table-cell>
          <table:table-cell office:value-type="float" office:value="38996.2477094791" calcext:value-type="float">
            <text:p>38996,2477094791</text:p>
          </table:table-cell>
          <table:table-cell office:value-type="float" office:value="1585.03807405983" calcext:value-type="float">
            <text:p>1585,038074059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81434305" calcext:value-type="float">
            <text:p>0,5814343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6098.3779004766" calcext:value-type="float">
            <text:p>76098,3779004766</text:p>
          </table:table-cell>
          <table:table-cell office:value-type="float" office:value="2894.69729632368" calcext:value-type="float">
            <text:p>2894,6972963237</text:p>
          </table:table-cell>
          <table:table-cell office:value-type="float" office:value="46238.3260535917" calcext:value-type="float">
            <text:p>46238,3260535917</text:p>
          </table:table-cell>
          <table:table-cell office:value-type="float" office:value="1875.35118126436" calcext:value-type="float">
            <text:p>1875,351181264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27103137" calcext:value-type="float">
            <text:p>1,0271031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51891.4303905534" calcext:value-type="float">
            <text:p>51891,4303905534</text:p>
          </table:table-cell>
          <table:table-cell office:value-type="float" office:value="2036.91774784944" calcext:value-type="float">
            <text:p>2036,9177478494</text:p>
          </table:table-cell>
          <table:table-cell office:value-type="float" office:value="39542.0164362561" calcext:value-type="float">
            <text:p>39542,0164362561</text:p>
          </table:table-cell>
          <table:table-cell office:value-type="float" office:value="1616.54962639173" calcext:value-type="float">
            <text:p>1616,549626391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27103137" calcext:value-type="float">
            <text:p>1,0271031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62960.4293893772" calcext:value-type="float">
            <text:p>62960,4293893772</text:p>
          </table:table-cell>
          <table:table-cell office:value-type="float" office:value="2446.77442643882" calcext:value-type="float">
            <text:p>2446,7744264388</text:p>
          </table:table-cell>
          <table:table-cell office:value-type="float" office:value="53688.2861419385" calcext:value-type="float">
            <text:p>53688,2861419385</text:p>
          </table:table-cell>
          <table:table-cell office:value-type="float" office:value="2143.41556375203" calcext:value-type="float">
            <text:p>2143,41556375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96332925" calcext:value-type="float">
            <text:p>0,5963329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52275.9863041753" calcext:value-type="float">
            <text:p>52275,9863041753</text:p>
          </table:table-cell>
          <table:table-cell office:value-type="float" office:value="1949.24965694674" calcext:value-type="float">
            <text:p>1949,2496569467</text:p>
          </table:table-cell>
          <table:table-cell office:value-type="float" office:value="40213.7381006557" calcext:value-type="float">
            <text:p>40213,7381006557</text:p>
          </table:table-cell>
          <table:table-cell office:value-type="float" office:value="1546.59289117429" calcext:value-type="float">
            <text:p>1546,592891174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96332925" calcext:value-type="float">
            <text:p>0,5963329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3443.2497277955" calcext:value-type="float">
            <text:p>63443,2497277955</text:p>
          </table:table-cell>
          <table:table-cell office:value-type="float" office:value="2384.59995246442" calcext:value-type="float">
            <text:p>2384,5999524644</text:p>
          </table:table-cell>
          <table:table-cell office:value-type="float" office:value="52978.759153687" calcext:value-type="float">
            <text:p>52978,759153687</text:p>
          </table:table-cell>
          <table:table-cell office:value-type="float" office:value="2056.36180941683" calcext:value-type="float">
            <text:p>2056,361809416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20473656" calcext:value-type="float">
            <text:p>0,9204736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0926.9925965216" calcext:value-type="float">
            <text:p>70926,9925965216</text:p>
          </table:table-cell>
          <table:table-cell office:value-type="float" office:value="2656.43850698166" calcext:value-type="float">
            <text:p>2656,4385069817</text:p>
          </table:table-cell>
          <table:table-cell office:value-type="float" office:value="39160.0368779676" calcext:value-type="float">
            <text:p>39160,0368779676</text:p>
          </table:table-cell>
          <table:table-cell office:value-type="float" office:value="1720.1462798092" calcext:value-type="float">
            <text:p>1720,146279809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20473656" calcext:value-type="float">
            <text:p>0,9204736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2468.9989825804" calcext:value-type="float">
            <text:p>82468,9989825804</text:p>
          </table:table-cell>
          <table:table-cell office:value-type="float" office:value="3091.34781648884" calcext:value-type="float">
            <text:p>3091,3478164888</text:p>
          </table:table-cell>
          <table:table-cell office:value-type="float" office:value="52598.7044915905" calcext:value-type="float">
            <text:p>52598,7044915905</text:p>
          </table:table-cell>
          <table:table-cell office:value-type="float" office:value="2261.29517046929" calcext:value-type="float">
            <text:p>2261,295170469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61229167" calcext:value-type="float">
            <text:p>0,8612291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6861.7114428534" calcext:value-type="float">
            <text:p>76861,7114428534</text:p>
          </table:table-cell>
          <table:table-cell office:value-type="float" office:value="2834.4865389445" calcext:value-type="float">
            <text:p>2834,4865389445</text:p>
          </table:table-cell>
          <table:table-cell office:value-type="float" office:value="39087.533760754" calcext:value-type="float">
            <text:p>39087,533760754</text:p>
          </table:table-cell>
          <table:table-cell office:value-type="float" office:value="1532.50596706841" calcext:value-type="float">
            <text:p>1532,505967068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61229167" calcext:value-type="float">
            <text:p>0,8612291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91461.1887761065" calcext:value-type="float">
            <text:p>91461,1887761065</text:p>
          </table:table-cell>
          <table:table-cell office:value-type="float" office:value="3363.28779149395" calcext:value-type="float">
            <text:p>3363,287791494</text:p>
          </table:table-cell>
          <table:table-cell office:value-type="float" office:value="49071.6666993573" calcext:value-type="float">
            <text:p>49071,6666993573</text:p>
          </table:table-cell>
          <table:table-cell office:value-type="float" office:value="1908.68260435637" calcext:value-type="float">
            <text:p>1908,682604356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47821683" calcext:value-type="float">
            <text:p>0,7478216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78929.6580053913" calcext:value-type="float">
            <text:p>78929,6580053913</text:p>
          </table:table-cell>
          <table:table-cell office:value-type="float" office:value="3119.6591235514" calcext:value-type="float">
            <text:p>3119,6591235514</text:p>
          </table:table-cell>
          <table:table-cell office:value-type="float" office:value="40154.7471027498" calcext:value-type="float">
            <text:p>40154,7471027498</text:p>
          </table:table-cell>
          <table:table-cell office:value-type="float" office:value="1667.09005558011" calcext:value-type="float">
            <text:p>1667,090055580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47821683" calcext:value-type="float">
            <text:p>0,7478216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92341.026310348" calcext:value-type="float">
            <text:p>92341,026310348</text:p>
          </table:table-cell>
          <table:table-cell office:value-type="float" office:value="3659.71609706041" calcext:value-type="float">
            <text:p>3659,7160970604</text:p>
          </table:table-cell>
          <table:table-cell office:value-type="float" office:value="56386.605741381" calcext:value-type="float">
            <text:p>56386,605741381</text:p>
          </table:table-cell>
          <table:table-cell office:value-type="float" office:value="2348.90623664222" calcext:value-type="float">
            <text:p>2348,906236642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41228397" calcext:value-type="float">
            <text:p>0,8412283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74618.8663448859" calcext:value-type="float">
            <text:p>74618,8663448859</text:p>
          </table:table-cell>
          <table:table-cell office:value-type="float" office:value="2733.69283365347" calcext:value-type="float">
            <text:p>2733,6928336535</text:p>
          </table:table-cell>
          <table:table-cell office:value-type="float" office:value="38714.549312112" calcext:value-type="float">
            <text:p>38714,549312112</text:p>
          </table:table-cell>
          <table:table-cell office:value-type="float" office:value="1573.06662467017" calcext:value-type="float">
            <text:p>1573,066624670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41228397" calcext:value-type="float">
            <text:p>0,84122839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83504.6386860152" calcext:value-type="float">
            <text:p>83504,6386860152</text:p>
          </table:table-cell>
          <table:table-cell office:value-type="float" office:value="3093.46448523372" calcext:value-type="float">
            <text:p>3093,4644852337</text:p>
          </table:table-cell>
          <table:table-cell office:value-type="float" office:value="48796.943452281" calcext:value-type="float">
            <text:p>48796,943452281</text:p>
          </table:table-cell>
          <table:table-cell office:value-type="float" office:value="1973.15792842409" calcext:value-type="float">
            <text:p>1973,157928424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74412853" calcext:value-type="float">
            <text:p>0,5744128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4973.771350573" calcext:value-type="float">
            <text:p>104973,771350573</text:p>
          </table:table-cell>
          <table:table-cell office:value-type="float" office:value="3875.51260670141" calcext:value-type="float">
            <text:p>3875,5126067014</text:p>
          </table:table-cell>
          <table:table-cell office:value-type="float" office:value="38232.2662890663" calcext:value-type="float">
            <text:p>38232,2662890663</text:p>
          </table:table-cell>
          <table:table-cell office:value-type="float" office:value="1578.22698139069" calcext:value-type="float">
            <text:p>1578,226981390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74412853" calcext:value-type="float">
            <text:p>0,5744128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2397.751907557" calcext:value-type="float">
            <text:p>112397,751907557</text:p>
          </table:table-cell>
          <table:table-cell office:value-type="float" office:value="4205.89532710847" calcext:value-type="float">
            <text:p>4205,8953271085</text:p>
          </table:table-cell>
          <table:table-cell office:value-type="float" office:value="47423.0945933677" calcext:value-type="float">
            <text:p>47423,0945933677</text:p>
          </table:table-cell>
          <table:table-cell office:value-type="float" office:value="1940.15758419913" calcext:value-type="float">
            <text:p>1940,157584199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452808301" calcext:value-type="float">
            <text:p>0,4528083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6336.873931969" calcext:value-type="float">
            <text:p>76336,873931969</text:p>
          </table:table-cell>
          <table:table-cell office:value-type="float" office:value="2654.58108482254" calcext:value-type="float">
            <text:p>2654,5810848225</text:p>
          </table:table-cell>
          <table:table-cell office:value-type="float" office:value="41008.8437874493" calcext:value-type="float">
            <text:p>41008,8437874493</text:p>
          </table:table-cell>
          <table:table-cell office:value-type="float" office:value="1652.00343428185" calcext:value-type="float">
            <text:p>1652,00343428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452808301" calcext:value-type="float">
            <text:p>0,4528083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5872.8854342256" calcext:value-type="float">
            <text:p>85872,8854342256</text:p>
          </table:table-cell>
          <table:table-cell office:value-type="float" office:value="2999.19690123411" calcext:value-type="float">
            <text:p>2999,1969012341</text:p>
          </table:table-cell>
          <table:table-cell office:value-type="float" office:value="54163.6251509898" calcext:value-type="float">
            <text:p>54163,6251509898</text:p>
          </table:table-cell>
          <table:table-cell office:value-type="float" office:value="2179.63764148218" calcext:value-type="float">
            <text:p>2179,637641482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34039482" calcext:value-type="float">
            <text:p>0,8340394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87119.2769641073" calcext:value-type="float">
            <text:p>87119,2769641073</text:p>
          </table:table-cell>
          <table:table-cell office:value-type="float" office:value="3280.28645866495" calcext:value-type="float">
            <text:p>3280,286458665</text:p>
          </table:table-cell>
          <table:table-cell office:value-type="float" office:value="41209.154350794" calcext:value-type="float">
            <text:p>41209,154350794</text:p>
          </table:table-cell>
          <table:table-cell office:value-type="float" office:value="1689.15079396518" calcext:value-type="float">
            <text:p>1689,150793965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34039482" calcext:value-type="float">
            <text:p>0,8340394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97878.5558090366" calcext:value-type="float">
            <text:p>97878,5558090366</text:p>
          </table:table-cell>
          <table:table-cell office:value-type="float" office:value="3732.88647037809" calcext:value-type="float">
            <text:p>3732,8864703781</text:p>
          </table:table-cell>
          <table:table-cell office:value-type="float" office:value="49597.238935539" calcext:value-type="float">
            <text:p>49597,238935539</text:p>
          </table:table-cell>
          <table:table-cell office:value-type="float" office:value="2009.27761389624" calcext:value-type="float">
            <text:p>2009,277613896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46390608" calcext:value-type="float">
            <text:p>0,9463906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3638.4439439554" calcext:value-type="float">
            <text:p>53638,4439439554</text:p>
          </table:table-cell>
          <table:table-cell office:value-type="float" office:value="1999.12866856752" calcext:value-type="float">
            <text:p>1999,1286685675</text:p>
          </table:table-cell>
          <table:table-cell office:value-type="float" office:value="37700.0512083986" calcext:value-type="float">
            <text:p>37700,0512083986</text:p>
          </table:table-cell>
          <table:table-cell office:value-type="float" office:value="1628.78723833931" calcext:value-type="float">
            <text:p>1628,787238339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46390608" calcext:value-type="float">
            <text:p>0,94639060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2753.1154660032" calcext:value-type="float">
            <text:p>62753,1154660032</text:p>
          </table:table-cell>
          <table:table-cell office:value-type="float" office:value="2316.77881057382" calcext:value-type="float">
            <text:p>2316,7788105738</text:p>
          </table:table-cell>
          <table:table-cell office:value-type="float" office:value="48908.7572671711" calcext:value-type="float">
            <text:p>48908,7572671711</text:p>
          </table:table-cell>
          <table:table-cell office:value-type="float" office:value="2050.36703604318" calcext:value-type="float">
            <text:p>2050,367036043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94653321" calcext:value-type="float">
            <text:p>0,9946533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81536.9513169348" calcext:value-type="float">
            <text:p>81536,9513169348</text:p>
          </table:table-cell>
          <table:table-cell office:value-type="float" office:value="3261.93527740639" calcext:value-type="float">
            <text:p>3261,9352774064</text:p>
          </table:table-cell>
          <table:table-cell office:value-type="float" office:value="38408.9934540835" calcext:value-type="float">
            <text:p>38408,9934540835</text:p>
          </table:table-cell>
          <table:table-cell office:value-type="float" office:value="1572.61449014888" calcext:value-type="float">
            <text:p>1572,614490148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94653321" calcext:value-type="float">
            <text:p>0,99465332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89094.9491887435" calcext:value-type="float">
            <text:p>89094,9491887435</text:p>
          </table:table-cell>
          <table:table-cell office:value-type="float" office:value="3546.82908218997" calcext:value-type="float">
            <text:p>3546,82908219</text:p>
          </table:table-cell>
          <table:table-cell office:value-type="float" office:value="51979.3959142323" calcext:value-type="float">
            <text:p>51979,3959142323</text:p>
          </table:table-cell>
          <table:table-cell office:value-type="float" office:value="2101.00214316113" calcext:value-type="float">
            <text:p>2101,002143161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14921936" calcext:value-type="float">
            <text:p>0,9149219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106827.283299741" calcext:value-type="float">
            <text:p>106827,283299741</text:p>
          </table:table-cell>
          <table:table-cell office:value-type="float" office:value="3708.2208729636" calcext:value-type="float">
            <text:p>3708,2208729636</text:p>
          </table:table-cell>
          <table:table-cell office:value-type="float" office:value="40855.2064751683" calcext:value-type="float">
            <text:p>40855,2064751683</text:p>
          </table:table-cell>
          <table:table-cell office:value-type="float" office:value="1732.90759621749" calcext:value-type="float">
            <text:p>1732,907596217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14921936" calcext:value-type="float">
            <text:p>0,9149219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116676.180760695" calcext:value-type="float">
            <text:p>116676,180760695</text:p>
          </table:table-cell>
          <table:table-cell office:value-type="float" office:value="4143.10518973277" calcext:value-type="float">
            <text:p>4143,1051897328</text:p>
          </table:table-cell>
          <table:table-cell office:value-type="float" office:value="51527.0108881397" calcext:value-type="float">
            <text:p>51527,0108881397</text:p>
          </table:table-cell>
          <table:table-cell office:value-type="float" office:value="2173.83412822022" calcext:value-type="float">
            <text:p>2173,834128220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11863561" calcext:value-type="float">
            <text:p>0,5118635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014.1264622442" calcext:value-type="float">
            <text:p>64014,1264622442</text:p>
          </table:table-cell>
          <table:table-cell office:value-type="float" office:value="2384.2598433741" calcext:value-type="float">
            <text:p>2384,2598433741</text:p>
          </table:table-cell>
          <table:table-cell office:value-type="float" office:value="40876.6892746682" calcext:value-type="float">
            <text:p>40876,6892746682</text:p>
          </table:table-cell>
          <table:table-cell office:value-type="float" office:value="1692.13020056265" calcext:value-type="float">
            <text:p>1692,130200562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11863561" calcext:value-type="float">
            <text:p>0,5118635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4893.6471226733" calcext:value-type="float">
            <text:p>74893,6471226733</text:p>
          </table:table-cell>
          <table:table-cell office:value-type="float" office:value="2832.50132354605" calcext:value-type="float">
            <text:p>2832,5013235461</text:p>
          </table:table-cell>
          <table:table-cell office:value-type="float" office:value="52284.9751272459" calcext:value-type="float">
            <text:p>52284,9751272459</text:p>
          </table:table-cell>
          <table:table-cell office:value-type="float" office:value="2147.19962319004" calcext:value-type="float">
            <text:p>2147,199623190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7797238" calcext:value-type="float">
            <text:p>1,077972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66833.7725431691" calcext:value-type="float">
            <text:p>66833,7725431691</text:p>
          </table:table-cell>
          <table:table-cell office:value-type="float" office:value="2319.51107351431" calcext:value-type="float">
            <text:p>2319,5110735143</text:p>
          </table:table-cell>
          <table:table-cell office:value-type="float" office:value="38220.1126282547" calcext:value-type="float">
            <text:p>38220,1126282547</text:p>
          </table:table-cell>
          <table:table-cell office:value-type="float" office:value="1651.72283929613" calcext:value-type="float">
            <text:p>1651,722839296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7797238" calcext:value-type="float">
            <text:p>1,077972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76584.5035277438" calcext:value-type="float">
            <text:p>76584,5035277438</text:p>
          </table:table-cell>
          <table:table-cell office:value-type="float" office:value="2762.79877149723" calcext:value-type="float">
            <text:p>2762,7987714972</text:p>
          </table:table-cell>
          <table:table-cell office:value-type="float" office:value="52612.0796521417" calcext:value-type="float">
            <text:p>52612,0796521417</text:p>
          </table:table-cell>
          <table:table-cell office:value-type="float" office:value="2276.57275463722" calcext:value-type="float">
            <text:p>2276,572754637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469476346" calcext:value-type="float">
            <text:p>0,4694763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8701.8054871403" calcext:value-type="float">
            <text:p>78701,8054871403</text:p>
          </table:table-cell>
          <table:table-cell office:value-type="float" office:value="2947.20189480161" calcext:value-type="float">
            <text:p>2947,2018948016</text:p>
          </table:table-cell>
          <table:table-cell office:value-type="float" office:value="39377.6654235579" calcext:value-type="float">
            <text:p>39377,6654235579</text:p>
          </table:table-cell>
          <table:table-cell office:value-type="float" office:value="1595.0206591466" calcext:value-type="float">
            <text:p>1595,020659146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469476346" calcext:value-type="float">
            <text:p>0,46947634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7108.8577141811" calcext:value-type="float">
            <text:p>87108,8577141811</text:p>
          </table:table-cell>
          <table:table-cell office:value-type="float" office:value="3226.88233250508" calcext:value-type="float">
            <text:p>3226,8823325051</text:p>
          </table:table-cell>
          <table:table-cell office:value-type="float" office:value="50899.3109886144" calcext:value-type="float">
            <text:p>50899,3109886144</text:p>
          </table:table-cell>
          <table:table-cell office:value-type="float" office:value="2081.42264646684" calcext:value-type="float">
            <text:p>2081,422646466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0739394" calcext:value-type="float">
            <text:p>0,907393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59138.8821409931" calcext:value-type="float">
            <text:p>59138,8821409931</text:p>
          </table:table-cell>
          <table:table-cell office:value-type="float" office:value="2193.36826999431" calcext:value-type="float">
            <text:p>2193,3682699943</text:p>
          </table:table-cell>
          <table:table-cell office:value-type="float" office:value="37950.7762432474" calcext:value-type="float">
            <text:p>37950,7762432474</text:p>
          </table:table-cell>
          <table:table-cell office:value-type="float" office:value="1566.95785516877" calcext:value-type="float">
            <text:p>1566,957855168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0739394" calcext:value-type="float">
            <text:p>0,907393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71469.5697097282" calcext:value-type="float">
            <text:p>71469,5697097282</text:p>
          </table:table-cell>
          <table:table-cell office:value-type="float" office:value="2652.18625198065" calcext:value-type="float">
            <text:p>2652,1862519807</text:p>
          </table:table-cell>
          <table:table-cell office:value-type="float" office:value="52437.4071544918" calcext:value-type="float">
            <text:p>52437,4071544918</text:p>
          </table:table-cell>
          <table:table-cell office:value-type="float" office:value="2128.53011113486" calcext:value-type="float">
            <text:p>2128,530111134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8920374" calcext:value-type="float">
            <text:p>1,189203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68947.6507829372" calcext:value-type="float">
            <text:p>68947,6507829372</text:p>
          </table:table-cell>
          <table:table-cell office:value-type="float" office:value="2760.6520470401" calcext:value-type="float">
            <text:p>2760,6520470401</text:p>
          </table:table-cell>
          <table:table-cell office:value-type="float" office:value="36323.9281752592" calcext:value-type="float">
            <text:p>36323,9281752592</text:p>
          </table:table-cell>
          <table:table-cell office:value-type="float" office:value="1485.33770637543" calcext:value-type="float">
            <text:p>1485,337706375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8920374" calcext:value-type="float">
            <text:p>1,189203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75517.7651262463" calcext:value-type="float">
            <text:p>75517,7651262463</text:p>
          </table:table-cell>
          <table:table-cell office:value-type="float" office:value="3017.57777789948" calcext:value-type="float">
            <text:p>3017,5777778995</text:p>
          </table:table-cell>
          <table:table-cell office:value-type="float" office:value="47151.1347337436" calcext:value-type="float">
            <text:p>47151,1347337436</text:p>
          </table:table-cell>
          <table:table-cell office:value-type="float" office:value="1897.75984376916" calcext:value-type="float">
            <text:p>1897,759843769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27832472" calcext:value-type="float">
            <text:p>1,0278324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73450.9273971007" calcext:value-type="float">
            <text:p>73450,9273971007</text:p>
          </table:table-cell>
          <table:table-cell office:value-type="float" office:value="2696.02335913118" calcext:value-type="float">
            <text:p>2696,0233591312</text:p>
          </table:table-cell>
          <table:table-cell office:value-type="float" office:value="37062.2442686455" calcext:value-type="float">
            <text:p>37062,2442686455</text:p>
          </table:table-cell>
          <table:table-cell office:value-type="float" office:value="1420.73657404895" calcext:value-type="float">
            <text:p>1420,73657404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27832472" calcext:value-type="float">
            <text:p>1,0278324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79977.1063571929" calcext:value-type="float">
            <text:p>79977,1063571929</text:p>
          </table:table-cell>
          <table:table-cell office:value-type="float" office:value="2942.13582080156" calcext:value-type="float">
            <text:p>2942,1358208016</text:p>
          </table:table-cell>
          <table:table-cell office:value-type="float" office:value="49578.6739829088" calcext:value-type="float">
            <text:p>49578,6739829088</text:p>
          </table:table-cell>
          <table:table-cell office:value-type="float" office:value="1877.05967549682" calcext:value-type="float">
            <text:p>1877,059675496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39328505" calcext:value-type="float">
            <text:p>0,8393285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1934.1776549423" calcext:value-type="float">
            <text:p>61934,1776549423</text:p>
          </table:table-cell>
          <table:table-cell office:value-type="float" office:value="2264.84354626117" calcext:value-type="float">
            <text:p>2264,8435462612</text:p>
          </table:table-cell>
          <table:table-cell office:value-type="float" office:value="43613.5805465907" calcext:value-type="float">
            <text:p>43613,5805465907</text:p>
          </table:table-cell>
          <table:table-cell office:value-type="float" office:value="1774.64419418222" calcext:value-type="float">
            <text:p>1774,644194182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39328505" calcext:value-type="float">
            <text:p>0,8393285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70324.3632719985" calcext:value-type="float">
            <text:p>70324,3632719985</text:p>
          </table:table-cell>
          <table:table-cell office:value-type="float" office:value="2582.95173044779" calcext:value-type="float">
            <text:p>2582,9517304478</text:p>
          </table:table-cell>
          <table:table-cell office:value-type="float" office:value="53289.6744433904" calcext:value-type="float">
            <text:p>53289,6744433904</text:p>
          </table:table-cell>
          <table:table-cell office:value-type="float" office:value="2156.60581821391" calcext:value-type="float">
            <text:p>2156,605818213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0550151" calcext:value-type="float">
            <text:p>0,805501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6856.2919708452" calcext:value-type="float">
            <text:p>86856,2919708452</text:p>
          </table:table-cell>
          <table:table-cell office:value-type="float" office:value="3527.4912403267" calcext:value-type="float">
            <text:p>3527,4912403267</text:p>
          </table:table-cell>
          <table:table-cell office:value-type="float" office:value="37390.0122012533" calcext:value-type="float">
            <text:p>37390,0122012533</text:p>
          </table:table-cell>
          <table:table-cell office:value-type="float" office:value="1561.2898856225" calcext:value-type="float">
            <text:p>1561,289885622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0550151" calcext:value-type="float">
            <text:p>0,805501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98290.9017922741" calcext:value-type="float">
            <text:p>98290,9017922741</text:p>
          </table:table-cell>
          <table:table-cell office:value-type="float" office:value="3969.92129524776" calcext:value-type="float">
            <text:p>3969,9212952478</text:p>
          </table:table-cell>
          <table:table-cell office:value-type="float" office:value="45455.3607106813" calcext:value-type="float">
            <text:p>45455,3607106813</text:p>
          </table:table-cell>
          <table:table-cell office:value-type="float" office:value="1866.69479364344" calcext:value-type="float">
            <text:p>1866,694793643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83899785" calcext:value-type="float">
            <text:p>0,6838997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8310.8449206418" calcext:value-type="float">
            <text:p>58310,8449206418</text:p>
          </table:table-cell>
          <table:table-cell office:value-type="float" office:value="2091.74706562849" calcext:value-type="float">
            <text:p>2091,7470656285</text:p>
          </table:table-cell>
          <table:table-cell office:value-type="float" office:value="39220.3506517437" calcext:value-type="float">
            <text:p>39220,3506517437</text:p>
          </table:table-cell>
          <table:table-cell office:value-type="float" office:value="1594.44268567108" calcext:value-type="float">
            <text:p>1594,442685671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83899785" calcext:value-type="float">
            <text:p>0,6838997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5346.2113440135" calcext:value-type="float">
            <text:p>65346,2113440135</text:p>
          </table:table-cell>
          <table:table-cell office:value-type="float" office:value="2379.36957799631" calcext:value-type="float">
            <text:p>2379,3695779963</text:p>
          </table:table-cell>
          <table:table-cell office:value-type="float" office:value="49305.8728773001" calcext:value-type="float">
            <text:p>49305,8728773001</text:p>
          </table:table-cell>
          <table:table-cell office:value-type="float" office:value="1976.35623944475" calcext:value-type="float">
            <text:p>1976,356239444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626590836" calcext:value-type="float">
            <text:p>1,6265908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58028.9708277583" calcext:value-type="float">
            <text:p>58028,9708277583</text:p>
          </table:table-cell>
          <table:table-cell office:value-type="float" office:value="2261.39022113251" calcext:value-type="float">
            <text:p>2261,3902211325</text:p>
          </table:table-cell>
          <table:table-cell office:value-type="float" office:value="36791.9089597694" calcext:value-type="float">
            <text:p>36791,9089597694</text:p>
          </table:table-cell>
          <table:table-cell office:value-type="float" office:value="1488.46120560734" calcext:value-type="float">
            <text:p>1488,461205607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626590836" calcext:value-type="float">
            <text:p>1,6265908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66280.0363975377" calcext:value-type="float">
            <text:p>66280,0363975377</text:p>
          </table:table-cell>
          <table:table-cell office:value-type="float" office:value="2584.32766730728" calcext:value-type="float">
            <text:p>2584,3276673073</text:p>
          </table:table-cell>
          <table:table-cell office:value-type="float" office:value="48560.4828895456" calcext:value-type="float">
            <text:p>48560,4828895456</text:p>
          </table:table-cell>
          <table:table-cell office:value-type="float" office:value="1963.86779664216" calcext:value-type="float">
            <text:p>1963,867796642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45578531" calcext:value-type="float">
            <text:p>0,5455785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77827.3648008397" calcext:value-type="float">
            <text:p>77827,3648008397</text:p>
          </table:table-cell>
          <table:table-cell office:value-type="float" office:value="2788.68907353619" calcext:value-type="float">
            <text:p>2788,6890735362</text:p>
          </table:table-cell>
          <table:table-cell office:value-type="float" office:value="40458.7592303858" calcext:value-type="float">
            <text:p>40458,7592303858</text:p>
          </table:table-cell>
          <table:table-cell office:value-type="float" office:value="1614.84712421485" calcext:value-type="float">
            <text:p>1614,847124214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45578531" calcext:value-type="float">
            <text:p>0,5455785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86763.6680396747" calcext:value-type="float">
            <text:p>86763,6680396747</text:p>
          </table:table-cell>
          <table:table-cell office:value-type="float" office:value="3123.15811031579" calcext:value-type="float">
            <text:p>3123,1581103158</text:p>
          </table:table-cell>
          <table:table-cell office:value-type="float" office:value="48447.89737958" calcext:value-type="float">
            <text:p>48447,89737958</text:p>
          </table:table-cell>
          <table:table-cell office:value-type="float" office:value="1914.68115534852" calcext:value-type="float">
            <text:p>1914,681155348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548612378" calcext:value-type="float">
            <text:p>1,5486123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69196.4473632476" calcext:value-type="float">
            <text:p>69196,4473632476</text:p>
          </table:table-cell>
          <table:table-cell office:value-type="float" office:value="2658.815996616" calcext:value-type="float">
            <text:p>2658,815996616</text:p>
          </table:table-cell>
          <table:table-cell office:value-type="float" office:value="36688.3217225163" calcext:value-type="float">
            <text:p>36688,3217225163</text:p>
          </table:table-cell>
          <table:table-cell office:value-type="float" office:value="1538.08292994133" calcext:value-type="float">
            <text:p>1538,082929941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548612378" calcext:value-type="float">
            <text:p>1,5486123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float" office:value="80435.8920785555" calcext:value-type="float">
            <text:p>80435,8920785555</text:p>
          </table:table-cell>
          <table:table-cell office:value-type="float" office:value="3100.03713930064" calcext:value-type="float">
            <text:p>3100,0371393006</text:p>
          </table:table-cell>
          <table:table-cell office:value-type="float" office:value="49590.6085170421" calcext:value-type="float">
            <text:p>49590,6085170421</text:p>
          </table:table-cell>
          <table:table-cell office:value-type="float" office:value="1989.88541426671" calcext:value-type="float">
            <text:p>1989,885414266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82659586" calcext:value-type="float">
            <text:p>1,1826595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64414.5940381882" calcext:value-type="float">
            <text:p>64414,5940381882</text:p>
          </table:table-cell>
          <table:table-cell office:value-type="float" office:value="2233.73513096628" calcext:value-type="float">
            <text:p>2233,7351309663</text:p>
          </table:table-cell>
          <table:table-cell office:value-type="float" office:value="39379.4727571071" calcext:value-type="float">
            <text:p>39379,4727571071</text:p>
          </table:table-cell>
          <table:table-cell office:value-type="float" office:value="1675.02560842516" calcext:value-type="float">
            <text:p>1675,025608425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82659586" calcext:value-type="float">
            <text:p>1,1826595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69034.7661453535" calcext:value-type="float">
            <text:p>69034,7661453535</text:p>
          </table:table-cell>
          <table:table-cell office:value-type="float" office:value="2378.75174293775" calcext:value-type="float">
            <text:p>2378,7517429378</text:p>
          </table:table-cell>
          <table:table-cell office:value-type="float" office:value="51448.9817750064" calcext:value-type="float">
            <text:p>51448,9817750064</text:p>
          </table:table-cell>
          <table:table-cell office:value-type="float" office:value="2163.15066312696" calcext:value-type="float">
            <text:p>2163,15066312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2.205247577" calcext:value-type="float">
            <text:p>2,2052475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83749.6366768681" calcext:value-type="float">
            <text:p>83749,6366768681</text:p>
          </table:table-cell>
          <table:table-cell office:value-type="float" office:value="3173.70236037959" calcext:value-type="float">
            <text:p>3173,7023603796</text:p>
          </table:table-cell>
          <table:table-cell office:value-type="float" office:value="36177.5202903458" calcext:value-type="float">
            <text:p>36177,5202903458</text:p>
          </table:table-cell>
          <table:table-cell office:value-type="float" office:value="1550.76193320676" calcext:value-type="float">
            <text:p>1550,761933206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2.205247577" calcext:value-type="float">
            <text:p>2,2052475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93360.2150146251" calcext:value-type="float">
            <text:p>93360,2150146251</text:p>
          </table:table-cell>
          <table:table-cell office:value-type="float" office:value="3557.09940644899" calcext:value-type="float">
            <text:p>3557,099406449</text:p>
          </table:table-cell>
          <table:table-cell office:value-type="float" office:value="48759.2815557736" calcext:value-type="float">
            <text:p>48759,2815557736</text:p>
          </table:table-cell>
          <table:table-cell office:value-type="float" office:value="2048.13266967691" calcext:value-type="float">
            <text:p>2048,132669676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36065416" calcext:value-type="float">
            <text:p>0,8360654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0893.197909408" calcext:value-type="float">
            <text:p>60893,197909408</text:p>
          </table:table-cell>
          <table:table-cell office:value-type="float" office:value="2475.42223420683" calcext:value-type="float">
            <text:p>2475,4222342068</text:p>
          </table:table-cell>
          <table:table-cell office:value-type="float" office:value="40537.366157488" calcext:value-type="float">
            <text:p>40537,366157488</text:p>
          </table:table-cell>
          <table:table-cell office:value-type="float" office:value="1731.99338936834" calcext:value-type="float">
            <text:p>1731,993389368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36065416" calcext:value-type="float">
            <text:p>0,83606541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6764.6346141983" calcext:value-type="float">
            <text:p>66764,6346141983</text:p>
          </table:table-cell>
          <table:table-cell office:value-type="float" office:value="2691.51560775992" calcext:value-type="float">
            <text:p>2691,5156077599</text:p>
          </table:table-cell>
          <table:table-cell office:value-type="float" office:value="56865.5358790876" calcext:value-type="float">
            <text:p>56865,5358790876</text:p>
          </table:table-cell>
          <table:table-cell office:value-type="float" office:value="2391.38667136902" calcext:value-type="float">
            <text:p>2391,38667136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82152098" calcext:value-type="float">
            <text:p>0,9821520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64883.0406491558" calcext:value-type="float">
            <text:p>64883,0406491558</text:p>
          </table:table-cell>
          <table:table-cell office:value-type="float" office:value="2686.13017338396" calcext:value-type="float">
            <text:p>2686,130173384</text:p>
          </table:table-cell>
          <table:table-cell office:value-type="float" office:value="37814.5802378324" calcext:value-type="float">
            <text:p>37814,5802378324</text:p>
          </table:table-cell>
          <table:table-cell office:value-type="float" office:value="1583.30740955489" calcext:value-type="float">
            <text:p>1583,307409554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82152098" calcext:value-type="float">
            <text:p>0,98215209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1672.8539767535" calcext:value-type="float">
            <text:p>71672,8539767535</text:p>
          </table:table-cell>
          <table:table-cell office:value-type="float" office:value="2942.95891844125" calcext:value-type="float">
            <text:p>2942,9589184413</text:p>
          </table:table-cell>
          <table:table-cell office:value-type="float" office:value="46534.8566122394" calcext:value-type="float">
            <text:p>46534,8566122394</text:p>
          </table:table-cell>
          <table:table-cell office:value-type="float" office:value="1906.47743255752" calcext:value-type="float">
            <text:p>1906,477432557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81627999" calcext:value-type="float">
            <text:p>1,1816279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61353.1947016416" calcext:value-type="float">
            <text:p>61353,1947016416</text:p>
          </table:table-cell>
          <table:table-cell office:value-type="float" office:value="2258.69761882747" calcext:value-type="float">
            <text:p>2258,6976188275</text:p>
          </table:table-cell>
          <table:table-cell office:value-type="float" office:value="40880.6867741294" calcext:value-type="float">
            <text:p>40880,6867741294</text:p>
          </table:table-cell>
          <table:table-cell office:value-type="float" office:value="1704.13107135011" calcext:value-type="float">
            <text:p>1704,131071350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81627999" calcext:value-type="float">
            <text:p>1,18162799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79774.511880028" calcext:value-type="float">
            <text:p>79774,511880028</text:p>
          </table:table-cell>
          <table:table-cell office:value-type="float" office:value="2983.36425728617" calcext:value-type="float">
            <text:p>2983,3642572862</text:p>
          </table:table-cell>
          <table:table-cell office:value-type="float" office:value="51210.1390225458" calcext:value-type="float">
            <text:p>51210,1390225458</text:p>
          </table:table-cell>
          <table:table-cell office:value-type="float" office:value="2098.32846608642" calcext:value-type="float">
            <text:p>2098,328466086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23894509" calcext:value-type="float">
            <text:p>0,7238945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72879.0783107327" calcext:value-type="float">
            <text:p>72879,0783107327</text:p>
          </table:table-cell>
          <table:table-cell office:value-type="float" office:value="2764.11230326321" calcext:value-type="float">
            <text:p>2764,1123032632</text:p>
          </table:table-cell>
          <table:table-cell office:value-type="float" office:value="38985.2477502889" calcext:value-type="float">
            <text:p>38985,2477502889</text:p>
          </table:table-cell>
          <table:table-cell office:value-type="float" office:value="1523.04407711135" calcext:value-type="float">
            <text:p>1523,044077111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23894509" calcext:value-type="float">
            <text:p>0,7238945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83139.0160936797" calcext:value-type="float">
            <text:p>83139,0160936797</text:p>
          </table:table-cell>
          <table:table-cell office:value-type="float" office:value="3168.349748497" calcext:value-type="float">
            <text:p>3168,349748497</text:p>
          </table:table-cell>
          <table:table-cell office:value-type="float" office:value="49495.1379201307" calcext:value-type="float">
            <text:p>49495,1379201307</text:p>
          </table:table-cell>
          <table:table-cell office:value-type="float" office:value="1966.67687075271" calcext:value-type="float">
            <text:p>1966,676870752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84054989" calcext:value-type="float">
            <text:p>0,8840549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58322.8878380143" calcext:value-type="float">
            <text:p>58322,8878380143</text:p>
          </table:table-cell>
          <table:table-cell office:value-type="float" office:value="2267.66001093915" calcext:value-type="float">
            <text:p>2267,6600109392</text:p>
          </table:table-cell>
          <table:table-cell office:value-type="float" office:value="39581.6473055792" calcext:value-type="float">
            <text:p>39581,6473055792</text:p>
          </table:table-cell>
          <table:table-cell office:value-type="float" office:value="1692.38905134598" calcext:value-type="float">
            <text:p>1692,38905134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84054989" calcext:value-type="float">
            <text:p>0,8840549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8763.904110442" calcext:value-type="float">
            <text:p>68763,904110442</text:p>
          </table:table-cell>
          <table:table-cell office:value-type="float" office:value="2650.94883456561" calcext:value-type="float">
            <text:p>2650,9488345656</text:p>
          </table:table-cell>
          <table:table-cell office:value-type="float" office:value="56680.0493321493" calcext:value-type="float">
            <text:p>56680,0493321493</text:p>
          </table:table-cell>
          <table:table-cell office:value-type="float" office:value="2329.77683380433" calcext:value-type="float">
            <text:p>2329,776833804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698646593" calcext:value-type="float">
            <text:p>1,6986465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63054.4977282911" calcext:value-type="float">
            <text:p>63054,4977282911</text:p>
          </table:table-cell>
          <table:table-cell office:value-type="float" office:value="2380.38395064232" calcext:value-type="float">
            <text:p>2380,3839506423</text:p>
          </table:table-cell>
          <table:table-cell office:value-type="float" office:value="38330.303718291" calcext:value-type="float">
            <text:p>38330,303718291</text:p>
          </table:table-cell>
          <table:table-cell office:value-type="float" office:value="1661.96984366733" calcext:value-type="float">
            <text:p>1661,969843667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698646593" calcext:value-type="float">
            <text:p>1,69864659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  <table:table-cell office:value-type="float" office:value="75442.7473886821" calcext:value-type="float">
            <text:p>75442,7473886821</text:p>
          </table:table-cell>
          <table:table-cell office:value-type="float" office:value="2808.61754498778" calcext:value-type="float">
            <text:p>2808,6175449878</text:p>
          </table:table-cell>
          <table:table-cell office:value-type="float" office:value="51481.2995666552" calcext:value-type="float">
            <text:p>51481,2995666552</text:p>
          </table:table-cell>
          <table:table-cell office:value-type="float" office:value="2137.18615985116" calcext:value-type="float">
            <text:p>2137,186159851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88133411" calcext:value-type="float">
            <text:p>0,5881334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5441.9407963" calcext:value-type="float">
            <text:p>75441,9407963</text:p>
          </table:table-cell>
          <table:table-cell office:value-type="float" office:value="3005.00305503623" calcext:value-type="float">
            <text:p>3005,0030550362</text:p>
          </table:table-cell>
          <table:table-cell office:value-type="float" office:value="39526.636519491" calcext:value-type="float">
            <text:p>39526,636519491</text:p>
          </table:table-cell>
          <table:table-cell office:value-type="float" office:value="1713.95581233932" calcext:value-type="float">
            <text:p>1713,955812339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88133411" calcext:value-type="float">
            <text:p>0,5881334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85105.9733269895" calcext:value-type="float">
            <text:p>85105,9733269895</text:p>
          </table:table-cell>
          <table:table-cell office:value-type="float" office:value="3366.58685057261" calcext:value-type="float">
            <text:p>3366,5868505726</text:p>
          </table:table-cell>
          <table:table-cell office:value-type="float" office:value="50858.0174283593" calcext:value-type="float">
            <text:p>50858,0174283593</text:p>
          </table:table-cell>
          <table:table-cell office:value-type="float" office:value="2148.23109562216" calcext:value-type="float">
            <text:p>2148,231095622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03452572" calcext:value-type="float">
            <text:p>1,1034525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70105.1082624163" calcext:value-type="float">
            <text:p>70105,1082624163</text:p>
          </table:table-cell>
          <table:table-cell office:value-type="float" office:value="2684.32907135534" calcext:value-type="float">
            <text:p>2684,3290713554</text:p>
          </table:table-cell>
          <table:table-cell office:value-type="float" office:value="38707.748494701" calcext:value-type="float">
            <text:p>38707,748494701</text:p>
          </table:table-cell>
          <table:table-cell office:value-type="float" office:value="1578.43130476191" calcext:value-type="float">
            <text:p>1578,43130476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03452572" calcext:value-type="float">
            <text:p>1,1034525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85581.9463938795" calcext:value-type="float">
            <text:p>85581,9463938795</text:p>
          </table:table-cell>
          <table:table-cell office:value-type="float" office:value="3255.68275502674" calcext:value-type="float">
            <text:p>3255,6827550267</text:p>
          </table:table-cell>
          <table:table-cell office:value-type="float" office:value="51130.7971681203" calcext:value-type="float">
            <text:p>51130,7971681203</text:p>
          </table:table-cell>
          <table:table-cell office:value-type="float" office:value="2092.88073533498" calcext:value-type="float">
            <text:p>2092,88073533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49021626" calcext:value-type="float">
            <text:p>0,5490216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53912.9143289653" calcext:value-type="float">
            <text:p>53912,9143289653</text:p>
          </table:table-cell>
          <table:table-cell office:value-type="float" office:value="2078.2569419528" calcext:value-type="float">
            <text:p>2078,2569419528</text:p>
          </table:table-cell>
          <table:table-cell office:value-type="float" office:value="40855.4414877282" calcext:value-type="float">
            <text:p>40855,4414877282</text:p>
          </table:table-cell>
          <table:table-cell office:value-type="float" office:value="1616.00174087422" calcext:value-type="float">
            <text:p>1616,001740874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49021626" calcext:value-type="float">
            <text:p>0,5490216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5285.4713478437" calcext:value-type="float">
            <text:p>65285,4713478437</text:p>
          </table:table-cell>
          <table:table-cell office:value-type="float" office:value="2538.17257298527" calcext:value-type="float">
            <text:p>2538,1725729853</text:p>
          </table:table-cell>
          <table:table-cell office:value-type="float" office:value="51902.2846879467" calcext:value-type="float">
            <text:p>51902,2846879467</text:p>
          </table:table-cell>
          <table:table-cell office:value-type="float" office:value="2062.42269994295" calcext:value-type="float">
            <text:p>2062,42269994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62156254" calcext:value-type="float">
            <text:p>0,76215625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5189.7545188844" calcext:value-type="float">
            <text:p>65189,7545188844</text:p>
          </table:table-cell>
          <table:table-cell office:value-type="float" office:value="2306.37616255374" calcext:value-type="float">
            <text:p>2306,3761625537</text:p>
          </table:table-cell>
          <table:table-cell office:value-type="float" office:value="39323.2645078918" calcext:value-type="float">
            <text:p>39323,2645078918</text:p>
          </table:table-cell>
          <table:table-cell office:value-type="float" office:value="1607.52291309163" calcext:value-type="float">
            <text:p>1607,522913091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62156254" calcext:value-type="float">
            <text:p>0,76215625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3626.6787110128" calcext:value-type="float">
            <text:p>73626,6787110128</text:p>
          </table:table-cell>
          <table:table-cell office:value-type="float" office:value="2649.51532750123" calcext:value-type="float">
            <text:p>2649,5153275012</text:p>
          </table:table-cell>
          <table:table-cell office:value-type="float" office:value="51228.9400899258" calcext:value-type="float">
            <text:p>51228,9400899258</text:p>
          </table:table-cell>
          <table:table-cell office:value-type="float" office:value="2054.78405529257" calcext:value-type="float">
            <text:p>2054,784055292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26597585" calcext:value-type="float">
            <text:p>1,2265975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94951.4408051371" calcext:value-type="float">
            <text:p>94951,4408051371</text:p>
          </table:table-cell>
          <table:table-cell office:value-type="float" office:value="3861.47613517557" calcext:value-type="float">
            <text:p>3861,4761351756</text:p>
          </table:table-cell>
          <table:table-cell office:value-type="float" office:value="38571.2758285129" calcext:value-type="float">
            <text:p>38571,2758285129</text:p>
          </table:table-cell>
          <table:table-cell office:value-type="float" office:value="1574.30132511783" calcext:value-type="float">
            <text:p>1574,301325117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26597585" calcext:value-type="float">
            <text:p>1,22659758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102454.001841493" calcext:value-type="float">
            <text:p>102454,001841493</text:p>
          </table:table-cell>
          <table:table-cell office:value-type="float" office:value="4132.54887050167" calcext:value-type="float">
            <text:p>4132,5488705017</text:p>
          </table:table-cell>
          <table:table-cell office:value-type="float" office:value="48705.6205140806" calcext:value-type="float">
            <text:p>48705,6205140806</text:p>
          </table:table-cell>
          <table:table-cell office:value-type="float" office:value="1974.22341498708" calcext:value-type="float">
            <text:p>1974,223414987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13336815" calcext:value-type="float">
            <text:p>0,5133368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8369.1219298969" calcext:value-type="float">
            <text:p>78369,1219298969</text:p>
          </table:table-cell>
          <table:table-cell office:value-type="float" office:value="2577.31831302372" calcext:value-type="float">
            <text:p>2577,3183130237</text:p>
          </table:table-cell>
          <table:table-cell office:value-type="float" office:value="42481.7751247657" calcext:value-type="float">
            <text:p>42481,7751247657</text:p>
          </table:table-cell>
          <table:table-cell office:value-type="float" office:value="1721.57911315713" calcext:value-type="float">
            <text:p>1721,579113157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13336815" calcext:value-type="float">
            <text:p>0,51333681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9123.0735297725" calcext:value-type="float">
            <text:p>89123,0735297725</text:p>
          </table:table-cell>
          <table:table-cell office:value-type="float" office:value="2963.04566043122" calcext:value-type="float">
            <text:p>2963,0456604312</text:p>
          </table:table-cell>
          <table:table-cell office:value-type="float" office:value="55792.0638990022" calcext:value-type="float">
            <text:p>55792,0638990022</text:p>
          </table:table-cell>
          <table:table-cell office:value-type="float" office:value="2247.63209570575" calcext:value-type="float">
            <text:p>2247,632095705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95880995" calcext:value-type="float">
            <text:p>0,8958809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6689.368753128" calcext:value-type="float">
            <text:p>116689,368753128</text:p>
          </table:table-cell>
          <table:table-cell office:value-type="float" office:value="4020.43762204061" calcext:value-type="float">
            <text:p>4020,4376220406</text:p>
          </table:table-cell>
          <table:table-cell office:value-type="float" office:value="37050.2610435705" calcext:value-type="float">
            <text:p>37050,2610435705</text:p>
          </table:table-cell>
          <table:table-cell office:value-type="float" office:value="1606.37729154446" calcext:value-type="float">
            <text:p>1606,377291544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95880995" calcext:value-type="float">
            <text:p>0,8958809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29000.297632225" calcext:value-type="float">
            <text:p>129000,297632225</text:p>
          </table:table-cell>
          <table:table-cell office:value-type="float" office:value="4509.83466688361" calcext:value-type="float">
            <text:p>4509,8346668836</text:p>
          </table:table-cell>
          <table:table-cell office:value-type="float" office:value="48999.2569124235" calcext:value-type="float">
            <text:p>48999,2569124235</text:p>
          </table:table-cell>
          <table:table-cell office:value-type="float" office:value="2080.46625061762" calcext:value-type="float">
            <text:p>2080,466250617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90876042" calcext:value-type="float">
            <text:p>0,6908760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79562.5321918565" calcext:value-type="float">
            <text:p>79562,5321918565</text:p>
          </table:table-cell>
          <table:table-cell office:value-type="float" office:value="3199.9810435945" calcext:value-type="float">
            <text:p>3199,9810435945</text:p>
          </table:table-cell>
          <table:table-cell office:value-type="float" office:value="40309.043815208" calcext:value-type="float">
            <text:p>40309,043815208</text:p>
          </table:table-cell>
          <table:table-cell office:value-type="float" office:value="1682.54815607692" calcext:value-type="float">
            <text:p>1682,548156076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90876042" calcext:value-type="float">
            <text:p>0,6908760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87946.3302093641" calcext:value-type="float">
            <text:p>87946,3302093641</text:p>
          </table:table-cell>
          <table:table-cell office:value-type="float" office:value="3533.10790060921" calcext:value-type="float">
            <text:p>3533,1079006092</text:p>
          </table:table-cell>
          <table:table-cell office:value-type="float" office:value="52120.8961143187" calcext:value-type="float">
            <text:p>52120,8961143187</text:p>
          </table:table-cell>
          <table:table-cell office:value-type="float" office:value="2116.59387578767" calcext:value-type="float">
            <text:p>2116,593875787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853362162" calcext:value-type="float">
            <text:p>1,8533621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161" calcext:value-type="float">
            <text:p>161</text:p>
          </table:table-cell>
          <table:table-cell office:value-type="float" office:value="80621.1243689379" calcext:value-type="float">
            <text:p>80621,1243689379</text:p>
          </table:table-cell>
          <table:table-cell office:value-type="float" office:value="2913.72367687468" calcext:value-type="float">
            <text:p>2913,7236768747</text:p>
          </table:table-cell>
          <table:table-cell office:value-type="float" office:value="36561.1690539377" calcext:value-type="float">
            <text:p>36561,1690539377</text:p>
          </table:table-cell>
          <table:table-cell office:value-type="float" office:value="1411.25533380487" calcext:value-type="float">
            <text:p>1411,255333804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853362162" calcext:value-type="float">
            <text:p>1,8533621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161" calcext:value-type="float">
            <text:p>161</text:p>
          </table:table-cell>
          <table:table-cell office:value-type="float" office:value="87385.171596131" calcext:value-type="float">
            <text:p>87385,171596131</text:p>
          </table:table-cell>
          <table:table-cell office:value-type="float" office:value="3182.10415550844" calcext:value-type="float">
            <text:p>3182,1041555084</text:p>
          </table:table-cell>
          <table:table-cell office:value-type="float" office:value="49700.2002650312" calcext:value-type="float">
            <text:p>49700,2002650312</text:p>
          </table:table-cell>
          <table:table-cell office:value-type="float" office:value="1917.01948073817" calcext:value-type="float">
            <text:p>1917,019480738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32668726" calcext:value-type="float">
            <text:p>0,9326687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2598.1090150578" calcext:value-type="float">
            <text:p>82598,1090150578</text:p>
          </table:table-cell>
          <table:table-cell office:value-type="float" office:value="2907.87539614155" calcext:value-type="float">
            <text:p>2907,8753961416</text:p>
          </table:table-cell>
          <table:table-cell office:value-type="float" office:value="41301.5530869711" calcext:value-type="float">
            <text:p>41301,5530869711</text:p>
          </table:table-cell>
          <table:table-cell office:value-type="float" office:value="1699.20746374496" calcext:value-type="float">
            <text:p>1699,20746374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32668726" calcext:value-type="float">
            <text:p>0,93266872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8445.5351148274" calcext:value-type="float">
            <text:p>88445,5351148274</text:p>
          </table:table-cell>
          <table:table-cell office:value-type="float" office:value="3130.06077268609" calcext:value-type="float">
            <text:p>3130,0607726861</text:p>
          </table:table-cell>
          <table:table-cell office:value-type="float" office:value="52281.7475270285" calcext:value-type="float">
            <text:p>52281,7475270285</text:p>
          </table:table-cell>
          <table:table-cell office:value-type="float" office:value="2082.30345784779" calcext:value-type="float">
            <text:p>2082,303457847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09941544" calcext:value-type="float">
            <text:p>0,7099415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5215.0924904462" calcext:value-type="float">
            <text:p>55215,0924904462</text:p>
          </table:table-cell>
          <table:table-cell office:value-type="float" office:value="2063.12473850259" calcext:value-type="float">
            <text:p>2063,1247385026</text:p>
          </table:table-cell>
          <table:table-cell office:value-type="float" office:value="40000.6141473693" calcext:value-type="float">
            <text:p>40000,6141473693</text:p>
          </table:table-cell>
          <table:table-cell office:value-type="float" office:value="1623.67726021766" calcext:value-type="float">
            <text:p>1623,677260217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09941544" calcext:value-type="float">
            <text:p>0,7099415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3037.4655290671" calcext:value-type="float">
            <text:p>63037,4655290671</text:p>
          </table:table-cell>
          <table:table-cell office:value-type="float" office:value="2377.85439213345" calcext:value-type="float">
            <text:p>2377,8543921335</text:p>
          </table:table-cell>
          <table:table-cell office:value-type="float" office:value="50114.7454591997" calcext:value-type="float">
            <text:p>50114,7454591997</text:p>
          </table:table-cell>
          <table:table-cell office:value-type="float" office:value="2055.06967999507" calcext:value-type="float">
            <text:p>2055,069679995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790828551" calcext:value-type="float">
            <text:p>1,7908285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61162.5755553927" calcext:value-type="float">
            <text:p>61162,5755553927</text:p>
          </table:table-cell>
          <table:table-cell office:value-type="float" office:value="2304.87119914988" calcext:value-type="float">
            <text:p>2304,8711991499</text:p>
          </table:table-cell>
          <table:table-cell office:value-type="float" office:value="38299.8281039481" calcext:value-type="float">
            <text:p>38299,8281039481</text:p>
          </table:table-cell>
          <table:table-cell office:value-type="float" office:value="1548.02610343653" calcext:value-type="float">
            <text:p>1548,026103436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790828551" calcext:value-type="float">
            <text:p>1,7908285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70052.8747031721" calcext:value-type="float">
            <text:p>70052,8747031721</text:p>
          </table:table-cell>
          <table:table-cell office:value-type="float" office:value="2623.66784243811" calcext:value-type="float">
            <text:p>2623,6678424381</text:p>
          </table:table-cell>
          <table:table-cell office:value-type="float" office:value="51762.8942170678" calcext:value-type="float">
            <text:p>51762,8942170678</text:p>
          </table:table-cell>
          <table:table-cell office:value-type="float" office:value="2053.75195237454" calcext:value-type="float">
            <text:p>2053,751952374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72735031" calcext:value-type="float">
            <text:p>1,0727350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71547.9339782098" calcext:value-type="float">
            <text:p>71547,9339782098</text:p>
          </table:table-cell>
          <table:table-cell office:value-type="float" office:value="2495.16043701148" calcext:value-type="float">
            <text:p>2495,1604370115</text:p>
          </table:table-cell>
          <table:table-cell office:value-type="float" office:value="37856.8612712372" calcext:value-type="float">
            <text:p>37856,8612712372</text:p>
          </table:table-cell>
          <table:table-cell office:value-type="float" office:value="1594.57130251087" calcext:value-type="float">
            <text:p>1594,571302510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72735031" calcext:value-type="float">
            <text:p>1,0727350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81293.8751409826" calcext:value-type="float">
            <text:p>81293,8751409826</text:p>
          </table:table-cell>
          <table:table-cell office:value-type="float" office:value="2868.26532076889" calcext:value-type="float">
            <text:p>2868,2653207689</text:p>
          </table:table-cell>
          <table:table-cell office:value-type="float" office:value="51676.4866440706" calcext:value-type="float">
            <text:p>51676,4866440706</text:p>
          </table:table-cell>
          <table:table-cell office:value-type="float" office:value="2140.06291879202" calcext:value-type="float">
            <text:p>2140,06291879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34709707" calcext:value-type="float">
            <text:p>1,0347097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115654.02349762" calcext:value-type="float">
            <text:p>115654,02349762</text:p>
          </table:table-cell>
          <table:table-cell office:value-type="float" office:value="3947.44831883446" calcext:value-type="float">
            <text:p>3947,4483188345</text:p>
          </table:table-cell>
          <table:table-cell office:value-type="float" office:value="40974.4556987865" calcext:value-type="float">
            <text:p>40974,4556987865</text:p>
          </table:table-cell>
          <table:table-cell office:value-type="float" office:value="1717.32105074647" calcext:value-type="float">
            <text:p>1717,321050746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34709707" calcext:value-type="float">
            <text:p>1,0347097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123422.349767723" calcext:value-type="float">
            <text:p>123422,349767723</text:p>
          </table:table-cell>
          <table:table-cell office:value-type="float" office:value="4226.52608404304" calcext:value-type="float">
            <text:p>4226,5260840431</text:p>
          </table:table-cell>
          <table:table-cell office:value-type="float" office:value="49412.4310226085" calcext:value-type="float">
            <text:p>49412,4310226085</text:p>
          </table:table-cell>
          <table:table-cell office:value-type="float" office:value="2060.4580563353" calcext:value-type="float">
            <text:p>2060,458056335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5660066" calcext:value-type="float">
            <text:p>0,7566006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81336.5168595468" calcext:value-type="float">
            <text:p>81336,5168595468</text:p>
          </table:table-cell>
          <table:table-cell office:value-type="float" office:value="2906.25263806831" calcext:value-type="float">
            <text:p>2906,2526380683</text:p>
          </table:table-cell>
          <table:table-cell office:value-type="float" office:value="40023.8900977552" calcext:value-type="float">
            <text:p>40023,8900977552</text:p>
          </table:table-cell>
          <table:table-cell office:value-type="float" office:value="1579.14490473894" calcext:value-type="float">
            <text:p>1579,14490473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5660066" calcext:value-type="float">
            <text:p>0,7566006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92639.0925289459" calcext:value-type="float">
            <text:p>92639,0925289459</text:p>
          </table:table-cell>
          <table:table-cell office:value-type="float" office:value="3335.26712047833" calcext:value-type="float">
            <text:p>3335,2671204783</text:p>
          </table:table-cell>
          <table:table-cell office:value-type="float" office:value="49471.5371329099" calcext:value-type="float">
            <text:p>49471,5371329099</text:p>
          </table:table-cell>
          <table:table-cell office:value-type="float" office:value="1963.31464582824" calcext:value-type="float">
            <text:p>1963,314645828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539196367" calcext:value-type="float">
            <text:p>1,5391963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office:value-type="float" office:value="67036.5149907637" calcext:value-type="float">
            <text:p>67036,5149907637</text:p>
          </table:table-cell>
          <table:table-cell office:value-type="float" office:value="2215.07165083885" calcext:value-type="float">
            <text:p>2215,0716508389</text:p>
          </table:table-cell>
          <table:table-cell office:value-type="float" office:value="36365.4425446174" calcext:value-type="float">
            <text:p>36365,4425446174</text:p>
          </table:table-cell>
          <table:table-cell office:value-type="float" office:value="1511.13282135638" calcext:value-type="float">
            <text:p>1511,132821356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539196367" calcext:value-type="float">
            <text:p>1,5391963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04" calcext:value-type="float">
            <text:p>104</text:p>
          </table:table-cell>
          <table:table-cell office:value-type="float" office:value="76081.6222047735" calcext:value-type="float">
            <text:p>76081,6222047735</text:p>
          </table:table-cell>
          <table:table-cell office:value-type="float" office:value="2569.81676252179" calcext:value-type="float">
            <text:p>2569,8167625218</text:p>
          </table:table-cell>
          <table:table-cell office:value-type="float" office:value="48926.2367750555" calcext:value-type="float">
            <text:p>48926,2367750555</text:p>
          </table:table-cell>
          <table:table-cell office:value-type="float" office:value="1982.75464788087" calcext:value-type="float">
            <text:p>1982,7546478809</text:p>
          </table:table-cell>
        </table:table-row>
        <table:table-row table:style-name="ro1">
          <table:table-cell office:value-type="string" calcext:value-type="string">
            <text:p>skas_12</text:p>
          </table:table-cell>
          <table:table-cell office:value-type="float" office:value="387.102707374" calcext:value-type="float">
            <text:p>387,1027073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4898.792528022" calcext:value-type="float">
            <text:p>74898,792528022</text:p>
          </table:table-cell>
          <table:table-cell office:value-type="float" office:value="2721.56737869353" calcext:value-type="float">
            <text:p>2721,5673786935</text:p>
          </table:table-cell>
          <table:table-cell office:value-type="float" office:value="45228.711610675" calcext:value-type="float">
            <text:p>45228,711610675</text:p>
          </table:table-cell>
          <table:table-cell office:value-type="float" office:value="1667.30214491793" calcext:value-type="float">
            <text:p>1667,302144917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5245235" calcext:value-type="float">
            <text:p>1,252452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86378.9140600703" calcext:value-type="float">
            <text:p>86378,9140600703</text:p>
          </table:table-cell>
          <table:table-cell office:value-type="float" office:value="3306.99233691618" calcext:value-type="float">
            <text:p>3306,9923369162</text:p>
          </table:table-cell>
          <table:table-cell office:value-type="float" office:value="40703.1763440452" calcext:value-type="float">
            <text:p>40703,1763440452</text:p>
          </table:table-cell>
          <table:table-cell office:value-type="float" office:value="1652.38980895188" calcext:value-type="float">
            <text:p>1652,38980895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5245235" calcext:value-type="float">
            <text:p>1,252452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97165.2615067897" calcext:value-type="float">
            <text:p>97165,2615067897</text:p>
          </table:table-cell>
          <table:table-cell office:value-type="float" office:value="3747.30259397356" calcext:value-type="float">
            <text:p>3747,3025939736</text:p>
          </table:table-cell>
          <table:table-cell office:value-type="float" office:value="47474.8661625807" calcext:value-type="float">
            <text:p>47474,8661625807</text:p>
          </table:table-cell>
          <table:table-cell office:value-type="float" office:value="1893.64032357151" calcext:value-type="float">
            <text:p>1893,640323571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37607938" calcext:value-type="float">
            <text:p>0,7376079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79438.1802116916" calcext:value-type="float">
            <text:p>79438,1802116916</text:p>
          </table:table-cell>
          <table:table-cell office:value-type="float" office:value="3047.65416658581" calcext:value-type="float">
            <text:p>3047,6541665858</text:p>
          </table:table-cell>
          <table:table-cell office:value-type="float" office:value="40343.4255065612" calcext:value-type="float">
            <text:p>40343,4255065612</text:p>
          </table:table-cell>
          <table:table-cell office:value-type="float" office:value="1605.47051319762" calcext:value-type="float">
            <text:p>1605,470513197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37607938" calcext:value-type="float">
            <text:p>0,7376079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82837.8393551788" calcext:value-type="float">
            <text:p>82837,8393551788</text:p>
          </table:table-cell>
          <table:table-cell office:value-type="float" office:value="3211.88324760298" calcext:value-type="float">
            <text:p>3211,883247603</text:p>
          </table:table-cell>
          <table:table-cell office:value-type="float" office:value="48541.5864769716" calcext:value-type="float">
            <text:p>48541,5864769716</text:p>
          </table:table-cell>
          <table:table-cell office:value-type="float" office:value="1947.0232792275" calcext:value-type="float">
            <text:p>1947,023279227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94368463" calcext:value-type="float">
            <text:p>0,8943684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7169.328400476" calcext:value-type="float">
            <text:p>67169,328400476</text:p>
          </table:table-cell>
          <table:table-cell office:value-type="float" office:value="2597.16935560005" calcext:value-type="float">
            <text:p>2597,1693556001</text:p>
          </table:table-cell>
          <table:table-cell office:value-type="float" office:value="38461.284766605" calcext:value-type="float">
            <text:p>38461,284766605</text:p>
          </table:table-cell>
          <table:table-cell office:value-type="float" office:value="1492.91631288163" calcext:value-type="float">
            <text:p>1492,916312881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94368463" calcext:value-type="float">
            <text:p>0,8943684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76908.6468778514" calcext:value-type="float">
            <text:p>76908,6468778514</text:p>
          </table:table-cell>
          <table:table-cell office:value-type="float" office:value="2928.14697967379" calcext:value-type="float">
            <text:p>2928,1469796738</text:p>
          </table:table-cell>
          <table:table-cell office:value-type="float" office:value="47041.2056975199" calcext:value-type="float">
            <text:p>47041,2056975199</text:p>
          </table:table-cell>
          <table:table-cell office:value-type="float" office:value="1826.04364489046" calcext:value-type="float">
            <text:p>1826,043644890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70207244" calcext:value-type="float">
            <text:p>1,2702072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70033.34037103" calcext:value-type="float">
            <text:p>70033,34037103</text:p>
          </table:table-cell>
          <table:table-cell office:value-type="float" office:value="2666.94122271815" calcext:value-type="float">
            <text:p>2666,9412227182</text:p>
          </table:table-cell>
          <table:table-cell office:value-type="float" office:value="37722.0446102728" calcext:value-type="float">
            <text:p>37722,0446102728</text:p>
          </table:table-cell>
          <table:table-cell office:value-type="float" office:value="1617.44476056696" calcext:value-type="float">
            <text:p>1617,44476056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70207244" calcext:value-type="float">
            <text:p>1,27020724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75772.3240344472" calcext:value-type="float">
            <text:p>75772,3240344472</text:p>
          </table:table-cell>
          <table:table-cell office:value-type="float" office:value="2887.32944696235" calcext:value-type="float">
            <text:p>2887,3294469624</text:p>
          </table:table-cell>
          <table:table-cell office:value-type="float" office:value="49475.2761361143" calcext:value-type="float">
            <text:p>49475,2761361143</text:p>
          </table:table-cell>
          <table:table-cell office:value-type="float" office:value="2088.63760609948" calcext:value-type="float">
            <text:p>2088,637606099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333389384" calcext:value-type="float">
            <text:p>1,3333893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9625.3268667109" calcext:value-type="float">
            <text:p>59625,3268667109</text:p>
          </table:table-cell>
          <table:table-cell office:value-type="float" office:value="2380.50545311077" calcext:value-type="float">
            <text:p>2380,5054531108</text:p>
          </table:table-cell>
          <table:table-cell office:value-type="float" office:value="39590.2090722585" calcext:value-type="float">
            <text:p>39590,2090722585</text:p>
          </table:table-cell>
          <table:table-cell office:value-type="float" office:value="1732.7464964727" calcext:value-type="float">
            <text:p>1732,746496472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333389384" calcext:value-type="float">
            <text:p>1,33338938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7996.5216740863" calcext:value-type="float">
            <text:p>67996,5216740863</text:p>
          </table:table-cell>
          <table:table-cell office:value-type="float" office:value="2698.39594060303" calcext:value-type="float">
            <text:p>2698,395940603</text:p>
          </table:table-cell>
          <table:table-cell office:value-type="float" office:value="51102.2864345949" calcext:value-type="float">
            <text:p>51102,2864345949</text:p>
          </table:table-cell>
          <table:table-cell office:value-type="float" office:value="2214.96050904235" calcext:value-type="float">
            <text:p>2214,960509042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45065838" calcext:value-type="float">
            <text:p>0,9450658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68707.6249494398" calcext:value-type="float">
            <text:p>68707,6249494398</text:p>
          </table:table-cell>
          <table:table-cell office:value-type="float" office:value="2688.64120890859" calcext:value-type="float">
            <text:p>2688,6412089086</text:p>
          </table:table-cell>
          <table:table-cell office:value-type="float" office:value="39426.2999338753" calcext:value-type="float">
            <text:p>39426,2999338753</text:p>
          </table:table-cell>
          <table:table-cell office:value-type="float" office:value="1667.3689000071" calcext:value-type="float">
            <text:p>1667,368900007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45065838" calcext:value-type="float">
            <text:p>0,9450658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7891.6386903927" calcext:value-type="float">
            <text:p>77891,6386903927</text:p>
          </table:table-cell>
          <table:table-cell office:value-type="float" office:value="3042.00055060511" calcext:value-type="float">
            <text:p>3042,0005506051</text:p>
          </table:table-cell>
          <table:table-cell office:value-type="float" office:value="54413.5133419357" calcext:value-type="float">
            <text:p>54413,5133419357</text:p>
          </table:table-cell>
          <table:table-cell office:value-type="float" office:value="2239.07590924246" calcext:value-type="float">
            <text:p>2239,075909242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2.104573981" calcext:value-type="float">
            <text:p>2,1045739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office:value-type="float" office:value="168" calcext:value-type="float">
            <text:p>168</text:p>
          </table:table-cell>
          <table:table-cell office:value-type="float" office:value="48943.531376427" calcext:value-type="float">
            <text:p>48943,531376427</text:p>
          </table:table-cell>
          <table:table-cell office:value-type="float" office:value="1868.46310330955" calcext:value-type="float">
            <text:p>1868,4631033096</text:p>
          </table:table-cell>
          <table:table-cell office:value-type="float" office:value="38117.9042221055" calcext:value-type="float">
            <text:p>38117,9042221055</text:p>
          </table:table-cell>
          <table:table-cell office:value-type="float" office:value="1559.69792169973" calcext:value-type="float">
            <text:p>1559,697921699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2.104573981" calcext:value-type="float">
            <text:p>2,1045739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  <table:table-cell office:value-type="float" office:value="168" calcext:value-type="float">
            <text:p>168</text:p>
          </table:table-cell>
          <table:table-cell office:value-type="float" office:value="60772.2601970508" calcext:value-type="float">
            <text:p>60772,2601970508</text:p>
          </table:table-cell>
          <table:table-cell office:value-type="float" office:value="2358.9700048828" calcext:value-type="float">
            <text:p>2358,9700048828</text:p>
          </table:table-cell>
          <table:table-cell office:value-type="float" office:value="49113.6705925419" calcext:value-type="float">
            <text:p>49113,6705925419</text:p>
          </table:table-cell>
          <table:table-cell office:value-type="float" office:value="1947.58665204185" calcext:value-type="float">
            <text:p>1947,586652041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2.02651253" calcext:value-type="float">
            <text:p>2,026512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85158.5156668651" calcext:value-type="float">
            <text:p>85158,5156668651</text:p>
          </table:table-cell>
          <table:table-cell office:value-type="float" office:value="3365.26663787047" calcext:value-type="float">
            <text:p>3365,2666378705</text:p>
          </table:table-cell>
          <table:table-cell office:value-type="float" office:value="36517.2202565094" calcext:value-type="float">
            <text:p>36517,2202565094</text:p>
          </table:table-cell>
          <table:table-cell office:value-type="float" office:value="1530.08315708072" calcext:value-type="float">
            <text:p>1530,083157080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2.02651253" calcext:value-type="float">
            <text:p>2,026512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93951.1695672902" calcext:value-type="float">
            <text:p>93951,1695672902</text:p>
          </table:table-cell>
          <table:table-cell office:value-type="float" office:value="3712.96258956013" calcext:value-type="float">
            <text:p>3712,9625895601</text:p>
          </table:table-cell>
          <table:table-cell office:value-type="float" office:value="47181.7018046705" calcext:value-type="float">
            <text:p>47181,7018046705</text:p>
          </table:table-cell>
          <table:table-cell office:value-type="float" office:value="1963.68298400376" calcext:value-type="float">
            <text:p>1963,682984003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37579558" calcext:value-type="float">
            <text:p>1,0375795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3446.7789320766" calcext:value-type="float">
            <text:p>63446,7789320766</text:p>
          </table:table-cell>
          <table:table-cell office:value-type="float" office:value="2348.85694566086" calcext:value-type="float">
            <text:p>2348,8569456609</text:p>
          </table:table-cell>
          <table:table-cell office:value-type="float" office:value="41899.0259090267" calcext:value-type="float">
            <text:p>41899,0259090267</text:p>
          </table:table-cell>
          <table:table-cell office:value-type="float" office:value="1730.98878454088" calcext:value-type="float">
            <text:p>1730,988784540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37579558" calcext:value-type="float">
            <text:p>1,03757955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1999.36651862" calcext:value-type="float">
            <text:p>71999,36651862</text:p>
          </table:table-cell>
          <table:table-cell office:value-type="float" office:value="2663.73144118313" calcext:value-type="float">
            <text:p>2663,7314411831</text:p>
          </table:table-cell>
          <table:table-cell office:value-type="float" office:value="50502.6275563312" calcext:value-type="float">
            <text:p>50502,6275563312</text:p>
          </table:table-cell>
          <table:table-cell office:value-type="float" office:value="2053.43334460512" calcext:value-type="float">
            <text:p>2053,433344605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649373228" calcext:value-type="float">
            <text:p>1,6493732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77079.8597857287" calcext:value-type="float">
            <text:p>77079,8597857287</text:p>
          </table:table-cell>
          <table:table-cell office:value-type="float" office:value="2776.11037699949" calcext:value-type="float">
            <text:p>2776,1103769995</text:p>
          </table:table-cell>
          <table:table-cell office:value-type="float" office:value="38893.8628164281" calcext:value-type="float">
            <text:p>38893,8628164281</text:p>
          </table:table-cell>
          <table:table-cell office:value-type="float" office:value="1684.50858998188" calcext:value-type="float">
            <text:p>1684,50858998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649373228" calcext:value-type="float">
            <text:p>1,64937322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82725.9498916967" calcext:value-type="float">
            <text:p>82725,9498916967</text:p>
          </table:table-cell>
          <table:table-cell office:value-type="float" office:value="3013.78380735678" calcext:value-type="float">
            <text:p>3013,7838073568</text:p>
          </table:table-cell>
          <table:table-cell office:value-type="float" office:value="53776.0237628856" calcext:value-type="float">
            <text:p>53776,0237628856</text:p>
          </table:table-cell>
          <table:table-cell office:value-type="float" office:value="2302.3029943451" calcext:value-type="float">
            <text:p>2302,302994345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75584386" calcext:value-type="float">
            <text:p>0,8755843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76800.8602610814" calcext:value-type="float">
            <text:p>76800,8602610814</text:p>
          </table:table-cell>
          <table:table-cell office:value-type="float" office:value="2928.16972232844" calcext:value-type="float">
            <text:p>2928,1697223285</text:p>
          </table:table-cell>
          <table:table-cell office:value-type="float" office:value="38477.6931022174" calcext:value-type="float">
            <text:p>38477,6931022174</text:p>
          </table:table-cell>
          <table:table-cell office:value-type="float" office:value="1597.62260509919" calcext:value-type="float">
            <text:p>1597,622605099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75584386" calcext:value-type="float">
            <text:p>0,87558438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9484.6378434247" calcext:value-type="float">
            <text:p>89484,6378434247</text:p>
          </table:table-cell>
          <table:table-cell office:value-type="float" office:value="3414.22406667876" calcext:value-type="float">
            <text:p>3414,2240666788</text:p>
          </table:table-cell>
          <table:table-cell office:value-type="float" office:value="47587.8717743567" calcext:value-type="float">
            <text:p>47587,8717743567</text:p>
          </table:table-cell>
          <table:table-cell office:value-type="float" office:value="1940.31450774904" calcext:value-type="float">
            <text:p>1940,31450774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6356755" calcext:value-type="float">
            <text:p>0,863567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88516.2121806509" calcext:value-type="float">
            <text:p>88516,2121806509</text:p>
          </table:table-cell>
          <table:table-cell office:value-type="float" office:value="3341.10387727719" calcext:value-type="float">
            <text:p>3341,1038772772</text:p>
          </table:table-cell>
          <table:table-cell office:value-type="float" office:value="41045.2952739353" calcext:value-type="float">
            <text:p>41045,2952739353</text:p>
          </table:table-cell>
          <table:table-cell office:value-type="float" office:value="1773.08845719353" calcext:value-type="float">
            <text:p>1773,088457193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6356755" calcext:value-type="float">
            <text:p>0,863567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92230.7690376205" calcext:value-type="float">
            <text:p>92230,7690376205</text:p>
          </table:table-cell>
          <table:table-cell office:value-type="float" office:value="3457.59592726304" calcext:value-type="float">
            <text:p>3457,595927263</text:p>
          </table:table-cell>
          <table:table-cell office:value-type="float" office:value="54257.074487575" calcext:value-type="float">
            <text:p>54257,074487575</text:p>
          </table:table-cell>
          <table:table-cell office:value-type="float" office:value="2317.61607187394" calcext:value-type="float">
            <text:p>2317,616071873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382534905" calcext:value-type="float">
            <text:p>1,3825349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82808.518575237" calcext:value-type="float">
            <text:p>82808,518575237</text:p>
          </table:table-cell>
          <table:table-cell office:value-type="float" office:value="3144.88777704663" calcext:value-type="float">
            <text:p>3144,8877770466</text:p>
          </table:table-cell>
          <table:table-cell office:value-type="float" office:value="38148.2525352654" calcext:value-type="float">
            <text:p>38148,2525352654</text:p>
          </table:table-cell>
          <table:table-cell office:value-type="float" office:value="1583.966630523" calcext:value-type="float">
            <text:p>1583,96663052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382534905" calcext:value-type="float">
            <text:p>1,3825349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93255.5395889802" calcext:value-type="float">
            <text:p>93255,5395889802</text:p>
          </table:table-cell>
          <table:table-cell office:value-type="float" office:value="3553.61600566959" calcext:value-type="float">
            <text:p>3553,6160056696</text:p>
          </table:table-cell>
          <table:table-cell office:value-type="float" office:value="49939.4052042569" calcext:value-type="float">
            <text:p>49939,4052042569</text:p>
          </table:table-cell>
          <table:table-cell office:value-type="float" office:value="2021.55139465677" calcext:value-type="float">
            <text:p>2021,551394656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25345127" calcext:value-type="float">
            <text:p>0,6253451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4376.2536942332" calcext:value-type="float">
            <text:p>94376,2536942332</text:p>
          </table:table-cell>
          <table:table-cell office:value-type="float" office:value="3614.61961765065" calcext:value-type="float">
            <text:p>3614,6196176507</text:p>
          </table:table-cell>
          <table:table-cell office:value-type="float" office:value="41975.6476624172" calcext:value-type="float">
            <text:p>41975,6476624172</text:p>
          </table:table-cell>
          <table:table-cell office:value-type="float" office:value="1778.70933953634" calcext:value-type="float">
            <text:p>1778,709339536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25345127" calcext:value-type="float">
            <text:p>0,6253451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5500.498151002" calcext:value-type="float">
            <text:p>105500,498151002</text:p>
          </table:table-cell>
          <table:table-cell office:value-type="float" office:value="4013.3409974309" calcext:value-type="float">
            <text:p>4013,3409974309</text:p>
          </table:table-cell>
          <table:table-cell office:value-type="float" office:value="48159.8305896599" calcext:value-type="float">
            <text:p>48159,8305896599</text:p>
          </table:table-cell>
          <table:table-cell office:value-type="float" office:value="2017.90056087298" calcext:value-type="float">
            <text:p>2017,90056087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83937192" calcext:value-type="float">
            <text:p>0,8839371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57796.1716251967" calcext:value-type="float">
            <text:p>57796,1716251967</text:p>
          </table:table-cell>
          <table:table-cell office:value-type="float" office:value="2207.16166117726" calcext:value-type="float">
            <text:p>2207,1616611773</text:p>
          </table:table-cell>
          <table:table-cell office:value-type="float" office:value="39901.7496193726" calcext:value-type="float">
            <text:p>39901,7496193726</text:p>
          </table:table-cell>
          <table:table-cell office:value-type="float" office:value="1770.28811659402" calcext:value-type="float">
            <text:p>1770,28811659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83937192" calcext:value-type="float">
            <text:p>0,88393719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5228.2776838879" calcext:value-type="float">
            <text:p>65228,2776838879</text:p>
          </table:table-cell>
          <table:table-cell office:value-type="float" office:value="2495.55856402331" calcext:value-type="float">
            <text:p>2495,5585640233</text:p>
          </table:table-cell>
          <table:table-cell office:value-type="float" office:value="51259.2722474226" calcext:value-type="float">
            <text:p>51259,2722474226</text:p>
          </table:table-cell>
          <table:table-cell office:value-type="float" office:value="2223.69329869437" calcext:value-type="float">
            <text:p>2223,693298694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50650341" calcext:value-type="float">
            <text:p>0,9506503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74980.3818529528" calcext:value-type="float">
            <text:p>74980,3818529528</text:p>
          </table:table-cell>
          <table:table-cell office:value-type="float" office:value="2758.85450733023" calcext:value-type="float">
            <text:p>2758,8545073302</text:p>
          </table:table-cell>
          <table:table-cell office:value-type="float" office:value="38665.0685539511" calcext:value-type="float">
            <text:p>38665,0685539511</text:p>
          </table:table-cell>
          <table:table-cell office:value-type="float" office:value="1629.23205571833" calcext:value-type="float">
            <text:p>1629,232055718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50650341" calcext:value-type="float">
            <text:p>0,9506503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81196.0592140119" calcext:value-type="float">
            <text:p>81196,0592140119</text:p>
          </table:table-cell>
          <table:table-cell office:value-type="float" office:value="2976.24934803725" calcext:value-type="float">
            <text:p>2976,2493480373</text:p>
          </table:table-cell>
          <table:table-cell office:value-type="float" office:value="49151.5508713759" calcext:value-type="float">
            <text:p>49151,5508713759</text:p>
          </table:table-cell>
          <table:table-cell office:value-type="float" office:value="2068.79553730448" calcext:value-type="float">
            <text:p>2068,795537304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34003782" calcext:value-type="float">
            <text:p>1,1340037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96433.2963169025" calcext:value-type="float">
            <text:p>96433,2963169025</text:p>
          </table:table-cell>
          <table:table-cell office:value-type="float" office:value="3599.10990307499" calcext:value-type="float">
            <text:p>3599,109903075</text:p>
          </table:table-cell>
          <table:table-cell office:value-type="float" office:value="39068.9869782241" calcext:value-type="float">
            <text:p>39068,9869782241</text:p>
          </table:table-cell>
          <table:table-cell office:value-type="float" office:value="1574.32142213135" calcext:value-type="float">
            <text:p>1574,321422131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34003782" calcext:value-type="float">
            <text:p>1,1340037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105002.966563793" calcext:value-type="float">
            <text:p>105002,966563793</text:p>
          </table:table-cell>
          <table:table-cell office:value-type="float" office:value="3923.30149630345" calcext:value-type="float">
            <text:p>3923,3014963035</text:p>
          </table:table-cell>
          <table:table-cell office:value-type="float" office:value="48030.4219104831" calcext:value-type="float">
            <text:p>48030,4219104831</text:p>
          </table:table-cell>
          <table:table-cell office:value-type="float" office:value="1930.8855185576" calcext:value-type="float">
            <text:p>1930,885518557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3946736" calcext:value-type="float">
            <text:p>0,739467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65473.5134237864" calcext:value-type="float">
            <text:p>65473,5134237864</text:p>
          </table:table-cell>
          <table:table-cell office:value-type="float" office:value="2440.51925642472" calcext:value-type="float">
            <text:p>2440,5192564247</text:p>
          </table:table-cell>
          <table:table-cell office:value-type="float" office:value="38837.8148472951" calcext:value-type="float">
            <text:p>38837,8148472951</text:p>
          </table:table-cell>
          <table:table-cell office:value-type="float" office:value="1533.56090463614" calcext:value-type="float">
            <text:p>1533,560904636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3946736" calcext:value-type="float">
            <text:p>0,739467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73796.8006192531" calcext:value-type="float">
            <text:p>73796,8006192531</text:p>
          </table:table-cell>
          <table:table-cell office:value-type="float" office:value="2760.99013925818" calcext:value-type="float">
            <text:p>2760,9901392582</text:p>
          </table:table-cell>
          <table:table-cell office:value-type="float" office:value="53368.7654350713" calcext:value-type="float">
            <text:p>53368,7654350713</text:p>
          </table:table-cell>
          <table:table-cell office:value-type="float" office:value="2084.49023779135" calcext:value-type="float">
            <text:p>2084,490237791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318844506" calcext:value-type="float">
            <text:p>1,3188445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61226.6609507482" calcext:value-type="float">
            <text:p>61226,6609507482</text:p>
          </table:table-cell>
          <table:table-cell office:value-type="float" office:value="2128.25948266248" calcext:value-type="float">
            <text:p>2128,2594826625</text:p>
          </table:table-cell>
          <table:table-cell office:value-type="float" office:value="37821.0682366897" calcext:value-type="float">
            <text:p>37821,0682366897</text:p>
          </table:table-cell>
          <table:table-cell office:value-type="float" office:value="1595.17179946546" calcext:value-type="float">
            <text:p>1595,171799465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318844506" calcext:value-type="float">
            <text:p>1,31884450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67930.1479288951" calcext:value-type="float">
            <text:p>67930,1479288951</text:p>
          </table:table-cell>
          <table:table-cell office:value-type="float" office:value="2356.10240439985" calcext:value-type="float">
            <text:p>2356,1024043999</text:p>
          </table:table-cell>
          <table:table-cell office:value-type="float" office:value="48817.0465027306" calcext:value-type="float">
            <text:p>48817,0465027306</text:p>
          </table:table-cell>
          <table:table-cell office:value-type="float" office:value="2018.83966510565" calcext:value-type="float">
            <text:p>2018,839665105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31279055" calcext:value-type="float">
            <text:p>0,9312790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5251.7607939949" calcext:value-type="float">
            <text:p>65251,7607939949</text:p>
          </table:table-cell>
          <table:table-cell office:value-type="float" office:value="2336.9241705892" calcext:value-type="float">
            <text:p>2336,9241705892</text:p>
          </table:table-cell>
          <table:table-cell office:value-type="float" office:value="42342.2813555599" calcext:value-type="float">
            <text:p>42342,2813555599</text:p>
          </table:table-cell>
          <table:table-cell office:value-type="float" office:value="1802.15647499612" calcext:value-type="float">
            <text:p>1802,156474996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31279055" calcext:value-type="float">
            <text:p>0,93127905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68983.9322923666" calcext:value-type="float">
            <text:p>68983,9322923666</text:p>
          </table:table-cell>
          <table:table-cell office:value-type="float" office:value="2512.47261729404" calcext:value-type="float">
            <text:p>2512,472617294</text:p>
          </table:table-cell>
          <table:table-cell office:value-type="float" office:value="54438.3172475908" calcext:value-type="float">
            <text:p>54438,3172475908</text:p>
          </table:table-cell>
          <table:table-cell office:value-type="float" office:value="2256.36372441626" calcext:value-type="float">
            <text:p>2256,363724416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20893742" calcext:value-type="float">
            <text:p>1,1208937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0355.0130153479" calcext:value-type="float">
            <text:p>70355,0130153479</text:p>
          </table:table-cell>
          <table:table-cell office:value-type="float" office:value="2592.46932958951" calcext:value-type="float">
            <text:p>2592,4693295895</text:p>
          </table:table-cell>
          <table:table-cell office:value-type="float" office:value="37917.688605591" calcext:value-type="float">
            <text:p>37917,688605591</text:p>
          </table:table-cell>
          <table:table-cell office:value-type="float" office:value="1606.76269135524" calcext:value-type="float">
            <text:p>1606,762691355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20893742" calcext:value-type="float">
            <text:p>1,1208937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7413.4106906054" calcext:value-type="float">
            <text:p>77413,4106906054</text:p>
          </table:table-cell>
          <table:table-cell office:value-type="float" office:value="2826.81641956385" calcext:value-type="float">
            <text:p>2826,8164195639</text:p>
          </table:table-cell>
          <table:table-cell office:value-type="float" office:value="51913.1513720869" calcext:value-type="float">
            <text:p>51913,1513720869</text:p>
          </table:table-cell>
          <table:table-cell office:value-type="float" office:value="2176.64034990921" calcext:value-type="float">
            <text:p>2176,640349909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54109353" calcext:value-type="float">
            <text:p>0,9541093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61683.5547776741" calcext:value-type="float">
            <text:p>61683,5547776741</text:p>
          </table:table-cell>
          <table:table-cell office:value-type="float" office:value="2177.27435413479" calcext:value-type="float">
            <text:p>2177,2743541348</text:p>
          </table:table-cell>
          <table:table-cell office:value-type="float" office:value="39036.2685190326" calcext:value-type="float">
            <text:p>39036,2685190326</text:p>
          </table:table-cell>
          <table:table-cell office:value-type="float" office:value="1603.16425613802" calcext:value-type="float">
            <text:p>1603,16425613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54109353" calcext:value-type="float">
            <text:p>0,9541093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66729.0514094927" calcext:value-type="float">
            <text:p>66729,0514094927</text:p>
          </table:table-cell>
          <table:table-cell office:value-type="float" office:value="2359.67480768052" calcext:value-type="float">
            <text:p>2359,6748076805</text:p>
          </table:table-cell>
          <table:table-cell office:value-type="float" office:value="53328.8369260072" calcext:value-type="float">
            <text:p>53328,8369260072</text:p>
          </table:table-cell>
          <table:table-cell office:value-type="float" office:value="2129.34466206983" calcext:value-type="float">
            <text:p>2129,344662069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17163238" calcext:value-type="float">
            <text:p>1,2171632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67308.4026880456" calcext:value-type="float">
            <text:p>67308,4026880456</text:p>
          </table:table-cell>
          <table:table-cell office:value-type="float" office:value="2478.16618619061" calcext:value-type="float">
            <text:p>2478,1661861906</text:p>
          </table:table-cell>
          <table:table-cell office:value-type="float" office:value="37339.9611364302" calcext:value-type="float">
            <text:p>37339,9611364302</text:p>
          </table:table-cell>
          <table:table-cell office:value-type="float" office:value="1580.56704188879" calcext:value-type="float">
            <text:p>1580,567041888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17163238" calcext:value-type="float">
            <text:p>1,21716323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73870.6400060067" calcext:value-type="float">
            <text:p>73870,6400060067</text:p>
          </table:table-cell>
          <table:table-cell office:value-type="float" office:value="2724.70422948937" calcext:value-type="float">
            <text:p>2724,7042294894</text:p>
          </table:table-cell>
          <table:table-cell office:value-type="float" office:value="47380.554009279" calcext:value-type="float">
            <text:p>47380,554009279</text:p>
          </table:table-cell>
          <table:table-cell office:value-type="float" office:value="2001.42587195422" calcext:value-type="float">
            <text:p>2001,425871954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515309945" calcext:value-type="float">
            <text:p>1,5153099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59276.5201548658" calcext:value-type="float">
            <text:p>59276,5201548658</text:p>
          </table:table-cell>
          <table:table-cell office:value-type="float" office:value="2338.65024533313" calcext:value-type="float">
            <text:p>2338,6502453331</text:p>
          </table:table-cell>
          <table:table-cell office:value-type="float" office:value="40478.9426778173" calcext:value-type="float">
            <text:p>40478,9426778173</text:p>
          </table:table-cell>
          <table:table-cell office:value-type="float" office:value="1638.74480414468" calcext:value-type="float">
            <text:p>1638,744804144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515309945" calcext:value-type="float">
            <text:p>1,5153099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float" office:value="65328.6865378745" calcext:value-type="float">
            <text:p>65328,6865378745</text:p>
          </table:table-cell>
          <table:table-cell office:value-type="float" office:value="2559.73062372067" calcext:value-type="float">
            <text:p>2559,7306237207</text:p>
          </table:table-cell>
          <table:table-cell office:value-type="float" office:value="52102.1626574483" calcext:value-type="float">
            <text:p>52102,1626574483</text:p>
          </table:table-cell>
          <table:table-cell office:value-type="float" office:value="2024.94517706244" calcext:value-type="float">
            <text:p>2024,945177062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730553456" calcext:value-type="float">
            <text:p>1,7305534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72065.5744974579" calcext:value-type="float">
            <text:p>72065,5744974579</text:p>
          </table:table-cell>
          <table:table-cell office:value-type="float" office:value="2662.84486140988" calcext:value-type="float">
            <text:p>2662,8448614099</text:p>
          </table:table-cell>
          <table:table-cell office:value-type="float" office:value="39026.5196616452" calcext:value-type="float">
            <text:p>39026,5196616452</text:p>
          </table:table-cell>
          <table:table-cell office:value-type="float" office:value="1624.37356171997" calcext:value-type="float">
            <text:p>1624,3735617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730553456" calcext:value-type="float">
            <text:p>1,7305534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74701.513429299" calcext:value-type="float">
            <text:p>74701,513429299</text:p>
          </table:table-cell>
          <table:table-cell office:value-type="float" office:value="2770.95697359133" calcext:value-type="float">
            <text:p>2770,9569735913</text:p>
          </table:table-cell>
          <table:table-cell office:value-type="float" office:value="53047.2158514615" calcext:value-type="float">
            <text:p>53047,2158514615</text:p>
          </table:table-cell>
          <table:table-cell office:value-type="float" office:value="2193.90174705428" calcext:value-type="float">
            <text:p>2193,901747054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13553036" calcext:value-type="float">
            <text:p>0,9135530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71077.2393228513" calcext:value-type="float">
            <text:p>71077,2393228513</text:p>
          </table:table-cell>
          <table:table-cell office:value-type="float" office:value="2744.72674754981" calcext:value-type="float">
            <text:p>2744,7267475498</text:p>
          </table:table-cell>
          <table:table-cell office:value-type="float" office:value="40034.7695019799" calcext:value-type="float">
            <text:p>40034,7695019799</text:p>
          </table:table-cell>
          <table:table-cell office:value-type="float" office:value="1575.22054716188" calcext:value-type="float">
            <text:p>1575,22054716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13553036" calcext:value-type="float">
            <text:p>0,9135530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78004.1267522517" calcext:value-type="float">
            <text:p>78004,1267522517</text:p>
          </table:table-cell>
          <table:table-cell office:value-type="float" office:value="3050.03006728122" calcext:value-type="float">
            <text:p>3050,0300672812</text:p>
          </table:table-cell>
          <table:table-cell office:value-type="float" office:value="53578.3277065879" calcext:value-type="float">
            <text:p>53578,3277065879</text:p>
          </table:table-cell>
          <table:table-cell office:value-type="float" office:value="2128.17351712551" calcext:value-type="float">
            <text:p>2128,173517125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3843389" calcext:value-type="float">
            <text:p>0,938433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8931.2282686654" calcext:value-type="float">
            <text:p>58931,2282686654</text:p>
          </table:table-cell>
          <table:table-cell office:value-type="float" office:value="2140.40899011275" calcext:value-type="float">
            <text:p>2140,4089901128</text:p>
          </table:table-cell>
          <table:table-cell office:value-type="float" office:value="38147.0738361684" calcext:value-type="float">
            <text:p>38147,0738361684</text:p>
          </table:table-cell>
          <table:table-cell office:value-type="float" office:value="1584.17293464991" calcext:value-type="float">
            <text:p>1584,172934649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3843389" calcext:value-type="float">
            <text:p>0,938433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1872.4411726334" calcext:value-type="float">
            <text:p>61872,4411726334</text:p>
          </table:table-cell>
          <table:table-cell office:value-type="float" office:value="2240.97265155222" calcext:value-type="float">
            <text:p>2240,9726515522</text:p>
          </table:table-cell>
          <table:table-cell office:value-type="float" office:value="50176.2382290265" calcext:value-type="float">
            <text:p>50176,2382290265</text:p>
          </table:table-cell>
          <table:table-cell office:value-type="float" office:value="2053.77326747265" calcext:value-type="float">
            <text:p>2053,773267472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46093001" calcext:value-type="float">
            <text:p>0,6460930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76107.1887346535" calcext:value-type="float">
            <text:p>76107,1887346535</text:p>
          </table:table-cell>
          <table:table-cell office:value-type="float" office:value="2878.21218603401" calcext:value-type="float">
            <text:p>2878,212186034</text:p>
          </table:table-cell>
          <table:table-cell office:value-type="float" office:value="38132.0237583642" calcext:value-type="float">
            <text:p>38132,0237583642</text:p>
          </table:table-cell>
          <table:table-cell office:value-type="float" office:value="1523.04540285941" calcext:value-type="float">
            <text:p>1523,045402859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46093001" calcext:value-type="float">
            <text:p>0,6460930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86530.8336354205" calcext:value-type="float">
            <text:p>86530,8336354205</text:p>
          </table:table-cell>
          <table:table-cell office:value-type="float" office:value="3317.36703632623" calcext:value-type="float">
            <text:p>3317,3670363262</text:p>
          </table:table-cell>
          <table:table-cell office:value-type="float" office:value="48364.3585988169" calcext:value-type="float">
            <text:p>48364,3585988169</text:p>
          </table:table-cell>
          <table:table-cell office:value-type="float" office:value="1858.25918168153" calcext:value-type="float">
            <text:p>1858,259181681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926132" calcext:value-type="float">
            <text:p>1,29261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67251.0031950558" calcext:value-type="float">
            <text:p>67251,0031950558</text:p>
          </table:table-cell>
          <table:table-cell office:value-type="float" office:value="2345.11300181725" calcext:value-type="float">
            <text:p>2345,1130018173</text:p>
          </table:table-cell>
          <table:table-cell office:value-type="float" office:value="37427.6006315781" calcext:value-type="float">
            <text:p>37427,6006315781</text:p>
          </table:table-cell>
          <table:table-cell office:value-type="float" office:value="1523.89408033427" calcext:value-type="float">
            <text:p>1523,894080334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926132" calcext:value-type="float">
            <text:p>1,292613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78848.0165097803" calcext:value-type="float">
            <text:p>78848,0165097803</text:p>
          </table:table-cell>
          <table:table-cell office:value-type="float" office:value="2779.79689517662" calcext:value-type="float">
            <text:p>2779,7968951766</text:p>
          </table:table-cell>
          <table:table-cell office:value-type="float" office:value="49805.0104015593" calcext:value-type="float">
            <text:p>49805,0104015593</text:p>
          </table:table-cell>
          <table:table-cell office:value-type="float" office:value="1972.63587507007" calcext:value-type="float">
            <text:p>1972,635875070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89185349" calcext:value-type="float">
            <text:p>0,6891853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76293.792342527" calcext:value-type="float">
            <text:p>76293,792342527</text:p>
          </table:table-cell>
          <table:table-cell office:value-type="float" office:value="2828.37509989002" calcext:value-type="float">
            <text:p>2828,37509989</text:p>
          </table:table-cell>
          <table:table-cell office:value-type="float" office:value="39530.9259097215" calcext:value-type="float">
            <text:p>39530,9259097215</text:p>
          </table:table-cell>
          <table:table-cell office:value-type="float" office:value="1614.92850796809" calcext:value-type="float">
            <text:p>1614,928507968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89185349" calcext:value-type="float">
            <text:p>0,6891853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88022.5723940527" calcext:value-type="float">
            <text:p>88022,5723940527</text:p>
          </table:table-cell>
          <table:table-cell office:value-type="float" office:value="3279.12434301922" calcext:value-type="float">
            <text:p>3279,1243430192</text:p>
          </table:table-cell>
          <table:table-cell office:value-type="float" office:value="50230.200430737" calcext:value-type="float">
            <text:p>50230,200430737</text:p>
          </table:table-cell>
          <table:table-cell office:value-type="float" office:value="2043.28247788797" calcext:value-type="float">
            <text:p>2043,28247788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24166335" calcext:value-type="float">
            <text:p>0,6241663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5107.1438805019" calcext:value-type="float">
            <text:p>75107,1438805019</text:p>
          </table:table-cell>
          <table:table-cell office:value-type="float" office:value="2836.20886017994" calcext:value-type="float">
            <text:p>2836,20886018</text:p>
          </table:table-cell>
          <table:table-cell office:value-type="float" office:value="41912.2260095297" calcext:value-type="float">
            <text:p>41912,2260095297</text:p>
          </table:table-cell>
          <table:table-cell office:value-type="float" office:value="1726.37413774283" calcext:value-type="float">
            <text:p>1726,374137742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24166335" calcext:value-type="float">
            <text:p>0,62416633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1356.6874538876" calcext:value-type="float">
            <text:p>81356,6874538876</text:p>
          </table:table-cell>
          <table:table-cell office:value-type="float" office:value="3086.94120198059" calcext:value-type="float">
            <text:p>3086,9412019806</text:p>
          </table:table-cell>
          <table:table-cell office:value-type="float" office:value="50047.4905458395" calcext:value-type="float">
            <text:p>50047,4905458395</text:p>
          </table:table-cell>
          <table:table-cell office:value-type="float" office:value="2062.11807001852" calcext:value-type="float">
            <text:p>2062,118070018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19961856" calcext:value-type="float">
            <text:p>0,7199618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81569.1486492768" calcext:value-type="float">
            <text:p>81569,1486492768</text:p>
          </table:table-cell>
          <table:table-cell office:value-type="float" office:value="2946.35826059806" calcext:value-type="float">
            <text:p>2946,3582605981</text:p>
          </table:table-cell>
          <table:table-cell office:value-type="float" office:value="39710.6638114135" calcext:value-type="float">
            <text:p>39710,6638114135</text:p>
          </table:table-cell>
          <table:table-cell office:value-type="float" office:value="1590.31064275012" calcext:value-type="float">
            <text:p>1590,310642750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19961856" calcext:value-type="float">
            <text:p>0,71996185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94083.3496571707" calcext:value-type="float">
            <text:p>94083,3496571707</text:p>
          </table:table-cell>
          <table:table-cell office:value-type="float" office:value="3374.25882617667" calcext:value-type="float">
            <text:p>3374,2588261767</text:p>
          </table:table-cell>
          <table:table-cell office:value-type="float" office:value="51668.3141197679" calcext:value-type="float">
            <text:p>51668,3141197679</text:p>
          </table:table-cell>
          <table:table-cell office:value-type="float" office:value="2043.94177002265" calcext:value-type="float">
            <text:p>2043,941770022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72437436" calcext:value-type="float">
            <text:p>1,1724374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73345.0843529081" calcext:value-type="float">
            <text:p>73345,0843529081</text:p>
          </table:table-cell>
          <table:table-cell office:value-type="float" office:value="2595.41200776712" calcext:value-type="float">
            <text:p>2595,4120077671</text:p>
          </table:table-cell>
          <table:table-cell office:value-type="float" office:value="41334.03978064" calcext:value-type="float">
            <text:p>41334,03978064</text:p>
          </table:table-cell>
          <table:table-cell office:value-type="float" office:value="1611.13357680266" calcext:value-type="float">
            <text:p>1611,133576802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72437436" calcext:value-type="float">
            <text:p>1,1724374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87748.0188680234" calcext:value-type="float">
            <text:p>87748,0188680234</text:p>
          </table:table-cell>
          <table:table-cell office:value-type="float" office:value="3117.0608563119" calcext:value-type="float">
            <text:p>3117,0608563119</text:p>
          </table:table-cell>
          <table:table-cell office:value-type="float" office:value="52273.1078834674" calcext:value-type="float">
            <text:p>52273,1078834674</text:p>
          </table:table-cell>
          <table:table-cell office:value-type="float" office:value="1995.52785310109" calcext:value-type="float">
            <text:p>1995,527853101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501320661" calcext:value-type="float">
            <text:p>1,5013206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75175.9192134548" calcext:value-type="float">
            <text:p>75175,9192134548</text:p>
          </table:table-cell>
          <table:table-cell office:value-type="float" office:value="2756.19722464694" calcext:value-type="float">
            <text:p>2756,1972246469</text:p>
          </table:table-cell>
          <table:table-cell office:value-type="float" office:value="36358.1452700858" calcext:value-type="float">
            <text:p>36358,1452700858</text:p>
          </table:table-cell>
          <table:table-cell office:value-type="float" office:value="1522.64814354063" calcext:value-type="float">
            <text:p>1522,648143540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501320661" calcext:value-type="float">
            <text:p>1,5013206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84393.5746725625" calcext:value-type="float">
            <text:p>84393,5746725625</text:p>
          </table:table-cell>
          <table:table-cell office:value-type="float" office:value="3119.35782157973" calcext:value-type="float">
            <text:p>3119,3578215797</text:p>
          </table:table-cell>
          <table:table-cell office:value-type="float" office:value="48598.1091657966" calcext:value-type="float">
            <text:p>48598,1091657966</text:p>
          </table:table-cell>
          <table:table-cell office:value-type="float" office:value="1962.94318052399" calcext:value-type="float">
            <text:p>1962,94318052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50966189" calcext:value-type="float">
            <text:p>0,6509661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3252.094629461" calcext:value-type="float">
            <text:p>83252,094629461</text:p>
          </table:table-cell>
          <table:table-cell office:value-type="float" office:value="2882.2029207282" calcext:value-type="float">
            <text:p>2882,2029207282</text:p>
          </table:table-cell>
          <table:table-cell office:value-type="float" office:value="41090.8357781636" calcext:value-type="float">
            <text:p>41090,8357781636</text:p>
          </table:table-cell>
          <table:table-cell office:value-type="float" office:value="1658.63360455688" calcext:value-type="float">
            <text:p>1658,633604556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50966189" calcext:value-type="float">
            <text:p>0,65096618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1747.2706132062" calcext:value-type="float">
            <text:p>91747,2706132062</text:p>
          </table:table-cell>
          <table:table-cell office:value-type="float" office:value="3219.09858642564" calcext:value-type="float">
            <text:p>3219,0985864256</text:p>
          </table:table-cell>
          <table:table-cell office:value-type="float" office:value="50796.7880816606" calcext:value-type="float">
            <text:p>50796,7880816606</text:p>
          </table:table-cell>
          <table:table-cell office:value-type="float" office:value="2038.99299538842" calcext:value-type="float">
            <text:p>2038,992995388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87877405" calcext:value-type="float">
            <text:p>1,1878774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78422.476458567" calcext:value-type="float">
            <text:p>78422,476458567</text:p>
          </table:table-cell>
          <table:table-cell office:value-type="float" office:value="3210.61083095123" calcext:value-type="float">
            <text:p>3210,6108309512</text:p>
          </table:table-cell>
          <table:table-cell office:value-type="float" office:value="40206.3069850882" calcext:value-type="float">
            <text:p>40206,3069850882</text:p>
          </table:table-cell>
          <table:table-cell office:value-type="float" office:value="1619.81929164223" calcext:value-type="float">
            <text:p>1619,819291642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87877405" calcext:value-type="float">
            <text:p>1,18787740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84804.4074889113" calcext:value-type="float">
            <text:p>84804,4074889113</text:p>
          </table:table-cell>
          <table:table-cell office:value-type="float" office:value="3457.75191498263" calcext:value-type="float">
            <text:p>3457,7519149826</text:p>
          </table:table-cell>
          <table:table-cell office:value-type="float" office:value="51024.5699825815" calcext:value-type="float">
            <text:p>51024,5699825815</text:p>
          </table:table-cell>
          <table:table-cell office:value-type="float" office:value="2066.85444929664" calcext:value-type="float">
            <text:p>2066,854449296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366774364" calcext:value-type="float">
            <text:p>1,3667743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63557.4985400157" calcext:value-type="float">
            <text:p>63557,4985400157</text:p>
          </table:table-cell>
          <table:table-cell office:value-type="float" office:value="2477.26331179188" calcext:value-type="float">
            <text:p>2477,2633117919</text:p>
          </table:table-cell>
          <table:table-cell office:value-type="float" office:value="39109.9958693302" calcext:value-type="float">
            <text:p>39109,9958693302</text:p>
          </table:table-cell>
          <table:table-cell office:value-type="float" office:value="1592.89627264716" calcext:value-type="float">
            <text:p>1592,896272647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366774364" calcext:value-type="float">
            <text:p>1,36677436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72448.9289535056" calcext:value-type="float">
            <text:p>72448,9289535056</text:p>
          </table:table-cell>
          <table:table-cell office:value-type="float" office:value="2808.92324151106" calcext:value-type="float">
            <text:p>2808,9232415111</text:p>
          </table:table-cell>
          <table:table-cell office:value-type="float" office:value="50687.3540032569" calcext:value-type="float">
            <text:p>50687,3540032569</text:p>
          </table:table-cell>
          <table:table-cell office:value-type="float" office:value="2038.63605090664" calcext:value-type="float">
            <text:p>2038,636050906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46992883" calcext:value-type="float">
            <text:p>0,8469928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62138.1627813688" calcext:value-type="float">
            <text:p>62138,1627813688</text:p>
          </table:table-cell>
          <table:table-cell office:value-type="float" office:value="2318.83219408078" calcext:value-type="float">
            <text:p>2318,8321940808</text:p>
          </table:table-cell>
          <table:table-cell office:value-type="float" office:value="40881.5706695764" calcext:value-type="float">
            <text:p>40881,5706695764</text:p>
          </table:table-cell>
          <table:table-cell office:value-type="float" office:value="1762.24638131542" calcext:value-type="float">
            <text:p>1762,246381315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46992883" calcext:value-type="float">
            <text:p>0,84699288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79605.4265637602" calcext:value-type="float">
            <text:p>79605,4265637602</text:p>
          </table:table-cell>
          <table:table-cell office:value-type="float" office:value="2990.81966602609" calcext:value-type="float">
            <text:p>2990,8196660261</text:p>
          </table:table-cell>
          <table:table-cell office:value-type="float" office:value="49761.7073895748" calcext:value-type="float">
            <text:p>49761,7073895748</text:p>
          </table:table-cell>
          <table:table-cell office:value-type="float" office:value="2130.81207850656" calcext:value-type="float">
            <text:p>2130,812078506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72117087" calcext:value-type="float">
            <text:p>0,972117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71665.3654152442" calcext:value-type="float">
            <text:p>71665,3654152442</text:p>
          </table:table-cell>
          <table:table-cell office:value-type="float" office:value="2407.47686087369" calcext:value-type="float">
            <text:p>2407,4768608737</text:p>
          </table:table-cell>
          <table:table-cell office:value-type="float" office:value="40435.7334549341" calcext:value-type="float">
            <text:p>40435,7334549341</text:p>
          </table:table-cell>
          <table:table-cell office:value-type="float" office:value="1635.57967895688" calcext:value-type="float">
            <text:p>1635,579678956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72117087" calcext:value-type="float">
            <text:p>0,9721170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85869.8804539004" calcext:value-type="float">
            <text:p>85869,8804539004</text:p>
          </table:table-cell>
          <table:table-cell office:value-type="float" office:value="2983.99759625579" calcext:value-type="float">
            <text:p>2983,9975962558</text:p>
          </table:table-cell>
          <table:table-cell office:value-type="float" office:value="54084.668454715" calcext:value-type="float">
            <text:p>54084,668454715</text:p>
          </table:table-cell>
          <table:table-cell office:value-type="float" office:value="2209.78150837315" calcext:value-type="float">
            <text:p>2209,781508373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1426877" calcext:value-type="float">
            <text:p>0,614268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0207.7203347661" calcext:value-type="float">
            <text:p>70207,7203347661</text:p>
          </table:table-cell>
          <table:table-cell office:value-type="float" office:value="2649.31458316434" calcext:value-type="float">
            <text:p>2649,3145831644</text:p>
          </table:table-cell>
          <table:table-cell office:value-type="float" office:value="38190.4891948166" calcext:value-type="float">
            <text:p>38190,4891948166</text:p>
          </table:table-cell>
          <table:table-cell office:value-type="float" office:value="1674.02323319463" calcext:value-type="float">
            <text:p>1674,023233194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1426877" calcext:value-type="float">
            <text:p>0,6142687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0503.3366791018" calcext:value-type="float">
            <text:p>80503,3366791018</text:p>
          </table:table-cell>
          <table:table-cell office:value-type="float" office:value="3031.43295966001" calcext:value-type="float">
            <text:p>3031,43295966</text:p>
          </table:table-cell>
          <table:table-cell office:value-type="float" office:value="50638.4592392031" calcext:value-type="float">
            <text:p>50638,4592392031</text:p>
          </table:table-cell>
          <table:table-cell office:value-type="float" office:value="2235.95751705106" calcext:value-type="float">
            <text:p>2235,957517051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41710331" calcext:value-type="float">
            <text:p>0,6417103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7174.9197501078" calcext:value-type="float">
            <text:p>77174,9197501078</text:p>
          </table:table-cell>
          <table:table-cell office:value-type="float" office:value="2944.24421099148" calcext:value-type="float">
            <text:p>2944,2442109915</text:p>
          </table:table-cell>
          <table:table-cell office:value-type="float" office:value="41017.5186232276" calcext:value-type="float">
            <text:p>41017,5186232276</text:p>
          </table:table-cell>
          <table:table-cell office:value-type="float" office:value="1662.99414795209" calcext:value-type="float">
            <text:p>1662,994147952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41710331" calcext:value-type="float">
            <text:p>0,6417103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82727.046640183" calcext:value-type="float">
            <text:p>82727,046640183</text:p>
          </table:table-cell>
          <table:table-cell office:value-type="float" office:value="3179.80465241587" calcext:value-type="float">
            <text:p>3179,8046524159</text:p>
          </table:table-cell>
          <table:table-cell office:value-type="float" office:value="53192.1625326869" calcext:value-type="float">
            <text:p>53192,1625326869</text:p>
          </table:table-cell>
          <table:table-cell office:value-type="float" office:value="2137.19121608791" calcext:value-type="float">
            <text:p>2137,191216087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56150843" calcext:value-type="float">
            <text:p>0,8561508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75579.7047982406" calcext:value-type="float">
            <text:p>75579,7047982406</text:p>
          </table:table-cell>
          <table:table-cell office:value-type="float" office:value="2893.88244582791" calcext:value-type="float">
            <text:p>2893,8824458279</text:p>
          </table:table-cell>
          <table:table-cell office:value-type="float" office:value="37857.4248009844" calcext:value-type="float">
            <text:p>37857,4248009844</text:p>
          </table:table-cell>
          <table:table-cell office:value-type="float" office:value="1589.05287350065" calcext:value-type="float">
            <text:p>1589,052873500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56150843" calcext:value-type="float">
            <text:p>0,8561508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3549.0880120656" calcext:value-type="float">
            <text:p>83549,0880120656</text:p>
          </table:table-cell>
          <table:table-cell office:value-type="float" office:value="3189.76114929209" calcext:value-type="float">
            <text:p>3189,7611492921</text:p>
          </table:table-cell>
          <table:table-cell office:value-type="float" office:value="51197.3316939674" calcext:value-type="float">
            <text:p>51197,3316939674</text:p>
          </table:table-cell>
          <table:table-cell office:value-type="float" office:value="2113.85776498189" calcext:value-type="float">
            <text:p>2113,857764981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64150112" calcext:value-type="float">
            <text:p>0,7641501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5413.4476239856" calcext:value-type="float">
            <text:p>65413,4476239856</text:p>
          </table:table-cell>
          <table:table-cell office:value-type="float" office:value="2434.00457432583" calcext:value-type="float">
            <text:p>2434,0045743258</text:p>
          </table:table-cell>
          <table:table-cell office:value-type="float" office:value="37619.9298220696" calcext:value-type="float">
            <text:p>37619,9298220696</text:p>
          </table:table-cell>
          <table:table-cell office:value-type="float" office:value="1496.4246061986" calcext:value-type="float">
            <text:p>1496,424606198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64150112" calcext:value-type="float">
            <text:p>0,7641501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75338.9122373818" calcext:value-type="float">
            <text:p>75338,9122373818</text:p>
          </table:table-cell>
          <table:table-cell office:value-type="float" office:value="2809.26178705451" calcext:value-type="float">
            <text:p>2809,2617870545</text:p>
          </table:table-cell>
          <table:table-cell office:value-type="float" office:value="53193.8177884612" calcext:value-type="float">
            <text:p>53193,8177884612</text:p>
          </table:table-cell>
          <table:table-cell office:value-type="float" office:value="2128.60205130194" calcext:value-type="float">
            <text:p>2128,60205130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499313173" calcext:value-type="float">
            <text:p>1,4993131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78853.2822597239" calcext:value-type="float">
            <text:p>78853,2822597239</text:p>
          </table:table-cell>
          <table:table-cell office:value-type="float" office:value="2832.4633816343" calcext:value-type="float">
            <text:p>2832,4633816343</text:p>
          </table:table-cell>
          <table:table-cell office:value-type="float" office:value="38039.3459114227" calcext:value-type="float">
            <text:p>38039,3459114227</text:p>
          </table:table-cell>
          <table:table-cell office:value-type="float" office:value="1549.45018263701" calcext:value-type="float">
            <text:p>1549,45018263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499313173" calcext:value-type="float">
            <text:p>1,4993131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87998.2980122801" calcext:value-type="float">
            <text:p>87998,2980122801</text:p>
          </table:table-cell>
          <table:table-cell office:value-type="float" office:value="3188.85524868465" calcext:value-type="float">
            <text:p>3188,8552486847</text:p>
          </table:table-cell>
          <table:table-cell office:value-type="float" office:value="45281.9700998521" calcext:value-type="float">
            <text:p>45281,9700998521</text:p>
          </table:table-cell>
          <table:table-cell office:value-type="float" office:value="1810.67295838456" calcext:value-type="float">
            <text:p>1810,672958384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44411474" calcext:value-type="float">
            <text:p>0,5444114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9616.3083191281" calcext:value-type="float">
            <text:p>59616,3083191281</text:p>
          </table:table-cell>
          <table:table-cell office:value-type="float" office:value="2246.4439591049" calcext:value-type="float">
            <text:p>2246,4439591049</text:p>
          </table:table-cell>
          <table:table-cell office:value-type="float" office:value="38575.5357057039" calcext:value-type="float">
            <text:p>38575,5357057039</text:p>
          </table:table-cell>
          <table:table-cell office:value-type="float" office:value="1595.03181163329" calcext:value-type="float">
            <text:p>1595,031811633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44411474" calcext:value-type="float">
            <text:p>0,54441147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5224.3544712518" calcext:value-type="float">
            <text:p>65224,3544712518</text:p>
          </table:table-cell>
          <table:table-cell office:value-type="float" office:value="2445.03435804012" calcext:value-type="float">
            <text:p>2445,0343580401</text:p>
          </table:table-cell>
          <table:table-cell office:value-type="float" office:value="49129.1364674521" calcext:value-type="float">
            <text:p>49129,1364674521</text:p>
          </table:table-cell>
          <table:table-cell office:value-type="float" office:value="2007.77284849588" calcext:value-type="float">
            <text:p>2007,772848495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33384242" calcext:value-type="float">
            <text:p>0,6333842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5503.0024815214" calcext:value-type="float">
            <text:p>75503,0024815214</text:p>
          </table:table-cell>
          <table:table-cell office:value-type="float" office:value="2797.61883899203" calcext:value-type="float">
            <text:p>2797,618838992</text:p>
          </table:table-cell>
          <table:table-cell office:value-type="float" office:value="41004.1192731433" calcext:value-type="float">
            <text:p>41004,1192731433</text:p>
          </table:table-cell>
          <table:table-cell office:value-type="float" office:value="1575.62997096164" calcext:value-type="float">
            <text:p>1575,629970961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33384242" calcext:value-type="float">
            <text:p>0,6333842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3369.8528766391" calcext:value-type="float">
            <text:p>83369,8528766391</text:p>
          </table:table-cell>
          <table:table-cell office:value-type="float" office:value="3128.04931121855" calcext:value-type="float">
            <text:p>3128,0493112186</text:p>
          </table:table-cell>
          <table:table-cell office:value-type="float" office:value="52386.8279125566" calcext:value-type="float">
            <text:p>52386,8279125566</text:p>
          </table:table-cell>
          <table:table-cell office:value-type="float" office:value="1979.32840862938" calcext:value-type="float">
            <text:p>1979,328408629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87576041" calcext:value-type="float">
            <text:p>0,9875760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76331.6522702149" calcext:value-type="float">
            <text:p>76331,6522702149</text:p>
          </table:table-cell>
          <table:table-cell office:value-type="float" office:value="2717.27343847577" calcext:value-type="float">
            <text:p>2717,2734384758</text:p>
          </table:table-cell>
          <table:table-cell office:value-type="float" office:value="37290.1905931085" calcext:value-type="float">
            <text:p>37290,1905931085</text:p>
          </table:table-cell>
          <table:table-cell office:value-type="float" office:value="1612.01216319173" calcext:value-type="float">
            <text:p>1612,012163191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87576041" calcext:value-type="float">
            <text:p>0,9875760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0937.828823215" calcext:value-type="float">
            <text:p>90937,828823215</text:p>
          </table:table-cell>
          <table:table-cell office:value-type="float" office:value="3195.80813361968" calcext:value-type="float">
            <text:p>3195,8081336197</text:p>
          </table:table-cell>
          <table:table-cell office:value-type="float" office:value="54954.1570195235" calcext:value-type="float">
            <text:p>54954,1570195235</text:p>
          </table:table-cell>
          <table:table-cell office:value-type="float" office:value="2285.41152474408" calcext:value-type="float">
            <text:p>2285,411524744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1252553" calcext:value-type="float">
            <text:p>1,212525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71086.3041683023" calcext:value-type="float">
            <text:p>71086,3041683023</text:p>
          </table:table-cell>
          <table:table-cell office:value-type="float" office:value="2692.76295826692" calcext:value-type="float">
            <text:p>2692,7629582669</text:p>
          </table:table-cell>
          <table:table-cell office:value-type="float" office:value="37420.8259343059" calcext:value-type="float">
            <text:p>37420,8259343059</text:p>
          </table:table-cell>
          <table:table-cell office:value-type="float" office:value="1513.29419070295" calcext:value-type="float">
            <text:p>1513,29419070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1252553" calcext:value-type="float">
            <text:p>1,212525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82926.7467949947" calcext:value-type="float">
            <text:p>82926,7467949947</text:p>
          </table:table-cell>
          <table:table-cell office:value-type="float" office:value="3182.7768423568" calcext:value-type="float">
            <text:p>3182,7768423568</text:p>
          </table:table-cell>
          <table:table-cell office:value-type="float" office:value="49800.9942825165" calcext:value-type="float">
            <text:p>49800,9942825165</text:p>
          </table:table-cell>
          <table:table-cell office:value-type="float" office:value="1979.65872186627" calcext:value-type="float">
            <text:p>1979,658721866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02354749" calcext:value-type="float">
            <text:p>1,0023547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72725.9801527289" calcext:value-type="float">
            <text:p>72725,9801527289</text:p>
          </table:table-cell>
          <table:table-cell office:value-type="float" office:value="2642.23157160586" calcext:value-type="float">
            <text:p>2642,2315716059</text:p>
          </table:table-cell>
          <table:table-cell office:value-type="float" office:value="38035.3126271229" calcext:value-type="float">
            <text:p>38035,3126271229</text:p>
          </table:table-cell>
          <table:table-cell office:value-type="float" office:value="1670.12395785826" calcext:value-type="float">
            <text:p>1670,123957858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02354749" calcext:value-type="float">
            <text:p>1,0023547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76774.7811565172" calcext:value-type="float">
            <text:p>76774,7811565172</text:p>
          </table:table-cell>
          <table:table-cell office:value-type="float" office:value="2836.18427049502" calcext:value-type="float">
            <text:p>2836,184270495</text:p>
          </table:table-cell>
          <table:table-cell office:value-type="float" office:value="52499.1163282532" calcext:value-type="float">
            <text:p>52499,1163282532</text:p>
          </table:table-cell>
          <table:table-cell office:value-type="float" office:value="2230.20069846491" calcext:value-type="float">
            <text:p>2230,200698464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96926023" calcext:value-type="float">
            <text:p>0,7969260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70519.2850122946" calcext:value-type="float">
            <text:p>70519,2850122946</text:p>
          </table:table-cell>
          <table:table-cell office:value-type="float" office:value="2716.30596976777" calcext:value-type="float">
            <text:p>2716,3059697678</text:p>
          </table:table-cell>
          <table:table-cell office:value-type="float" office:value="40247.2112560625" calcext:value-type="float">
            <text:p>40247,2112560625</text:p>
          </table:table-cell>
          <table:table-cell office:value-type="float" office:value="1653.47766128293" calcext:value-type="float">
            <text:p>1653,477661282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96926023" calcext:value-type="float">
            <text:p>0,79692602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74996.1365392717" calcext:value-type="float">
            <text:p>74996,1365392717</text:p>
          </table:table-cell>
          <table:table-cell office:value-type="float" office:value="2880.23939556325" calcext:value-type="float">
            <text:p>2880,2393955633</text:p>
          </table:table-cell>
          <table:table-cell office:value-type="float" office:value="47052.712327657" calcext:value-type="float">
            <text:p>47052,712327657</text:p>
          </table:table-cell>
          <table:table-cell office:value-type="float" office:value="1915.78680299447" calcext:value-type="float">
            <text:p>1915,786802994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85593963" calcext:value-type="float">
            <text:p>0,8855939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9479.4561484624" calcext:value-type="float">
            <text:p>69479,4561484624</text:p>
          </table:table-cell>
          <table:table-cell office:value-type="float" office:value="2601.19900823625" calcext:value-type="float">
            <text:p>2601,1990082363</text:p>
          </table:table-cell>
          <table:table-cell office:value-type="float" office:value="37920.8528746318" calcext:value-type="float">
            <text:p>37920,8528746318</text:p>
          </table:table-cell>
          <table:table-cell office:value-type="float" office:value="1548.93867534783" calcext:value-type="float">
            <text:p>1548,938675347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85593963" calcext:value-type="float">
            <text:p>0,88559396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75376.9685871876" calcext:value-type="float">
            <text:p>75376,9685871876</text:p>
          </table:table-cell>
          <table:table-cell office:value-type="float" office:value="2843.38771888853" calcext:value-type="float">
            <text:p>2843,3877188885</text:p>
          </table:table-cell>
          <table:table-cell office:value-type="float" office:value="50516.4196536946" calcext:value-type="float">
            <text:p>50516,4196536946</text:p>
          </table:table-cell>
          <table:table-cell office:value-type="float" office:value="2050.05795861354" calcext:value-type="float">
            <text:p>2050,057958613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31859767" calcext:value-type="float">
            <text:p>0,9318597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93755.1170902402" calcext:value-type="float">
            <text:p>93755,1170902402</text:p>
          </table:table-cell>
          <table:table-cell office:value-type="float" office:value="3686.54209707076" calcext:value-type="float">
            <text:p>3686,5420970708</text:p>
          </table:table-cell>
          <table:table-cell office:value-type="float" office:value="38537.0179162919" calcext:value-type="float">
            <text:p>38537,0179162919</text:p>
          </table:table-cell>
          <table:table-cell office:value-type="float" office:value="1613.1116012644" calcext:value-type="float">
            <text:p>1613,111601264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31859767" calcext:value-type="float">
            <text:p>0,93185976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12640.338954695" calcext:value-type="float">
            <text:p>112640,338954695</text:p>
          </table:table-cell>
          <table:table-cell office:value-type="float" office:value="4405.35747980601" calcext:value-type="float">
            <text:p>4405,357479806</text:p>
          </table:table-cell>
          <table:table-cell office:value-type="float" office:value="49635.1677744618" calcext:value-type="float">
            <text:p>49635,1677744618</text:p>
          </table:table-cell>
          <table:table-cell office:value-type="float" office:value="2030.25861078342" calcext:value-type="float">
            <text:p>2030,258610783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70026607" calcext:value-type="float">
            <text:p>0,7700266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0276.3620554432" calcext:value-type="float">
            <text:p>60276,3620554432</text:p>
          </table:table-cell>
          <table:table-cell office:value-type="float" office:value="2306.08730511736" calcext:value-type="float">
            <text:p>2306,0873051174</text:p>
          </table:table-cell>
          <table:table-cell office:value-type="float" office:value="39404.4564927031" calcext:value-type="float">
            <text:p>39404,4564927031</text:p>
          </table:table-cell>
          <table:table-cell office:value-type="float" office:value="1602.70449103963" calcext:value-type="float">
            <text:p>1602,704491039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70026607" calcext:value-type="float">
            <text:p>0,7700266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65984.7292103331" calcext:value-type="float">
            <text:p>65984,7292103331</text:p>
          </table:table-cell>
          <table:table-cell office:value-type="float" office:value="2521.44972165856" calcext:value-type="float">
            <text:p>2521,4497216586</text:p>
          </table:table-cell>
          <table:table-cell office:value-type="float" office:value="50842.4075298437" calcext:value-type="float">
            <text:p>50842,4075298437</text:p>
          </table:table-cell>
          <table:table-cell office:value-type="float" office:value="2074.77746877626" calcext:value-type="float">
            <text:p>2074,777468776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975224449" calcext:value-type="float">
            <text:p>1,9752244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float" office:value="169" calcext:value-type="float">
            <text:p>169</text:p>
          </table:table-cell>
          <table:table-cell office:value-type="float" office:value="93364.7512426917" calcext:value-type="float">
            <text:p>93364,7512426917</text:p>
          </table:table-cell>
          <table:table-cell office:value-type="float" office:value="3254.24660425154" calcext:value-type="float">
            <text:p>3254,2466042515</text:p>
          </table:table-cell>
          <table:table-cell office:value-type="float" office:value="36904.2357641709" calcext:value-type="float">
            <text:p>36904,2357641709</text:p>
          </table:table-cell>
          <table:table-cell office:value-type="float" office:value="1410.17068017057" calcext:value-type="float">
            <text:p>1410,170680170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975224449" calcext:value-type="float">
            <text:p>1,97522444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float" office:value="169" calcext:value-type="float">
            <text:p>169</text:p>
          </table:table-cell>
          <table:table-cell office:value-type="float" office:value="104671.262625565" calcext:value-type="float">
            <text:p>104671,262625565</text:p>
          </table:table-cell>
          <table:table-cell office:value-type="float" office:value="3680.7301573797" calcext:value-type="float">
            <text:p>3680,7301573797</text:p>
          </table:table-cell>
          <table:table-cell office:value-type="float" office:value="46556.7080337531" calcext:value-type="float">
            <text:p>46556,7080337531</text:p>
          </table:table-cell>
          <table:table-cell office:value-type="float" office:value="1813.46139925709" calcext:value-type="float">
            <text:p>1813,461399257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94317702" calcext:value-type="float">
            <text:p>0,6943177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65403.1378064466" calcext:value-type="float">
            <text:p>65403,1378064466</text:p>
          </table:table-cell>
          <table:table-cell office:value-type="float" office:value="2234.02005657465" calcext:value-type="float">
            <text:p>2234,0200565747</text:p>
          </table:table-cell>
          <table:table-cell office:value-type="float" office:value="40281.2329001564" calcext:value-type="float">
            <text:p>40281,2329001564</text:p>
          </table:table-cell>
          <table:table-cell office:value-type="float" office:value="1674.32455106166" calcext:value-type="float">
            <text:p>1674,324551061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94317702" calcext:value-type="float">
            <text:p>0,69431770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69548.3338939135" calcext:value-type="float">
            <text:p>69548,3338939135</text:p>
          </table:table-cell>
          <table:table-cell office:value-type="float" office:value="2405.53167679432" calcext:value-type="float">
            <text:p>2405,5316767943</text:p>
          </table:table-cell>
          <table:table-cell office:value-type="float" office:value="49965.2766517509" calcext:value-type="float">
            <text:p>49965,2766517509</text:p>
          </table:table-cell>
          <table:table-cell office:value-type="float" office:value="2076.60370320609" calcext:value-type="float">
            <text:p>2076,603703206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54424259" calcext:value-type="float">
            <text:p>0,7544242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58531.3277816385" calcext:value-type="float">
            <text:p>58531,3277816385</text:p>
          </table:table-cell>
          <table:table-cell office:value-type="float" office:value="2256.15208620013" calcext:value-type="float">
            <text:p>2256,1520862001</text:p>
          </table:table-cell>
          <table:table-cell office:value-type="float" office:value="40248.7286533629" calcext:value-type="float">
            <text:p>40248,7286533629</text:p>
          </table:table-cell>
          <table:table-cell office:value-type="float" office:value="1750.72526509508" calcext:value-type="float">
            <text:p>1750,725265095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54424259" calcext:value-type="float">
            <text:p>0,75442425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65869.1224970342" calcext:value-type="float">
            <text:p>65869,1224970342</text:p>
          </table:table-cell>
          <table:table-cell office:value-type="float" office:value="2526.99023927477" calcext:value-type="float">
            <text:p>2526,9902392748</text:p>
          </table:table-cell>
          <table:table-cell office:value-type="float" office:value="49831.0439821576" calcext:value-type="float">
            <text:p>49831,0439821576</text:p>
          </table:table-cell>
          <table:table-cell office:value-type="float" office:value="2133.27159895378" calcext:value-type="float">
            <text:p>2133,271598953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19217724" calcext:value-type="float">
            <text:p>1,0192177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88265.7286139163" calcext:value-type="float">
            <text:p>88265,7286139163</text:p>
          </table:table-cell>
          <table:table-cell office:value-type="float" office:value="3372.26219667123" calcext:value-type="float">
            <text:p>3372,2621966712</text:p>
          </table:table-cell>
          <table:table-cell office:value-type="float" office:value="38382.9584876938" calcext:value-type="float">
            <text:p>38382,9584876938</text:p>
          </table:table-cell>
          <table:table-cell office:value-type="float" office:value="1581.76134465368" calcext:value-type="float">
            <text:p>1581,761344653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19217724" calcext:value-type="float">
            <text:p>1,01921772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59" calcext:value-type="float">
            <text:p>59</text:p>
          </table:table-cell>
          <table:table-cell office:value-type="float" office:value="97406.4107796589" calcext:value-type="float">
            <text:p>97406,4107796589</text:p>
          </table:table-cell>
          <table:table-cell office:value-type="float" office:value="3749.72563179843" calcext:value-type="float">
            <text:p>3749,7256317984</text:p>
          </table:table-cell>
          <table:table-cell office:value-type="float" office:value="47290.3190301157" calcext:value-type="float">
            <text:p>47290,3190301157</text:p>
          </table:table-cell>
          <table:table-cell office:value-type="float" office:value="1906.79383159955" calcext:value-type="float">
            <text:p>1906,793831599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4325312" calcext:value-type="float">
            <text:p>0,743253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54291.3449788298" calcext:value-type="float">
            <text:p>54291,3449788298</text:p>
          </table:table-cell>
          <table:table-cell office:value-type="float" office:value="2218.00916399305" calcext:value-type="float">
            <text:p>2218,0091639931</text:p>
          </table:table-cell>
          <table:table-cell office:value-type="float" office:value="40001.9901340121" calcext:value-type="float">
            <text:p>40001,9901340121</text:p>
          </table:table-cell>
          <table:table-cell office:value-type="float" office:value="1622.28728793756" calcext:value-type="float">
            <text:p>1622,287287937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4325312" calcext:value-type="float">
            <text:p>0,7432531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65163.8079697378" calcext:value-type="float">
            <text:p>65163,8079697378</text:p>
          </table:table-cell>
          <table:table-cell office:value-type="float" office:value="2675.2302689352" calcext:value-type="float">
            <text:p>2675,2302689352</text:p>
          </table:table-cell>
          <table:table-cell office:value-type="float" office:value="51268.5117098029" calcext:value-type="float">
            <text:p>51268,5117098029</text:p>
          </table:table-cell>
          <table:table-cell office:value-type="float" office:value="2077.66721352339" calcext:value-type="float">
            <text:p>2077,667213523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22319673" calcext:value-type="float">
            <text:p>0,7223196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76764.8767977918" calcext:value-type="float">
            <text:p>76764,8767977918</text:p>
          </table:table-cell>
          <table:table-cell office:value-type="float" office:value="2866.50120770762" calcext:value-type="float">
            <text:p>2866,5012077076</text:p>
          </table:table-cell>
          <table:table-cell office:value-type="float" office:value="41430.5199973904" calcext:value-type="float">
            <text:p>41430,5199973904</text:p>
          </table:table-cell>
          <table:table-cell office:value-type="float" office:value="1691.63465604034" calcext:value-type="float">
            <text:p>1691,634656040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22319673" calcext:value-type="float">
            <text:p>0,72231967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85869.104086015" calcext:value-type="float">
            <text:p>85869,104086015</text:p>
          </table:table-cell>
          <table:table-cell office:value-type="float" office:value="3239.85611555748" calcext:value-type="float">
            <text:p>3239,8561155575</text:p>
          </table:table-cell>
          <table:table-cell office:value-type="float" office:value="51319.8429956658" calcext:value-type="float">
            <text:p>51319,8429956658</text:p>
          </table:table-cell>
          <table:table-cell office:value-type="float" office:value="2068.98123436192" calcext:value-type="float">
            <text:p>2068,981234361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353315771" calcext:value-type="float">
            <text:p>1,3533157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83906.9027029333" calcext:value-type="float">
            <text:p>83906,9027029333</text:p>
          </table:table-cell>
          <table:table-cell office:value-type="float" office:value="3115.26245816831" calcext:value-type="float">
            <text:p>3115,2624581683</text:p>
          </table:table-cell>
          <table:table-cell office:value-type="float" office:value="38746.7513939545" calcext:value-type="float">
            <text:p>38746,7513939545</text:p>
          </table:table-cell>
          <table:table-cell office:value-type="float" office:value="1626.469128096" calcext:value-type="float">
            <text:p>1626,46912809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353315771" calcext:value-type="float">
            <text:p>1,3533157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91884.5080496255" calcext:value-type="float">
            <text:p>91884,5080496255</text:p>
          </table:table-cell>
          <table:table-cell office:value-type="float" office:value="3449.35705422042" calcext:value-type="float">
            <text:p>3449,3570542204</text:p>
          </table:table-cell>
          <table:table-cell office:value-type="float" office:value="49530.9010709071" calcext:value-type="float">
            <text:p>49530,9010709071</text:p>
          </table:table-cell>
          <table:table-cell office:value-type="float" office:value="1977.52334257934" calcext:value-type="float">
            <text:p>1977,523342579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06824595" calcext:value-type="float">
            <text:p>0,7068245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56050.0738841875" calcext:value-type="float">
            <text:p>56050,0738841875</text:p>
          </table:table-cell>
          <table:table-cell office:value-type="float" office:value="2206.78885599475" calcext:value-type="float">
            <text:p>2206,7888559948</text:p>
          </table:table-cell>
          <table:table-cell office:value-type="float" office:value="37804.837910977" calcext:value-type="float">
            <text:p>37804,837910977</text:p>
          </table:table-cell>
          <table:table-cell office:value-type="float" office:value="1682.95994111608" calcext:value-type="float">
            <text:p>1682,959941116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06824595" calcext:value-type="float">
            <text:p>0,7068245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63257.8733608694" calcext:value-type="float">
            <text:p>63257,8733608694</text:p>
          </table:table-cell>
          <table:table-cell office:value-type="float" office:value="2481.07243760405" calcext:value-type="float">
            <text:p>2481,0724376041</text:p>
          </table:table-cell>
          <table:table-cell office:value-type="float" office:value="49326.0738031563" calcext:value-type="float">
            <text:p>49326,0738031563</text:p>
          </table:table-cell>
          <table:table-cell office:value-type="float" office:value="2125.21936640349" calcext:value-type="float">
            <text:p>2125,219366403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79466261" calcext:value-type="float">
            <text:p>0,9794662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70860.5305671314" calcext:value-type="float">
            <text:p>70860,5305671314</text:p>
          </table:table-cell>
          <table:table-cell office:value-type="float" office:value="2816.3002067363" calcext:value-type="float">
            <text:p>2816,3002067363</text:p>
          </table:table-cell>
          <table:table-cell office:value-type="float" office:value="38584.8093556695" calcext:value-type="float">
            <text:p>38584,8093556695</text:p>
          </table:table-cell>
          <table:table-cell office:value-type="float" office:value="1646.90548939" calcext:value-type="float">
            <text:p>1646,9054893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79466261" calcext:value-type="float">
            <text:p>0,97946626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81718.8287423266" calcext:value-type="float">
            <text:p>81718,8287423266</text:p>
          </table:table-cell>
          <table:table-cell office:value-type="float" office:value="3194.09445463975" calcext:value-type="float">
            <text:p>3194,0944546398</text:p>
          </table:table-cell>
          <table:table-cell office:value-type="float" office:value="46962.4112415502" calcext:value-type="float">
            <text:p>46962,4112415502</text:p>
          </table:table-cell>
          <table:table-cell office:value-type="float" office:value="1970.91865527194" calcext:value-type="float">
            <text:p>1970,918655271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02754572" calcext:value-type="float">
            <text:p>1,0027545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59645.4578398942" calcext:value-type="float">
            <text:p>59645,4578398942</text:p>
          </table:table-cell>
          <table:table-cell office:value-type="float" office:value="2272.10788936401" calcext:value-type="float">
            <text:p>2272,107889364</text:p>
          </table:table-cell>
          <table:table-cell office:value-type="float" office:value="39520.5771074932" calcext:value-type="float">
            <text:p>39520,5771074932</text:p>
          </table:table-cell>
          <table:table-cell office:value-type="float" office:value="1661.90774282948" calcext:value-type="float">
            <text:p>1661,907742829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02754572" calcext:value-type="float">
            <text:p>1,0027545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9280.9304255866" calcext:value-type="float">
            <text:p>69280,9304255866</text:p>
          </table:table-cell>
          <table:table-cell office:value-type="float" office:value="2617.92366766563" calcext:value-type="float">
            <text:p>2617,9236676656</text:p>
          </table:table-cell>
          <table:table-cell office:value-type="float" office:value="49419.3428801402" calcext:value-type="float">
            <text:p>49419,3428801402</text:p>
          </table:table-cell>
          <table:table-cell office:value-type="float" office:value="2065.92751293337" calcext:value-type="float">
            <text:p>2065,927512933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06005641" calcext:value-type="float">
            <text:p>0,7060056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4586.5261540096" calcext:value-type="float">
            <text:p>84586,5261540096</text:p>
          </table:table-cell>
          <table:table-cell office:value-type="float" office:value="3089.59209862366" calcext:value-type="float">
            <text:p>3089,5920986237</text:p>
          </table:table-cell>
          <table:table-cell office:value-type="float" office:value="39394.8837225221" calcext:value-type="float">
            <text:p>39394,8837225221</text:p>
          </table:table-cell>
          <table:table-cell office:value-type="float" office:value="1638.44653673131" calcext:value-type="float">
            <text:p>1638,446536731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06005641" calcext:value-type="float">
            <text:p>0,70600564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9883.4024975458" calcext:value-type="float">
            <text:p>89883,4024975458</text:p>
          </table:table-cell>
          <table:table-cell office:value-type="float" office:value="3327.69894619207" calcext:value-type="float">
            <text:p>3327,6989461921</text:p>
          </table:table-cell>
          <table:table-cell office:value-type="float" office:value="49404.6936449732" calcext:value-type="float">
            <text:p>49404,6936449732</text:p>
          </table:table-cell>
          <table:table-cell office:value-type="float" office:value="2048.30118441373" calcext:value-type="float">
            <text:p>2048,301184413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81792495" calcext:value-type="float">
            <text:p>0,6817924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77235.4861442056" calcext:value-type="float">
            <text:p>77235,4861442056</text:p>
          </table:table-cell>
          <table:table-cell office:value-type="float" office:value="2898.03713580773" calcext:value-type="float">
            <text:p>2898,0371358077</text:p>
          </table:table-cell>
          <table:table-cell office:value-type="float" office:value="42343.1546639112" calcext:value-type="float">
            <text:p>42343,1546639112</text:p>
          </table:table-cell>
          <table:table-cell office:value-type="float" office:value="1635.4874510399" calcext:value-type="float">
            <text:p>1635,487451039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81792495" calcext:value-type="float">
            <text:p>0,6817924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5779.4494916446" calcext:value-type="float">
            <text:p>85779,4494916446</text:p>
          </table:table-cell>
          <table:table-cell office:value-type="float" office:value="3209.08994491619" calcext:value-type="float">
            <text:p>3209,0899449162</text:p>
          </table:table-cell>
          <table:table-cell office:value-type="float" office:value="53231.2123233131" calcext:value-type="float">
            <text:p>53231,2123233131</text:p>
          </table:table-cell>
          <table:table-cell office:value-type="float" office:value="2078.72527276251" calcext:value-type="float">
            <text:p>2078,725272762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61002594" calcext:value-type="float">
            <text:p>1,1610025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65346.4367460884" calcext:value-type="float">
            <text:p>65346,4367460884</text:p>
          </table:table-cell>
          <table:table-cell office:value-type="float" office:value="2395.78171739917" calcext:value-type="float">
            <text:p>2395,7817173992</text:p>
          </table:table-cell>
          <table:table-cell office:value-type="float" office:value="39497.6065844128" calcext:value-type="float">
            <text:p>39497,6065844128</text:p>
          </table:table-cell>
          <table:table-cell office:value-type="float" office:value="1612.20797904287" calcext:value-type="float">
            <text:p>1612,207979042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61002594" calcext:value-type="float">
            <text:p>1,16100259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3744.6886188388" calcext:value-type="float">
            <text:p>73744,6886188388</text:p>
          </table:table-cell>
          <table:table-cell office:value-type="float" office:value="2774.74354862302" calcext:value-type="float">
            <text:p>2774,743548623</text:p>
          </table:table-cell>
          <table:table-cell office:value-type="float" office:value="51085.8476499336" calcext:value-type="float">
            <text:p>51085,8476499336</text:p>
          </table:table-cell>
          <table:table-cell office:value-type="float" office:value="2065.98859731247" calcext:value-type="float">
            <text:p>2065,988597312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2639871" calcext:value-type="float">
            <text:p>0,826398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00304.710853316" calcext:value-type="float">
            <text:p>100304,710853316</text:p>
          </table:table-cell>
          <table:table-cell office:value-type="float" office:value="3508.51741437913" calcext:value-type="float">
            <text:p>3508,5174143791</text:p>
          </table:table-cell>
          <table:table-cell office:value-type="float" office:value="43190.2785049986" calcext:value-type="float">
            <text:p>43190,2785049986</text:p>
          </table:table-cell>
          <table:table-cell office:value-type="float" office:value="1657.22835586624" calcext:value-type="float">
            <text:p>1657,2283558662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2639871" calcext:value-type="float">
            <text:p>0,8263987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11234.973665057" calcext:value-type="float">
            <text:p>111234,973665057</text:p>
          </table:table-cell>
          <table:table-cell office:value-type="float" office:value="3958.22915104874" calcext:value-type="float">
            <text:p>3958,2291510487</text:p>
          </table:table-cell>
          <table:table-cell office:value-type="float" office:value="52902.9393407876" calcext:value-type="float">
            <text:p>52902,9393407876</text:p>
          </table:table-cell>
          <table:table-cell office:value-type="float" office:value="2025.69829932495" calcext:value-type="float">
            <text:p>2025,69829932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64020253" calcext:value-type="float">
            <text:p>0,5640202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0780.3490507789" calcext:value-type="float">
            <text:p>90780,3490507789</text:p>
          </table:table-cell>
          <table:table-cell office:value-type="float" office:value="3533.09019918277" calcext:value-type="float">
            <text:p>3533,0901991828</text:p>
          </table:table-cell>
          <table:table-cell office:value-type="float" office:value="40994.4137278335" calcext:value-type="float">
            <text:p>40994,4137278335</text:p>
          </table:table-cell>
          <table:table-cell office:value-type="float" office:value="1577.86130297707" calcext:value-type="float">
            <text:p>1577,861302977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64020253" calcext:value-type="float">
            <text:p>0,56402025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02142.381021425" calcext:value-type="float">
            <text:p>102142,381021425</text:p>
          </table:table-cell>
          <table:table-cell office:value-type="float" office:value="3946.07862130372" calcext:value-type="float">
            <text:p>3946,0786213037</text:p>
          </table:table-cell>
          <table:table-cell office:value-type="float" office:value="51354.7318443398" calcext:value-type="float">
            <text:p>51354,7318443398</text:p>
          </table:table-cell>
          <table:table-cell office:value-type="float" office:value="1984.58664507372" calcext:value-type="float">
            <text:p>1984,586645073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434345519" calcext:value-type="float">
            <text:p>1,4343455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77710.9243319311" calcext:value-type="float">
            <text:p>77710,9243319311</text:p>
          </table:table-cell>
          <table:table-cell office:value-type="float" office:value="3141.49435812775" calcext:value-type="float">
            <text:p>3141,4943581278</text:p>
          </table:table-cell>
          <table:table-cell office:value-type="float" office:value="37497.7110289904" calcext:value-type="float">
            <text:p>37497,7110289904</text:p>
          </table:table-cell>
          <table:table-cell office:value-type="float" office:value="1589.26114148367" calcext:value-type="float">
            <text:p>1589,261141483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434345519" calcext:value-type="float">
            <text:p>1,43434551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4600.9060604835" calcext:value-type="float">
            <text:p>84600,9060604835</text:p>
          </table:table-cell>
          <table:table-cell office:value-type="float" office:value="3443.15970127404" calcext:value-type="float">
            <text:p>3443,1597012741</text:p>
          </table:table-cell>
          <table:table-cell office:value-type="float" office:value="48448.094584507" calcext:value-type="float">
            <text:p>48448,094584507</text:p>
          </table:table-cell>
          <table:table-cell office:value-type="float" office:value="2015.88761646515" calcext:value-type="float">
            <text:p>2015,887616465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2414248" calcext:value-type="float">
            <text:p>0,624142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9837.5824232561" calcext:value-type="float">
            <text:p>59837,5824232561</text:p>
          </table:table-cell>
          <table:table-cell office:value-type="float" office:value="2156.38900478287" calcext:value-type="float">
            <text:p>2156,3890047829</text:p>
          </table:table-cell>
          <table:table-cell office:value-type="float" office:value="40691.0571634293" calcext:value-type="float">
            <text:p>40691,0571634293</text:p>
          </table:table-cell>
          <table:table-cell office:value-type="float" office:value="1743.48484571145" calcext:value-type="float">
            <text:p>1743,484845711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2414248" calcext:value-type="float">
            <text:p>0,6241424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69254.6868392607" calcext:value-type="float">
            <text:p>69254,6868392607</text:p>
          </table:table-cell>
          <table:table-cell office:value-type="float" office:value="2498.54351662916" calcext:value-type="float">
            <text:p>2498,5435166292</text:p>
          </table:table-cell>
          <table:table-cell office:value-type="float" office:value="55737.8776483859" calcext:value-type="float">
            <text:p>55737,8776483859</text:p>
          </table:table-cell>
          <table:table-cell office:value-type="float" office:value="2365.13741579839" calcext:value-type="float">
            <text:p>2365,137415798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6803762" calcext:value-type="float">
            <text:p>0,968037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74696.2560170918" calcext:value-type="float">
            <text:p>74696,2560170918</text:p>
          </table:table-cell>
          <table:table-cell office:value-type="float" office:value="2802.18590624026" calcext:value-type="float">
            <text:p>2802,1859062403</text:p>
          </table:table-cell>
          <table:table-cell office:value-type="float" office:value="36896.6911372763" calcext:value-type="float">
            <text:p>36896,6911372763</text:p>
          </table:table-cell>
          <table:table-cell office:value-type="float" office:value="1616.75042912743" calcext:value-type="float">
            <text:p>1616,750429127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6803762" calcext:value-type="float">
            <text:p>0,9680376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80868.0091593614" calcext:value-type="float">
            <text:p>80868,0091593614</text:p>
          </table:table-cell>
          <table:table-cell office:value-type="float" office:value="2996.88940789623" calcext:value-type="float">
            <text:p>2996,8894078962</text:p>
          </table:table-cell>
          <table:table-cell office:value-type="float" office:value="50268.547953063" calcext:value-type="float">
            <text:p>50268,547953063</text:p>
          </table:table-cell>
          <table:table-cell office:value-type="float" office:value="2144.77364815391" calcext:value-type="float">
            <text:p>2144,773648153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06201631" calcext:value-type="float">
            <text:p>1,1062016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75104.0641815414" calcext:value-type="float">
            <text:p>75104,0641815414</text:p>
          </table:table-cell>
          <table:table-cell office:value-type="float" office:value="2818.43824468315" calcext:value-type="float">
            <text:p>2818,4382446832</text:p>
          </table:table-cell>
          <table:table-cell office:value-type="float" office:value="39707.6650402414" calcext:value-type="float">
            <text:p>39707,6650402414</text:p>
          </table:table-cell>
          <table:table-cell office:value-type="float" office:value="1568.83218089373" calcext:value-type="float">
            <text:p>1568,832180893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06201631" calcext:value-type="float">
            <text:p>1,10620163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84608.7496993262" calcext:value-type="float">
            <text:p>84608,7496993262</text:p>
          </table:table-cell>
          <table:table-cell office:value-type="float" office:value="3199.62164942429" calcext:value-type="float">
            <text:p>3199,6216494243</text:p>
          </table:table-cell>
          <table:table-cell office:value-type="float" office:value="50900.292577134" calcext:value-type="float">
            <text:p>50900,292577134</text:p>
          </table:table-cell>
          <table:table-cell office:value-type="float" office:value="2017.51810996681" calcext:value-type="float">
            <text:p>2017,518109966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36783245" calcext:value-type="float">
            <text:p>1,0367832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90824.0023718629" calcext:value-type="float">
            <text:p>90824,0023718629</text:p>
          </table:table-cell>
          <table:table-cell office:value-type="float" office:value="3374.8327414995" calcext:value-type="float">
            <text:p>3374,8327414995</text:p>
          </table:table-cell>
          <table:table-cell office:value-type="float" office:value="40407.3265983092" calcext:value-type="float">
            <text:p>40407,3265983092</text:p>
          </table:table-cell>
          <table:table-cell office:value-type="float" office:value="1671.1290574119" calcext:value-type="float">
            <text:p>1671,12905741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36783245" calcext:value-type="float">
            <text:p>1,03678324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99607.3281994392" calcext:value-type="float">
            <text:p>99607,3281994392</text:p>
          </table:table-cell>
          <table:table-cell office:value-type="float" office:value="3720.24027729653" calcext:value-type="float">
            <text:p>3720,2402772965</text:p>
          </table:table-cell>
          <table:table-cell office:value-type="float" office:value="53149.2273479919" calcext:value-type="float">
            <text:p>53149,2273479919</text:p>
          </table:table-cell>
          <table:table-cell office:value-type="float" office:value="2184.20263821" calcext:value-type="float">
            <text:p>2184,2026382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51992565" calcext:value-type="float">
            <text:p>0,6519925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83031.3313213823" calcext:value-type="float">
            <text:p>83031,3313213823</text:p>
          </table:table-cell>
          <table:table-cell office:value-type="float" office:value="3007.03768221184" calcext:value-type="float">
            <text:p>3007,0376822118</text:p>
          </table:table-cell>
          <table:table-cell office:value-type="float" office:value="41398.7691086043" calcext:value-type="float">
            <text:p>41398,7691086043</text:p>
          </table:table-cell>
          <table:table-cell office:value-type="float" office:value="1633.31993396765" calcext:value-type="float">
            <text:p>1633,319933967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51992565" calcext:value-type="float">
            <text:p>0,6519925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92624.2472274539" calcext:value-type="float">
            <text:p>92624,2472274539</text:p>
          </table:table-cell>
          <table:table-cell office:value-type="float" office:value="3363.32405152199" calcext:value-type="float">
            <text:p>3363,324051522</text:p>
          </table:table-cell>
          <table:table-cell office:value-type="float" office:value="47825.5237918392" calcext:value-type="float">
            <text:p>47825,5237918392</text:p>
          </table:table-cell>
          <table:table-cell office:value-type="float" office:value="1851.20816503965" calcext:value-type="float">
            <text:p>1851,208165039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0518342" calcext:value-type="float">
            <text:p>0,705183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80812.9238830395" calcext:value-type="float">
            <text:p>80812,9238830395</text:p>
          </table:table-cell>
          <table:table-cell office:value-type="float" office:value="2779.60305775219" calcext:value-type="float">
            <text:p>2779,6030577522</text:p>
          </table:table-cell>
          <table:table-cell office:value-type="float" office:value="39492.3064627974" calcext:value-type="float">
            <text:p>39492,3064627974</text:p>
          </table:table-cell>
          <table:table-cell office:value-type="float" office:value="1688.22764125099" calcext:value-type="float">
            <text:p>1688,22764125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0518342" calcext:value-type="float">
            <text:p>0,7051834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90255.2622287327" calcext:value-type="float">
            <text:p>90255,2622287327</text:p>
          </table:table-cell>
          <table:table-cell office:value-type="float" office:value="3132.31079558466" calcext:value-type="float">
            <text:p>3132,3107955847</text:p>
          </table:table-cell>
          <table:table-cell office:value-type="float" office:value="49054.4831454565" calcext:value-type="float">
            <text:p>49054,4831454565</text:p>
          </table:table-cell>
          <table:table-cell office:value-type="float" office:value="2050.37884566212" calcext:value-type="float">
            <text:p>2050,378845662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69097343" calcext:value-type="float">
            <text:p>0,9690973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76738.0189561169" calcext:value-type="float">
            <text:p>76738,0189561169</text:p>
          </table:table-cell>
          <table:table-cell office:value-type="float" office:value="3009.68432105964" calcext:value-type="float">
            <text:p>3009,6843210597</text:p>
          </table:table-cell>
          <table:table-cell office:value-type="float" office:value="38467.8921008964" calcext:value-type="float">
            <text:p>38467,8921008964</text:p>
          </table:table-cell>
          <table:table-cell office:value-type="float" office:value="1499.66420336603" calcext:value-type="float">
            <text:p>1499,66420336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69097343" calcext:value-type="float">
            <text:p>0,9690973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83258.6473113902" calcext:value-type="float">
            <text:p>83258,6473113902</text:p>
          </table:table-cell>
          <table:table-cell office:value-type="float" office:value="3238.93602470129" calcext:value-type="float">
            <text:p>3238,9360247013</text:p>
          </table:table-cell>
          <table:table-cell office:value-type="float" office:value="48759.4706809757" calcext:value-type="float">
            <text:p>48759,4706809757</text:p>
          </table:table-cell>
          <table:table-cell office:value-type="float" office:value="1899.7606593105" calcext:value-type="float">
            <text:p>1899,760659310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67786482" calcext:value-type="float">
            <text:p>1,0677864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74139.3881882044" calcext:value-type="float">
            <text:p>74139,3881882044</text:p>
          </table:table-cell>
          <table:table-cell office:value-type="float" office:value="2813.29093213824" calcext:value-type="float">
            <text:p>2813,2909321382</text:p>
          </table:table-cell>
          <table:table-cell office:value-type="float" office:value="37870.1077800979" calcext:value-type="float">
            <text:p>37870,1077800979</text:p>
          </table:table-cell>
          <table:table-cell office:value-type="float" office:value="1614.43684560902" calcext:value-type="float">
            <text:p>1614,43684560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67786482" calcext:value-type="float">
            <text:p>1,06778648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813.509086299" calcext:value-type="float">
            <text:p>85813,509086299</text:p>
          </table:table-cell>
          <table:table-cell office:value-type="float" office:value="3217.41507491386" calcext:value-type="float">
            <text:p>3217,4150749139</text:p>
          </table:table-cell>
          <table:table-cell office:value-type="float" office:value="48977.7864489182" calcext:value-type="float">
            <text:p>48977,7864489182</text:p>
          </table:table-cell>
          <table:table-cell office:value-type="float" office:value="2090.54224716955" calcext:value-type="float">
            <text:p>2090,542247169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91064451" calcext:value-type="float">
            <text:p>0,5910644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63525.4110595127" calcext:value-type="float">
            <text:p>63525,4110595127</text:p>
          </table:table-cell>
          <table:table-cell office:value-type="float" office:value="2343.99909389256" calcext:value-type="float">
            <text:p>2343,9990938926</text:p>
          </table:table-cell>
          <table:table-cell office:value-type="float" office:value="37937.545547496" calcext:value-type="float">
            <text:p>37937,545547496</text:p>
          </table:table-cell>
          <table:table-cell office:value-type="float" office:value="1575.81519589806" calcext:value-type="float">
            <text:p>1575,815195898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91064451" calcext:value-type="float">
            <text:p>0,59106445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75114.8751927666" calcext:value-type="float">
            <text:p>75114,8751927666</text:p>
          </table:table-cell>
          <table:table-cell office:value-type="float" office:value="2784.69583622349" calcext:value-type="float">
            <text:p>2784,6958362235</text:p>
          </table:table-cell>
          <table:table-cell office:value-type="float" office:value="50215.04018539" calcext:value-type="float">
            <text:p>50215,04018539</text:p>
          </table:table-cell>
          <table:table-cell office:value-type="float" office:value="2058.48461813007" calcext:value-type="float">
            <text:p>2058,484618130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71714404" calcext:value-type="float">
            <text:p>0,5717144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9745.9558677568" calcext:value-type="float">
            <text:p>79745,9558677568</text:p>
          </table:table-cell>
          <table:table-cell office:value-type="float" office:value="3146.86959821178" calcext:value-type="float">
            <text:p>3146,8695982118</text:p>
          </table:table-cell>
          <table:table-cell office:value-type="float" office:value="37138.9569981977" calcext:value-type="float">
            <text:p>37138,9569981977</text:p>
          </table:table-cell>
          <table:table-cell office:value-type="float" office:value="1530.04219146943" calcext:value-type="float">
            <text:p>1530,042191469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71714404" calcext:value-type="float">
            <text:p>0,5717144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90376.7761232523" calcext:value-type="float">
            <text:p>90376,7761232523</text:p>
          </table:table-cell>
          <table:table-cell office:value-type="float" office:value="3568.10846113683" calcext:value-type="float">
            <text:p>3568,1084611368</text:p>
          </table:table-cell>
          <table:table-cell office:value-type="float" office:value="49550.2503250787" calcext:value-type="float">
            <text:p>49550,2503250787</text:p>
          </table:table-cell>
          <table:table-cell office:value-type="float" office:value="2048.31637279018" calcext:value-type="float">
            <text:p>2048,316372790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10728365" calcext:value-type="float">
            <text:p>1,1107283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5467.931278992" calcext:value-type="float">
            <text:p>75467,931278992</text:p>
          </table:table-cell>
          <table:table-cell office:value-type="float" office:value="2850.17091013323" calcext:value-type="float">
            <text:p>2850,1709101332</text:p>
          </table:table-cell>
          <table:table-cell office:value-type="float" office:value="40247.7849660977" calcext:value-type="float">
            <text:p>40247,7849660977</text:p>
          </table:table-cell>
          <table:table-cell office:value-type="float" office:value="1688.28519889872" calcext:value-type="float">
            <text:p>1688,285198898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10728365" calcext:value-type="float">
            <text:p>1,1107283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90594.0063108288" calcext:value-type="float">
            <text:p>90594,0063108288</text:p>
          </table:table-cell>
          <table:table-cell office:value-type="float" office:value="3443.01105422995" calcext:value-type="float">
            <text:p>3443,01105423</text:p>
          </table:table-cell>
          <table:table-cell office:value-type="float" office:value="48677.9100598349" calcext:value-type="float">
            <text:p>48677,9100598349</text:p>
          </table:table-cell>
          <table:table-cell office:value-type="float" office:value="2025.76337859062" calcext:value-type="float">
            <text:p>2025,763378590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35800478" calcext:value-type="float">
            <text:p>0,5358004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7146.7196091953" calcext:value-type="float">
            <text:p>77146,7196091953</text:p>
          </table:table-cell>
          <table:table-cell office:value-type="float" office:value="2919.12270207371" calcext:value-type="float">
            <text:p>2919,1227020737</text:p>
          </table:table-cell>
          <table:table-cell office:value-type="float" office:value="39352.7937575003" calcext:value-type="float">
            <text:p>39352,7937575003</text:p>
          </table:table-cell>
          <table:table-cell office:value-type="float" office:value="1581.73000858861" calcext:value-type="float">
            <text:p>1581,730008588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35800478" calcext:value-type="float">
            <text:p>0,535800478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0673.0367018044" calcext:value-type="float">
            <text:p>80673,0367018044</text:p>
          </table:table-cell>
          <table:table-cell office:value-type="float" office:value="3064.19905229837" calcext:value-type="float">
            <text:p>3064,1990522984</text:p>
          </table:table-cell>
          <table:table-cell office:value-type="float" office:value="53496.0929459567" calcext:value-type="float">
            <text:p>53496,0929459567</text:p>
          </table:table-cell>
          <table:table-cell office:value-type="float" office:value="2152.1933736486" calcext:value-type="float">
            <text:p>2152,193373648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67885609" calcext:value-type="float">
            <text:p>0,7678856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67751.5179844858" calcext:value-type="float">
            <text:p>67751,5179844858</text:p>
          </table:table-cell>
          <table:table-cell office:value-type="float" office:value="2739.86356481809" calcext:value-type="float">
            <text:p>2739,8635648181</text:p>
          </table:table-cell>
          <table:table-cell office:value-type="float" office:value="39267.3933135232" calcext:value-type="float">
            <text:p>39267,3933135232</text:p>
          </table:table-cell>
          <table:table-cell office:value-type="float" office:value="1662.60888835839" calcext:value-type="float">
            <text:p>1662,6088883584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67885609" calcext:value-type="float">
            <text:p>0,7678856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73618.4061560168" calcext:value-type="float">
            <text:p>73618,4061560168</text:p>
          </table:table-cell>
          <table:table-cell office:value-type="float" office:value="2963.33658942252" calcext:value-type="float">
            <text:p>2963,3365894225</text:p>
          </table:table-cell>
          <table:table-cell office:value-type="float" office:value="54939.7722347882" calcext:value-type="float">
            <text:p>54939,7722347882</text:p>
          </table:table-cell>
          <table:table-cell office:value-type="float" office:value="2293.19763797196" calcext:value-type="float">
            <text:p>2293,19763797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19342827" calcext:value-type="float">
            <text:p>0,9193428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73352.6551026282" calcext:value-type="float">
            <text:p>73352,6551026282</text:p>
          </table:table-cell>
          <table:table-cell office:value-type="float" office:value="2709.82096877255" calcext:value-type="float">
            <text:p>2709,8209687726</text:p>
          </table:table-cell>
          <table:table-cell office:value-type="float" office:value="39081.4948443879" calcext:value-type="float">
            <text:p>39081,4948443879</text:p>
          </table:table-cell>
          <table:table-cell office:value-type="float" office:value="1585.25703350186" calcext:value-type="float">
            <text:p>1585,25703350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19342827" calcext:value-type="float">
            <text:p>0,91934282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88254.231726347" calcext:value-type="float">
            <text:p>88254,231726347</text:p>
          </table:table-cell>
          <table:table-cell office:value-type="float" office:value="3284.93667146" calcext:value-type="float">
            <text:p>3284,93667146</text:p>
          </table:table-cell>
          <table:table-cell office:value-type="float" office:value="50433.7838033541" calcext:value-type="float">
            <text:p>50433,7838033541</text:p>
          </table:table-cell>
          <table:table-cell office:value-type="float" office:value="2033.57219266423" calcext:value-type="float">
            <text:p>2033,5721926642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24130937" calcext:value-type="float">
            <text:p>0,9241309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3294.8251287801" calcext:value-type="float">
            <text:p>63294,8251287801</text:p>
          </table:table-cell>
          <table:table-cell office:value-type="float" office:value="2568.29353975677" calcext:value-type="float">
            <text:p>2568,2935397568</text:p>
          </table:table-cell>
          <table:table-cell office:value-type="float" office:value="41633.8326611932" calcext:value-type="float">
            <text:p>41633,8326611932</text:p>
          </table:table-cell>
          <table:table-cell office:value-type="float" office:value="1717.66393346527" calcext:value-type="float">
            <text:p>1717,6639334653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24130937" calcext:value-type="float">
            <text:p>0,92413093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73918.1672070229" calcext:value-type="float">
            <text:p>73918,1672070229</text:p>
          </table:table-cell>
          <table:table-cell office:value-type="float" office:value="2986.95494251943" calcext:value-type="float">
            <text:p>2986,9549425194</text:p>
          </table:table-cell>
          <table:table-cell office:value-type="float" office:value="49111.3573567956" calcext:value-type="float">
            <text:p>49111,3573567956</text:p>
          </table:table-cell>
          <table:table-cell office:value-type="float" office:value="1988.22738225561" calcext:value-type="float">
            <text:p>1988,227382255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645064987" calcext:value-type="float">
            <text:p>0,6450649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67061.2594694013" calcext:value-type="float">
            <text:p>67061,2594694013</text:p>
          </table:table-cell>
          <table:table-cell office:value-type="float" office:value="2417.38712009044" calcext:value-type="float">
            <text:p>2417,3871200904</text:p>
          </table:table-cell>
          <table:table-cell office:value-type="float" office:value="38079.6889249796" calcext:value-type="float">
            <text:p>38079,6889249796</text:p>
          </table:table-cell>
          <table:table-cell office:value-type="float" office:value="1548.61227391763" calcext:value-type="float">
            <text:p>1548,612273917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645064987" calcext:value-type="float">
            <text:p>0,64506498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77910.8658531277" calcext:value-type="float">
            <text:p>77910,8658531277</text:p>
          </table:table-cell>
          <table:table-cell office:value-type="float" office:value="2840.61906770372" calcext:value-type="float">
            <text:p>2840,6190677037</text:p>
          </table:table-cell>
          <table:table-cell office:value-type="float" office:value="51540.0311749426" calcext:value-type="float">
            <text:p>51540,0311749426</text:p>
          </table:table-cell>
          <table:table-cell office:value-type="float" office:value="2038.66896690259" calcext:value-type="float">
            <text:p>2038,6689669026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82725204" calcext:value-type="float">
            <text:p>0,8827252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68688.1555249983" calcext:value-type="float">
            <text:p>68688,1555249983</text:p>
          </table:table-cell>
          <table:table-cell office:value-type="float" office:value="2869.23666076252" calcext:value-type="float">
            <text:p>2869,2366607625</text:p>
          </table:table-cell>
          <table:table-cell office:value-type="float" office:value="39768.7655380282" calcext:value-type="float">
            <text:p>39768,7655380282</text:p>
          </table:table-cell>
          <table:table-cell office:value-type="float" office:value="1710.29571981246" calcext:value-type="float">
            <text:p>1710,295719812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82725204" calcext:value-type="float">
            <text:p>0,882725204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81105.5119070013" calcext:value-type="float">
            <text:p>81105,5119070013</text:p>
          </table:table-cell>
          <table:table-cell office:value-type="float" office:value="3323.7184690497" calcext:value-type="float">
            <text:p>3323,7184690497</text:p>
          </table:table-cell>
          <table:table-cell office:value-type="float" office:value="49441.5113995002" calcext:value-type="float">
            <text:p>49441,5113995002</text:p>
          </table:table-cell>
          <table:table-cell office:value-type="float" office:value="2077.63994525694" calcext:value-type="float">
            <text:p>2077,639945256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598122043" calcext:value-type="float">
            <text:p>0,5981220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0125.1835559263" calcext:value-type="float">
            <text:p>90125,1835559263</text:p>
          </table:table-cell>
          <table:table-cell office:value-type="float" office:value="3301.71740194267" calcext:value-type="float">
            <text:p>3301,7174019427</text:p>
          </table:table-cell>
          <table:table-cell office:value-type="float" office:value="42161.8049181762" calcext:value-type="float">
            <text:p>42161,8049181762</text:p>
          </table:table-cell>
          <table:table-cell office:value-type="float" office:value="1677.26854229895" calcext:value-type="float">
            <text:p>1677,26854229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598122043" calcext:value-type="float">
            <text:p>0,598122043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0797.188632706" calcext:value-type="float">
            <text:p>100797,188632706</text:p>
          </table:table-cell>
          <table:table-cell office:value-type="float" office:value="3694.09867163144" calcext:value-type="float">
            <text:p>3694,0986716314</text:p>
          </table:table-cell>
          <table:table-cell office:value-type="float" office:value="50740.4666270637" calcext:value-type="float">
            <text:p>50740,4666270637</text:p>
          </table:table-cell>
          <table:table-cell office:value-type="float" office:value="2030.47401322826" calcext:value-type="float">
            <text:p>2030,474013228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57996157" calcext:value-type="float">
            <text:p>0,9579961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3124.1545886893" calcext:value-type="float">
            <text:p>63124,1545886893</text:p>
          </table:table-cell>
          <table:table-cell office:value-type="float" office:value="2478.73113807244" calcext:value-type="float">
            <text:p>2478,7311380725</text:p>
          </table:table-cell>
          <table:table-cell office:value-type="float" office:value="37002.8014832503" calcext:value-type="float">
            <text:p>37002,8014832503</text:p>
          </table:table-cell>
          <table:table-cell office:value-type="float" office:value="1569.51965586277" calcext:value-type="float">
            <text:p>1569,519655862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57996157" calcext:value-type="float">
            <text:p>0,95799615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2224.4273147239" calcext:value-type="float">
            <text:p>72224,4273147239</text:p>
          </table:table-cell>
          <table:table-cell office:value-type="float" office:value="2816.63153828538" calcext:value-type="float">
            <text:p>2816,6315382854</text:p>
          </table:table-cell>
          <table:table-cell office:value-type="float" office:value="47568.0579048759" calcext:value-type="float">
            <text:p>47568,0579048759</text:p>
          </table:table-cell>
          <table:table-cell office:value-type="float" office:value="1956.1047763278" calcext:value-type="float">
            <text:p>1956,104776327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72943111" calcext:value-type="float">
            <text:p>0,9729431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63306.8056871694" calcext:value-type="float">
            <text:p>63306,8056871694</text:p>
          </table:table-cell>
          <table:table-cell office:value-type="float" office:value="2327.91351945845" calcext:value-type="float">
            <text:p>2327,9135194585</text:p>
          </table:table-cell>
          <table:table-cell office:value-type="float" office:value="39349.3202239944" calcext:value-type="float">
            <text:p>39349,3202239944</text:p>
          </table:table-cell>
          <table:table-cell office:value-type="float" office:value="1595.7216551476" calcext:value-type="float">
            <text:p>1595,721655147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72943111" calcext:value-type="float">
            <text:p>0,97294311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70378.1637567117" calcext:value-type="float">
            <text:p>70378,1637567117</text:p>
          </table:table-cell>
          <table:table-cell office:value-type="float" office:value="2628.92381305443" calcext:value-type="float">
            <text:p>2628,9238130544</text:p>
          </table:table-cell>
          <table:table-cell office:value-type="float" office:value="49790.0712847041" calcext:value-type="float">
            <text:p>49790,0712847041</text:p>
          </table:table-cell>
          <table:table-cell office:value-type="float" office:value="1986.84650699638" calcext:value-type="float">
            <text:p>1986,846506996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94805236" calcext:value-type="float">
            <text:p>1,2948052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70060.9701891429" calcext:value-type="float">
            <text:p>70060,9701891429</text:p>
          </table:table-cell>
          <table:table-cell office:value-type="float" office:value="2735.59479060025" calcext:value-type="float">
            <text:p>2735,5947906003</text:p>
          </table:table-cell>
          <table:table-cell office:value-type="float" office:value="41244.4372338618" calcext:value-type="float">
            <text:p>41244,4372338618</text:p>
          </table:table-cell>
          <table:table-cell office:value-type="float" office:value="1684.88670548798" calcext:value-type="float">
            <text:p>1684,88670548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94805236" calcext:value-type="float">
            <text:p>1,294805236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78197.1243911395" calcext:value-type="float">
            <text:p>78197,1243911395</text:p>
          </table:table-cell>
          <table:table-cell office:value-type="float" office:value="3072.6267511433" calcext:value-type="float">
            <text:p>3072,6267511433</text:p>
          </table:table-cell>
          <table:table-cell office:value-type="float" office:value="52087.974234322" calcext:value-type="float">
            <text:p>52087,974234322</text:p>
          </table:table-cell>
          <table:table-cell office:value-type="float" office:value="2127.50720348544" calcext:value-type="float">
            <text:p>2127,507203485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2.185756207" calcext:value-type="float">
            <text:p>2,1857562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62532.5266060154" calcext:value-type="float">
            <text:p>62532,5266060154</text:p>
          </table:table-cell>
          <table:table-cell office:value-type="float" office:value="2334.55175672832" calcext:value-type="float">
            <text:p>2334,5517567283</text:p>
          </table:table-cell>
          <table:table-cell office:value-type="float" office:value="38702.8329222906" calcext:value-type="float">
            <text:p>38702,8329222906</text:p>
          </table:table-cell>
          <table:table-cell office:value-type="float" office:value="1556.70644584052" calcext:value-type="float">
            <text:p>1556,7064458405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2.185756207" calcext:value-type="float">
            <text:p>2,18575620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171" calcext:value-type="float">
            <text:p>171</text:p>
          </table:table-cell>
          <table:table-cell office:value-type="float" office:value="71320.4121839506" calcext:value-type="float">
            <text:p>71320,4121839506</text:p>
          </table:table-cell>
          <table:table-cell office:value-type="float" office:value="2680.65113246884" calcext:value-type="float">
            <text:p>2680,6511324689</text:p>
          </table:table-cell>
          <table:table-cell office:value-type="float" office:value="52860.0032809228" calcext:value-type="float">
            <text:p>52860,0032809228</text:p>
          </table:table-cell>
          <table:table-cell office:value-type="float" office:value="2040.33444054908" calcext:value-type="float">
            <text:p>2040,3344405491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75326617" calcext:value-type="float">
            <text:p>0,7753266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69190.7574715604" calcext:value-type="float">
            <text:p>69190,7574715604</text:p>
          </table:table-cell>
          <table:table-cell office:value-type="float" office:value="2662.50789384562" calcext:value-type="float">
            <text:p>2662,5078938456</text:p>
          </table:table-cell>
          <table:table-cell office:value-type="float" office:value="38106.5370088652" calcext:value-type="float">
            <text:p>38106,5370088652</text:p>
          </table:table-cell>
          <table:table-cell office:value-type="float" office:value="1680.64075419471" calcext:value-type="float">
            <text:p>1680,640754194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75326617" calcext:value-type="float">
            <text:p>0,775326617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78879.9994036392" calcext:value-type="float">
            <text:p>78879,9994036392</text:p>
          </table:table-cell>
          <table:table-cell office:value-type="float" office:value="2977.01938023048" calcext:value-type="float">
            <text:p>2977,0193802305</text:p>
          </table:table-cell>
          <table:table-cell office:value-type="float" office:value="50217.2678795712" calcext:value-type="float">
            <text:p>50217,2678795712</text:p>
          </table:table-cell>
          <table:table-cell office:value-type="float" office:value="2136.35495439743" calcext:value-type="float">
            <text:p>2136,354954397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049837181" calcext:value-type="float">
            <text:p>1,0498371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58972.594998214" calcext:value-type="float">
            <text:p>58972,594998214</text:p>
          </table:table-cell>
          <table:table-cell office:value-type="float" office:value="2273.31743055013" calcext:value-type="float">
            <text:p>2273,3174305501</text:p>
          </table:table-cell>
          <table:table-cell office:value-type="float" office:value="38665.4492317618" calcext:value-type="float">
            <text:p>38665,4492317618</text:p>
          </table:table-cell>
          <table:table-cell office:value-type="float" office:value="1584.48045218886" calcext:value-type="float">
            <text:p>1584,480452188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049837181" calcext:value-type="float">
            <text:p>1,04983718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8154.5125290091" calcext:value-type="float">
            <text:p>68154,5125290091</text:p>
          </table:table-cell>
          <table:table-cell office:value-type="float" office:value="2589.29141458097" calcext:value-type="float">
            <text:p>2589,291414581</text:p>
          </table:table-cell>
          <table:table-cell office:value-type="float" office:value="55468.3932962807" calcext:value-type="float">
            <text:p>55468,3932962807</text:p>
          </table:table-cell>
          <table:table-cell office:value-type="float" office:value="2262.23718820868" calcext:value-type="float">
            <text:p>2262,2371882087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116210695" calcext:value-type="float">
            <text:p>1,1162106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66586.1094341988" calcext:value-type="float">
            <text:p>66586,1094341988</text:p>
          </table:table-cell>
          <table:table-cell office:value-type="float" office:value="2600.28262285752" calcext:value-type="float">
            <text:p>2600,2826228575</text:p>
          </table:table-cell>
          <table:table-cell office:value-type="float" office:value="37684.1478728263" calcext:value-type="float">
            <text:p>37684,1478728263</text:p>
          </table:table-cell>
          <table:table-cell office:value-type="float" office:value="1564.90840591484" calcext:value-type="float">
            <text:p>1564,908405914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116210695" calcext:value-type="float">
            <text:p>1,11621069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6147.5207623408" calcext:value-type="float">
            <text:p>76147,5207623408</text:p>
          </table:table-cell>
          <table:table-cell office:value-type="float" office:value="2960.74430680865" calcext:value-type="float">
            <text:p>2960,7443068087</text:p>
          </table:table-cell>
          <table:table-cell office:value-type="float" office:value="46126.4075682896" calcext:value-type="float">
            <text:p>46126,4075682896</text:p>
          </table:table-cell>
          <table:table-cell office:value-type="float" office:value="1925.31388530075" calcext:value-type="float">
            <text:p>1925,313885300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983410801" calcext:value-type="float">
            <text:p>0,9834108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61898.1618194541" calcext:value-type="float">
            <text:p>61898,1618194541</text:p>
          </table:table-cell>
          <table:table-cell office:value-type="float" office:value="2511.02693811787" calcext:value-type="float">
            <text:p>2511,0269381179</text:p>
          </table:table-cell>
          <table:table-cell office:value-type="float" office:value="38766.4071272359" calcext:value-type="float">
            <text:p>38766,4071272359</text:p>
          </table:table-cell>
          <table:table-cell office:value-type="float" office:value="1667.60320561669" calcext:value-type="float">
            <text:p>1667,603205616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983410801" calcext:value-type="float">
            <text:p>0,9834108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float" office:value="68737.7301524675" calcext:value-type="float">
            <text:p>68737,7301524675</text:p>
          </table:table-cell>
          <table:table-cell office:value-type="float" office:value="2709.67427426133" calcext:value-type="float">
            <text:p>2709,6742742613</text:p>
          </table:table-cell>
          <table:table-cell office:value-type="float" office:value="51605.906475618" calcext:value-type="float">
            <text:p>51605,906475618</text:p>
          </table:table-cell>
          <table:table-cell office:value-type="float" office:value="2193.31414247885" calcext:value-type="float">
            <text:p>2193,3141424789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727345165" calcext:value-type="float">
            <text:p>0,7273451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79697.8780883792" calcext:value-type="float">
            <text:p>79697,8780883792</text:p>
          </table:table-cell>
          <table:table-cell office:value-type="float" office:value="3004.94893013939" calcext:value-type="float">
            <text:p>3004,9489301394</text:p>
          </table:table-cell>
          <table:table-cell office:value-type="float" office:value="41393.0514357616" calcext:value-type="float">
            <text:p>41393,0514357616</text:p>
          </table:table-cell>
          <table:table-cell office:value-type="float" office:value="1780.26997050095" calcext:value-type="float">
            <text:p>1780,269970501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727345165" calcext:value-type="float">
            <text:p>0,72734516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87186.3464103008" calcext:value-type="float">
            <text:p>87186,3464103008</text:p>
          </table:table-cell>
          <table:table-cell office:value-type="float" office:value="3276.39064991442" calcext:value-type="float">
            <text:p>3276,3906499144</text:p>
          </table:table-cell>
          <table:table-cell office:value-type="float" office:value="51456.355655795" calcext:value-type="float">
            <text:p>51456,355655795</text:p>
          </table:table-cell>
          <table:table-cell office:value-type="float" office:value="2192.62908199778" calcext:value-type="float">
            <text:p>2192,629081997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52916709" calcext:value-type="float">
            <text:p>0,8529167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61028.6796227607" calcext:value-type="float">
            <text:p>61028,6796227607</text:p>
          </table:table-cell>
          <table:table-cell office:value-type="float" office:value="2269.92580787029" calcext:value-type="float">
            <text:p>2269,9258078703</text:p>
          </table:table-cell>
          <table:table-cell office:value-type="float" office:value="37395.6144816582" calcext:value-type="float">
            <text:p>37395,6144816582</text:p>
          </table:table-cell>
          <table:table-cell office:value-type="float" office:value="1589.2094090138" calcext:value-type="float">
            <text:p>1589,2094090138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52916709" calcext:value-type="float">
            <text:p>0,852916709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79597.413950029" calcext:value-type="float">
            <text:p>79597,413950029</text:p>
          </table:table-cell>
          <table:table-cell office:value-type="float" office:value="3015.82538027086" calcext:value-type="float">
            <text:p>3015,8253802709</text:p>
          </table:table-cell>
          <table:table-cell office:value-type="float" office:value="50039.5089037651" calcext:value-type="float">
            <text:p>50039,5089037651</text:p>
          </table:table-cell>
          <table:table-cell office:value-type="float" office:value="2103.88503918032" calcext:value-type="float">
            <text:p>2103,8850391803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1.282381072" calcext:value-type="float">
            <text:p>1,2823810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75568.0973143116" calcext:value-type="float">
            <text:p>75568,0973143116</text:p>
          </table:table-cell>
          <table:table-cell office:value-type="float" office:value="2858.06627743165" calcext:value-type="float">
            <text:p>2858,0662774317</text:p>
          </table:table-cell>
          <table:table-cell office:value-type="float" office:value="35288.0239844179" calcext:value-type="float">
            <text:p>35288,0239844179</text:p>
          </table:table-cell>
          <table:table-cell office:value-type="float" office:value="1533.23720599362" calcext:value-type="float">
            <text:p>1533,2372059936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1.282381072" calcext:value-type="float">
            <text:p>1,282381072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88260.1883406868" calcext:value-type="float">
            <text:p>88260,1883406868</text:p>
          </table:table-cell>
          <table:table-cell office:value-type="float" office:value="3352.03539434748" calcext:value-type="float">
            <text:p>3352,0353943475</text:p>
          </table:table-cell>
          <table:table-cell office:value-type="float" office:value="53184.2574433613" calcext:value-type="float">
            <text:p>53184,2574433613</text:p>
          </table:table-cell>
          <table:table-cell office:value-type="float" office:value="2252.43491610347" calcext:value-type="float">
            <text:p>2252,4349161035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0.823060325" calcext:value-type="float">
            <text:p>0,8230603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72248.4803703758" calcext:value-type="float">
            <text:p>72248,4803703758</text:p>
          </table:table-cell>
          <table:table-cell office:value-type="float" office:value="2741.33401217943" calcext:value-type="float">
            <text:p>2741,3340121794</text:p>
          </table:table-cell>
          <table:table-cell office:value-type="float" office:value="38898.4128116019" calcext:value-type="float">
            <text:p>38898,4128116019</text:p>
          </table:table-cell>
          <table:table-cell office:value-type="float" office:value="1613.21711725191" calcext:value-type="float">
            <text:p>1613,217117251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0.823060325" calcext:value-type="float">
            <text:p>0,823060325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78276.1849228642" calcext:value-type="float">
            <text:p>78276,1849228642</text:p>
          </table:table-cell>
          <table:table-cell office:value-type="float" office:value="2980.6755365591" calcext:value-type="float">
            <text:p>2980,6755365591</text:p>
          </table:table-cell>
          <table:table-cell office:value-type="float" office:value="47067.9612909042" calcext:value-type="float">
            <text:p>47067,9612909042</text:p>
          </table:table-cell>
          <table:table-cell office:value-type="float" office:value="1956.22093980383" calcext:value-type="float">
            <text:p>1956,2209398038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2.160144901" calcext:value-type="float">
            <text:p>2,1601449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92434.0456863804" calcext:value-type="float">
            <text:p>92434,0456863804</text:p>
          </table:table-cell>
          <table:table-cell office:value-type="float" office:value="3610.00059982144" calcext:value-type="float">
            <text:p>3610,0005998215</text:p>
          </table:table-cell>
          <table:table-cell office:value-type="float" office:value="37514.3188626433" calcext:value-type="float">
            <text:p>37514,3188626433</text:p>
          </table:table-cell>
          <table:table-cell office:value-type="float" office:value="1594.21784871589" calcext:value-type="float">
            <text:p>1594,2178487159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2.160144901" calcext:value-type="float">
            <text:p>2,160144901</text:p>
          </table:table-cell>
          <table:table-cell office:value-type="string" calcext:value-type="string">
            <text:p>1,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03907.674593612" calcext:value-type="float">
            <text:p>103907,674593612</text:p>
          </table:table-cell>
          <table:table-cell office:value-type="float" office:value="4027.69539225957" calcext:value-type="float">
            <text:p>4027,6953922596</text:p>
          </table:table-cell>
          <table:table-cell office:value-type="float" office:value="50014.9145294344" calcext:value-type="float">
            <text:p>50014,9145294344</text:p>
          </table:table-cell>
          <table:table-cell office:value-type="float" office:value="2042.84320214323" calcext:value-type="float">
            <text:p>2042,8432021432</text:p>
          </table:table-cell>
        </table:table-row>
      </table:table>
      <table:table table:name="Pivot-Tabelle_dataset_1" table:style-name="ta1">
        <table:table-column table:style-name="co11" table:default-cell-style-name="ce4"/>
        <table:table-column table:style-name="co11" table:default-cell-style-name="ce9"/>
        <table:table-column table:style-name="co11" table:number-columns-repeated="2" table:default-cell-style-name="ce15"/>
        <table:table-column table:style-name="co11" table:default-cell-style-name="ce21"/>
        <table:table-row table:style-name="ro1">
          <table:table-cell table:style-name="ce1"/>
          <table:table-cell table:style-name="ce6" office:value-type="string" calcext:value-type="string">
            <text:p>Daten</text:p>
          </table:table-cell>
          <table:table-cell table:style-name="ce12" table:number-columns-repeated="2"/>
          <table:table-cell table:style-name="ce18"/>
        </table:table-row>
        <table:table-row table:style-name="ro1">
          <table:table-cell table:style-name="ce2" office:value-type="string" calcext:value-type="string">
            <text:p>dataset</text:p>
          </table:table-cell>
          <table:table-cell table:style-name="ce7" office:value-type="string" calcext:value-type="string">
            <text:p>Min - best_costs</text:p>
          </table:table-cell>
          <table:table-cell table:style-name="ce13" office:value-type="string" calcext:value-type="string">
            <text:p>Min - best_distance</text:p>
          </table:table-cell>
          <table:table-cell table:style-name="ce13" office:value-type="string" calcext:value-type="string">
            <text:p>Max - iterations</text:p>
          </table:table-cell>
          <table:table-cell table:style-name="ce19" office:value-type="string" calcext:value-type="string">
            <text:p>Max - duration</text:p>
          </table:table-cell>
        </table:table-row>
        <table:table-row table:style-name="ro1">
          <table:table-cell table:style-name="ce3" office:value-type="string" calcext:value-type="string">
            <text:p>skas_12</text:p>
          </table:table-cell>
          <table:table-cell table:style-name="ce8" office:value-type="float" office:value="45228.711610675" calcext:value-type="float">
            <text:p>45228,711610675</text:p>
          </table:table-cell>
          <table:table-cell table:style-name="ce14" office:value-type="float" office:value="1667.30214491793" calcext:value-type="float">
            <text:p>1667,3021449179</text:p>
          </table:table-cell>
          <table:table-cell table:style-name="ce14" office:value-type="float" office:value="74" calcext:value-type="float">
            <text:p>74</text:p>
          </table:table-cell>
          <table:table-cell table:style-name="ce20" office:value-type="float" office:value="387.102707374" calcext:value-type="float">
            <text:p>387,102707374</text:p>
          </table:table-cell>
        </table:table-row>
        <table:table-row table:style-name="ro1">
          <table:table-cell office:value-type="string" calcext:value-type="string">
            <text:p>skas_12s</text:p>
          </table:table-cell>
          <table:table-cell office:value-type="float" office:value="35288.0239844179" calcext:value-type="float">
            <text:p>35288,0239844179</text:p>
          </table:table-cell>
          <table:table-cell office:value-type="float" office:value="1410.17068017057" calcext:value-type="float">
            <text:p>1410,1706801706</text:p>
          </table:table-cell>
          <table:table-cell office:value-type="float" office:value="232" calcext:value-type="float">
            <text:p>232</text:p>
          </table:table-cell>
          <table:table-cell office:value-type="float" office:value="2.205247577" calcext:value-type="float">
            <text:p>2,205247577</text:p>
          </table:table-cell>
        </table:table-row>
        <table:table-row table:style-name="ro1">
          <table:table-cell office:value-type="string" calcext:value-type="string">
            <text:p>skas_12s+</text:p>
          </table:table-cell>
          <table:table-cell office:value-type="float" office:value="45281.9700998521" calcext:value-type="float">
            <text:p>45281,9700998521</text:p>
          </table:table-cell>
          <table:table-cell office:value-type="float" office:value="1810.67295838456" calcext:value-type="float">
            <text:p>1810,6729583846</text:p>
          </table:table-cell>
          <table:table-cell office:value-type="float" office:value="232" calcext:value-type="float">
            <text:p>232</text:p>
          </table:table-cell>
          <table:table-cell office:value-type="float" office:value="2.205247577" calcext:value-type="float">
            <text:p>2,205247577</text:p>
          </table:table-cell>
        </table:table-row>
        <table:table-row table:style-name="ro1">
          <table:table-cell office:value-type="string" calcext:value-type="string">
            <text:p>skas_4</text:p>
          </table:table-cell>
          <table:table-cell office:value-type="float" office:value="894.801373267731" calcext:value-type="float">
            <text:p>894,8013732677</text:p>
          </table:table-cell>
          <table:table-cell office:value-type="float" office:value="48.945866779739" calcext:value-type="float">
            <text:p>48,9458667797</text:p>
          </table:table-cell>
          <table:table-cell office:value-type="float" office:value="52" calcext:value-type="float">
            <text:p>52</text:p>
          </table:table-cell>
          <table:table-cell office:value-type="float" office:value="4.411838622" calcext:value-type="float">
            <text:p>4,411838622</text:p>
          </table:table-cell>
        </table:table-row>
        <table:table-row table:style-name="ro1">
          <table:table-cell office:value-type="string" calcext:value-type="string">
            <text:p>skas_4s</text:p>
          </table:table-cell>
          <table:table-cell office:value-type="float" office:value="556.527026852456" calcext:value-type="float">
            <text:p>556,5270268525</text:p>
          </table:table-cell>
          <table:table-cell office:value-type="float" office:value="33.5765780891347" calcext:value-type="float">
            <text:p>33,5765780891</text:p>
          </table:table-cell>
          <table:table-cell office:value-type="float" office:value="68" calcext:value-type="float">
            <text:p>68</text:p>
          </table:table-cell>
          <table:table-cell office:value-type="float" office:value="0.105257415" calcext:value-type="float">
            <text:p>0,105257415</text:p>
          </table:table-cell>
        </table:table-row>
        <table:table-row table:style-name="ro1">
          <table:table-cell office:value-type="string" calcext:value-type="string">
            <text:p>skas_4s+</text:p>
          </table:table-cell>
          <table:table-cell table:style-name="ce10" office:value-type="float" office:value="556.527026852456" calcext:value-type="float">
            <text:p>556,527026852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68" calcext:value-type="float">
            <text:p>68</text:p>
          </table:table-cell>
          <table:table-cell table:style-name="ce22" office:value-type="float" office:value="0.105257415" calcext:value-type="float">
            <text:p>0,105257415</text:p>
          </table:table-cell>
        </table:table-row>
        <table:table-row table:style-name="ro1">
          <table:table-cell table:style-name="ce5" office:value-type="string" calcext:value-type="string">
            <text:p>Gesamt Ergebnis</text:p>
          </table:table-cell>
          <table:table-cell table:style-name="ce11" office:value-type="float" office:value="556.527026852456" calcext:value-type="float">
            <text:p>556,5270268525</text:p>
          </table:table-cell>
          <table:table-cell table:style-name="ce17" office:value-type="float" office:value="33.5765780891347" calcext:value-type="float">
            <text:p>33,5765780891</text:p>
          </table:table-cell>
          <table:table-cell table:style-name="ce17" office:value-type="float" office:value="232" calcext:value-type="float">
            <text:p>232</text:p>
          </table:table-cell>
          <table:table-cell table:style-name="ce23" office:value-type="float" office:value="387.102707374" calcext:value-type="float">
            <text:p>387,102707374</text:p>
          </table:table-cell>
        </table:table-row>
      </table:table>
      <table:named-expressions/>
      <table:data-pilot-tables>
        <table:data-pilot-table table:name="DataPilot1" table:application-data="" table:target-range-address="'Pivot-Tabelle_dataset_1'.A1:'Pivot-Tabelle_dataset_1'.E9" table:buttons="'Pivot-Tabelle_dataset_1'.A2 'Pivot-Tabelle_dataset_1'.B1" table:show-filter-button="false" table:drill-down-on-double-click="false">
          <table:source-cell-range table:cell-range-address="dataset.A1:dataset.K603"/>
          <table:data-pilot-field table:source-field-name="Daten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dataset" table:orientation="row" table:used-hierarchy="0" table:function="auto">
            <table:data-pilot-level table:show-empty="false" calcext:repeat-item-labels="false">
              <table:data-pilot-members>
                <table:data-pilot-member table:name="skas_12" table:display="true" table:show-details="true"/>
                <table:data-pilot-member table:name="skas_12s" table:display="true" table:show-details="true"/>
                <table:data-pilot-member table:name="skas_12s+" table:display="true" table:show-details="true"/>
                <table:data-pilot-member table:name="skas_4" table:display="true" table:show-details="true"/>
                <table:data-pilot-member table:name="skas_4s" table:display="true" table:show-details="true"/>
                <table:data-pilot-member table:name="skas_4s+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costs" table:orientation="data" table:used-hierarchy="0" table:function="min">
            <table:data-pilot-level table:show-empty="false" calcext:repeat-item-labels="false">
              <table:data-pilot-members>
                <table:data-pilot-member table:name="556,5270268525" table:display="true" table:show-details="true"/>
                <table:data-pilot-member table:name="623,9602596744" table:display="true" table:show-details="true"/>
                <table:data-pilot-member table:name="647,0856839282" table:display="true" table:show-details="true"/>
                <table:data-pilot-member table:name="704,350631278" table:display="true" table:show-details="true"/>
                <table:data-pilot-member table:name="763,0990929832" table:display="true" table:show-details="true"/>
                <table:data-pilot-member table:name="766" table:display="true" table:show-details="true"/>
                <table:data-pilot-member table:name="802,3097764307" table:display="true" table:show-details="true"/>
                <table:data-pilot-member table:name="868,8722825825" table:display="true" table:show-details="true"/>
                <table:data-pilot-member table:name="875,199969459" table:display="true" table:show-details="true"/>
                <table:data-pilot-member table:name="894,8013732677" table:display="true" table:show-details="true"/>
                <table:data-pilot-member table:name="948,2140409744" table:display="true" table:show-details="true"/>
                <table:data-pilot-member table:name="1007,9015169084" table:display="true" table:show-details="true"/>
                <table:data-pilot-member table:name="1099" table:display="true" table:show-details="true"/>
                <table:data-pilot-member table:name="1209" table:display="true" table:show-details="true"/>
                <table:data-pilot-member table:name="1429,6362626711" table:display="true" table:show-details="true"/>
                <table:data-pilot-member table:name="35288,0239844179" table:display="true" table:show-details="true"/>
                <table:data-pilot-member table:name="36177,5202903458" table:display="true" table:show-details="true"/>
                <table:data-pilot-member table:name="36323,9281752592" table:display="true" table:show-details="true"/>
                <table:data-pilot-member table:name="36358,1452700858" table:display="true" table:show-details="true"/>
                <table:data-pilot-member table:name="36365,4425446174" table:display="true" table:show-details="true"/>
                <table:data-pilot-member table:name="36430,3142072087" table:display="true" table:show-details="true"/>
                <table:data-pilot-member table:name="36517,2202565094" table:display="true" table:show-details="true"/>
                <table:data-pilot-member table:name="36561,1690539377" table:display="true" table:show-details="true"/>
                <table:data-pilot-member table:name="36648,0904894361" table:display="true" table:show-details="true"/>
                <table:data-pilot-member table:name="36688,3217225163" table:display="true" table:show-details="true"/>
                <table:data-pilot-member table:name="36791,9089597694" table:display="true" table:show-details="true"/>
                <table:data-pilot-member table:name="36896,6911372763" table:display="true" table:show-details="true"/>
                <table:data-pilot-member table:name="36904,2357641709" table:display="true" table:show-details="true"/>
                <table:data-pilot-member table:name="37002,8014832503" table:display="true" table:show-details="true"/>
                <table:data-pilot-member table:name="37050,2610435705" table:display="true" table:show-details="true"/>
                <table:data-pilot-member table:name="37062,2442686455" table:display="true" table:show-details="true"/>
                <table:data-pilot-member table:name="37124,7477411028" table:display="true" table:show-details="true"/>
                <table:data-pilot-member table:name="37138,9569981977" table:display="true" table:show-details="true"/>
                <table:data-pilot-member table:name="37268,1814625166" table:display="true" table:show-details="true"/>
                <table:data-pilot-member table:name="37290,1905931085" table:display="true" table:show-details="true"/>
                <table:data-pilot-member table:name="37339,9611364302" table:display="true" table:show-details="true"/>
                <table:data-pilot-member table:name="37390,0122012533" table:display="true" table:show-details="true"/>
                <table:data-pilot-member table:name="37395,6144816582" table:display="true" table:show-details="true"/>
                <table:data-pilot-member table:name="37420,8259343059" table:display="true" table:show-details="true"/>
                <table:data-pilot-member table:name="37427,6006315781" table:display="true" table:show-details="true"/>
                <table:data-pilot-member table:name="37497,7110289904" table:display="true" table:show-details="true"/>
                <table:data-pilot-member table:name="37514,3188626433" table:display="true" table:show-details="true"/>
                <table:data-pilot-member table:name="37619,9298220696" table:display="true" table:show-details="true"/>
                <table:data-pilot-member table:name="37684,1478728263" table:display="true" table:show-details="true"/>
                <table:data-pilot-member table:name="37694,3781350845" table:display="true" table:show-details="true"/>
                <table:data-pilot-member table:name="37700,0512083986" table:display="true" table:show-details="true"/>
                <table:data-pilot-member table:name="37722,0446102728" table:display="true" table:show-details="true"/>
                <table:data-pilot-member table:name="37734,0775106256" table:display="true" table:show-details="true"/>
                <table:data-pilot-member table:name="37804,2003054525" table:display="true" table:show-details="true"/>
                <table:data-pilot-member table:name="37804,837910977" table:display="true" table:show-details="true"/>
                <table:data-pilot-member table:name="37814,5802378324" table:display="true" table:show-details="true"/>
                <table:data-pilot-member table:name="37821,0682366897" table:display="true" table:show-details="true"/>
                <table:data-pilot-member table:name="37856,8612712372" table:display="true" table:show-details="true"/>
                <table:data-pilot-member table:name="37857,4248009844" table:display="true" table:show-details="true"/>
                <table:data-pilot-member table:name="37870,1077800979" table:display="true" table:show-details="true"/>
                <table:data-pilot-member table:name="37917,688605591" table:display="true" table:show-details="true"/>
                <table:data-pilot-member table:name="37920,8528746318" table:display="true" table:show-details="true"/>
                <table:data-pilot-member table:name="37937,545547496" table:display="true" table:show-details="true"/>
                <table:data-pilot-member table:name="37950,7762432474" table:display="true" table:show-details="true"/>
                <table:data-pilot-member table:name="37967,4795953239" table:display="true" table:show-details="true"/>
                <table:data-pilot-member table:name="38027,9706388931" table:display="true" table:show-details="true"/>
                <table:data-pilot-member table:name="38035,3126271229" table:display="true" table:show-details="true"/>
                <table:data-pilot-member table:name="38039,3459114227" table:display="true" table:show-details="true"/>
                <table:data-pilot-member table:name="38079,6889249796" table:display="true" table:show-details="true"/>
                <table:data-pilot-member table:name="38106,5370088652" table:display="true" table:show-details="true"/>
                <table:data-pilot-member table:name="38117,9042221055" table:display="true" table:show-details="true"/>
                <table:data-pilot-member table:name="38132,0237583642" table:display="true" table:show-details="true"/>
                <table:data-pilot-member table:name="38147,0738361684" table:display="true" table:show-details="true"/>
                <table:data-pilot-member table:name="38148,2525352654" table:display="true" table:show-details="true"/>
                <table:data-pilot-member table:name="38165,4509492073" table:display="true" table:show-details="true"/>
                <table:data-pilot-member table:name="38189,541164923" table:display="true" table:show-details="true"/>
                <table:data-pilot-member table:name="38190,4891948166" table:display="true" table:show-details="true"/>
                <table:data-pilot-member table:name="38220,1126282547" table:display="true" table:show-details="true"/>
                <table:data-pilot-member table:name="38232,2662890663" table:display="true" table:show-details="true"/>
                <table:data-pilot-member table:name="38299,8281039481" table:display="true" table:show-details="true"/>
                <table:data-pilot-member table:name="38330,303718291" table:display="true" table:show-details="true"/>
                <table:data-pilot-member table:name="38331,4522761838" table:display="true" table:show-details="true"/>
                <table:data-pilot-member table:name="38351,6573302336" table:display="true" table:show-details="true"/>
                <table:data-pilot-member table:name="38382,9584876938" table:display="true" table:show-details="true"/>
                <table:data-pilot-member table:name="38408,9934540835" table:display="true" table:show-details="true"/>
                <table:data-pilot-member table:name="38461,284766605" table:display="true" table:show-details="true"/>
                <table:data-pilot-member table:name="38467,8921008964" table:display="true" table:show-details="true"/>
                <table:data-pilot-member table:name="38477,6931022174" table:display="true" table:show-details="true"/>
                <table:data-pilot-member table:name="38537,0179162919" table:display="true" table:show-details="true"/>
                <table:data-pilot-member table:name="38571,2758285129" table:display="true" table:show-details="true"/>
                <table:data-pilot-member table:name="38575,5357057039" table:display="true" table:show-details="true"/>
                <table:data-pilot-member table:name="38584,8093556695" table:display="true" table:show-details="true"/>
                <table:data-pilot-member table:name="38591,0605448349" table:display="true" table:show-details="true"/>
                <table:data-pilot-member table:name="38665,0685539511" table:display="true" table:show-details="true"/>
                <table:data-pilot-member table:name="38665,4492317618" table:display="true" table:show-details="true"/>
                <table:data-pilot-member table:name="38701,2264620845" table:display="true" table:show-details="true"/>
                <table:data-pilot-member table:name="38702,8329222906" table:display="true" table:show-details="true"/>
                <table:data-pilot-member table:name="38707,748494701" table:display="true" table:show-details="true"/>
                <table:data-pilot-member table:name="38714,549312112" table:display="true" table:show-details="true"/>
                <table:data-pilot-member table:name="38746,7513939545" table:display="true" table:show-details="true"/>
                <table:data-pilot-member table:name="38766,4071272359" table:display="true" table:show-details="true"/>
                <table:data-pilot-member table:name="38837,8148472951" table:display="true" table:show-details="true"/>
                <table:data-pilot-member table:name="38862,2379162681" table:display="true" table:show-details="true"/>
                <table:data-pilot-member table:name="38893,8628164281" table:display="true" table:show-details="true"/>
                <table:data-pilot-member table:name="38898,4128116019" table:display="true" table:show-details="true"/>
                <table:data-pilot-member table:name="38920,9298557249" table:display="true" table:show-details="true"/>
                <table:data-pilot-member table:name="38977,6952897544" table:display="true" table:show-details="true"/>
                <table:data-pilot-member table:name="38985,2477502889" table:display="true" table:show-details="true"/>
                <table:data-pilot-member table:name="38993,7705813464" table:display="true" table:show-details="true"/>
                <table:data-pilot-member table:name="38994,1360751045" table:display="true" table:show-details="true"/>
                <table:data-pilot-member table:name="38996,2477094791" table:display="true" table:show-details="true"/>
                <table:data-pilot-member table:name="39011,6210747637" table:display="true" table:show-details="true"/>
                <table:data-pilot-member table:name="39026,5196616452" table:display="true" table:show-details="true"/>
                <table:data-pilot-member table:name="39036,2685190326" table:display="true" table:show-details="true"/>
                <table:data-pilot-member table:name="39068,9869782241" table:display="true" table:show-details="true"/>
                <table:data-pilot-member table:name="39081,4948443879" table:display="true" table:show-details="true"/>
                <table:data-pilot-member table:name="39087,533760754" table:display="true" table:show-details="true"/>
                <table:data-pilot-member table:name="39109,9958693302" table:display="true" table:show-details="true"/>
                <table:data-pilot-member table:name="39127,1394845106" table:display="true" table:show-details="true"/>
                <table:data-pilot-member table:name="39136,496336614" table:display="true" table:show-details="true"/>
                <table:data-pilot-member table:name="39157,0228373563" table:display="true" table:show-details="true"/>
                <table:data-pilot-member table:name="39160,0368779676" table:display="true" table:show-details="true"/>
                <table:data-pilot-member table:name="39220,3506517437" table:display="true" table:show-details="true"/>
                <table:data-pilot-member table:name="39267,3933135232" table:display="true" table:show-details="true"/>
                <table:data-pilot-member table:name="39292,2608063201" table:display="true" table:show-details="true"/>
                <table:data-pilot-member table:name="39323,2645078918" table:display="true" table:show-details="true"/>
                <table:data-pilot-member table:name="39349,3202239944" table:display="true" table:show-details="true"/>
                <table:data-pilot-member table:name="39352,7937575003" table:display="true" table:show-details="true"/>
                <table:data-pilot-member table:name="39360,1208239292" table:display="true" table:show-details="true"/>
                <table:data-pilot-member table:name="39377,6654235579" table:display="true" table:show-details="true"/>
                <table:data-pilot-member table:name="39379,4727571071" table:display="true" table:show-details="true"/>
                <table:data-pilot-member table:name="39394,8837225221" table:display="true" table:show-details="true"/>
                <table:data-pilot-member table:name="39403,0486189854" table:display="true" table:show-details="true"/>
                <table:data-pilot-member table:name="39404,4564927031" table:display="true" table:show-details="true"/>
                <table:data-pilot-member table:name="39426,2999338753" table:display="true" table:show-details="true"/>
                <table:data-pilot-member table:name="39492,3064627974" table:display="true" table:show-details="true"/>
                <table:data-pilot-member table:name="39497,6065844128" table:display="true" table:show-details="true"/>
                <table:data-pilot-member table:name="39520,5771074932" table:display="true" table:show-details="true"/>
                <table:data-pilot-member table:name="39526,636519491" table:display="true" table:show-details="true"/>
                <table:data-pilot-member table:name="39530,9259097215" table:display="true" table:show-details="true"/>
                <table:data-pilot-member table:name="39542,0164362561" table:display="true" table:show-details="true"/>
                <table:data-pilot-member table:name="39581,6473055792" table:display="true" table:show-details="true"/>
                <table:data-pilot-member table:name="39590,2090722585" table:display="true" table:show-details="true"/>
                <table:data-pilot-member table:name="39650,8270117041" table:display="true" table:show-details="true"/>
                <table:data-pilot-member table:name="39707,6650402414" table:display="true" table:show-details="true"/>
                <table:data-pilot-member table:name="39710,6638114135" table:display="true" table:show-details="true"/>
                <table:data-pilot-member table:name="39768,7655380282" table:display="true" table:show-details="true"/>
                <table:data-pilot-member table:name="39800,8002667486" table:display="true" table:show-details="true"/>
                <table:data-pilot-member table:name="39901,7496193726" table:display="true" table:show-details="true"/>
                <table:data-pilot-member table:name="39938,5714352445" table:display="true" table:show-details="true"/>
                <table:data-pilot-member table:name="40000,6141473693" table:display="true" table:show-details="true"/>
                <table:data-pilot-member table:name="40001,9901340121" table:display="true" table:show-details="true"/>
                <table:data-pilot-member table:name="40023,8900977552" table:display="true" table:show-details="true"/>
                <table:data-pilot-member table:name="40034,7695019799" table:display="true" table:show-details="true"/>
                <table:data-pilot-member table:name="40080,3607349887" table:display="true" table:show-details="true"/>
                <table:data-pilot-member table:name="40115,1921801045" table:display="true" table:show-details="true"/>
                <table:data-pilot-member table:name="40154,7471027498" table:display="true" table:show-details="true"/>
                <table:data-pilot-member table:name="40176,6170423729" table:display="true" table:show-details="true"/>
                <table:data-pilot-member table:name="40206,3069850882" table:display="true" table:show-details="true"/>
                <table:data-pilot-member table:name="40213,7381006557" table:display="true" table:show-details="true"/>
                <table:data-pilot-member table:name="40247,2112560625" table:display="true" table:show-details="true"/>
                <table:data-pilot-member table:name="40247,7849660977" table:display="true" table:show-details="true"/>
                <table:data-pilot-member table:name="40248,7286533629" table:display="true" table:show-details="true"/>
                <table:data-pilot-member table:name="40264,8495384242" table:display="true" table:show-details="true"/>
                <table:data-pilot-member table:name="40281,2329001564" table:display="true" table:show-details="true"/>
                <table:data-pilot-member table:name="40305,4681948951" table:display="true" table:show-details="true"/>
                <table:data-pilot-member table:name="40309,043815208" table:display="true" table:show-details="true"/>
                <table:data-pilot-member table:name="40343,4255065612" table:display="true" table:show-details="true"/>
                <table:data-pilot-member table:name="40407,3265983092" table:display="true" table:show-details="true"/>
                <table:data-pilot-member table:name="40435,7334549341" table:display="true" table:show-details="true"/>
                <table:data-pilot-member table:name="40458,7592303858" table:display="true" table:show-details="true"/>
                <table:data-pilot-member table:name="40478,9426778173" table:display="true" table:show-details="true"/>
                <table:data-pilot-member table:name="40516,9995167773" table:display="true" table:show-details="true"/>
                <table:data-pilot-member table:name="40537,366157488" table:display="true" table:show-details="true"/>
                <table:data-pilot-member table:name="40552,3150190499" table:display="true" table:show-details="true"/>
                <table:data-pilot-member table:name="40691,0571634293" table:display="true" table:show-details="true"/>
                <table:data-pilot-member table:name="40703,1763440452" table:display="true" table:show-details="true"/>
                <table:data-pilot-member table:name="40724,1772172923" table:display="true" table:show-details="true"/>
                <table:data-pilot-member table:name="40773,4333533029" table:display="true" table:show-details="true"/>
                <table:data-pilot-member table:name="40855,2064751683" table:display="true" table:show-details="true"/>
                <table:data-pilot-member table:name="40855,4414877282" table:display="true" table:show-details="true"/>
                <table:data-pilot-member table:name="40876,6892746682" table:display="true" table:show-details="true"/>
                <table:data-pilot-member table:name="40880,6867741294" table:display="true" table:show-details="true"/>
                <table:data-pilot-member table:name="40881,5706695764" table:display="true" table:show-details="true"/>
                <table:data-pilot-member table:name="40966,9286543744" table:display="true" table:show-details="true"/>
                <table:data-pilot-member table:name="40974,4556987865" table:display="true" table:show-details="true"/>
                <table:data-pilot-member table:name="40994,4137278335" table:display="true" table:show-details="true"/>
                <table:data-pilot-member table:name="41004,1192731433" table:display="true" table:show-details="true"/>
                <table:data-pilot-member table:name="41008,8437874493" table:display="true" table:show-details="true"/>
                <table:data-pilot-member table:name="41017,5186232276" table:display="true" table:show-details="true"/>
                <table:data-pilot-member table:name="41045,2952739353" table:display="true" table:show-details="true"/>
                <table:data-pilot-member table:name="41090,8357781636" table:display="true" table:show-details="true"/>
                <table:data-pilot-member table:name="41126,1064592899" table:display="true" table:show-details="true"/>
                <table:data-pilot-member table:name="41189,7335898271" table:display="true" table:show-details="true"/>
                <table:data-pilot-member table:name="41209,154350794" table:display="true" table:show-details="true"/>
                <table:data-pilot-member table:name="41244,4372338618" table:display="true" table:show-details="true"/>
                <table:data-pilot-member table:name="41301,5530869711" table:display="true" table:show-details="true"/>
                <table:data-pilot-member table:name="41325,3134043156" table:display="true" table:show-details="true"/>
                <table:data-pilot-member table:name="41334,03978064" table:display="true" table:show-details="true"/>
                <table:data-pilot-member table:name="41393,0514357616" table:display="true" table:show-details="true"/>
                <table:data-pilot-member table:name="41398,7691086043" table:display="true" table:show-details="true"/>
                <table:data-pilot-member table:name="41430,5199973904" table:display="true" table:show-details="true"/>
                <table:data-pilot-member table:name="41486,5391607685" table:display="true" table:show-details="true"/>
                <table:data-pilot-member table:name="41633,8326611932" table:display="true" table:show-details="true"/>
                <table:data-pilot-member table:name="41817,7117612725" table:display="true" table:show-details="true"/>
                <table:data-pilot-member table:name="41899,0259090267" table:display="true" table:show-details="true"/>
                <table:data-pilot-member table:name="41901,8232597279" table:display="true" table:show-details="true"/>
                <table:data-pilot-member table:name="41912,2260095297" table:display="true" table:show-details="true"/>
                <table:data-pilot-member table:name="41913,5165133174" table:display="true" table:show-details="true"/>
                <table:data-pilot-member table:name="41975,6476624172" table:display="true" table:show-details="true"/>
                <table:data-pilot-member table:name="42161,8049181762" table:display="true" table:show-details="true"/>
                <table:data-pilot-member table:name="42331,2499913205" table:display="true" table:show-details="true"/>
                <table:data-pilot-member table:name="42342,2813555599" table:display="true" table:show-details="true"/>
                <table:data-pilot-member table:name="42343,1546639112" table:display="true" table:show-details="true"/>
                <table:data-pilot-member table:name="42481,7751247657" table:display="true" table:show-details="true"/>
                <table:data-pilot-member table:name="42570,3804430113" table:display="true" table:show-details="true"/>
                <table:data-pilot-member table:name="42577,9218598722" table:display="true" table:show-details="true"/>
                <table:data-pilot-member table:name="42646,46052111" table:display="true" table:show-details="true"/>
                <table:data-pilot-member table:name="43190,2785049986" table:display="true" table:show-details="true"/>
                <table:data-pilot-member table:name="43613,5805465907" table:display="true" table:show-details="true"/>
                <table:data-pilot-member table:name="45228,711610675" table:display="true" table:show-details="true"/>
                <table:data-pilot-member table:name="45281,9700998521" table:display="true" table:show-details="true"/>
                <table:data-pilot-member table:name="45455,3607106813" table:display="true" table:show-details="true"/>
                <table:data-pilot-member table:name="46126,4075682896" table:display="true" table:show-details="true"/>
                <table:data-pilot-member table:name="46238,3260535917" table:display="true" table:show-details="true"/>
                <table:data-pilot-member table:name="46334,5419536568" table:display="true" table:show-details="true"/>
                <table:data-pilot-member table:name="46460,8888408692" table:display="true" table:show-details="true"/>
                <table:data-pilot-member table:name="46534,8566122394" table:display="true" table:show-details="true"/>
                <table:data-pilot-member table:name="46556,7080337531" table:display="true" table:show-details="true"/>
                <table:data-pilot-member table:name="46852,0420260074" table:display="true" table:show-details="true"/>
                <table:data-pilot-member table:name="46875,9454724716" table:display="true" table:show-details="true"/>
                <table:data-pilot-member table:name="46962,4112415502" table:display="true" table:show-details="true"/>
                <table:data-pilot-member table:name="47041,2056975199" table:display="true" table:show-details="true"/>
                <table:data-pilot-member table:name="47052,712327657" table:display="true" table:show-details="true"/>
                <table:data-pilot-member table:name="47067,9612909042" table:display="true" table:show-details="true"/>
                <table:data-pilot-member table:name="47151,1347337436" table:display="true" table:show-details="true"/>
                <table:data-pilot-member table:name="47181,7018046705" table:display="true" table:show-details="true"/>
                <table:data-pilot-member table:name="47290,3190301157" table:display="true" table:show-details="true"/>
                <table:data-pilot-member table:name="47380,554009279" table:display="true" table:show-details="true"/>
                <table:data-pilot-member table:name="47423,0945933677" table:display="true" table:show-details="true"/>
                <table:data-pilot-member table:name="47474,8661625807" table:display="true" table:show-details="true"/>
                <table:data-pilot-member table:name="47568,0579048759" table:display="true" table:show-details="true"/>
                <table:data-pilot-member table:name="47587,8717743567" table:display="true" table:show-details="true"/>
                <table:data-pilot-member table:name="47709,8376599066" table:display="true" table:show-details="true"/>
                <table:data-pilot-member table:name="47825,5237918392" table:display="true" table:show-details="true"/>
                <table:data-pilot-member table:name="48016,3699245384" table:display="true" table:show-details="true"/>
                <table:data-pilot-member table:name="48030,4219104831" table:display="true" table:show-details="true"/>
                <table:data-pilot-member table:name="48159,8305896599" table:display="true" table:show-details="true"/>
                <table:data-pilot-member table:name="48230,3374543315" table:display="true" table:show-details="true"/>
                <table:data-pilot-member table:name="48364,3585988169" table:display="true" table:show-details="true"/>
                <table:data-pilot-member table:name="48447,89737958" table:display="true" table:show-details="true"/>
                <table:data-pilot-member table:name="48448,094584507" table:display="true" table:show-details="true"/>
                <table:data-pilot-member table:name="48541,5864769716" table:display="true" table:show-details="true"/>
                <table:data-pilot-member table:name="48560,4828895456" table:display="true" table:show-details="true"/>
                <table:data-pilot-member table:name="48598,1091657966" table:display="true" table:show-details="true"/>
                <table:data-pilot-member table:name="48677,9100598349" table:display="true" table:show-details="true"/>
                <table:data-pilot-member table:name="48705,6205140806" table:display="true" table:show-details="true"/>
                <table:data-pilot-member table:name="48756,9460486808" table:display="true" table:show-details="true"/>
                <table:data-pilot-member table:name="48759,2815557736" table:display="true" table:show-details="true"/>
                <table:data-pilot-member table:name="48759,4706809757" table:display="true" table:show-details="true"/>
                <table:data-pilot-member table:name="48796,943452281" table:display="true" table:show-details="true"/>
                <table:data-pilot-member table:name="48817,0465027306" table:display="true" table:show-details="true"/>
                <table:data-pilot-member table:name="48908,7572671711" table:display="true" table:show-details="true"/>
                <table:data-pilot-member table:name="48926,2367750555" table:display="true" table:show-details="true"/>
                <table:data-pilot-member table:name="48977,7864489182" table:display="true" table:show-details="true"/>
                <table:data-pilot-member table:name="48990,4980131829" table:display="true" table:show-details="true"/>
                <table:data-pilot-member table:name="48999,2569124235" table:display="true" table:show-details="true"/>
                <table:data-pilot-member table:name="49054,4831454565" table:display="true" table:show-details="true"/>
                <table:data-pilot-member table:name="49071,6666993573" table:display="true" table:show-details="true"/>
                <table:data-pilot-member table:name="49111,3573567956" table:display="true" table:show-details="true"/>
                <table:data-pilot-member table:name="49113,6705925419" table:display="true" table:show-details="true"/>
                <table:data-pilot-member table:name="49129,1364674521" table:display="true" table:show-details="true"/>
                <table:data-pilot-member table:name="49151,5508713759" table:display="true" table:show-details="true"/>
                <table:data-pilot-member table:name="49152,1517474618" table:display="true" table:show-details="true"/>
                <table:data-pilot-member table:name="49277,4013006677" table:display="true" table:show-details="true"/>
                <table:data-pilot-member table:name="49305,8728773001" table:display="true" table:show-details="true"/>
                <table:data-pilot-member table:name="49326,0738031563" table:display="true" table:show-details="true"/>
                <table:data-pilot-member table:name="49404,6936449732" table:display="true" table:show-details="true"/>
                <table:data-pilot-member table:name="49412,4310226085" table:display="true" table:show-details="true"/>
                <table:data-pilot-member table:name="49419,3428801402" table:display="true" table:show-details="true"/>
                <table:data-pilot-member table:name="49441,5113995002" table:display="true" table:show-details="true"/>
                <table:data-pilot-member table:name="49471,5371329099" table:display="true" table:show-details="true"/>
                <table:data-pilot-member table:name="49475,2761361143" table:display="true" table:show-details="true"/>
                <table:data-pilot-member table:name="49477,5158071977" table:display="true" table:show-details="true"/>
                <table:data-pilot-member table:name="49495,1379201307" table:display="true" table:show-details="true"/>
                <table:data-pilot-member table:name="49530,9010709071" table:display="true" table:show-details="true"/>
                <table:data-pilot-member table:name="49550,2503250787" table:display="true" table:show-details="true"/>
                <table:data-pilot-member table:name="49552,6063211676" table:display="true" table:show-details="true"/>
                <table:data-pilot-member table:name="49578,6739829088" table:display="true" table:show-details="true"/>
                <table:data-pilot-member table:name="49590,6085170421" table:display="true" table:show-details="true"/>
                <table:data-pilot-member table:name="49597,0173210468" table:display="true" table:show-details="true"/>
                <table:data-pilot-member table:name="49597,238935539" table:display="true" table:show-details="true"/>
                <table:data-pilot-member table:name="49609,0962646105" table:display="true" table:show-details="true"/>
                <table:data-pilot-member table:name="49635,1677744618" table:display="true" table:show-details="true"/>
                <table:data-pilot-member table:name="49700,2002650312" table:display="true" table:show-details="true"/>
                <table:data-pilot-member table:name="49761,7073895748" table:display="true" table:show-details="true"/>
                <table:data-pilot-member table:name="49790,0712847041" table:display="true" table:show-details="true"/>
                <table:data-pilot-member table:name="49800,9942825165" table:display="true" table:show-details="true"/>
                <table:data-pilot-member table:name="49805,0104015593" table:display="true" table:show-details="true"/>
                <table:data-pilot-member table:name="49831,0439821576" table:display="true" table:show-details="true"/>
                <table:data-pilot-member table:name="49939,4052042569" table:display="true" table:show-details="true"/>
                <table:data-pilot-member table:name="49965,2766517509" table:display="true" table:show-details="true"/>
                <table:data-pilot-member table:name="50014,9145294344" table:display="true" table:show-details="true"/>
                <table:data-pilot-member table:name="50039,5089037651" table:display="true" table:show-details="true"/>
                <table:data-pilot-member table:name="50047,4905458395" table:display="true" table:show-details="true"/>
                <table:data-pilot-member table:name="50051,0219948825" table:display="true" table:show-details="true"/>
                <table:data-pilot-member table:name="50114,7454591997" table:display="true" table:show-details="true"/>
                <table:data-pilot-member table:name="50176,2382290265" table:display="true" table:show-details="true"/>
                <table:data-pilot-member table:name="50215,04018539" table:display="true" table:show-details="true"/>
                <table:data-pilot-member table:name="50217,2678795712" table:display="true" table:show-details="true"/>
                <table:data-pilot-member table:name="50230,200430737" table:display="true" table:show-details="true"/>
                <table:data-pilot-member table:name="50240,810856156" table:display="true" table:show-details="true"/>
                <table:data-pilot-member table:name="50245,2041582493" table:display="true" table:show-details="true"/>
                <table:data-pilot-member table:name="50268,547953063" table:display="true" table:show-details="true"/>
                <table:data-pilot-member table:name="50370,888742737" table:display="true" table:show-details="true"/>
                <table:data-pilot-member table:name="50398,2813633115" table:display="true" table:show-details="true"/>
                <table:data-pilot-member table:name="50411,4317931491" table:display="true" table:show-details="true"/>
                <table:data-pilot-member table:name="50433,7838033541" table:display="true" table:show-details="true"/>
                <table:data-pilot-member table:name="50502,6275563312" table:display="true" table:show-details="true"/>
                <table:data-pilot-member table:name="50516,4196536946" table:display="true" table:show-details="true"/>
                <table:data-pilot-member table:name="50576,6402204395" table:display="true" table:show-details="true"/>
                <table:data-pilot-member table:name="50600,2843132132" table:display="true" table:show-details="true"/>
                <table:data-pilot-member table:name="50638,4592392031" table:display="true" table:show-details="true"/>
                <table:data-pilot-member table:name="50687,3540032569" table:display="true" table:show-details="true"/>
                <table:data-pilot-member table:name="50740,4666270637" table:display="true" table:show-details="true"/>
                <table:data-pilot-member table:name="50756,6983933173" table:display="true" table:show-details="true"/>
                <table:data-pilot-member table:name="50796,7880816606" table:display="true" table:show-details="true"/>
                <table:data-pilot-member table:name="50842,4075298437" table:display="true" table:show-details="true"/>
                <table:data-pilot-member table:name="50858,0174283593" table:display="true" table:show-details="true"/>
                <table:data-pilot-member table:name="50899,3109886144" table:display="true" table:show-details="true"/>
                <table:data-pilot-member table:name="50900,292577134" table:display="true" table:show-details="true"/>
                <table:data-pilot-member table:name="51024,5699825815" table:display="true" table:show-details="true"/>
                <table:data-pilot-member table:name="51033,1009935441" table:display="true" table:show-details="true"/>
                <table:data-pilot-member table:name="51034,2864339123" table:display="true" table:show-details="true"/>
                <table:data-pilot-member table:name="51085,8476499336" table:display="true" table:show-details="true"/>
                <table:data-pilot-member table:name="51102,2864345949" table:display="true" table:show-details="true"/>
                <table:data-pilot-member table:name="51126,6141455048" table:display="true" table:show-details="true"/>
                <table:data-pilot-member table:name="51130,7971681203" table:display="true" table:show-details="true"/>
                <table:data-pilot-member table:name="51197,3316939674" table:display="true" table:show-details="true"/>
                <table:data-pilot-member table:name="51210,1390225458" table:display="true" table:show-details="true"/>
                <table:data-pilot-member table:name="51228,9400899258" table:display="true" table:show-details="true"/>
                <table:data-pilot-member table:name="51259,2722474226" table:display="true" table:show-details="true"/>
                <table:data-pilot-member table:name="51267,4378998924" table:display="true" table:show-details="true"/>
                <table:data-pilot-member table:name="51268,5117098029" table:display="true" table:show-details="true"/>
                <table:data-pilot-member table:name="51284,1023772989" table:display="true" table:show-details="true"/>
                <table:data-pilot-member table:name="51319,8429956658" table:display="true" table:show-details="true"/>
                <table:data-pilot-member table:name="51347,4325982677" table:display="true" table:show-details="true"/>
                <table:data-pilot-member table:name="51354,7318443398" table:display="true" table:show-details="true"/>
                <table:data-pilot-member table:name="51359,1548148372" table:display="true" table:show-details="true"/>
                <table:data-pilot-member table:name="51386,9679042596" table:display="true" table:show-details="true"/>
                <table:data-pilot-member table:name="51408,4371340197" table:display="true" table:show-details="true"/>
                <table:data-pilot-member table:name="51408,7253807456" table:display="true" table:show-details="true"/>
                <table:data-pilot-member table:name="51448,9817750064" table:display="true" table:show-details="true"/>
                <table:data-pilot-member table:name="51456,355655795" table:display="true" table:show-details="true"/>
                <table:data-pilot-member table:name="51468,6369581236" table:display="true" table:show-details="true"/>
                <table:data-pilot-member table:name="51481,2995666552" table:display="true" table:show-details="true"/>
                <table:data-pilot-member table:name="51509,8436193551" table:display="true" table:show-details="true"/>
                <table:data-pilot-member table:name="51527,0108881397" table:display="true" table:show-details="true"/>
                <table:data-pilot-member table:name="51540,0311749426" table:display="true" table:show-details="true"/>
                <table:data-pilot-member table:name="51605,906475618" table:display="true" table:show-details="true"/>
                <table:data-pilot-member table:name="51612,3751374168" table:display="true" table:show-details="true"/>
                <table:data-pilot-member table:name="51668,3141197679" table:display="true" table:show-details="true"/>
                <table:data-pilot-member table:name="51676,4866440706" table:display="true" table:show-details="true"/>
                <table:data-pilot-member table:name="51700,157329586" table:display="true" table:show-details="true"/>
                <table:data-pilot-member table:name="51762,8942170678" table:display="true" table:show-details="true"/>
                <table:data-pilot-member table:name="51773,894692496" table:display="true" table:show-details="true"/>
                <table:data-pilot-member table:name="51839,3244449918" table:display="true" table:show-details="true"/>
                <table:data-pilot-member table:name="51902,2846879467" table:display="true" table:show-details="true"/>
                <table:data-pilot-member table:name="51913,1513720869" table:display="true" table:show-details="true"/>
                <table:data-pilot-member table:name="51979,3959142323" table:display="true" table:show-details="true"/>
                <table:data-pilot-member table:name="52087,974234322" table:display="true" table:show-details="true"/>
                <table:data-pilot-member table:name="52102,1626574483" table:display="true" table:show-details="true"/>
                <table:data-pilot-member table:name="52120,8961143187" table:display="true" table:show-details="true"/>
                <table:data-pilot-member table:name="52235,5057366458" table:display="true" table:show-details="true"/>
                <table:data-pilot-member table:name="52273,1078834674" table:display="true" table:show-details="true"/>
                <table:data-pilot-member table:name="52281,7475270285" table:display="true" table:show-details="true"/>
                <table:data-pilot-member table:name="52284,9751272459" table:display="true" table:show-details="true"/>
                <table:data-pilot-member table:name="52310,1896021469" table:display="true" table:show-details="true"/>
                <table:data-pilot-member table:name="52386,8279125566" table:display="true" table:show-details="true"/>
                <table:data-pilot-member table:name="52437,4071544918" table:display="true" table:show-details="true"/>
                <table:data-pilot-member table:name="52499,1163282532" table:display="true" table:show-details="true"/>
                <table:data-pilot-member table:name="52598,7044915905" table:display="true" table:show-details="true"/>
                <table:data-pilot-member table:name="52612,0796521417" table:display="true" table:show-details="true"/>
                <table:data-pilot-member table:name="52626,9383297125" table:display="true" table:show-details="true"/>
                <table:data-pilot-member table:name="52860,0032809228" table:display="true" table:show-details="true"/>
                <table:data-pilot-member table:name="52902,9393407876" table:display="true" table:show-details="true"/>
                <table:data-pilot-member table:name="52978,759153687" table:display="true" table:show-details="true"/>
                <table:data-pilot-member table:name="52992,6354616505" table:display="true" table:show-details="true"/>
                <table:data-pilot-member table:name="53047,2158514615" table:display="true" table:show-details="true"/>
                <table:data-pilot-member table:name="53149,2273479919" table:display="true" table:show-details="true"/>
                <table:data-pilot-member table:name="53184,2574433613" table:display="true" table:show-details="true"/>
                <table:data-pilot-member table:name="53192,1625326869" table:display="true" table:show-details="true"/>
                <table:data-pilot-member table:name="53193,8177884612" table:display="true" table:show-details="true"/>
                <table:data-pilot-member table:name="53231,2123233131" table:display="true" table:show-details="true"/>
                <table:data-pilot-member table:name="53289,6744433904" table:display="true" table:show-details="true"/>
                <table:data-pilot-member table:name="53328,8369260072" table:display="true" table:show-details="true"/>
                <table:data-pilot-member table:name="53368,7654350713" table:display="true" table:show-details="true"/>
                <table:data-pilot-member table:name="53390,1585146261" table:display="true" table:show-details="true"/>
                <table:data-pilot-member table:name="53496,0929459567" table:display="true" table:show-details="true"/>
                <table:data-pilot-member table:name="53578,3277065879" table:display="true" table:show-details="true"/>
                <table:data-pilot-member table:name="53688,2861419385" table:display="true" table:show-details="true"/>
                <table:data-pilot-member table:name="53776,0237628856" table:display="true" table:show-details="true"/>
                <table:data-pilot-member table:name="54084,668454715" table:display="true" table:show-details="true"/>
                <table:data-pilot-member table:name="54163,6251509898" table:display="true" table:show-details="true"/>
                <table:data-pilot-member table:name="54257,074487575" table:display="true" table:show-details="true"/>
                <table:data-pilot-member table:name="54413,5133419357" table:display="true" table:show-details="true"/>
                <table:data-pilot-member table:name="54438,3172475908" table:display="true" table:show-details="true"/>
                <table:data-pilot-member table:name="54863,0222734018" table:display="true" table:show-details="true"/>
                <table:data-pilot-member table:name="54939,7722347882" table:display="true" table:show-details="true"/>
                <table:data-pilot-member table:name="54954,1570195235" table:display="true" table:show-details="true"/>
                <table:data-pilot-member table:name="54979,2994564372" table:display="true" table:show-details="true"/>
                <table:data-pilot-member table:name="55468,3932962807" table:display="true" table:show-details="true"/>
                <table:data-pilot-member table:name="55482,7773904723" table:display="true" table:show-details="true"/>
                <table:data-pilot-member table:name="55593,0932218998" table:display="true" table:show-details="true"/>
                <table:data-pilot-member table:name="55737,8776483859" table:display="true" table:show-details="true"/>
                <table:data-pilot-member table:name="55767,6049700417" table:display="true" table:show-details="true"/>
                <table:data-pilot-member table:name="55792,0638990022" table:display="true" table:show-details="true"/>
                <table:data-pilot-member table:name="56386,605741381" table:display="true" table:show-details="true"/>
                <table:data-pilot-member table:name="56680,0493321493" table:display="true" table:show-details="true"/>
                <table:data-pilot-member table:name="56822,7684799583" table:display="true" table:show-details="true"/>
                <table:data-pilot-member table:name="56865,53587908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est_distance" table:orientation="data" table:used-hierarchy="0" table:function="min">
            <table:data-pilot-level table:show-empty="false" calcext:repeat-item-labels="false">
              <table:data-pilot-members>
                <table:data-pilot-member table:name="33,5765780891" table:display="true" table:show-details="true"/>
                <table:data-pilot-member table:name="36" table:display="true" table:show-details="true"/>
                <table:data-pilot-member table:name="38,3605834741" table:display="true" table:show-details="true"/>
                <table:data-pilot-member table:name="40,4229578636" table:display="true" table:show-details="true"/>
                <table:data-pilot-member table:name="40,9732483246" table:display="true" table:show-details="true"/>
                <table:data-pilot-member table:name="43,7079412773" table:display="true" table:show-details="true"/>
                <table:data-pilot-member table:name="45,5764179419" table:display="true" table:show-details="true"/>
                <table:data-pilot-member table:name="48,9458667797" table:display="true" table:show-details="true"/>
                <table:data-pilot-member table:name="50,5182759149" table:display="true" table:show-details="true"/>
                <table:data-pilot-member table:name="60" table:display="true" table:show-details="true"/>
                <table:data-pilot-member table:name="62,7082039325" table:display="true" table:show-details="true"/>
                <table:data-pilot-member table:name="63,6822231655" table:display="true" table:show-details="true"/>
                <table:data-pilot-member table:name="70,625215258" table:display="true" table:show-details="true"/>
                <table:data-pilot-member table:name="75,3851648071" table:display="true" table:show-details="true"/>
                <table:data-pilot-member table:name="83" table:display="true" table:show-details="true"/>
                <table:data-pilot-member table:name="1410,1706801706" table:display="true" table:show-details="true"/>
                <table:data-pilot-member table:name="1411,2553338049" table:display="true" table:show-details="true"/>
                <table:data-pilot-member table:name="1420,736574049" table:display="true" table:show-details="true"/>
                <table:data-pilot-member table:name="1476,4394100668" table:display="true" table:show-details="true"/>
                <table:data-pilot-member table:name="1485,3377063754" table:display="true" table:show-details="true"/>
                <table:data-pilot-member table:name="1488,4612056073" table:display="true" table:show-details="true"/>
                <table:data-pilot-member table:name="1488,8863553983" table:display="true" table:show-details="true"/>
                <table:data-pilot-member table:name="1492,9163128816" table:display="true" table:show-details="true"/>
                <table:data-pilot-member table:name="1496,4246061986" table:display="true" table:show-details="true"/>
                <table:data-pilot-member table:name="1499,664203366" table:display="true" table:show-details="true"/>
                <table:data-pilot-member table:name="1506,5506626542" table:display="true" table:show-details="true"/>
                <table:data-pilot-member table:name="1508,7296367087" table:display="true" table:show-details="true"/>
                <table:data-pilot-member table:name="1511,1328213564" table:display="true" table:show-details="true"/>
                <table:data-pilot-member table:name="1513,294190703" table:display="true" table:show-details="true"/>
                <table:data-pilot-member table:name="1515,8124889944" table:display="true" table:show-details="true"/>
                <table:data-pilot-member table:name="1522,6481435406" table:display="true" table:show-details="true"/>
                <table:data-pilot-member table:name="1523,0440771114" table:display="true" table:show-details="true"/>
                <table:data-pilot-member table:name="1523,0454028594" table:display="true" table:show-details="true"/>
                <table:data-pilot-member table:name="1523,8940803343" table:display="true" table:show-details="true"/>
                <table:data-pilot-member table:name="1530,0421914694" table:display="true" table:show-details="true"/>
                <table:data-pilot-member table:name="1530,0831570807" table:display="true" table:show-details="true"/>
                <table:data-pilot-member table:name="1531,1001819868" table:display="true" table:show-details="true"/>
                <table:data-pilot-member table:name="1532,5059670684" table:display="true" table:show-details="true"/>
                <table:data-pilot-member table:name="1533,2372059936" table:display="true" table:show-details="true"/>
                <table:data-pilot-member table:name="1533,5609046361" table:display="true" table:show-details="true"/>
                <table:data-pilot-member table:name="1534,7770723794" table:display="true" table:show-details="true"/>
                <table:data-pilot-member table:name="1538,0829299413" table:display="true" table:show-details="true"/>
                <table:data-pilot-member table:name="1546,5928911743" table:display="true" table:show-details="true"/>
                <table:data-pilot-member table:name="1548,0261034365" table:display="true" table:show-details="true"/>
                <table:data-pilot-member table:name="1548,6122739176" table:display="true" table:show-details="true"/>
                <table:data-pilot-member table:name="1548,9386753478" table:display="true" table:show-details="true"/>
                <table:data-pilot-member table:name="1549,450182637" table:display="true" table:show-details="true"/>
                <table:data-pilot-member table:name="1550,7619332068" table:display="true" table:show-details="true"/>
                <table:data-pilot-member table:name="1550,8004622517" table:display="true" table:show-details="true"/>
                <table:data-pilot-member table:name="1552,9676230196" table:display="true" table:show-details="true"/>
                <table:data-pilot-member table:name="1554,2821063738" table:display="true" table:show-details="true"/>
                <table:data-pilot-member table:name="1554,410592052" table:display="true" table:show-details="true"/>
                <table:data-pilot-member table:name="1556,7064458405" table:display="true" table:show-details="true"/>
                <table:data-pilot-member table:name="1559,6979216997" table:display="true" table:show-details="true"/>
                <table:data-pilot-member table:name="1561,2898856225" table:display="true" table:show-details="true"/>
                <table:data-pilot-member table:name="1564,9084059149" table:display="true" table:show-details="true"/>
                <table:data-pilot-member table:name="1566,9578551688" table:display="true" table:show-details="true"/>
                <table:data-pilot-member table:name="1568,8321808937" table:display="true" table:show-details="true"/>
                <table:data-pilot-member table:name="1569,4253287454" table:display="true" table:show-details="true"/>
                <table:data-pilot-member table:name="1569,5196558628" table:display="true" table:show-details="true"/>
                <table:data-pilot-member table:name="1572,6144901489" table:display="true" table:show-details="true"/>
                <table:data-pilot-member table:name="1573,0666246702" table:display="true" table:show-details="true"/>
                <table:data-pilot-member table:name="1574,3013251178" table:display="true" table:show-details="true"/>
                <table:data-pilot-member table:name="1574,3214221314" table:display="true" table:show-details="true"/>
                <table:data-pilot-member table:name="1574,5271775331" table:display="true" table:show-details="true"/>
                <table:data-pilot-member table:name="1575,2205471619" table:display="true" table:show-details="true"/>
                <table:data-pilot-member table:name="1575,6299709616" table:display="true" table:show-details="true"/>
                <table:data-pilot-member table:name="1575,8151958981" table:display="true" table:show-details="true"/>
                <table:data-pilot-member table:name="1577,8613029771" table:display="true" table:show-details="true"/>
                <table:data-pilot-member table:name="1578,2269813907" table:display="true" table:show-details="true"/>
                <table:data-pilot-member table:name="1578,4313047619" table:display="true" table:show-details="true"/>
                <table:data-pilot-member table:name="1579,144904739" table:display="true" table:show-details="true"/>
                <table:data-pilot-member table:name="1580,2452297239" table:display="true" table:show-details="true"/>
                <table:data-pilot-member table:name="1580,5670418888" table:display="true" table:show-details="true"/>
                <table:data-pilot-member table:name="1581,7300085886" table:display="true" table:show-details="true"/>
                <table:data-pilot-member table:name="1581,7613446537" table:display="true" table:show-details="true"/>
                <table:data-pilot-member table:name="1583,3074095549" table:display="true" table:show-details="true"/>
                <table:data-pilot-member table:name="1583,966630523" table:display="true" table:show-details="true"/>
                <table:data-pilot-member table:name="1584,1729346499" table:display="true" table:show-details="true"/>
                <table:data-pilot-member table:name="1584,4804521889" table:display="true" table:show-details="true"/>
                <table:data-pilot-member table:name="1585,0380740598" table:display="true" table:show-details="true"/>
                <table:data-pilot-member table:name="1585,2570335019" table:display="true" table:show-details="true"/>
                <table:data-pilot-member table:name="1585,5509000914" table:display="true" table:show-details="true"/>
                <table:data-pilot-member table:name="1586,992610828" table:display="true" table:show-details="true"/>
                <table:data-pilot-member table:name="1589,0528735007" table:display="true" table:show-details="true"/>
                <table:data-pilot-member table:name="1589,2094090138" table:display="true" table:show-details="true"/>
                <table:data-pilot-member table:name="1589,2611414837" table:display="true" table:show-details="true"/>
                <table:data-pilot-member table:name="1590,3106427501" table:display="true" table:show-details="true"/>
                <table:data-pilot-member table:name="1592,8962726472" table:display="true" table:show-details="true"/>
                <table:data-pilot-member table:name="1593,3603597795" table:display="true" table:show-details="true"/>
                <table:data-pilot-member table:name="1594,2178487159" table:display="true" table:show-details="true"/>
                <table:data-pilot-member table:name="1594,4426856711" table:display="true" table:show-details="true"/>
                <table:data-pilot-member table:name="1594,5713025109" table:display="true" table:show-details="true"/>
                <table:data-pilot-member table:name="1595,0206591466" table:display="true" table:show-details="true"/>
                <table:data-pilot-member table:name="1595,0318116333" table:display="true" table:show-details="true"/>
                <table:data-pilot-member table:name="1595,1717994655" table:display="true" table:show-details="true"/>
                <table:data-pilot-member table:name="1595,4912194406" table:display="true" table:show-details="true"/>
                <table:data-pilot-member table:name="1595,7216551476" table:display="true" table:show-details="true"/>
                <table:data-pilot-member table:name="1597,6226050992" table:display="true" table:show-details="true"/>
                <table:data-pilot-member table:name="1599,1066748402" table:display="true" table:show-details="true"/>
                <table:data-pilot-member table:name="1602,7044910396" table:display="true" table:show-details="true"/>
                <table:data-pilot-member table:name="1603,164256138" table:display="true" table:show-details="true"/>
                <table:data-pilot-member table:name="1605,4705131976" table:display="true" table:show-details="true"/>
                <table:data-pilot-member table:name="1606,3772915445" table:display="true" table:show-details="true"/>
                <table:data-pilot-member table:name="1606,7626913552" table:display="true" table:show-details="true"/>
                <table:data-pilot-member table:name="1606,8611939608" table:display="true" table:show-details="true"/>
                <table:data-pilot-member table:name="1607,5229130916" table:display="true" table:show-details="true"/>
                <table:data-pilot-member table:name="1611,1335768027" table:display="true" table:show-details="true"/>
                <table:data-pilot-member table:name="1612,0121631917" table:display="true" table:show-details="true"/>
                <table:data-pilot-member table:name="1612,2079790429" table:display="true" table:show-details="true"/>
                <table:data-pilot-member table:name="1613,1116012644" table:display="true" table:show-details="true"/>
                <table:data-pilot-member table:name="1613,2171172519" table:display="true" table:show-details="true"/>
                <table:data-pilot-member table:name="1614,436845609" table:display="true" table:show-details="true"/>
                <table:data-pilot-member table:name="1614,8471242149" table:display="true" table:show-details="true"/>
                <table:data-pilot-member table:name="1614,9285079681" table:display="true" table:show-details="true"/>
                <table:data-pilot-member table:name="1616,0017408742" table:display="true" table:show-details="true"/>
                <table:data-pilot-member table:name="1616,5496263917" table:display="true" table:show-details="true"/>
                <table:data-pilot-member table:name="1616,7504291274" table:display="true" table:show-details="true"/>
                <table:data-pilot-member table:name="1617,444760567" table:display="true" table:show-details="true"/>
                <table:data-pilot-member table:name="1617,7459729407" table:display="true" table:show-details="true"/>
                <table:data-pilot-member table:name="1619,247650704" table:display="true" table:show-details="true"/>
                <table:data-pilot-member table:name="1619,8192916422" table:display="true" table:show-details="true"/>
                <table:data-pilot-member table:name="1620,2521240101" table:display="true" table:show-details="true"/>
                <table:data-pilot-member table:name="1622,2872879376" table:display="true" table:show-details="true"/>
                <table:data-pilot-member table:name="1623,6772602177" table:display="true" table:show-details="true"/>
                <table:data-pilot-member table:name="1624,37356172" table:display="true" table:show-details="true"/>
                <table:data-pilot-member table:name="1626,469128096" table:display="true" table:show-details="true"/>
                <table:data-pilot-member table:name="1627,4761794047" table:display="true" table:show-details="true"/>
                <table:data-pilot-member table:name="1628,3463888793" table:display="true" table:show-details="true"/>
                <table:data-pilot-member table:name="1628,7414662114" table:display="true" table:show-details="true"/>
                <table:data-pilot-member table:name="1628,7872383393" table:display="true" table:show-details="true"/>
                <table:data-pilot-member table:name="1629,2320557183" table:display="true" table:show-details="true"/>
                <table:data-pilot-member table:name="1629,9988155536" table:display="true" table:show-details="true"/>
                <table:data-pilot-member table:name="1633,3199339677" table:display="true" table:show-details="true"/>
                <table:data-pilot-member table:name="1634,5719494911" table:display="true" table:show-details="true"/>
                <table:data-pilot-member table:name="1635,4874510399" table:display="true" table:show-details="true"/>
                <table:data-pilot-member table:name="1635,5796789569" table:display="true" table:show-details="true"/>
                <table:data-pilot-member table:name="1636,6976923824" table:display="true" table:show-details="true"/>
                <table:data-pilot-member table:name="1637,0054194474" table:display="true" table:show-details="true"/>
                <table:data-pilot-member table:name="1637,9505729432" table:display="true" table:show-details="true"/>
                <table:data-pilot-member table:name="1638,4465367313" table:display="true" table:show-details="true"/>
                <table:data-pilot-member table:name="1638,7448041447" table:display="true" table:show-details="true"/>
                <table:data-pilot-member table:name="1641,440526287" table:display="true" table:show-details="true"/>
                <table:data-pilot-member table:name="1646,7915883135" table:display="true" table:show-details="true"/>
                <table:data-pilot-member table:name="1646,90548939" table:display="true" table:show-details="true"/>
                <table:data-pilot-member table:name="1651,7228392961" table:display="true" table:show-details="true"/>
                <table:data-pilot-member table:name="1652,0034342819" table:display="true" table:show-details="true"/>
                <table:data-pilot-member table:name="1652,2678729338" table:display="true" table:show-details="true"/>
                <table:data-pilot-member table:name="1652,3719079221" table:display="true" table:show-details="true"/>
                <table:data-pilot-member table:name="1652,3898089519" table:display="true" table:show-details="true"/>
                <table:data-pilot-member table:name="1652,5221067659" table:display="true" table:show-details="true"/>
                <table:data-pilot-member table:name="1653,4776612829" table:display="true" table:show-details="true"/>
                <table:data-pilot-member table:name="1657,2283558662" table:display="true" table:show-details="true"/>
                <table:data-pilot-member table:name="1658,6336045569" table:display="true" table:show-details="true"/>
                <table:data-pilot-member table:name="1661,0243669245" table:display="true" table:show-details="true"/>
                <table:data-pilot-member table:name="1661,9077428295" table:display="true" table:show-details="true"/>
                <table:data-pilot-member table:name="1661,9698436673" table:display="true" table:show-details="true"/>
                <table:data-pilot-member table:name="1662,6088883584" table:display="true" table:show-details="true"/>
                <table:data-pilot-member table:name="1662,9941479521" table:display="true" table:show-details="true"/>
                <table:data-pilot-member table:name="1666,0057328867" table:display="true" table:show-details="true"/>
                <table:data-pilot-member table:name="1667,0900555801" table:display="true" table:show-details="true"/>
                <table:data-pilot-member table:name="1667,3021449179" table:display="true" table:show-details="true"/>
                <table:data-pilot-member table:name="1667,3689000071" table:display="true" table:show-details="true"/>
                <table:data-pilot-member table:name="1667,6032056167" table:display="true" table:show-details="true"/>
                <table:data-pilot-member table:name="1670,1239578583" table:display="true" table:show-details="true"/>
                <table:data-pilot-member table:name="1671,1290574119" table:display="true" table:show-details="true"/>
                <table:data-pilot-member table:name="1674,0232331946" table:display="true" table:show-details="true"/>
                <table:data-pilot-member table:name="1674,3245510617" table:display="true" table:show-details="true"/>
                <table:data-pilot-member table:name="1675,0256084252" table:display="true" table:show-details="true"/>
                <table:data-pilot-member table:name="1677,268542299" table:display="true" table:show-details="true"/>
                <table:data-pilot-member table:name="1680,6407541947" table:display="true" table:show-details="true"/>
                <table:data-pilot-member table:name="1682,5481560769" table:display="true" table:show-details="true"/>
                <table:data-pilot-member table:name="1682,9599411161" table:display="true" table:show-details="true"/>
                <table:data-pilot-member table:name="1684,5085899819" table:display="true" table:show-details="true"/>
                <table:data-pilot-member table:name="1684,7027555105" table:display="true" table:show-details="true"/>
                <table:data-pilot-member table:name="1684,886705488" table:display="true" table:show-details="true"/>
                <table:data-pilot-member table:name="1688,227641251" table:display="true" table:show-details="true"/>
                <table:data-pilot-member table:name="1688,2851988987" table:display="true" table:show-details="true"/>
                <table:data-pilot-member table:name="1689,1507939652" table:display="true" table:show-details="true"/>
                <table:data-pilot-member table:name="1691,6346560403" table:display="true" table:show-details="true"/>
                <table:data-pilot-member table:name="1692,1302005627" table:display="true" table:show-details="true"/>
                <table:data-pilot-member table:name="1692,389051346" table:display="true" table:show-details="true"/>
                <table:data-pilot-member table:name="1693,00541987" table:display="true" table:show-details="true"/>
                <table:data-pilot-member table:name="1697,1307790522" table:display="true" table:show-details="true"/>
                <table:data-pilot-member table:name="1699,207463745" table:display="true" table:show-details="true"/>
                <table:data-pilot-member table:name="1699,3150316271" table:display="true" table:show-details="true"/>
                <table:data-pilot-member table:name="1704,1310713501" table:display="true" table:show-details="true"/>
                <table:data-pilot-member table:name="1710,2957198125" table:display="true" table:show-details="true"/>
                <table:data-pilot-member table:name="1713,9558123393" table:display="true" table:show-details="true"/>
                <table:data-pilot-member table:name="1717,3210507465" table:display="true" table:show-details="true"/>
                <table:data-pilot-member table:name="1717,6639334653" table:display="true" table:show-details="true"/>
                <table:data-pilot-member table:name="1720,1462798092" table:display="true" table:show-details="true"/>
                <table:data-pilot-member table:name="1721,5791131571" table:display="true" table:show-details="true"/>
                <table:data-pilot-member table:name="1724,985669783" table:display="true" table:show-details="true"/>
                <table:data-pilot-member table:name="1726,3741377428" table:display="true" table:show-details="true"/>
                <table:data-pilot-member table:name="1729,7057187409" table:display="true" table:show-details="true"/>
                <table:data-pilot-member table:name="1730,9887845409" table:display="true" table:show-details="true"/>
                <table:data-pilot-member table:name="1731,9933893683" table:display="true" table:show-details="true"/>
                <table:data-pilot-member table:name="1732,7464964727" table:display="true" table:show-details="true"/>
                <table:data-pilot-member table:name="1732,9075962175" table:display="true" table:show-details="true"/>
                <table:data-pilot-member table:name="1740,1424865616" table:display="true" table:show-details="true"/>
                <table:data-pilot-member table:name="1743,4848457115" table:display="true" table:show-details="true"/>
                <table:data-pilot-member table:name="1750,7252650951" table:display="true" table:show-details="true"/>
                <table:data-pilot-member table:name="1752,5112026824" table:display="true" table:show-details="true"/>
                <table:data-pilot-member table:name="1762,2463813154" table:display="true" table:show-details="true"/>
                <table:data-pilot-member table:name="1769,087381869" table:display="true" table:show-details="true"/>
                <table:data-pilot-member table:name="1770,288116594" table:display="true" table:show-details="true"/>
                <table:data-pilot-member table:name="1773,0884571935" table:display="true" table:show-details="true"/>
                <table:data-pilot-member table:name="1774,6441941822" table:display="true" table:show-details="true"/>
                <table:data-pilot-member table:name="1778,7093395363" table:display="true" table:show-details="true"/>
                <table:data-pilot-member table:name="1779,4477852474" table:display="true" table:show-details="true"/>
                <table:data-pilot-member table:name="1780,269970501" table:display="true" table:show-details="true"/>
                <table:data-pilot-member table:name="1799,7476916347" table:display="true" table:show-details="true"/>
                <table:data-pilot-member table:name="1802,1564749961" table:display="true" table:show-details="true"/>
                <table:data-pilot-member table:name="1804,6624425574" table:display="true" table:show-details="true"/>
                <table:data-pilot-member table:name="1810,6729583846" table:display="true" table:show-details="true"/>
                <table:data-pilot-member table:name="1813,4613992571" table:display="true" table:show-details="true"/>
                <table:data-pilot-member table:name="1826,0436448905" table:display="true" table:show-details="true"/>
                <table:data-pilot-member table:name="1848,7485433842" table:display="true" table:show-details="true"/>
                <table:data-pilot-member table:name="1851,2081650397" table:display="true" table:show-details="true"/>
                <table:data-pilot-member table:name="1855,7490758421" table:display="true" table:show-details="true"/>
                <table:data-pilot-member table:name="1858,2591816815" table:display="true" table:show-details="true"/>
                <table:data-pilot-member table:name="1866,6947936434" table:display="true" table:show-details="true"/>
                <table:data-pilot-member table:name="1875,3511812644" table:display="true" table:show-details="true"/>
                <table:data-pilot-member table:name="1877,0596754968" table:display="true" table:show-details="true"/>
                <table:data-pilot-member table:name="1893,6403235715" table:display="true" table:show-details="true"/>
                <table:data-pilot-member table:name="1897,7598437692" table:display="true" table:show-details="true"/>
                <table:data-pilot-member table:name="1898,3172174141" table:display="true" table:show-details="true"/>
                <table:data-pilot-member table:name="1899,7606593105" table:display="true" table:show-details="true"/>
                <table:data-pilot-member table:name="1903,9624781222" table:display="true" table:show-details="true"/>
                <table:data-pilot-member table:name="1906,4774325575" table:display="true" table:show-details="true"/>
                <table:data-pilot-member table:name="1906,7938315996" table:display="true" table:show-details="true"/>
                <table:data-pilot-member table:name="1908,6826043564" table:display="true" table:show-details="true"/>
                <table:data-pilot-member table:name="1914,6811553485" table:display="true" table:show-details="true"/>
                <table:data-pilot-member table:name="1915,7868029945" table:display="true" table:show-details="true"/>
                <table:data-pilot-member table:name="1917,0194807382" table:display="true" table:show-details="true"/>
                <table:data-pilot-member table:name="1925,3138853008" table:display="true" table:show-details="true"/>
                <table:data-pilot-member table:name="1930,8855185576" table:display="true" table:show-details="true"/>
                <table:data-pilot-member table:name="1932,5984108635" table:display="true" table:show-details="true"/>
                <table:data-pilot-member table:name="1936,3829450695" table:display="true" table:show-details="true"/>
                <table:data-pilot-member table:name="1940,1575841991" table:display="true" table:show-details="true"/>
                <table:data-pilot-member table:name="1940,314507749" table:display="true" table:show-details="true"/>
                <table:data-pilot-member table:name="1940,6577898409" table:display="true" table:show-details="true"/>
                <table:data-pilot-member table:name="1947,0232792275" table:display="true" table:show-details="true"/>
                <table:data-pilot-member table:name="1947,5866520419" table:display="true" table:show-details="true"/>
                <table:data-pilot-member table:name="1950,0683876317" table:display="true" table:show-details="true"/>
                <table:data-pilot-member table:name="1954,5477714126" table:display="true" table:show-details="true"/>
                <table:data-pilot-member table:name="1956,1047763278" table:display="true" table:show-details="true"/>
                <table:data-pilot-member table:name="1956,2209398038" table:display="true" table:show-details="true"/>
                <table:data-pilot-member table:name="1958,8214362385" table:display="true" table:show-details="true"/>
                <table:data-pilot-member table:name="1962,943180524" table:display="true" table:show-details="true"/>
                <table:data-pilot-member table:name="1963,3146458282" table:display="true" table:show-details="true"/>
                <table:data-pilot-member table:name="1963,6829840038" table:display="true" table:show-details="true"/>
                <table:data-pilot-member table:name="1963,8677966422" table:display="true" table:show-details="true"/>
                <table:data-pilot-member table:name="1966,6768707527" table:display="true" table:show-details="true"/>
                <table:data-pilot-member table:name="1970,9186552719" table:display="true" table:show-details="true"/>
                <table:data-pilot-member table:name="1972,6358750701" table:display="true" table:show-details="true"/>
                <table:data-pilot-member table:name="1972,7750549848" table:display="true" table:show-details="true"/>
                <table:data-pilot-member table:name="1973,1579284241" table:display="true" table:show-details="true"/>
                <table:data-pilot-member table:name="1974,2234149871" table:display="true" table:show-details="true"/>
                <table:data-pilot-member table:name="1976,3562394448" table:display="true" table:show-details="true"/>
                <table:data-pilot-member table:name="1977,5233425794" table:display="true" table:show-details="true"/>
                <table:data-pilot-member table:name="1979,3284086294" table:display="true" table:show-details="true"/>
                <table:data-pilot-member table:name="1979,6587218663" table:display="true" table:show-details="true"/>
                <table:data-pilot-member table:name="1982,7546478809" table:display="true" table:show-details="true"/>
                <table:data-pilot-member table:name="1984,5866450737" table:display="true" table:show-details="true"/>
                <table:data-pilot-member table:name="1984,7530977637" table:display="true" table:show-details="true"/>
                <table:data-pilot-member table:name="1986,4040306467" table:display="true" table:show-details="true"/>
                <table:data-pilot-member table:name="1986,8465069964" table:display="true" table:show-details="true"/>
                <table:data-pilot-member table:name="1988,2273822556" table:display="true" table:show-details="true"/>
                <table:data-pilot-member table:name="1988,634241623" table:display="true" table:show-details="true"/>
                <table:data-pilot-member table:name="1989,8854142667" table:display="true" table:show-details="true"/>
                <table:data-pilot-member table:name="1995,5278531011" table:display="true" table:show-details="true"/>
                <table:data-pilot-member table:name="1997,1585425971" table:display="true" table:show-details="true"/>
                <table:data-pilot-member table:name="1998,4744394478" table:display="true" table:show-details="true"/>
                <table:data-pilot-member table:name="2001,4258719542" table:display="true" table:show-details="true"/>
                <table:data-pilot-member table:name="2002,5354893871" table:display="true" table:show-details="true"/>
                <table:data-pilot-member table:name="2007,7728484959" table:display="true" table:show-details="true"/>
                <table:data-pilot-member table:name="2009,2776138963" table:display="true" table:show-details="true"/>
                <table:data-pilot-member table:name="2015,8876164652" table:display="true" table:show-details="true"/>
                <table:data-pilot-member table:name="2017,5181099668" table:display="true" table:show-details="true"/>
                <table:data-pilot-member table:name="2017,900560873" table:display="true" table:show-details="true"/>
                <table:data-pilot-member table:name="2018,8396651057" table:display="true" table:show-details="true"/>
                <table:data-pilot-member table:name="2021,5513946568" table:display="true" table:show-details="true"/>
                <table:data-pilot-member table:name="2024,9451770625" table:display="true" table:show-details="true"/>
                <table:data-pilot-member table:name="2025,3818667308" table:display="true" table:show-details="true"/>
                <table:data-pilot-member table:name="2025,698299325" table:display="true" table:show-details="true"/>
                <table:data-pilot-member table:name="2025,7633785906" table:display="true" table:show-details="true"/>
                <table:data-pilot-member table:name="2026,5615331975" table:display="true" table:show-details="true"/>
                <table:data-pilot-member table:name="2030,2586107834" table:display="true" table:show-details="true"/>
                <table:data-pilot-member table:name="2030,4486706189" table:display="true" table:show-details="true"/>
                <table:data-pilot-member table:name="2030,4740132283" table:display="true" table:show-details="true"/>
                <table:data-pilot-member table:name="2033,5721926642" table:display="true" table:show-details="true"/>
                <table:data-pilot-member table:name="2038,2587036415" table:display="true" table:show-details="true"/>
                <table:data-pilot-member table:name="2038,6360509067" table:display="true" table:show-details="true"/>
                <table:data-pilot-member table:name="2038,6689669026" table:display="true" table:show-details="true"/>
                <table:data-pilot-member table:name="2038,9929953884" table:display="true" table:show-details="true"/>
                <table:data-pilot-member table:name="2040,3344405491" table:display="true" table:show-details="true"/>
                <table:data-pilot-member table:name="2042,8432021432" table:display="true" table:show-details="true"/>
                <table:data-pilot-member table:name="2043,282477888" table:display="true" table:show-details="true"/>
                <table:data-pilot-member table:name="2043,9417700227" table:display="true" table:show-details="true"/>
                <table:data-pilot-member table:name="2048,1326696769" table:display="true" table:show-details="true"/>
                <table:data-pilot-member table:name="2048,3011844137" table:display="true" table:show-details="true"/>
                <table:data-pilot-member table:name="2048,3163727902" table:display="true" table:show-details="true"/>
                <table:data-pilot-member table:name="2050,0579586135" table:display="true" table:show-details="true"/>
                <table:data-pilot-member table:name="2050,3670360432" table:display="true" table:show-details="true"/>
                <table:data-pilot-member table:name="2050,3788456621" table:display="true" table:show-details="true"/>
                <table:data-pilot-member table:name="2053,4333446051" table:display="true" table:show-details="true"/>
                <table:data-pilot-member table:name="2053,7519523745" table:display="true" table:show-details="true"/>
                <table:data-pilot-member table:name="2053,7732674727" table:display="true" table:show-details="true"/>
                <table:data-pilot-member table:name="2054,7840552926" table:display="true" table:show-details="true"/>
                <table:data-pilot-member table:name="2055,0696799951" table:display="true" table:show-details="true"/>
                <table:data-pilot-member table:name="2056,3618094168" table:display="true" table:show-details="true"/>
                <table:data-pilot-member table:name="2057,3527033454" table:display="true" table:show-details="true"/>
                <table:data-pilot-member table:name="2058,4846181301" table:display="true" table:show-details="true"/>
                <table:data-pilot-member table:name="2060,4580563353" table:display="true" table:show-details="true"/>
                <table:data-pilot-member table:name="2061,3572951681" table:display="true" table:show-details="true"/>
                <table:data-pilot-member table:name="2062,1180700185" table:display="true" table:show-details="true"/>
                <table:data-pilot-member table:name="2062,422699943" table:display="true" table:show-details="true"/>
                <table:data-pilot-member table:name="2065,2371966855" table:display="true" table:show-details="true"/>
                <table:data-pilot-member table:name="2065,9275129334" table:display="true" table:show-details="true"/>
                <table:data-pilot-member table:name="2065,9885973125" table:display="true" table:show-details="true"/>
                <table:data-pilot-member table:name="2066,8544492967" table:display="true" table:show-details="true"/>
                <table:data-pilot-member table:name="2068,7955373045" table:display="true" table:show-details="true"/>
                <table:data-pilot-member table:name="2068,9812343619" table:display="true" table:show-details="true"/>
                <table:data-pilot-member table:name="2069,675065162" table:display="true" table:show-details="true"/>
                <table:data-pilot-member table:name="2073,3833975966" table:display="true" table:show-details="true"/>
                <table:data-pilot-member table:name="2074,7774687763" table:display="true" table:show-details="true"/>
                <table:data-pilot-member table:name="2076,6037032061" table:display="true" table:show-details="true"/>
                <table:data-pilot-member table:name="2077,6399452569" table:display="true" table:show-details="true"/>
                <table:data-pilot-member table:name="2077,6672135234" table:display="true" table:show-details="true"/>
                <table:data-pilot-member table:name="2078,7252727625" table:display="true" table:show-details="true"/>
                <table:data-pilot-member table:name="2079,4064331818" table:display="true" table:show-details="true"/>
                <table:data-pilot-member table:name="2080,4662506176" table:display="true" table:show-details="true"/>
                <table:data-pilot-member table:name="2080,5123004427" table:display="true" table:show-details="true"/>
                <table:data-pilot-member table:name="2081,4226464669" table:display="true" table:show-details="true"/>
                <table:data-pilot-member table:name="2081,5857298118" table:display="true" table:show-details="true"/>
                <table:data-pilot-member table:name="2082,3034578478" table:display="true" table:show-details="true"/>
                <table:data-pilot-member table:name="2084,4902377914" table:display="true" table:show-details="true"/>
                <table:data-pilot-member table:name="2086,9473159288" table:display="true" table:show-details="true"/>
                <table:data-pilot-member table:name="2088,6376060995" table:display="true" table:show-details="true"/>
                <table:data-pilot-member table:name="2090,5422471696" table:display="true" table:show-details="true"/>
                <table:data-pilot-member table:name="2092,880735335" table:display="true" table:show-details="true"/>
                <table:data-pilot-member table:name="2093,4792556615" table:display="true" table:show-details="true"/>
                <table:data-pilot-member table:name="2097,203816637" table:display="true" table:show-details="true"/>
                <table:data-pilot-member table:name="2098,3284660864" table:display="true" table:show-details="true"/>
                <table:data-pilot-member table:name="2101,0021431611" table:display="true" table:show-details="true"/>
                <table:data-pilot-member table:name="2102,6665743774" table:display="true" table:show-details="true"/>
                <table:data-pilot-member table:name="2103,8850391803" table:display="true" table:show-details="true"/>
                <table:data-pilot-member table:name="2112,413441241" table:display="true" table:show-details="true"/>
                <table:data-pilot-member table:name="2113,8577649819" table:display="true" table:show-details="true"/>
                <table:data-pilot-member table:name="2114,71567956" table:display="true" table:show-details="true"/>
                <table:data-pilot-member table:name="2116,1433438016" table:display="true" table:show-details="true"/>
                <table:data-pilot-member table:name="2116,5938757877" table:display="true" table:show-details="true"/>
                <table:data-pilot-member table:name="2125,2193664035" table:display="true" table:show-details="true"/>
                <table:data-pilot-member table:name="2127,5072034855" table:display="true" table:show-details="true"/>
                <table:data-pilot-member table:name="2127,5314084758" table:display="true" table:show-details="true"/>
                <table:data-pilot-member table:name="2128,1735171255" table:display="true" table:show-details="true"/>
                <table:data-pilot-member table:name="2128,5301111349" table:display="true" table:show-details="true"/>
                <table:data-pilot-member table:name="2128,602051302" table:display="true" table:show-details="true"/>
                <table:data-pilot-member table:name="2129,3446620698" table:display="true" table:show-details="true"/>
                <table:data-pilot-member table:name="2130,8120785066" table:display="true" table:show-details="true"/>
                <table:data-pilot-member table:name="2133,2715989538" table:display="true" table:show-details="true"/>
                <table:data-pilot-member table:name="2135,83768689" table:display="true" table:show-details="true"/>
                <table:data-pilot-member table:name="2136,3549543974" table:display="true" table:show-details="true"/>
                <table:data-pilot-member table:name="2137,1861598512" table:display="true" table:show-details="true"/>
                <table:data-pilot-member table:name="2137,1912160879" table:display="true" table:show-details="true"/>
                <table:data-pilot-member table:name="2138,3147880661" table:display="true" table:show-details="true"/>
                <table:data-pilot-member table:name="2140,062918792" table:display="true" table:show-details="true"/>
                <table:data-pilot-member table:name="2143,415563752" table:display="true" table:show-details="true"/>
                <table:data-pilot-member table:name="2143,9322128941" table:display="true" table:show-details="true"/>
                <table:data-pilot-member table:name="2144,7736481539" table:display="true" table:show-details="true"/>
                <table:data-pilot-member table:name="2147,1996231901" table:display="true" table:show-details="true"/>
                <table:data-pilot-member table:name="2148,2310956222" table:display="true" table:show-details="true"/>
                <table:data-pilot-member table:name="2150,3737859925" table:display="true" table:show-details="true"/>
                <table:data-pilot-member table:name="2152,1933736486" table:display="true" table:show-details="true"/>
                <table:data-pilot-member table:name="2152,9950913202" table:display="true" table:show-details="true"/>
                <table:data-pilot-member table:name="2156,6058182139" table:display="true" table:show-details="true"/>
                <table:data-pilot-member table:name="2163,150663127" table:display="true" table:show-details="true"/>
                <table:data-pilot-member table:name="2173,8341282202" table:display="true" table:show-details="true"/>
                <table:data-pilot-member table:name="2176,6403499092" table:display="true" table:show-details="true"/>
                <table:data-pilot-member table:name="2179,6376414822" table:display="true" table:show-details="true"/>
                <table:data-pilot-member table:name="2182,8079957659" table:display="true" table:show-details="true"/>
                <table:data-pilot-member table:name="2183,2956123901" table:display="true" table:show-details="true"/>
                <table:data-pilot-member table:name="2184,20263821" table:display="true" table:show-details="true"/>
                <table:data-pilot-member table:name="2192,6290819978" table:display="true" table:show-details="true"/>
                <table:data-pilot-member table:name="2193,3141424789" table:display="true" table:show-details="true"/>
                <table:data-pilot-member table:name="2193,9017470543" table:display="true" table:show-details="true"/>
                <table:data-pilot-member table:name="2201,1667251672" table:display="true" table:show-details="true"/>
                <table:data-pilot-member table:name="2209,0850896106" table:display="true" table:show-details="true"/>
                <table:data-pilot-member table:name="2209,7815083732" table:display="true" table:show-details="true"/>
                <table:data-pilot-member table:name="2212,8207191267" table:display="true" table:show-details="true"/>
                <table:data-pilot-member table:name="2214,9605090424" table:display="true" table:show-details="true"/>
                <table:data-pilot-member table:name="2223,6932986944" table:display="true" table:show-details="true"/>
                <table:data-pilot-member table:name="2225,1038885596" table:display="true" table:show-details="true"/>
                <table:data-pilot-member table:name="2230,2006984649" table:display="true" table:show-details="true"/>
                <table:data-pilot-member table:name="2234,8839252612" table:display="true" table:show-details="true"/>
                <table:data-pilot-member table:name="2235,9575170511" table:display="true" table:show-details="true"/>
                <table:data-pilot-member table:name="2239,0759092425" table:display="true" table:show-details="true"/>
                <table:data-pilot-member table:name="2247,6320957058" table:display="true" table:show-details="true"/>
                <table:data-pilot-member table:name="2252,4349161035" table:display="true" table:show-details="true"/>
                <table:data-pilot-member table:name="2256,3637244163" table:display="true" table:show-details="true"/>
                <table:data-pilot-member table:name="2261,2951704693" table:display="true" table:show-details="true"/>
                <table:data-pilot-member table:name="2261,6913030241" table:display="true" table:show-details="true"/>
                <table:data-pilot-member table:name="2262,2371882087" table:display="true" table:show-details="true"/>
                <table:data-pilot-member table:name="2276,5727546372" table:display="true" table:show-details="true"/>
                <table:data-pilot-member table:name="2278,5636687133" table:display="true" table:show-details="true"/>
                <table:data-pilot-member table:name="2285,4115247441" table:display="true" table:show-details="true"/>
                <table:data-pilot-member table:name="2293,197637972" table:display="true" table:show-details="true"/>
                <table:data-pilot-member table:name="2302,3029943451" table:display="true" table:show-details="true"/>
                <table:data-pilot-member table:name="2312,3314978891" table:display="true" table:show-details="true"/>
                <table:data-pilot-member table:name="2317,6160718739" table:display="true" table:show-details="true"/>
                <table:data-pilot-member table:name="2329,7768338043" table:display="true" table:show-details="true"/>
                <table:data-pilot-member table:name="2348,9062366422" table:display="true" table:show-details="true"/>
                <table:data-pilot-member table:name="2365,1374157984" table:display="true" table:show-details="true"/>
                <table:data-pilot-member table:name="2391,3866713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s" table:orientation="data" table:used-hierarchy="0" table:function="max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1" table:display="true" table:show-details="true"/>
                <table:data-pilot-member table:name="154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7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90" table:display="true" table:show-details="true"/>
                <table:data-pilot-member table:name="211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8" table:display="true" table:show-details="true"/>
                <table:data-pilot-member table:name="2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max">
            <table:data-pilot-level table:show-empty="false" calcext:repeat-item-labels="false">
              <table:data-pilot-members>
                <table:data-pilot-member table:name="0,071123816" table:display="true" table:show-details="true"/>
                <table:data-pilot-member table:name="0,072526549" table:display="true" table:show-details="true"/>
                <table:data-pilot-member table:name="0,073279268" table:display="true" table:show-details="true"/>
                <table:data-pilot-member table:name="0,074528304" table:display="true" table:show-details="true"/>
                <table:data-pilot-member table:name="0,074548108" table:display="true" table:show-details="true"/>
                <table:data-pilot-member table:name="0,074642633" table:display="true" table:show-details="true"/>
                <table:data-pilot-member table:name="0,075413059" table:display="true" table:show-details="true"/>
                <table:data-pilot-member table:name="0,075878577" table:display="true" table:show-details="true"/>
                <table:data-pilot-member table:name="0,075988705" table:display="true" table:show-details="true"/>
                <table:data-pilot-member table:name="0,076315618" table:display="true" table:show-details="true"/>
                <table:data-pilot-member table:name="0,076478209" table:display="true" table:show-details="true"/>
                <table:data-pilot-member table:name="0,076672173" table:display="true" table:show-details="true"/>
                <table:data-pilot-member table:name="0,076701213" table:display="true" table:show-details="true"/>
                <table:data-pilot-member table:name="0,076883827" table:display="true" table:show-details="true"/>
                <table:data-pilot-member table:name="0,07697508" table:display="true" table:show-details="true"/>
                <table:data-pilot-member table:name="0,077142277" table:display="true" table:show-details="true"/>
                <table:data-pilot-member table:name="0,077191661" table:display="true" table:show-details="true"/>
                <table:data-pilot-member table:name="0,077224991" table:display="true" table:show-details="true"/>
                <table:data-pilot-member table:name="0,077416975" table:display="true" table:show-details="true"/>
                <table:data-pilot-member table:name="0,077659035" table:display="true" table:show-details="true"/>
                <table:data-pilot-member table:name="0,077671985" table:display="true" table:show-details="true"/>
                <table:data-pilot-member table:name="0,077790899" table:display="true" table:show-details="true"/>
                <table:data-pilot-member table:name="0,077792281" table:display="true" table:show-details="true"/>
                <table:data-pilot-member table:name="0,077993784" table:display="true" table:show-details="true"/>
                <table:data-pilot-member table:name="0,078159289" table:display="true" table:show-details="true"/>
                <table:data-pilot-member table:name="0,07820988" table:display="true" table:show-details="true"/>
                <table:data-pilot-member table:name="0,07845863" table:display="true" table:show-details="true"/>
                <table:data-pilot-member table:name="0,078632382" table:display="true" table:show-details="true"/>
                <table:data-pilot-member table:name="0,078896221" table:display="true" table:show-details="true"/>
                <table:data-pilot-member table:name="0,079298845" table:display="true" table:show-details="true"/>
                <table:data-pilot-member table:name="0,079301001" table:display="true" table:show-details="true"/>
                <table:data-pilot-member table:name="0,079310493" table:display="true" table:show-details="true"/>
                <table:data-pilot-member table:name="0,079367712" table:display="true" table:show-details="true"/>
                <table:data-pilot-member table:name="0,079408927" table:display="true" table:show-details="true"/>
                <table:data-pilot-member table:name="0,07944443" table:display="true" table:show-details="true"/>
                <table:data-pilot-member table:name="0,079512732" table:display="true" table:show-details="true"/>
                <table:data-pilot-member table:name="0,079574184" table:display="true" table:show-details="true"/>
                <table:data-pilot-member table:name="0,079591954" table:display="true" table:show-details="true"/>
                <table:data-pilot-member table:name="0,079596881" table:display="true" table:show-details="true"/>
                <table:data-pilot-member table:name="0,079726679" table:display="true" table:show-details="true"/>
                <table:data-pilot-member table:name="0,080003958" table:display="true" table:show-details="true"/>
                <table:data-pilot-member table:name="0,080280882" table:display="true" table:show-details="true"/>
                <table:data-pilot-member table:name="0,080311248" table:display="true" table:show-details="true"/>
                <table:data-pilot-member table:name="0,080654115" table:display="true" table:show-details="true"/>
                <table:data-pilot-member table:name="0,080727821" table:display="true" table:show-details="true"/>
                <table:data-pilot-member table:name="0,080771557" table:display="true" table:show-details="true"/>
                <table:data-pilot-member table:name="0,081079252" table:display="true" table:show-details="true"/>
                <table:data-pilot-member table:name="0,081712459" table:display="true" table:show-details="true"/>
                <table:data-pilot-member table:name="0,081901467" table:display="true" table:show-details="true"/>
                <table:data-pilot-member table:name="0,081941737" table:display="true" table:show-details="true"/>
                <table:data-pilot-member table:name="0,082089755" table:display="true" table:show-details="true"/>
                <table:data-pilot-member table:name="0,082402073" table:display="true" table:show-details="true"/>
                <table:data-pilot-member table:name="0,082469851" table:display="true" table:show-details="true"/>
                <table:data-pilot-member table:name="0,082580801" table:display="true" table:show-details="true"/>
                <table:data-pilot-member table:name="0,082594212" table:display="true" table:show-details="true"/>
                <table:data-pilot-member table:name="0,08277326" table:display="true" table:show-details="true"/>
                <table:data-pilot-member table:name="0,082854896" table:display="true" table:show-details="true"/>
                <table:data-pilot-member table:name="0,083339617" table:display="true" table:show-details="true"/>
                <table:data-pilot-member table:name="0,083375025" table:display="true" table:show-details="true"/>
                <table:data-pilot-member table:name="0,08368934" table:display="true" table:show-details="true"/>
                <table:data-pilot-member table:name="0,083806439" table:display="true" table:show-details="true"/>
                <table:data-pilot-member table:name="0,083866559" table:display="true" table:show-details="true"/>
                <table:data-pilot-member table:name="0,083914914" table:display="true" table:show-details="true"/>
                <table:data-pilot-member table:name="0,083969764" table:display="true" table:show-details="true"/>
                <table:data-pilot-member table:name="0,084138496" table:display="true" table:show-details="true"/>
                <table:data-pilot-member table:name="0,084347537" table:display="true" table:show-details="true"/>
                <table:data-pilot-member table:name="0,0843516" table:display="true" table:show-details="true"/>
                <table:data-pilot-member table:name="0,084497071" table:display="true" table:show-details="true"/>
                <table:data-pilot-member table:name="0,084508764" table:display="true" table:show-details="true"/>
                <table:data-pilot-member table:name="0,084635955" table:display="true" table:show-details="true"/>
                <table:data-pilot-member table:name="0,084677564" table:display="true" table:show-details="true"/>
                <table:data-pilot-member table:name="0,084798479" table:display="true" table:show-details="true"/>
                <table:data-pilot-member table:name="0,085142379" table:display="true" table:show-details="true"/>
                <table:data-pilot-member table:name="0,08517667" table:display="true" table:show-details="true"/>
                <table:data-pilot-member table:name="0,085401607" table:display="true" table:show-details="true"/>
                <table:data-pilot-member table:name="0,085450463" table:display="true" table:show-details="true"/>
                <table:data-pilot-member table:name="0,085484342" table:display="true" table:show-details="true"/>
                <table:data-pilot-member table:name="0,085684003" table:display="true" table:show-details="true"/>
                <table:data-pilot-member table:name="0,085810226" table:display="true" table:show-details="true"/>
                <table:data-pilot-member table:name="0,085849264" table:display="true" table:show-details="true"/>
                <table:data-pilot-member table:name="0,085878332" table:display="true" table:show-details="true"/>
                <table:data-pilot-member table:name="0,085899515" table:display="true" table:show-details="true"/>
                <table:data-pilot-member table:name="0,087331872" table:display="true" table:show-details="true"/>
                <table:data-pilot-member table:name="0,087333244" table:display="true" table:show-details="true"/>
                <table:data-pilot-member table:name="0,087357967" table:display="true" table:show-details="true"/>
                <table:data-pilot-member table:name="0,08756555" table:display="true" table:show-details="true"/>
                <table:data-pilot-member table:name="0,087747092" table:display="true" table:show-details="true"/>
                <table:data-pilot-member table:name="0,087920984" table:display="true" table:show-details="true"/>
                <table:data-pilot-member table:name="0,089234697" table:display="true" table:show-details="true"/>
                <table:data-pilot-member table:name="0,089509488" table:display="true" table:show-details="true"/>
                <table:data-pilot-member table:name="0,090909994" table:display="true" table:show-details="true"/>
                <table:data-pilot-member table:name="0,091223499" table:display="true" table:show-details="true"/>
                <table:data-pilot-member table:name="0,092294245" table:display="true" table:show-details="true"/>
                <table:data-pilot-member table:name="0,092542778" table:display="true" table:show-details="true"/>
                <table:data-pilot-member table:name="0,093758132" table:display="true" table:show-details="true"/>
                <table:data-pilot-member table:name="0,095817977" table:display="true" table:show-details="true"/>
                <table:data-pilot-member table:name="0,097452687" table:display="true" table:show-details="true"/>
                <table:data-pilot-member table:name="0,097941077" table:display="true" table:show-details="true"/>
                <table:data-pilot-member table:name="0,101998495" table:display="true" table:show-details="true"/>
                <table:data-pilot-member table:name="0,105257415" table:display="true" table:show-details="true"/>
                <table:data-pilot-member table:name="0,452808301" table:display="true" table:show-details="true"/>
                <table:data-pilot-member table:name="0,469476346" table:display="true" table:show-details="true"/>
                <table:data-pilot-member table:name="0,47305186" table:display="true" table:show-details="true"/>
                <table:data-pilot-member table:name="0,4738189" table:display="true" table:show-details="true"/>
                <table:data-pilot-member table:name="0,489425417" table:display="true" table:show-details="true"/>
                <table:data-pilot-member table:name="0,495314587" table:display="true" table:show-details="true"/>
                <table:data-pilot-member table:name="0,508553084" table:display="true" table:show-details="true"/>
                <table:data-pilot-member table:name="0,511863561" table:display="true" table:show-details="true"/>
                <table:data-pilot-member table:name="0,513329136" table:display="true" table:show-details="true"/>
                <table:data-pilot-member table:name="0,513336815" table:display="true" table:show-details="true"/>
                <table:data-pilot-member table:name="0,522792448" table:display="true" table:show-details="true"/>
                <table:data-pilot-member table:name="0,526891221" table:display="true" table:show-details="true"/>
                <table:data-pilot-member table:name="0,534693786" table:display="true" table:show-details="true"/>
                <table:data-pilot-member table:name="0,535800478" table:display="true" table:show-details="true"/>
                <table:data-pilot-member table:name="0,544411474" table:display="true" table:show-details="true"/>
                <table:data-pilot-member table:name="0,545578531" table:display="true" table:show-details="true"/>
                <table:data-pilot-member table:name="0,549021626" table:display="true" table:show-details="true"/>
                <table:data-pilot-member table:name="0,556451693" table:display="true" table:show-details="true"/>
                <table:data-pilot-member table:name="0,564020253" table:display="true" table:show-details="true"/>
                <table:data-pilot-member table:name="0,571714404" table:display="true" table:show-details="true"/>
                <table:data-pilot-member table:name="0,574412853" table:display="true" table:show-details="true"/>
                <table:data-pilot-member table:name="0,581434305" table:display="true" table:show-details="true"/>
                <table:data-pilot-member table:name="0,581821261" table:display="true" table:show-details="true"/>
                <table:data-pilot-member table:name="0,588133411" table:display="true" table:show-details="true"/>
                <table:data-pilot-member table:name="0,591064451" table:display="true" table:show-details="true"/>
                <table:data-pilot-member table:name="0,596332925" table:display="true" table:show-details="true"/>
                <table:data-pilot-member table:name="0,598122043" table:display="true" table:show-details="true"/>
                <table:data-pilot-member table:name="0,613348953" table:display="true" table:show-details="true"/>
                <table:data-pilot-member table:name="0,61426877" table:display="true" table:show-details="true"/>
                <table:data-pilot-member table:name="0,617225978" table:display="true" table:show-details="true"/>
                <table:data-pilot-member table:name="0,62414248" table:display="true" table:show-details="true"/>
                <table:data-pilot-member table:name="0,624166335" table:display="true" table:show-details="true"/>
                <table:data-pilot-member table:name="0,625345127" table:display="true" table:show-details="true"/>
                <table:data-pilot-member table:name="0,633384242" table:display="true" table:show-details="true"/>
                <table:data-pilot-member table:name="0,633692808" table:display="true" table:show-details="true"/>
                <table:data-pilot-member table:name="0,637112795" table:display="true" table:show-details="true"/>
                <table:data-pilot-member table:name="0,637118372" table:display="true" table:show-details="true"/>
                <table:data-pilot-member table:name="0,641710331" table:display="true" table:show-details="true"/>
                <table:data-pilot-member table:name="0,643577851" table:display="true" table:show-details="true"/>
                <table:data-pilot-member table:name="0,645064987" table:display="true" table:show-details="true"/>
                <table:data-pilot-member table:name="0,645716331" table:display="true" table:show-details="true"/>
                <table:data-pilot-member table:name="0,646093001" table:display="true" table:show-details="true"/>
                <table:data-pilot-member table:name="0,650966189" table:display="true" table:show-details="true"/>
                <table:data-pilot-member table:name="0,651992565" table:display="true" table:show-details="true"/>
                <table:data-pilot-member table:name="0,657804753" table:display="true" table:show-details="true"/>
                <table:data-pilot-member table:name="0,665177269" table:display="true" table:show-details="true"/>
                <table:data-pilot-member table:name="0,665790217" table:display="true" table:show-details="true"/>
                <table:data-pilot-member table:name="0,676096645" table:display="true" table:show-details="true"/>
                <table:data-pilot-member table:name="0,681792495" table:display="true" table:show-details="true"/>
                <table:data-pilot-member table:name="0,683899785" table:display="true" table:show-details="true"/>
                <table:data-pilot-member table:name="0,684821116" table:display="true" table:show-details="true"/>
                <table:data-pilot-member table:name="0,689185349" table:display="true" table:show-details="true"/>
                <table:data-pilot-member table:name="0,690876042" table:display="true" table:show-details="true"/>
                <table:data-pilot-member table:name="0,694317702" table:display="true" table:show-details="true"/>
                <table:data-pilot-member table:name="0,70518342" table:display="true" table:show-details="true"/>
                <table:data-pilot-member table:name="0,706005641" table:display="true" table:show-details="true"/>
                <table:data-pilot-member table:name="0,706824595" table:display="true" table:show-details="true"/>
                <table:data-pilot-member table:name="0,709941544" table:display="true" table:show-details="true"/>
                <table:data-pilot-member table:name="0,710268501" table:display="true" table:show-details="true"/>
                <table:data-pilot-member table:name="0,712068356" table:display="true" table:show-details="true"/>
                <table:data-pilot-member table:name="0,719218537" table:display="true" table:show-details="true"/>
                <table:data-pilot-member table:name="0,719961856" table:display="true" table:show-details="true"/>
                <table:data-pilot-member table:name="0,722319673" table:display="true" table:show-details="true"/>
                <table:data-pilot-member table:name="0,723894509" table:display="true" table:show-details="true"/>
                <table:data-pilot-member table:name="0,727345165" table:display="true" table:show-details="true"/>
                <table:data-pilot-member table:name="0,736905378" table:display="true" table:show-details="true"/>
                <table:data-pilot-member table:name="0,737607938" table:display="true" table:show-details="true"/>
                <table:data-pilot-member table:name="0,73946736" table:display="true" table:show-details="true"/>
                <table:data-pilot-member table:name="0,74325312" table:display="true" table:show-details="true"/>
                <table:data-pilot-member table:name="0,747821683" table:display="true" table:show-details="true"/>
                <table:data-pilot-member table:name="0,754424259" table:display="true" table:show-details="true"/>
                <table:data-pilot-member table:name="0,75660066" table:display="true" table:show-details="true"/>
                <table:data-pilot-member table:name="0,762156254" table:display="true" table:show-details="true"/>
                <table:data-pilot-member table:name="0,764150112" table:display="true" table:show-details="true"/>
                <table:data-pilot-member table:name="0,767885609" table:display="true" table:show-details="true"/>
                <table:data-pilot-member table:name="0,770026607" table:display="true" table:show-details="true"/>
                <table:data-pilot-member table:name="0,775326617" table:display="true" table:show-details="true"/>
                <table:data-pilot-member table:name="0,796926023" table:display="true" table:show-details="true"/>
                <table:data-pilot-member table:name="0,80550151" table:display="true" table:show-details="true"/>
                <table:data-pilot-member table:name="0,816817858" table:display="true" table:show-details="true"/>
                <table:data-pilot-member table:name="0,817505896" table:display="true" table:show-details="true"/>
                <table:data-pilot-member table:name="0,823060325" table:display="true" table:show-details="true"/>
                <table:data-pilot-member table:name="0,82639871" table:display="true" table:show-details="true"/>
                <table:data-pilot-member table:name="0,831139868" table:display="true" table:show-details="true"/>
                <table:data-pilot-member table:name="0,834039482" table:display="true" table:show-details="true"/>
                <table:data-pilot-member table:name="0,836065416" table:display="true" table:show-details="true"/>
                <table:data-pilot-member table:name="0,839328505" table:display="true" table:show-details="true"/>
                <table:data-pilot-member table:name="0,841228397" table:display="true" table:show-details="true"/>
                <table:data-pilot-member table:name="0,842965862" table:display="true" table:show-details="true"/>
                <table:data-pilot-member table:name="0,846992883" table:display="true" table:show-details="true"/>
                <table:data-pilot-member table:name="0,847323178" table:display="true" table:show-details="true"/>
                <table:data-pilot-member table:name="0,852916709" table:display="true" table:show-details="true"/>
                <table:data-pilot-member table:name="0,856150843" table:display="true" table:show-details="true"/>
                <table:data-pilot-member table:name="0,861229167" table:display="true" table:show-details="true"/>
                <table:data-pilot-member table:name="0,86356755" table:display="true" table:show-details="true"/>
                <table:data-pilot-member table:name="0,875584386" table:display="true" table:show-details="true"/>
                <table:data-pilot-member table:name="0,882725204" table:display="true" table:show-details="true"/>
                <table:data-pilot-member table:name="0,883937192" table:display="true" table:show-details="true"/>
                <table:data-pilot-member table:name="0,884054989" table:display="true" table:show-details="true"/>
                <table:data-pilot-member table:name="0,885593963" table:display="true" table:show-details="true"/>
                <table:data-pilot-member table:name="0,894007672" table:display="true" table:show-details="true"/>
                <table:data-pilot-member table:name="0,894368463" table:display="true" table:show-details="true"/>
                <table:data-pilot-member table:name="0,895880995" table:display="true" table:show-details="true"/>
                <table:data-pilot-member table:name="0,895949295" table:display="true" table:show-details="true"/>
                <table:data-pilot-member table:name="0,903821488" table:display="true" table:show-details="true"/>
                <table:data-pilot-member table:name="0,90739394" table:display="true" table:show-details="true"/>
                <table:data-pilot-member table:name="0,913553036" table:display="true" table:show-details="true"/>
                <table:data-pilot-member table:name="0,914921936" table:display="true" table:show-details="true"/>
                <table:data-pilot-member table:name="0,919342827" table:display="true" table:show-details="true"/>
                <table:data-pilot-member table:name="0,920473656" table:display="true" table:show-details="true"/>
                <table:data-pilot-member table:name="0,924130937" table:display="true" table:show-details="true"/>
                <table:data-pilot-member table:name="0,931279055" table:display="true" table:show-details="true"/>
                <table:data-pilot-member table:name="0,931859767" table:display="true" table:show-details="true"/>
                <table:data-pilot-member table:name="0,932668726" table:display="true" table:show-details="true"/>
                <table:data-pilot-member table:name="0,93843389" table:display="true" table:show-details="true"/>
                <table:data-pilot-member table:name="0,944714434" table:display="true" table:show-details="true"/>
                <table:data-pilot-member table:name="0,945065838" table:display="true" table:show-details="true"/>
                <table:data-pilot-member table:name="0,946390608" table:display="true" table:show-details="true"/>
                <table:data-pilot-member table:name="0,950650341" table:display="true" table:show-details="true"/>
                <table:data-pilot-member table:name="0,954109353" table:display="true" table:show-details="true"/>
                <table:data-pilot-member table:name="0,957996157" table:display="true" table:show-details="true"/>
                <table:data-pilot-member table:name="0,960442334" table:display="true" table:show-details="true"/>
                <table:data-pilot-member table:name="0,96803762" table:display="true" table:show-details="true"/>
                <table:data-pilot-member table:name="0,969097343" table:display="true" table:show-details="true"/>
                <table:data-pilot-member table:name="0,972117087" table:display="true" table:show-details="true"/>
                <table:data-pilot-member table:name="0,972943111" table:display="true" table:show-details="true"/>
                <table:data-pilot-member table:name="0,979466261" table:display="true" table:show-details="true"/>
                <table:data-pilot-member table:name="0,980441876" table:display="true" table:show-details="true"/>
                <table:data-pilot-member table:name="0,982152098" table:display="true" table:show-details="true"/>
                <table:data-pilot-member table:name="0,983410801" table:display="true" table:show-details="true"/>
                <table:data-pilot-member table:name="0,987576041" table:display="true" table:show-details="true"/>
                <table:data-pilot-member table:name="0,990951764" table:display="true" table:show-details="true"/>
                <table:data-pilot-member table:name="0,994653321" table:display="true" table:show-details="true"/>
                <table:data-pilot-member table:name="1,002354749" table:display="true" table:show-details="true"/>
                <table:data-pilot-member table:name="1,002754572" table:display="true" table:show-details="true"/>
                <table:data-pilot-member table:name="1,0103847" table:display="true" table:show-details="true"/>
                <table:data-pilot-member table:name="1,011339135" table:display="true" table:show-details="true"/>
                <table:data-pilot-member table:name="1,019217724" table:display="true" table:show-details="true"/>
                <table:data-pilot-member table:name="1,027103137" table:display="true" table:show-details="true"/>
                <table:data-pilot-member table:name="1,027832472" table:display="true" table:show-details="true"/>
                <table:data-pilot-member table:name="1,034709707" table:display="true" table:show-details="true"/>
                <table:data-pilot-member table:name="1,036783245" table:display="true" table:show-details="true"/>
                <table:data-pilot-member table:name="1,037579558" table:display="true" table:show-details="true"/>
                <table:data-pilot-member table:name="1,049837181" table:display="true" table:show-details="true"/>
                <table:data-pilot-member table:name="1,067786482" table:display="true" table:show-details="true"/>
                <table:data-pilot-member table:name="1,072368197" table:display="true" table:show-details="true"/>
                <table:data-pilot-member table:name="1,072735031" table:display="true" table:show-details="true"/>
                <table:data-pilot-member table:name="1,075208453" table:display="true" table:show-details="true"/>
                <table:data-pilot-member table:name="1,07797238" table:display="true" table:show-details="true"/>
                <table:data-pilot-member table:name="1,083535226" table:display="true" table:show-details="true"/>
                <table:data-pilot-member table:name="1,095364921" table:display="true" table:show-details="true"/>
                <table:data-pilot-member table:name="1,095667673" table:display="true" table:show-details="true"/>
                <table:data-pilot-member table:name="1,103452572" table:display="true" table:show-details="true"/>
                <table:data-pilot-member table:name="1,106201631" table:display="true" table:show-details="true"/>
                <table:data-pilot-member table:name="1,110728365" table:display="true" table:show-details="true"/>
                <table:data-pilot-member table:name="1,116210695" table:display="true" table:show-details="true"/>
                <table:data-pilot-member table:name="1,120893742" table:display="true" table:show-details="true"/>
                <table:data-pilot-member table:name="1,134003782" table:display="true" table:show-details="true"/>
                <table:data-pilot-member table:name="1,161002594" table:display="true" table:show-details="true"/>
                <table:data-pilot-member table:name="1,172437436" table:display="true" table:show-details="true"/>
                <table:data-pilot-member table:name="1,181627999" table:display="true" table:show-details="true"/>
                <table:data-pilot-member table:name="1,182659586" table:display="true" table:show-details="true"/>
                <table:data-pilot-member table:name="1,187877405" table:display="true" table:show-details="true"/>
                <table:data-pilot-member table:name="1,18920374" table:display="true" table:show-details="true"/>
                <table:data-pilot-member table:name="1,21252553" table:display="true" table:show-details="true"/>
                <table:data-pilot-member table:name="1,217163238" table:display="true" table:show-details="true"/>
                <table:data-pilot-member table:name="1,224861087" table:display="true" table:show-details="true"/>
                <table:data-pilot-member table:name="1,226597585" table:display="true" table:show-details="true"/>
                <table:data-pilot-member table:name="1,25245235" table:display="true" table:show-details="true"/>
                <table:data-pilot-member table:name="1,270207244" table:display="true" table:show-details="true"/>
                <table:data-pilot-member table:name="1,282381072" table:display="true" table:show-details="true"/>
                <table:data-pilot-member table:name="1,2926132" table:display="true" table:show-details="true"/>
                <table:data-pilot-member table:name="1,294805236" table:display="true" table:show-details="true"/>
                <table:data-pilot-member table:name="1,318844506" table:display="true" table:show-details="true"/>
                <table:data-pilot-member table:name="1,333389384" table:display="true" table:show-details="true"/>
                <table:data-pilot-member table:name="1,346801024" table:display="true" table:show-details="true"/>
                <table:data-pilot-member table:name="1,353315771" table:display="true" table:show-details="true"/>
                <table:data-pilot-member table:name="1,366774364" table:display="true" table:show-details="true"/>
                <table:data-pilot-member table:name="1,382534905" table:display="true" table:show-details="true"/>
                <table:data-pilot-member table:name="1,434345519" table:display="true" table:show-details="true"/>
                <table:data-pilot-member table:name="1,493982916" table:display="true" table:show-details="true"/>
                <table:data-pilot-member table:name="1,499313173" table:display="true" table:show-details="true"/>
                <table:data-pilot-member table:name="1,501320661" table:display="true" table:show-details="true"/>
                <table:data-pilot-member table:name="1,515309945" table:display="true" table:show-details="true"/>
                <table:data-pilot-member table:name="1,539196367" table:display="true" table:show-details="true"/>
                <table:data-pilot-member table:name="1,548612378" table:display="true" table:show-details="true"/>
                <table:data-pilot-member table:name="1,600339618" table:display="true" table:show-details="true"/>
                <table:data-pilot-member table:name="1,614098993" table:display="true" table:show-details="true"/>
                <table:data-pilot-member table:name="1,626590836" table:display="true" table:show-details="true"/>
                <table:data-pilot-member table:name="1,649373228" table:display="true" table:show-details="true"/>
                <table:data-pilot-member table:name="1,698646593" table:display="true" table:show-details="true"/>
                <table:data-pilot-member table:name="1,730553456" table:display="true" table:show-details="true"/>
                <table:data-pilot-member table:name="1,790828551" table:display="true" table:show-details="true"/>
                <table:data-pilot-member table:name="1,853362162" table:display="true" table:show-details="true"/>
                <table:data-pilot-member table:name="1,975224449" table:display="true" table:show-details="true"/>
                <table:data-pilot-member table:name="2,02651253" table:display="true" table:show-details="true"/>
                <table:data-pilot-member table:name="2,104573981" table:display="true" table:show-details="true"/>
                <table:data-pilot-member table:name="2,160144901" table:display="true" table:show-details="true"/>
                <table:data-pilot-member table:name="2,185756207" table:display="true" table:show-details="true"/>
                <table:data-pilot-member table:name="2,205247577" table:display="true" table:show-details="true"/>
                <table:data-pilot-member table:name="4,411838622" table:display="true" table:show-details="true"/>
                <table:data-pilot-member table:name="387,1027073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MacOSX_X86_64 LibreOffice_project/490fc03b25318460cfc54456516ea2519c11d1aa</meta:generator>
    <dc:date>2016-07-31T17:52:29.487294000</dc:date>
    <dc:creator>Thomas Sachse</dc:creator>
    <meta:editing-duration>PT3M1S</meta:editing-duration>
    <meta:editing-cycles>1</meta:editing-cycles>
    <meta:document-statistic meta:table-count="2" meta:cell-count="6674" meta:object-count="0"/>
  </office:meta>
</office:document-meta>
</file>